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3</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Micron invested 3.6 billion U.S. dollars in Japan after being banned in China</text:span>
</text:h>
      <text:p text:style-name="P4">
Author: None</text:p>
      <text:p text:style-name="P4">
Publisher: Radio Free Asia (Organization)</text:p>
      <text:p text:style-name="P4">
Published Time: 2023-05-22T04:11:00-04:00</text:p>
      <text:p text:style-name="P4">
Modified Time: 2023-05-23T07:08:49-04:00</text:p>
      <text:p text:style-name="P4">
Description: None</text:p>
      <text:p text:style-name="P4">
Videos: []</text:p>
      <text:p text:style-name="P4">
Audios: ["<text:a xlink:type="simple" xlink:href="https://www.rfa.org/mandarin/yataibaodao/jingmao/gt2-0522202304104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2" text:anchor-type="as-char" svg:width="6.9236in" svg:height="4.57851in" draw:z-index="0">
<draw:image xlink:href="../Images/rfamandarin/2023-05-22T04-11-00-04-00/000000.png" xlink:type="simple" xlink:show="embed" xlink:actuate="onLoad" draw:mime-type="image/png"/>
</draw:frame>
China issued a notice saying that it was prohibited from selling Micron's chips due to security factors. <text:a xlink:type="simple" xlink:href="https://www.rfa.org/mandarin/yataibaodao/jingmao/gt2-05222023041046.html/@@images/image" text:style-name="Internet_20_link" text:visited-style-name="Visited_20_Internet_20_Link">
</text:a>
Reuters information <text:a xlink:type="simple" xlink:href="https://www.rfa.org/mandarin/yataibaodao/jingmao/gt2-05222023041046.html/@@stream" text:style-name="Internet_20_link" text:visited-style-name="Visited_20_Internet_20_Link">
</text:a>
The China Internet Information Office recently announced that there are hidden dangers of network security in the United States Micron's products, asking domestic merchants to stop purchasing Micron products. At the same time, Micron Technology has announced an investment of US $ 3.6 billion in Japan for the production of advanced storage chips.</text:p>
      <text:p text:style-name="P4">
<text:span text:style-name="T4">
<text:span text:style-name="T5">
 <text:a xlink:type="simple" xlink:href="https://www.rfa.org/mandarin/Xinwen/10-05212023161607.html" text:style-name="Internet_20_link" text:visited-style-name="Visited_20_Internet_20_Link">
</text:a>
 </text:span>
*  * </text:span>
<text:a xlink:type="simple" xlink:href="https://www.rfa.org/mandarin/yataibaodao/jingmao/gt1-04032023030956.html" text:style-name="Internet_20_link" text:visited-style-name="Visited_20_Internet_20_Link">
 </text:a>
**</text:p>
      <text:p text:style-name="P4">
The China WeChat public account announced on the evening of this Sunday. The review found that Micron ’s products have more serious network security issues, causing major security risks to the supply chain of key information infrastructure in China and affecting China’ s national security. Therefore, the Cyber Security Examination Office makes a conclusion that it does not pass the network security censorship in accordance with the law. It also said that in accordance with laws and regulations such as the "Network Security Law", operators of key information infrastructure in China should stop purchasing Micron's products.</text:p>
      <text:p text:style-name="Quotations">

<text:p text:style-name="P4">
[China Network Information Office require operators to stop purchasing Micron products]&gt;
 China Network Information Office announced recently that the United States <text:a xlink:type="simple" xlink:href="https://twitter.com/hashtag/%E7%BE%8E%E5%85%89" text:style-name="Internet_20_link" text:visited-style-name="Visited_20_Internet_20_Link">
&gt;
</text:a>
&gt;
 The company's products have more serious network security risks. It is required that operators of key information infrastructure in China should stop purchasing Micron products. It is also said that this is according to "<text:a xlink:type="simple" xlink:href="https://twitter.com/hashtag/%E7%BD%91%E7%BB%9C%E5%AE%89%E5%85%A8%E6%B3%95" text:style-name="Internet_20_link" text:visited-style-name="Visited_20_Internet_20_Link">
&gt;
</text:a>
&gt;
 "" The decision made. <text:a xlink:type="simple" xlink:href="https://t.co/UZ5R7PPft2" text:style-name="Internet_20_link" text:visited-style-name="Visited_20_Internet_20_Link">
</text:a>
&gt;
&gt;
 - Liberty Asia Radio(@RFA_Chinese) <text:a xlink:type="simple" xlink:href="https://twitter.com/RFA_Chinese/status/1660820430343618561" text:style-name="Internet_20_link" text:visited-style-name="Visited_20_Internet_20_Link">
&gt;
 </text:a>
Ms. Chen, a semiconductor industry who is unwilling to disclose her identity, said during the inquiry of this station on Monday (22nd) that the United States, Japan and other countries restricted high -end chips and some semiconductor materials to Chinese companies: "Micron is also executed in China that is also executed by China. US policies will not sell high -level nano -chip and high -tech to China, which are controlled by the US government. This time the Internet Information Office prohibits domestic companies from buying Micron's products. Micron's sales in China will decline, but Chinese companies buy Micron The cost of similar products will rise. "</text:p>

</text:p>
      <text:p text:style-name="P4">
<text:span text:style-name="T4">
 Forbidden to buy similar products to similar products is more expensive </text:span>
</text:p>
      <text:p text:style-name="P4">
Ms. Chen also said: "For example, the most common dynamic random access to memory, flash memory and other products are currently urgent needs in the industry. Now you need to buy from other foreign companies. The price may be more expensive. It may seem more than 'eight thousand' now. "</text:p>
      <text:p text:style-name="P4">
Agence France -Presse reported that Miguang issued a statement saying that the China Internet Information Office notified the above review conclusions. Micron will evaluate the content and follow -up operation of the conclusion. When the reporter asked Meiguo if he would appeal, the Meiguo spokesman said: "We look forward to continuing to discuss with the Chinese authorities."</text:p>
      <text:p text:style-name="P4">
<draw:frame draw:style-name="fr1" draw:name="Image3" text:anchor-type="as-char" svg:width="6.9236in" svg:height="4.696509in" draw:z-index="0">
<draw:image xlink:href="../Images/rfamandarin/2023-05-22T04-11-00-04-00/000001.png" xlink:type="simple" xlink:show="embed" xlink:actuate="onLoad" draw:mime-type="image/png"/>
</draw:frame>
Micron Technology Company(Micron Technology Inc., MU)(Reuters) [] <text:a xlink:type="simple" xlink:href="https://www.rfa.org/mandarin/yataibaodao/jingmao/gt2-05222023041046.html/image.jpeg" text:style-name="Internet_20_link" text:visited-style-name="Visited_20_Internet_20_Link">
</text:a>
Micron ranked sixth in the global semiconductor company last year. Last year's revenue reached 30.8 billion US dollars, of which about 10%came from China. However, analysts pointed out that many products sold in China are purchased by foreign manufacturers. At present, it is unclear whether the decision of the Cyberspace Office will affect these foreign buyers.</text:p>
      <text:p text:style-name="P4">
<text:span text:style-name="T4">
 Forbidden Micron's sale in China to see it for domestic people </text:span>
</text:p>
      <text:p text:style-name="P4">
Li Ang, who is concerned about the development of China's semiconductor industry, said in an interview with this station that Micron's key products have long stopped selling to China, so the ban in the Internet Information Office has no practical significance. He said: "People Americans have long said that they will not provide chips to China. If you say that before you say that in the United States, I think you (China) may be resisting him. It is just a posture, mainly because it is done See it to the people in the country, it gives domestic people a explanation. "</text:p>
      <text:p text:style-name="P4">
China needs to import a large number of chips from foreign countries to produce electronic products such as mobile phones, drones. Last year, China used to buy chips from foreign countries to hundreds of billions of dollars, which was the same as the amount of purchasing crude oil and natural gas.</text:p>
      <text:p text:style-name="P4">
<text:span text:style-name="T4">
 American company chip manufacturing migration division Japan </text:span>
</text:p>
      <text:p text:style-name="P4">
The representative of Micron Technology Company announced on Thursday that with the support of the Japanese government, the company will invest about 3.6 billion US dollars in Japan for the production of advanced storage chips. The company said the cutting -edge storage chip invested in 2025 will be put into production.</text:p>
      <text:p text:style-name="P4">
Reporter: Ancient Pavilion Editor: Chen Meihua Xu Shuting Jiayuan.com Editor: Ruizhe</text:p>
      <text:p text:style-name="P4">
News Source: <text:a xlink:type="simple" xlink:href="https://www.rfa.org/mandarin/yataibaodao/jingmao/gt2-05222023041046.html" text:style-name="Internet_20_link" text:visited-style-name="Visited_20_Internet_20_Link">
https://www.rfa.org/mandarin/yataibaodao/jingmao/gt2-05222023041046.html</text:a>
</text:p>
      <!--NEWS-->
      <text:h text:style-name="P10" text:outline-level="1">
<text:span text:style-name="T4">
China once again obstructs Taiwan to participate in the WHO Conference</text:span>
</text:h>
      <text:p text:style-name="P4">
Author: None</text:p>
      <text:p text:style-name="P4">
Publisher: Radio Free Asia (Organization)</text:p>
      <text:p text:style-name="P4">
Published Time: 2023-05-22T11:11:00-04:00</text:p>
      <text:p text:style-name="P4">
Modified Time: 2023-05-23T07:06:40-04:00</text:p>
      <text:p text:style-name="P4">
Description: None</text:p>
      <text:p text:style-name="P4">
Videos: []</text:p>
      <text:p text:style-name="P4">
Audios: ["<text:a xlink:type="simple" xlink:href="https://www.rfa.org/mandarin/yataibaodao/junshiwaijiao/ck-0522202311101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4" text:anchor-type="as-char" svg:width="6.9236in" svg:height="3.897317in" draw:z-index="0">
<draw:image xlink:href="../Images/rfamandarin/2023-05-22T11-11-00-04-00/000000.png" xlink:type="simple" xlink:show="embed" xlink:actuate="onLoad" draw:mime-type="image/png"/>
</draw:frame>
Chen Naiyu, a member of New Taipei City, Taiwan, expressed the demands of Taiwan's hope to participate to the WHO Director -General Tan Dezai. <text:a xlink:type="simple" xlink:href="https://www.rfa.org/mandarin/yataibaodao/junshiwaijiao/ck-05222023111017.html/@@images/image" text:style-name="Internet_20_link" text:visited-style-name="Visited_20_Internet_20_Link">
</text:a>
Chen Naiyu provided <text:a xlink:type="simple" xlink:href="https://www.rfa.org/mandarin/yataibaodao/junshiwaijiao/ck-05222023111017.html/@@stream" text:style-name="Internet_20_link" text:visited-style-name="Visited_20_Internet_20_Link">
</text:a>
The 76th World Health Conference was held in Geneva, Switzerland from May 21st to 30th. It was suppressed by China, and Taiwan once again received an invitation letter from the Watchnown Conference again. However, from all walks of life in Taiwan, they were not discouraged, and the overseas Chinese community and civil society groups specially organized their demonstrations to express their demands.</text:p>
      <text:p text:style-name="P4">
<text:span text:style-name="T4">
<text:span text:style-name="T5">
 <text:a xlink:type="simple" xlink:href="https://www.rfa.org/mandarin/Xinwen/10-05132023162834.html" text:style-name="Internet_20_link" text:visited-style-name="Visited_20_Internet_20_Link">
</text:a>
</text:span>
</text:span>
<text:a xlink:type="simple" xlink:href="https://www.rfa.org/mandarin/yataibaodao/gangtai/hcm-05102023082329.html" text:style-name="Internet_20_link" text:visited-style-name="Visited_20_Internet_20_Link">
<text:span text:style-name="T4">
 U.S. Secretary of Secretary of the U.S. Secretary of State Blint support Taiwan to participate in the Chinese "resolute opposition" </text:span>
</text:a>
  * <text:span text:style-name="T4">
<text:a xlink:type="simple" xlink:href="https://www.rfa.org/mandarin/Xinwen/5-05092023141025.html" text:style-name="Internet_20_link" text:visited-style-name="Visited_20_Internet_20_Link">
 </text:a>
</text:span>
</text:p>
      <text:p text:style-name="P4">
The World Health Conference was held in Geneva, Switzerland on the afternoon of May 21. Prior to the discussion, in Walk Thetalk organized by the WHO, the Taiwan parade accidentally encountered Tedros Adhanomghebreyesus, Director -General of the WHO. Do you support Taiwan to enter the WHO? But Tan Desai did not respond positively.</text:p>
      <text:p text:style-name="Quotations">

<text:p text:style-name="P4">
[Taiwan overseas Chinese community directly <text:a xlink:type="simple" xlink:href="https://twitter.com/hashtag/%E8%B0%AD%E5%BE%B7%E5%A1%9E" text:style-name="Internet_20_link" text:visited-style-name="Visited_20_Internet_20_Link">
&gt;
</text:a>
&gt;
: "Taiwan for Who!"&gt;
&gt;
 The 76th WHO Conference was held in Geneva, Switzerland from May 21st to 30th. Suppressed China, Taiwan has not received it again this year <text:a xlink:type="simple" xlink:href="https://twitter.com/hashtag/%E4%B8%96%E5%8D%AB%E5%A4%A7%E4%BC%9A" text:style-name="Internet_20_link" text:visited-style-name="Visited_20_Internet_20_Link">
&gt;
</text:a>
&gt;
 Invitation letter. Taiwan's overseas Chinese and civilian groups expressed their demands in the Organization of Geneva, Switzerland. <text:a xlink:type="simple" xlink:href="https://t.co/AprfVJ5jBy" text:style-name="Internet_20_link" text:visited-style-name="Visited_20_Internet_20_Link">
</text:a>
&gt;
&gt;
 - Liberty Asia Radio(@RFA_Chinese) <text:a xlink:type="simple" xlink:href="https://twitter.com/RFA_Chinese/status/1660818971447156743" text:style-name="Internet_20_link" text:visited-style-name="Visited_20_Internet_20_Link">
&gt;
 </text:a>
History Book of Taiwan Dental Doctors: "Do you support Taiwan to enter the WHO?"</text:p>

</text:p>
      <text:p text:style-name="P4">
Director of the WHO Tan Desai: "You know, this is the resolution of a member country. Member states have to vote for votes, and Taiwan should talk to them."</text:p>
      <text:p text:style-name="P4">
Tan Desai's answer is like playing Tai Chi. The Taiwanese who participated in the parade were unacceptable. They shouted the slogan "Taiwan for WHO".</text:p>
      <text:p text:style-name="P4">
Chen Naiyu, a member of New Taipei City, Taiwan: "Overseas Chinese from the United States and Europe, constantly shouting slogans around Tan Dezai, Taiwan for WHO, I will return to Tan Dezai again. The virus cannot vote. Voting to vote, of course, our health human rights, of course, can not be voted by voting. "</text:p>
      <text:p text:style-name="P4">
<draw:frame draw:style-name="fr1" draw:name="Image5" text:anchor-type="as-char" svg:width="6.9236in" svg:height="5.193872in" draw:z-index="0">
<draw:image xlink:href="../Images/rfamandarin/2023-05-22T11-11-00-04-00/000001.png" xlink:type="simple" xlink:show="embed" xlink:actuate="onLoad" draw:mime-type="image/png"/>
</draw:frame>
The Taiwan Legislative Councilor Self -organized Visiting Group participated in the parade. (Chen Naiyu is exclusively provided) <text:a xlink:type="simple" xlink:href="https://www.rfa.org/mandarin/yataibaodao/junshiwaijiao/ck-05222023111017.html/foto24e43745c.jpg" text:style-name="Internet_20_link" text:visited-style-name="Visited_20_Internet_20_Link">
</text:a>
Taiwan's overseas Chinese, folk, and doctors from all over the world. This time, nearly 500 people have been organized. Except for the great parade on the morning of the 21st, on the 19th, they held parade demonstrations on the United Nations three -foot chair square.</text:p>
      <text:p text:style-name="P4">
Wu Xinyu, Chairman of the National Medical Industry Trade Union in Taiwan: "In the past three years, because of China's new crown pneumonia virus, how much sacrifice and how much effort have made Taiwan's epidemic prevention results in the world. We joined, is there still a heavenly reason? "</text:p>
      <text:p text:style-name="P4">
This time, it has also attracted many non -Taiwanese foreign human rights workers' platform support.</text:p>
      <text:p text:style-name="P4">
<draw:frame draw:style-name="fr1" draw:name="Image6" text:anchor-type="as-char" svg:width="6.9236in" svg:height="9.231467in" draw:z-index="0">
<draw:image xlink:href="../Images/rfamandarin/2023-05-22T11-11-00-04-00/000002.png" xlink:type="simple" xlink:show="embed" xlink:actuate="onLoad" draw:mime-type="image/png"/>
</draw:frame>
The overseas Chinese community and the folk group organizations of the overseas Chinese community expressed their demands in WALK The WALK, which shows the parade organized by the parade in the United Nations Triangular Chair Square. (Human rights painters are exclusively provided) [] <text:a xlink:type="simple" xlink:href="https://www.rfa.org/mandarin/yataibaodao/junshiwaijiao/ck-05222023111017.html/foto357284e0989d2690596c65408.jpg" text:style-name="Internet_20_link" text:visited-style-name="Visited_20_Internet_20_Link">
</text:a>
Hong Kong human rights painter dripped: "In Hong Kong, in 2019, in that year, people said that today, Hong Kong, tomorrow, Taiwan, so we support Taiwan to enter the WHO."</text:p>
      <text:p text:style-name="P4">
Hong Kong human rights painter Kilo: "Hong Kong is not China. Hong Kong speaks for Taiwan. We support Taiwan to join WHO. One day we can defeat China."</text:p>
      <text:p text:style-name="P4">
<text:span text:style-name="T4">
 International power to support Taiwan to enter the WTO China and suppress </text:span>
</text:p>
      <text:p text:style-name="P4">
In fact, from 2009 to 2016, Taiwan participated in the WHO as an observer. After 2017, under the suppression of China, it has been refused to the WHO's door for seven consecutive years. However, in recent years, in view of the anti -China and China of various countries, coupled with the results of Taiwan's epidemic prevention, it has been affirmed by the world. Therefore, this year's European Parliament, the EU 27 countries, the seven major industrial countries (G7), the United States, Australia, and the British station in Taiwan have supported Taiwan. Participate in WHO and participate in the World Health Conference as an observer. Although the international support level has improved, Taiwan has not received an invitation letter.</text:p>
      <text:p text:style-name="P4">
Reporter: Guo Yanqi blame: Jiayuan.com editor: Ruizhe</text:p>
      <text:p text:style-name="P4">
News Source: <text:a xlink:type="simple" xlink:href="https://www.rfa.org/mandarin/yataibaodao/junshiwaijiao/ck-05222023111017.html" text:style-name="Internet_20_link" text:visited-style-name="Visited_20_Internet_20_Link">
https://www.rfa.org/mandarin/yataibaodao/junshiwaijiao/ck-05222023111017.html</text:a>
</text:p>
      <!--NEWS-->
      <text:h text:style-name="P10" text:outline-level="1">
<text:span text:style-name="T4">
Investment in Germany in Germany: The United States has the top China ranking in the list of China's ranking decline</text:span>
</text:h>
      <text:p text:style-name="P4">
Author: None (Language: zh)</text:p>
      <text:p text:style-name="P4">
Publisher: None</text:p>
      <text:p text:style-name="P4">
Time: 2023-05-22T11:42:00Z</text:p>
      <text:p text:style-name="P4">
Description: According to statistics from the German Federal Trade and Investment Agency, despite the influence of war and energy crisis, the number of foreign companies in Germany in 2022 remains stable, and the total investment has increased significantly. Among them, the United States is still the country with the most investment. Switzerland and Britain ranked second and third, and China slipped to fourth place. The number of investment projects from China fell to the lowest level since 2014.</text:p>
      <text:p text:style-name="P4">
Videos: []</text:p>
      <text:p text:style-name="P4">
Images: ["<text:a xlink:type="simple" xlink:href="https://static.dw.com/image/65439935_303.jpg" text:style-name="Internet_20_link" text:visited-style-name="Visited_20_Internet_20_Link">
65439935_303.jpg</text:a>
"]</text:p>
      <text:p text:style-name="P4">
Subject: 经济纵横</text:p>
      <text:p text:style-name="P4">
Subjects: ['德中关系', '奥巴马', '欧债危机', '欧盟', '岛屿主权争端', '专题报道：全景观看“习马会”', '德国', '能源转型', '中国', '留学德国']</text:p>
      <text:p text:style-name="P4">
Keywords: ['德国', '投资', '在德投资', '美国', '中国', '经贸', '德国经济', '外国投资', '英特尔', '半导体', '可再生能源', '区位优势']</text:p>
      <text:p text:style-name="P4">
Id: 65697529</text:p>
      <!--METADATA-->
      <text:p text:style-name="P4">
<text:a xlink:type="simple" xlink:href="https://www.dw.com/zh/overlay/image/article/65697529/65439935" text:style-name="Internet_20_link" text:visited-style-name="Visited_20_Internet_20_Link">
 <draw:frame draw:style-name="fr1" draw:name="Image7" text:anchor-type="as-char" svg:width="6.9236in" svg:height="3.896998in" draw:z-index="0">
<draw:image xlink:href="../Images/dwzh/2023-05-22T11-42-00Z/65439935_303.jpg" xlink:type="simple" xlink:show="embed" xlink:actuate="onLoad" draw:mime-type="image/jpeg"/>
</draw:frame>
</text:a>
The total investment in Germany has been announced in foreign countries to US $ 25 billion, and most of them come from the US semiconductor processing company Intel (Intel)</text:p>
      <text:p text:style-name="P4">
(Voice of Germany Chinese), despite the energy crisis, the level of foreign investment attracted by Germany is still stable, thanks to a strong interest from the United States, Britain and Turkish companies. <text:a xlink:type="simple" xlink:href="https://www.gtai.de/cn/invest" text:style-name="Internet_20_link" text:visited-style-name="Visited_20_Internet_20_Link">
</text:a>
In the past year, there were 1,783 new registered branches in Germany and extended business in Germany. Although this decreases by 23 than the total amount in 2021, it is 101 more than in 2020.</text:p>
      <text:p text:style-name="P4">
Roberthermann, general manager of Federal Trade and Investment Agency, told Reuters on Monday: "In view of the current unfavorable situation -Ukraine War, Energy crisis, and sequelae of epidemic, it is successful."</text:p>
      <text:p text:style-name="P4">
<text:a xlink:type="simple" xlink:href="https://www.dw.com/zh/zh/德国仍然对投资者具有吸引力/a-64235264" text:style-name="Internet_20_link" text:visited-style-name="Visited_20_Internet_20_Link">
</text:a>
This is also reflected in foreign companies' investment in future technology -such as semiconductor industry, battery manufacturing and recycling industries. About 15%of international companies hope to set up production lines in Germany or conduct research and development.</text:p>
      <text:p text:style-name="P4">
The countries that have the most investment in Germany are still the United States, and 279 investment projects come from US companies. "This is a phenomenon worthy of attention. After all, after the United States introduced the so -called" InflationReDuction Act ", it strongly supports local investment," Herman pointed out.</text:p>
      <text:p text:style-name="P4">
The second and third ranking is Switzerland and the United Kingdom, with 208 and 170 investment projects. "Both countries do not belong to the European Union, but they hope to stand in the European Union market, and often choose Germany as a foothold."</text:p>
      <text:p text:style-name="P4">
<text:a xlink:type="simple" xlink:href="https://www.dw.com/zh/zh/中资在欧洲投资总体大幅退潮/a-47791396" text:style-name="Internet_20_link" text:visited-style-name="Visited_20_Internet_20_Link">
</text:a>
"The new crown epidemic must have a certain impact on this," Herman said. During the implementation of strict zero -epidemic prevention policies in China, business travel between China and Germany was almost impossible, which has created difficulties for enterprises to achieve transactions, which will cause project progress to delay or even hinders.</text:p>
      <text:p text:style-name="P4">
Turkey ranks fifth with a record of 139 investment projects.</text:p>
      <text:h text:style-name="P12" text:outline-level="3">
<text:span text:style-name="T4">
How does the German industry rely on China?</text:span>
</text:h>
      <text:h text:style-name="P12" text:outline-level="3">
<text:span text:style-name="T4">
German advantage and disadvantage</text:span>
</text:h>
      <text:p text:style-name="P4">
These new jobs created in German investment projects reached 33,500, an increase of about 10%. The announced total investment has reached US $ 25 billion, most of which come from American semiconductor processing company Intel. However, Herman also pointed out that even if this investment is planted, the remaining total investment is 8 billion euros, which is 1 billion euros than the level in 2021. He said, "This is a very good number."</text:p>
      <text:p text:style-name="P4">
In terms of attracting investment, the channels of renewable energy have become increasingly important, such as wind and solar energy.</text:p>
      <text:p text:style-name="P4">
"Whether it is Microsoft, Apple, or a smaller data center operator or battery manufacturers like Northvolt -renewable energy is an important reason for them to choose." Achimhartig said, <text:a xlink:type="simple" xlink:href="https://www.dw.com/zh/zh/德国绿色能源比例创新高/a-51917232" text:style-name="Internet_20_link" text:visited-style-name="Visited_20_Internet_20_Link">
</text:a>
In 2022, the proportion of German renewable energy in total energy consumption increased to 46%. By 2030, this proportion will increase to at least 80%.</text:p>
      <text:p text:style-name="P4">
In contrast, the lack of land area is a disadvantage of Germany. "The availability of the factory area is a problem." Herman, the general manager of the Federal Trade and Investment Department, pointed out that large companies like Intel or Tesla in Germany often need to cover 100 hectares of land or even larger entire land, and while, and a larger entire land, and a larger entire land, and a larger entire land, and a larger entire land, and a larger entire land, and a larger entire land, and larger, the entire land, and the entire land, and the larger land, and the larger land, and the entire land, and the larger land, and the larger land, and the larger land, and the larger land, and the larger land, and the larger, the entire land, and the larger land,,,,,, Such industrial land, especially in western Germany, is almost impossible. The scarcity of professional and technical talents is not a factor to prevent enterprises from investing in Germany, "because all European countries have this problem," experts Haltich pointed out.</text:p>
      <text:p text:style-name="P4">
(Reuters)</text:p>
      <text:p text:style-name="P4">
News Source: <text:a xlink:type="simple" xlink:href="https://www.dw.com/zh/各国在德投资-美国蝉联榜首-中国排名下滑/a-65697529" text:style-name="Internet_20_link" text:visited-style-name="Visited_20_Internet_20_Link">
https://www.dw.com/zh/各国在德投资-美国蝉联榜首-中国排名下滑/a-65697529?maca=chi-rss-chi-all-1127-rdf</text:a>
</text:p>
      <!--NEWS-->
      <text:h text:style-name="P10" text:outline-level="1">
<text:span text:style-name="T4">
Comment | Chen Po Kong: Speak from Xi Jinping's peace, see his abnormal thinking</text:span>
</text:h>
      <text:p text:style-name="P4">
Author: None</text:p>
      <text:p text:style-name="P4">
Publisher: Radio Free Asia (Organization)</text:p>
      <text:p text:style-name="P4">
Published Time: 2023-05-22T14:02:00-04:00</text:p>
      <text:p text:style-name="P4">
Modified Time: 2023-05-22T18:22:35-04:00</text:p>
      <text:p text:style-name="P4">
Description: None</text:p>
      <text:p text:style-name="P4">
Videos: []</text:p>
      <text:p text:style-name="P4">
Audios: ["<text:a xlink:type="simple" xlink:href="https://www.rfa.org/mandarin/pinglun/chenpokong/js-0522202313571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 text:anchor-type="as-char" svg:width="6.9236in" svg:height="3.908484in" draw:z-index="0">
<draw:image xlink:href="../Images/rfamandarin/2023-05-22T14-02-00-04-00/000000.png" xlink:type="simple" xlink:show="embed" xlink:actuate="onLoad" draw:mime-type="image/png"/>
</draw:frame>
On May 10, 2023, Xi Jinping, the General Secretary of the Communist Party of China, led the prime minister Li Qiang and other senior officials to inspect Xiong'an New District. <text:a xlink:type="simple" xlink:href="https://www.rfa.org/mandarin/pinglun/chenpokong/js-05222023135712.html/@@images/image" text:style-name="Internet_20_link" text:visited-style-name="Visited_20_Internet_20_Link">
</text:a>
(Video screenshot/cctv) <text:a xlink:type="simple" xlink:href="https://www.rfa.org/mandarin/pinglun/chenpokong/js-05222023135712.html/@@stream" text:style-name="Internet_20_link" text:visited-style-name="Visited_20_Internet_20_Link">
</text:a>
On May 10, 2023, Xi Jinping appeared in Xiong'an, and he hugged and hugged. The news itself is surprising. Because, as we all know, the so -called Xiong'an New District has become one of the major rotten projects in Xi. Xi Jinping has no taboo and publicly appeared in this abandoned place full of weeds? What is even more surprising is Xi Jinping's speech. Not only did he not acknowledge Xiong'an's failure at all, but he also praised himself: "In 2017, I came to Xiong'an for the first time and stood on a field plan. In, from scratch, from the blueprint to the real scene, a high -level modern city is rising, which is a miracle. "</text:p>
      <text:p text:style-name="P4">
Small 800 billion!Which land can't smash a new building? Even in the desert, Gobi Beach, and no man of no one, you can simply hit a large high -rise building -the so -called high -level modern city, commonly known as "ghost city" (such as Ordos, Inner Mongolia). What miracles are at all?</text:p>
      <text:p text:style-name="P4">
Xi Jinping also said: "The functional positioning of the Xiong'an New District is the first to dissolve the concentrated bearer of Beijing's non -capital functions. This is the original intention and mission of building the Xiong'an New District." The locals all said that this was a layman. Because Beijing is the capital, and the establishment of Xiong'an is to relieve Beijing's capital or some capital functions; as for non -capital functions, it is economic activity, people's livelihood guarantee and social space that every city has. Citizens also need to work and eat.</text:p>
      <text:p text:style-name="P4">
When it comes to many units and millions of people in Beijing and the relocation to Xiong'an, Xi Jinping said: "You can't rely on your own or evil, you need to move. . It can not be added by the way to set up a second -level unit in Beijing and other methods. "</text:p>
      <text:p text:style-name="P4">
What is the collective good and evil behind Xi Jinping's decision -making? If there are collective good and evil, then many units and millions of people refuse to migrate, isn't it the collective good and evil itself? And the so -called "good and evil", Xi Jinping's decision to make his head is precisely his personal "self -ordered", which can not represent any collective good and evil.</text:p>
      <text:p text:style-name="P4">
Xi Jinping's words seemed to make some reason in the small circle. In addition, no one dared to return to his mouth, which caused the effect, as if he was authoritative and mastered the absolute truth. But carefully weighing, but just: abnormal people say abnormal words. Personal expansion and head fever. Not only is it out of reality, but also from reality.</text:p>
      <text:p text:style-name="P4">
Xi Jinping claimed that the construction of the Xiong'an New District was a "millennium plan", and did not say what is so defined? Is there any Xi Jinping, Xi Jiajun and the Communist Party after a thousand years? Just say how much do you need to invest in this millennium project? Party media revealed: 3 billion trillion!It is now 800 billion yuan. It's just a zero, and it has to be smashed.</text:p>
      <text:p text:style-name="P4">
It was ten years in the Xi era. It was precisely the most lack of money after Mao Zedong. The overall economy declined, and all provinces and cities and autonomous regions bankruptcy; civil servants were reduced in salaries, teachers' wages were arrears, and older white -haired elderly people were cut off for medical insurance; foreign investors have evacuated one after another. , The production line and the supply chain transfer to other countries, foreign exchange reserves void; Chinese society has entered a high unemployment, and the younger generation generally lie flat ... Just when the most money is lacking, it actually has to continue to build a huge sum of money. The Xiong'an of the Internet!</text:p>
      <text:p text:style-name="P4">
Can't help but remind people of the Qin Dynasty and Qin Shihuang. After unifying the world, we must build a huge project, the Great Wall and the Afang Palace, and do not hesitate to exhaust the human resources and financial resources of the world.</text:p>
      <text:p text:style-name="P4">
Qin Shihuang was self -superstitious and thought that since he could attack the Six Kingdoms and unify the world, there was nothing that could not be done, because there was nothing more difficult than attacking the six countries, including longevity. As a result, the Afang Palace had not been completed, and Qin Shihuang had already brought back to the West. The Afang Palace was torch and turned into ashes by the uprising. The Great Wall has become a thousand -year -old decoration to marry clothes for others (other dynasties). The Qin Dynasty itself died, only fifteen years before and after.</text:p>
      <text:p text:style-name="P4">
Xi Jinping has self -superstition and thinks that since you can win the victory of power struggles, there is no incomparable thing, because it is not more difficult than flattening the party (that is, the rush to seize power, the party's power, the uniqueness, the power of one person)) The incident, so it was forcibly clearing the zero -sealing city, strengthening the Xiong'an, strong engaging in the Beijing Stock Exchange, Qiang Lai toilet project, and pushing the Belt and Road Initiative ... Xi Jinping said the thousand -year plan, and he had the taste of Qin Shihuang. Although, no one thinks he has Qin Shihuang's dominance and prestige.</text:p>
      <text:p text:style-name="P4">
Xi Jinping inspected Xiong'an and brought three members of the Politburo Standing Committee: Li Qiang, Cai Qi, Ding Xuexiang, and the Xi family. It seems to finally realize the world. It is rare to bring three members of the Politburo Standing Committee. Among them, psychology has both derogation and high. Degraded Li Qiang, Cai Qi, and Ding Xuexiang, which caused their status to shrink the status of the Standing Committee. The subtext: The Standing Committee of the Politburo today is Xi Jinping's follow -up. Xi Jinping has been raised, and today's general secretary is beyond the members of the Standing Committee, and it is no longer a one -person super leader. It is no longer a collective leader of Qilong Water or Kowloon Water.</text:p>
      <text:p text:style-name="P4">
However, the logic of psychology is that they have degraded others and reduced themselves. Xi Jinping thought that he was already at the peak state of "it will be the top of the top of the mountain". I don't know? In the world's population, Xi Da has become a classic figure of "Wu Dalang's opening".</text:p>
      <text:p text:style-name="P4">
(The article only represents the personal position and point of view of the special commentator)</text:p>
      <text:p text:style-name="P4">
News Source: <text:a xlink:type="simple" xlink:href="https://www.rfa.org/mandarin/pinglun/chenpokong/js-05222023135712.html" text:style-name="Internet_20_link" text:visited-style-name="Visited_20_Internet_20_Link">
https://www.rfa.org/mandarin/pinglun/chenpokong/js-05222023135712.html</text:a>
</text:p>
      <!--NEWS-->
      <text:h text:style-name="P10" text:outline-level="1">
<text:span text:style-name="T4">
Taiwanese Taekwondo players holding five -star Hongqi Taiwan Executive Dean when receiving the prize: Thorough investigation!</text:span>
</text:h>
      <text:p text:style-name="P4">
Author: None (Language: zh)</text:p>
      <text:p text:style-name="P4">
Publisher: None</text:p>
      <text:p text:style-name="P4">
Time: 2023-05-22T14:10:00Z</text:p>
      <text:p text:style-name="P4">
Description: Taiwan Taekwondo player Li Dongxian showed the Chinese flag five -star red flag when he won the bronze medal prize at the South Korean Asia -Pacific Masters Games, which caused controversy. Afterwards, he was in an interview with the Chinese media. Chen Jianren, the president of Taiwan, responded that "the relevant units must be checked to clarify."</text:p>
      <text:p text:style-name="P4">
Videos: []</text:p>
      <text:p text:style-name="P4">
Images: ["<text:a xlink:type="simple" xlink:href="https://static.dw.com/image/58730760_303.jpg" text:style-name="Internet_20_link" text:visited-style-name="Visited_20_Internet_20_Link">
58730760_303.jpg</text:a>
"]</text:p>
      <text:p text:style-name="P4">
Subject: 时政风云</text:p>
      <text:p text:style-name="P4">
Subjects: ['德中关系', '岛屿主权争端', '马英九', '专题报道：全景观看“习马会”', '专题报道：2016年台湾大选', '中国', '台湾', '中共十九大']</text:p>
      <text:p text:style-name="P4">
Keywords: ['李东宪', '跆拳道', '五星红旗', '中国', '台湾', '两岸人民关系条例', '陈建仁']</text:p>
      <text:p text:style-name="P4">
Id: 65700819</text:p>
      <!--METADATA-->
      <text:p text:style-name="P4">
<text:a xlink:type="simple" xlink:href="https://www.dw.com/zh/overlay/image/article/65700819/58730760" text:style-name="Internet_20_link" text:visited-style-name="Visited_20_Internet_20_Link">
 <draw:frame draw:style-name="fr1" draw:name="Image9" text:anchor-type="as-char" svg:width="6.9236in" svg:height="3.896998in" draw:z-index="0">
<draw:image xlink:href="../Images/dwzh/2023-05-22T14-10-00Z/58730760_303.jpg" xlink:type="simple" xlink:show="embed" xlink:actuate="onLoad" draw:mime-type="image/jpeg"/>
</draw:frame>
</text:a>
(Voice of Germany Chinese) from Tainan, Taiwan <text:a xlink:type="simple" xlink:href="https://www.dw.com/zh/zh/奥运成绩不佳台湾体委会挨批/a-16160005" text:style-name="Internet_20_link" text:visited-style-name="Visited_20_Internet_20_Link">
</text:a>
Player Li Dongxian won the bronze medal at the 2023 Asia -Pacific Master Games in South Korea this month. On the podium, Li Dongxian, who is wearing a Taiwan competition service, shows the Chinese flag <text:a xlink:type="simple" xlink:href="https://www.dw.com/zh/zh/台湾该不该禁止五星旗-正与反的公共讨论/a-41191715" text:style-name="Internet_20_link" text:visited-style-name="Visited_20_Internet_20_Link">
</text:a>
, Treating heated discussion. After the game, he also said in an interview: "As a Chinese, I am very proud and proud!"</text:p>
      <text:p text:style-name="P4">
Taiwan media reported that Li Dongxian grew up in Tainan, but he lived and worked in mainland China for a long time, and rarely returned to Taiwan. There are also reports that Li Dongxian has joined the Communist Party.</text:p>
      <text:p text:style-name="P4">
This time it is not the first time that Li Dongxian showed the five -star red flag after the game. After winning the bronze medal in the Malaysia World Club Taekwondo Organization Contest in 2017, he also held the five -star red flag to celebrate.</text:p>
      <text:p text:style-name="P4">
Li Dongxian recently said in an interview with Mainland China "Straits Herald" that he was "besieged" by the Internet for his national flag. He said that the Taiwan authorities said that Taiwan's "democracy and freedom" and "freedom of behavior" were "free" in various aspects. "But is there really freedom of speech? Does he agree with the sound of opposition? If he agrees, then he should not be able to stop us from speaking or doing this."</text:p>
      <text:p text:style-name="P4">
He also said, "If I am cited today, the Korean flag, or the Japanese flag, or the US flag, do they give me a palm? Right. Because I am a good (national flag), they Just make difficulties and siege. He does not allow the voice of dissidents. He does not allow the people to follow his inner thoughts and do what he wants to do. Then I think that, what is it to be on this place? Well. Just like what Taiwanese people are talking about, this really becomes a 'ghost island'. "</text:p>
      <text:p text:style-name="P4">
Li Dongxian also said in an interview with Xinhua News Agency in 2021: "Only by achieving unification at an early date can the people of Taiwan proudly look up.</text:p>
      <text:p text:style-name="P4">
Today, when the president of the Taiwan Executive Yuan Chen Jianren was asked how to view Li Dongxian's remarks and practices today, he responded: "Mr. Li signed up for this competition in South Korea. Representatives. Whether he serves as a member of the Communist Party, and then develop related organizations in Taiwan, we must ask relevant units to check and clarify. If we do engage in such a work, we will definitely deal with it in accordance with relevant laws. "</text:p>
      <text:p text:style-name="P4">
He also emphasized: "I hope Li Dongxian's actions will not cause misunderstandings of Chinese people and everyone around the world. In fact, Taiwanese people love Taiwan and do not allow similar situations to slandering Taiwan."</text:p>
      <text:p text:style-name="P4">
The Taiwan MAC also stated yesterday that whether Li Dongxian joined the Communist Party of China, or in Taiwan for the development of the Communist Party of China, etc., "after the relevant government agencies clarify and confirm the facts, it is handled according to law."</text:p>
      <text:p text:style-name="P4">
The MAC also called on Taiwanese people to "go to land to develop or engage in cross -strait exchange activities, and should not cooperate with the local united front propaganda or become a pattern of land united front."</text:p>
      <text:p text:style-name="P4">
According to Article 33 of the Regulations of the People's Relations (Cross -Strait Regulations) of Taiwan and the Mainland China, the people, groups or other institutions of the people of Taiwan shall not serve as the party affairs, military, administrative administrative agencies that the competent authorities will announce the ban on the prohibition of the competent authorities. Or a political organs (structure), group positions or members.</text:p>
      <text:p text:style-name="P4">
A few days ago, the MAC has announced that due to violations of the Cross -Strait Regulations, it has served as <text:a xlink:type="simple" xlink:href="https://www.dw.com/zh/zh/墙外文摘57岁的台湾女孩/a-47952218" text:style-name="Internet_20_link" text:visited-style-name="Visited_20_Internet_20_Link">
</text:a>
NT $ 500,000 was issued.</text:p>
      <text:h text:style-name="P12" text:outline-level="3">
<text:span text:style-name="T4">
What do people think of the "Taiwan Provincial People's Congress"?</text:span>
</text:h>
      <text:p text:style-name="P4">
News Source: <text:a xlink:type="simple" xlink:href="https://www.dw.com/zh/台湾跆拳道选手领奖时手举五星红旗-台行政院长：彻查！/a-65700819" text:style-name="Internet_20_link" text:visited-style-name="Visited_20_Internet_20_Link">
https://www.dw.com/zh/台湾跆拳道选手领奖时手举五星红旗-台行政院长：彻查！/a-65700819?maca=chi-rss-chi-all-1127-rdf</text:a>
</text:p>
      <!--NEWS-->
      <text:h text:style-name="P10" text:outline-level="1">
<text:span text:style-name="T4">
German media: the turning point of China policy</text:span>
</text:h>
      <text:p text:style-name="P4">
Author: None (Language: zh)</text:p>
      <text:p text:style-name="P4">
Publisher: None</text:p>
      <text:p text:style-name="P4">
Time: 2023-05-22T14:11:00Z</text:p>
      <text:p text:style-name="P4">
Description: At the Summit of the Seven Domestic Group, in addition to the Russia -Ukraine War, how to deal with China has also become an important issue for the first western heads of the West. "Risk" in relations with China obviously has become the consensus of all parties.</text:p>
      <text:p text:style-name="P4">
Videos: []</text:p>
      <text:p text:style-name="P4">
Images: ["<text:a xlink:type="simple" xlink:href="https://static.dw.com/image/65688748_303.jpg" text:style-name="Internet_20_link" text:visited-style-name="Visited_20_Internet_20_Link">
65688748_303.jpg</text:a>
", "<text:a xlink:type="simple" xlink:href="https://static.dw.com/image/65143584_401.jpg" text:style-name="Internet_20_link" text:visited-style-name="Visited_20_Internet_20_Link">
65143584_401.jpg</text:a>
"]</text:p>
      <text:p text:style-name="P4">
Subject: 评论分析</text:p>
      <text:p text:style-name="P4">
Subjects: ['德中关系', '岛屿主权争端', '专题报道：全景观看“习马会”', '中国', '日本', '中共十九大']</text:p>
      <text:p text:style-name="P4">
Keywords: ['中国', '七国峰会', '对华战略', '去风险', '日本', '经贸关系']</text:p>
      <text:p text:style-name="P4">
Id: 65700674</text:p>
      <!--METADATA-->
      <text:p text:style-name="P4">
<text:a xlink:type="simple" xlink:href="https://www.dw.com/zh/overlay/image/article/65700674/65688748" text:style-name="Internet_20_link" text:visited-style-name="Visited_20_Internet_20_Link">
 <draw:frame draw:style-name="fr1" draw:name="Image10" text:anchor-type="as-char" svg:width="6.9236in" svg:height="3.896998in" draw:z-index="0">
<draw:image xlink:href="../Images/dwzh/2023-05-22T14-11-00Z/65688748_303.jpg" xlink:type="simple" xlink:show="embed" xlink:actuate="onLoad" draw:mime-type="image/jpeg"/>
</draw:frame>
</text:a>
(Voice of Germany in Chinese) The "Business Daily" commented that the summit may become an important turning point for Western policies for Western China in the 21st century. This article entitled "The Turn Point of the West to China Policy" wrote:</text:p>
      <text:p text:style-name="P4">
"Compared with the tough wording of all parties before the same summit, the description of the China policy in the summit statement may be too gentle, balanced, and blurred. The stressful relationship between the host Japan and China may be one of the reasons why this summit focuses on Chinese issues. For speaking, Western democratic countries have never condemned Beijing's military and economic expansion with such a clear wording, and formulated the basic outline of common strategy to China under the theme of "risk", reaching consensus on this issue on this issue The speed of speed is shocking.</text:p>
      <text:p text:style-name="P4">
Strengthening the statement of foreign investment control and protecting sensitive technologies marked the fundamental change of Western trade policy. For China, it is a red cloth, [] <text:a xlink:type="simple" xlink:href="https://www.dw.com/zh/zh/不满g7-中国召见日本大使-批英国鹦鹉学舌/a-65696505" text:style-name="Internet_20_link" text:visited-style-name="Visited_20_Internet_20_Link">
</text:a>
On the issue of dealing with China, a new realism is occupying the upper hand in the West. The seven western nations have finally realized that the era of globalization has ended, and an era with the main line with each other in the West and China is coming. The world economy will not become more open in the future, but will become more blocking. This new era will be more uncomfortable than the era of open markets. But it also provides opportunities for the West. China is becoming an increasingly destructive country, which is not only manifested in intimidation of Taiwan or sovereign disputes in the East China and South China Sea. "</text:p>
      <text:p text:style-name="P4">
Comments point out that the new strategy for China will never achieve the expected results in the short term, but Western countries do not have better choices.</text:p>
      <text:p text:style-name="P4">
"Of course, the new strategy will not be smooth. [] <text:a xlink:type="simple" xlink:href="https://www.dw.com/zh/zh/g7联合公报政策方针不是为了伤害中国/a-65684805" text:style-name="Internet_20_link" text:visited-style-name="Visited_20_Internet_20_Link">
</text:a>
Essence The metaphor of Su Liwen, President Biden, is just right. He said that the seven Western countries are the "Guiding Committee of the Liberty World". The Seventh Kingdom Group is evolving from a debate to a political machine that promotes Western decision -making. At the beginning of the G20 mechanism, some people asserted that G7 was in the end of this life. But now, the G7 may have become unprecedentedly important. "</text:p>
      <text:p text:style-name="P4">
<draw:frame draw:style-name="fr1" draw:name="Image11" text:anchor-type="as-char" svg:width="6.9236in" svg:height="3.896998in" draw:z-index="0">
<draw:image xlink:href="../Images/dwzh/2023-05-22T14-11-00Z/65143584_401.jpg" xlink:type="simple" xlink:show="embed" xlink:actuate="onLoad" draw:mime-type="image/jpeg"/>
</draw:frame>
Seventh Kingdom Group: We have no intention to hinder the development of China's economy.</text:p>
      <text:p text:style-name="P4">
For the G7 summit just closed in Japan, the Frankfurt Report published a comment:</text:p>
      <text:p text:style-name="P4">
"Some of the expressions in the statement are bland, but their significance is not small. The Seventh Kingdom Group's statement stated that the goal of the Seventh Kingdom Group's policy is not to harm China. 'We have not intentionally prevented China's economic development and economic progress. 'Especially Americans have also participated in this statement, which is particularly noticeable. After all, the export ban on chips and chip manufacturing equipment introduced by the United States is precisely because of this purpose: to prevent China from replacing the United States as the number one economic power in the world. Factory policy. Whether it will be eased in the future still needs to be further observed. But the corresponding signal has been issued.</text:p>
      <text:p text:style-name="P4">
It is hoped that Germany's upcoming Chinese strategy will continue this spirit. It is correct to reduce dependence on China and drugs in the fields of raw materials and drugs. Due to national security considerations, the significance of doing so in Germany is strictly reviewing the Chinese state -owned enterprises in Germany. However, the German government should never go to the pressure of the United States and isolate China with high -tech products in the West. Because this does not meet the fair game principles in international trade. "</text:p>
      <text:p text:style-name="P4">
<text:span text:style-name="T5">
Inding the content of other media, does not represent the position or view of the Voice of Germany. _ </text:span>
 _ 吧 _</text:p>
      <text:p text:style-name="P4">
News Source: <text:a xlink:type="simple" xlink:href="https://www.dw.com/zh/德语媒体：对华政策的转折点/a-65700674" text:style-name="Internet_20_link" text:visited-style-name="Visited_20_Internet_20_Link">
https://www.dw.com/zh/德语媒体：对华政策的转折点/a-65700674?maca=chi-rss-chi-all-1127-rdf</text:a>
</text:p>
      <!--NEWS-->
      <text:h text:style-name="P10" text:outline-level="1">
<text:span text:style-name="T4">
Which countries are prohibited from TIKTOK? What is the reason?</text:span>
</text:h>
      <text:p text:style-name="P4">
Author: None (Language: zh)</text:p>
      <text:p text:style-name="P4">
Publisher: None</text:p>
      <text:p text:style-name="P4">
Time: 2023-05-22T14:13:00Z</text:p>
      <text:p text:style-name="P4">
Description: In addition to worrying about Tiktok's collection of large amounts of data on mobile phones, it is endangering security and privacy, there are some countries that ban the platform for other reasons.</text:p>
      <text:p text:style-name="P4">
Videos: []</text:p>
      <text:p text:style-name="P4">
Images: ["<text:a xlink:type="simple" xlink:href="https://static.dw.com/image/65678412_303.jpg" text:style-name="Internet_20_link" text:visited-style-name="Visited_20_Internet_20_Link">
65678412_303.jpg</text:a>
", "<text:a xlink:type="simple" xlink:href="https://static.dw.com/image/64591922_401.jpg" text:style-name="Internet_20_link" text:visited-style-name="Visited_20_Internet_20_Link">
64591922_401.jpg</text:a>
"]</text:p>
      <text:p text:style-name="P4">
Subject: 时政风云</text:p>
      <text:p text:style-name="P4">
Subjects: []</text:p>
      <text:p text:style-name="P4">
Keywords: ['Tiktok', '禁令', '抖音', '字节跳动', '数据安全', '隐私', '间谍', '窃取数据']</text:p>
      <text:p text:style-name="P4">
Id: 65700672</text:p>
      <!--METADATA-->
      <text:p text:style-name="P4">
<text:a xlink:type="simple" xlink:href="https://www.dw.com/zh/overlay/image/article/65700672/65678412" text:style-name="Internet_20_link" text:visited-style-name="Visited_20_Internet_20_Link">
 <draw:frame draw:style-name="fr1" draw:name="Image12" text:anchor-type="as-char" svg:width="6.9236in" svg:height="3.896998in" draw:z-index="0">
<draw:image xlink:href="../Images/dwzh/2023-05-22T14-13-00Z/65678412_303.jpg" xlink:type="simple" xlink:show="embed" xlink:actuate="onLoad" draw:mime-type="image/jpeg"/>
</draw:frame>
</text:a>
(Voice of Germany) Tiktok has more than 1 billion users around the world, but in many countries, it is considered a security risk. <text:a xlink:type="simple" xlink:href="https://www.dw.com/zh/zh/前高管指控字节跳动充当中国政府宣传工具/a-65612568" text:style-name="Internet_20_link" text:visited-style-name="Visited_20_Internet_20_Link">
</text:a>
Essence Although Beijing has denied it, the short video platform is still restricted in some countries.</text:p>
      <text:h text:style-name="P12" text:outline-level="3">
<text:span text:style-name="T4">
U.S</text:span>
</text:h>
      <text:p text:style-name="P4">
The U.S. government under Biden banned its staff from using the app on government equipment. More than half of the federal state, as well as the US Congress and the military also have such regulations. What is currently reviewing is whether the platform can be banned throughout the United States.</text:p>
      <text:p text:style-name="P4">
<text:a xlink:type="simple" xlink:href="https://www.dw.com/zh/zh/法律戰開打-tiktok控告蒙大拿州違憲/a-65666897" text:style-name="Internet_20_link" text:visited-style-name="Visited_20_Internet_20_Link">
</text:a>
Essence Since 2024, Tiktok will no longer be allowed there to "prevent citizens from being monitored by the Communist Party of China." However, users who have installed the APP will continue to use them.</text:p>
      <text:h text:style-name="P12" text:outline-level="3">
<text:span text:style-name="T4">
Canada</text:span>
</text:h>
      <text:p text:style-name="P4">
Canada is banned from using TIKTOK on government equipment. The reason is that the video app can get a lot of content on the mobile phone. However, there is no evidence to date that the secret information of the Canadian government has been stolen.</text:p>
      <text:p text:style-name="P4">
<draw:frame draw:style-name="fr1" draw:name="Image13" text:anchor-type="as-char" svg:width="6.9236in" svg:height="3.896998in" draw:z-index="0">
<draw:image xlink:href="../Images/dwzh/2023-05-22T14-13-00Z/64591922_401.jpg" xlink:type="simple" xlink:show="embed" xlink:actuate="onLoad" draw:mime-type="image/jpeg"/>
</draw:frame>
The concerns about the security of Tiktok are the reasons why most countries restrict the use of the APP</text:p>
      <text:h text:style-name="P12" text:outline-level="3">
<text:span text:style-name="T4">
Europe</text:span>
</text:h>
      <text:p text:style-name="P4">
The three most important agencies in the European Union: the European Commission, the European Council, and the European Parliament banned employees from using Tiktok on work equipment at the end of February 2023, because they are worried that the Chinese government may obtain data on the equipment. The European Parliament is also prohibited from using Tiktok on private devices.</text:p>
      <text:p text:style-name="P4">
Since then, many EU countries have followed this regulation that government personnel are prohibited from using the app on work equipment. These countries include Belgium, Estonia, Latvia and the Netherlands.</text:p>
      <text:p text:style-name="P4">
In Germany, the federal government has no principled regulations to use Tiktok on work phones, but government equipment neither pre -installed the app nor download.</text:p>
      <text:p text:style-name="P4">
<text:a xlink:type="simple" xlink:href="https://www.dw.com/zh/zh/奥地利宣布禁止公务手机使用tiktok/a-65577074" text:style-name="Internet_20_link" text:visited-style-name="Visited_20_Internet_20_Link">
</text:a>
, Tiktok is prohibited on the working phone.</text:p>
      <text:p text:style-name="P4">
In addition to banning civil servants from using TIKTOK on work equipment, France also prohibits the use of Twitter, Instagram, Netflix and game CandyCrush. The reason is also the lack of security and concerns about data protection. According to Agence France -Presse information, this affects 2.5 million civil servants in France.</text:p>
      <text:p text:style-name="P4">
Ireland recommends that civil servants do not use Tiktok on their working phones.</text:p>
      <text:p text:style-name="P4">
Denmark banned the staff of the Ministry of Defense from using the platform.</text:p>
      <text:p text:style-name="P4">
The Swedish military prohibits the platform on work equipment.</text:p>
      <text:p text:style-name="P4">
Non -European member states Norway prohibit government personnel from using Tiktok or Telegram on work equipment because they are worried about the stolen information.</text:p>
      <text:p text:style-name="P4">
Non -EU countries Britain also prohibits the use of Toktok on government mobile phones, because the "sensitive government data must be ranked first." The country's public law radio institution BBC also told employees: "If you are not for Tiktok for business reasons, you should delete Tiktok." However, BBC itself has several channels on the platform.</text:p>
      <text:h text:style-name="P12" text:outline-level="3">
<text:span text:style-name="T4">
Oceania</text:span>
</text:h>
      <text:p text:style-name="P4">
New Zealand also restricts the use of Tiktok in March. All devices that can access the parliamentary network are prohibited from using the app.</text:p>
      <text:p text:style-name="P4">
<text:a xlink:type="simple" xlink:href="https://www.dw.com/zh/zh/澳大利亞禁止政府設備使用tiktok/a-65222959" text:style-name="Internet_20_link" text:visited-style-name="Visited_20_Internet_20_Link">
</text:a>
The reason is that the APP collects a large amount of user data, which constitutes a significant risk for security and privacy.</text:p>
      <text:h text:style-name="P12" text:outline-level="3">
<text:span text:style-name="T4">
Asia</text:span>
</text:h>
      <text:p text:style-name="P4">
Afghanistan has completely banned Tiktok since 2022. In 2021, Taliban, who came to power after the country withdrew from the country, came to power, the platform made young people go astray.</text:p>
      <text:h text:style-name="P12" text:outline-level="3">
<text:span text:style-name="T4">
Disabast</text:span>
</text:h>
      <text:p text:style-name="P4">
India has banned the platform since 2020. At that time, the Sino -Indian army conflicted at the Himalayan dispute border, and 20 Indian soldiers died. Soon after that, India announced the ban saying the APP endangered India's sovereignty and security. The Indian video platform MOJ and Josh were replaced by great success.</text:p>
      <text:p text:style-name="P4">
Jordan has banned Tiktok from December 2022. At that time, the country broke out due to the sharp rise in fuel prices, causing a police officer to die and more than 40 security forces injured. A government spokesman accused the platform of release a large number of videos "call for murder and chaos". It is reported that Tiktok and the Jordan government are still in negotiations.</text:p>
      <text:h text:style-name="P12" text:outline-level="3">
<text:span text:style-name="T4">
tiktok in Taiwan: The unified "pioneer" on both sides of the strait?</text:span>
</text:h>
      <text:p text:style-name="P4">
At the end of 2022, Taiwan banned government staff from using other Chinese social networks such as TIKTOK on mobile phones, tablets and computer equipment. According to the Taipei Times, the Ministry of Education tried to preach to the public that the Chinese government may use the platform to spread error information, including information about Taiwan.</text:p>
      <text:p text:style-name="P4">
News Source: <text:a xlink:type="simple" xlink:href="https://www.dw.com/zh/哪些国家禁止tiktok？原因何在？/a-65700672" text:style-name="Internet_20_link" text:visited-style-name="Visited_20_Internet_20_Link">
https://www.dw.com/zh/哪些国家禁止tiktok？原因何在？/a-65700672?maca=chi-rss-chi-all-1127-rdf</text:a>
</text:p>
      <!--NEWS-->
      <text:h text:style-name="P10" text:outline-level="1">
<text:span text:style-name="T4">
China and Russia hold a security talks</text:span>
</text:h>
      <text:p text:style-name="P4">
Author: None</text:p>
      <text:p text:style-name="P4">
Publisher: Radio Free Asia (Organization)</text:p>
      <text:p text:style-name="P4">
Published Time: 2023-05-22T16:55:00-04:00</text:p>
      <text:p text:style-name="P4">
Modified Time: 2023-05-23T15:56: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 text:anchor-type="as-char" svg:width="6.9236in" svg:height="3.495301in" draw:z-index="0">
<draw:image xlink:href="../Images/rfamandarin/2023-05-22T16-55-00-04-00/000000.png" xlink:type="simple" xlink:show="embed" xlink:actuate="onLoad" draw:mime-type="image/png"/>
</draw:frame>
Rose Federal Security Conference Secretary Nikolaipatrushev and Chen Wenqing, member of the Political Bureau of the Central Committee of the Communist Party of China [] <text:a xlink:type="simple" xlink:href="https://www.rfa.org/mandarin/Xinwen/10-05222023164822.html/@@images/image" text:style-name="Internet_20_link" text:visited-style-name="Visited_20_Internet_20_Link">
</text:a>
Agence France -Presse Information Picture France -France -France -Press/RFA synthesis</text:p>
      <text:p text:style-name="P4">
Nikolai Patrushev, secretary of the Russian Federal Security Conference and Chen Wenqing, member of the Political Bureau of the Central Committee of the Communist Party of China, held a safety talks in Moscow this Monday.</text:p>
      <text:p text:style-name="P4">
The Chinese Ministry of Foreign Affairs only said that Chen Wenqing went to Russia on May 21 to attend the international conference, and at the same time held talks with China -Russia law enforcement cooperation mechanisms.</text:p>
      <text:p text:style-name="P4">
Reuters said that this was the first meeting with Patrusev and Chen Wenqing. Chen Wenqing served as the secretary of the Political and Law Committee of the CPC Central Committee in October last year, and Patrusev was the former head of the Internal Security Department of the Russian Federal Security Agency. It was widely regarded as one of the most eagle members in the core circle of Russian President Vladimirputin.</text:p>
      <text:p text:style-name="P4">
The outside world estimates that the two sides will focus on the situation in Ukraine at the meeting, and at the same time, we will focus on discussing countermeasures and cooperation measures that may be taken to China and Russia, which are agreed to China and Russia. So far, the Ministry of Foreign Affairs of China and Russia has not explained or related details after the press conference.</text:p>
      <text:p text:style-name="P4">
Responsible editor: Chen Pinjie</text:p>
      <text:p text:style-name="P4">
News Source: <text:a xlink:type="simple" xlink:href="https://www.rfa.org/mandarin/Xinwen/10-05222023164822.html" text:style-name="Internet_20_link" text:visited-style-name="Visited_20_Internet_20_Link">
https://www.rfa.org/mandarin/Xinwen/10-05222023164822.html</text:a>
</text:p>
      <!--NEWS-->
      <text:h text:style-name="P10" text:outline-level="1">
<text:span text:style-name="T4">
French carbon reduction abolition some domestic short -range routes</text:span>
</text:h>
      <text:p text:style-name="P4">
Publisher: 法新社</text:p>
      <text:p text:style-name="P4">
Published Time: 2023-05-23T-1:32:08+00:00</text:p>
      <text:p text:style-name="P4">
Modified Time: 2023-05-23T12:05:02+00:00</text:p>
      <text:p text:style-name="P4">
Description: (Agence France -Presse, Paris, 23rd) According to a decree issued by the French government today, France has banned some domestic short -range routes. As long as the journey between the two places can be completed within 2.5 hours, the related routes will be abolish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 text:anchor-type="as-char" svg:width="6.9236in" svg:height="3.617581in" draw:z-index="0">
<draw:image xlink:href="../Images/rficn/2023-05-23T-1-32-08-00-00/000000.png" xlink:type="simple" xlink:show="embed" xlink:actuate="onLoad" draw:mime-type="image/png"/>
</draw:frame>
Agence France -Presse reported that, in order to fight climate change, the French government launched a bill that had a wide range of influence and President Emmanuelmacron. The cancellation of the short -term domestic route was a part of the entire bill. Although this move has been included in the 2021 climate law and has been put into practice, some airlines are asking for the European Union Executive Committee to investigate whether the relevant provisions are legal.</text:p>
      <text:p text:style-name="P4">
After the implementation of the new law, domestic routes between Paris to NANTES, Lyon and Bordeaux will be abolished, but the transfer flight is not limited to this.</text:p>
      <text:p text:style-name="P4">
Critics pointed out that the cancellation distance is not enough for a 2.5 -hour train of a train drive. It should be incorporated into routes equivalent to 3 hours of high -speed railway, such as Paris to Marseille from Paris to Marseille.</text:p>
      <text:p text:style-name="P4">
The new law stipulates that the train team that replaces the route must be frequent, timely, and well connected to meet the needs of the original aircraft passengers and can absorb more passengers.</text:p>
      <text:p text:style-name="P4">
Passengers who are doing such travel should complete the train round trip within the same day and stay for 8 hours in their destinations.</text:p>
      <text:p text:style-name="P4">
The French government is known to delete short-range flights related to the French Airlines to obtain a public relief gold and spend the economic difficulty caused by the 2019 COVID-19). And after the route is canceled, other airlines cannot ask for flying these routes.</text:p>
      <text:p text:style-name="P4">
At the same time, French politicians have been discussing how to reduce carbon emissions of private aircraft.</text:p>
      <text:p text:style-name="P4">
News Source: <text:a xlink:type="simple" xlink:href="https://www.rfi.fr/cn/%E5%9B%BD%E9%99%85%E6%8A%A5%E9%81%93/20230523-%E6%B3%95%E5%9B%BD%E6%8B%9A%E5%87%8F%E7%A2%B3-%E5%BA%9F%E9%99%A4%E9%83%A8%E5%88%86%E5%9B%BD%E5%86%85%E7%9F%AD%E7%A8%8B%E8%88%AA%E7%BA%BF" text:style-name="Internet_20_link" text:visited-style-name="Visited_20_Internet_20_Link">
https://www.rfi.fr/cn/%E5%9B%BD%E9%99%85%E6%8A%A5%E9%81%93/20230523-%E6%B3%95%E5%9B%BD%E6%8B%9A%E5%87%8F%E7%A2%B3-%E5%BA%9F%E9%99%A4%E9%83%A8%E5%88%86%E5%9B%BD%E5%86%85%E7%9F%AD%E7%A8%8B%E8%88%AA%E7%BA%BF</text:a>
</text:p>
      <!--NEWS-->
      <text:h text:style-name="P10" text:outline-level="1">
<text:span text:style-name="T4">
Maintaining stability in China in June 4th, the police demanded to investigate young people's mobile phones</text:span>
</text:h>
      <text:p text:style-name="P4">
Author: None</text:p>
      <text:p text:style-name="P4">
Publisher: Radio Free Asia (Organization)</text:p>
      <text:p text:style-name="P4">
Published Time: 2023-05-23T-10:01:00-04:00</text:p>
      <text:p text:style-name="P4">
Modified Time: 2023-05-23T12:25:36-04:00</text:p>
      <text:p text:style-name="P4">
Description: None</text:p>
      <text:p text:style-name="P4">
Videos: []</text:p>
      <text:p text:style-name="P4">
Audios: ["<text:a xlink:type="simple" xlink:href="https://www.rfa.org/mandarin/yataibaodao/meiti/hx1-0523202309283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6" text:anchor-type="as-char" svg:width="6.9236in" svg:height="5.326705in" draw:z-index="0">
<draw:image xlink:href="../Images/rfamandarin/2023-05-23T-10-01-00-04-00/000000.png" xlink:type="simple" xlink:show="embed" xlink:actuate="onLoad" draw:mime-type="image/png"/>
</draw:frame>
Police in many places in China have issued a notice asking parents and teachers to check whether the children's mobile phones are installed in overseas communication software such as Telegram and Twitter. <text:a xlink:type="simple" xlink:href="https://www.rfa.org/mandarin/yataibaodao/meiti/hx1-05232023092839.html/@@images/image" text:style-name="Internet_20_link" text:visited-style-name="Visited_20_Internet_20_Link">
</text:a>
Screenshots of the network <text:a xlink:type="simple" xlink:href="https://www.rfa.org/mandarin/yataibaodao/meiti/hx1-05232023092839.html/@@stream" text:style-name="Internet_20_link" text:visited-style-name="Visited_20_Internet_20_Link">
</text:a>
Recently, the police in many places in China issued a notice asking parents and teachers to check whether the child's mobile phone installed overseas communication software. Some comments believe that the authorities are suspected of preventing the tide similar to white paper sports on the eve of June 4th.</text:p>
      <text:p text:style-name="P4">
<text:a xlink:type="simple" xlink:href="https://www.rfa.org/mandarin/Xinwen/4-05212023113915.html" text:style-name="Internet_20_link" text:visited-style-name="Visited_20_Internet_20_Link">
<text:span text:style-name="T4">
 Children's mobile phones can not install "telegraphs" in many places in China to request for parents </text:span>
</text:a>
According to Chinese media reports, the Public Security Bureau has recently issued an announcement saying that the suspects of overseas telecommunications network fraud have recently used "paper aircraft (Telegram)", "WhatsApp", "Seagull Twitter) "," Too Mida "and other overseas mobile phone chat software to induce minors to engage in telecommunications network fraud and help crimes. The announcement stated that teachers and parents need to check whether the child's mobile phone is installed with such software. Your child may be assisted by overseas scammers to engage in illegal crimes. "</text:p>
      <text:p text:style-name="P4">
Police announcement also said: "If you find that the child has been installed, pay attention to the harm, and take the child to the recent public security organs to find out whether the child is engaged in illegal crimes." The guardians of higher vocational students), do not wait for the child to crimes in violation of the law, affect the future and regret it. "</text:p>
      <text:p text:style-name="P4">
<draw:frame draw:style-name="fr1" draw:name="Image17" text:anchor-type="as-char" svg:width="6.9236in" svg:height="9.637092in" draw:z-index="0">
<draw:image xlink:href="../Images/rfamandarin/2023-05-23T-10-01-00-04-00/000001.png" xlink:type="simple" xlink:show="embed" xlink:actuate="onLoad" draw:mime-type="image/png"/>
</draw:frame>
Police in many places in China have issued a notice asking parents and teachers to check whether the children's mobile phones are installed in overseas communication software such as Telegram and Twitter. (Internet screenshot) <text:a xlink:type="simple" xlink:href="https://www.rfa.org/mandarin/yataibaodao/meiti/hx1-05232023092839.html/4e00.jpg" text:style-name="Internet_20_link" text:visited-style-name="Visited_20_Internet_20_Link">
</text:a>
<text:span text:style-name="T4">
 Experts criticize infringement and suspects that the front of June 4th to prevent the formation of white paper sports academic tide </text:span>
</text:p>
      <text:p text:style-name="P4">
Society legal person Taiwan Youth Rights and Welfare Promotion Alliance Deputy Secretary -General Lin Yu Sheng accepted an interview with Radio Free Asia and pointed out: "The principle of violation of the proportion is like buying a kitchen knife. To what extent, they are not assured of encrypted communication software alone. Whether it will be in the sixth or fourth, students are the conscience of national society. Will they feel that students and student ethnic groups will get something that they want to cover up the truth. They are not assured? Because they are afraid of the people know the truth. "</text:p>
      <text:p text:style-name="P4">
Lin Yusheng emphasized that the installation software itself is not committed to the law, and requires force to bring them to the police station to infringe on personal freedom and privacy, and also violate the country's principles of law. The Convention on the UN Children's Rights stipulates that there must be a clear fact that criminal facts must take forced measures to adopt adolescents. Standing on the position of protecting and respecting privacy, parents cannot even peek at their children's diary, and the Chinese government has become a habit of infringing citizens' privacy.</text:p>
      <text:p text:style-name="P4">
<text:span text:style-name="T4">
 An expert of the security security: China ’s network management is incompetent to ask for parents and teachers to check children mobile phones </text:span>
</text:p>
      <text:p text:style-name="P4">
Taiwanese security worker Wu Yiting accepted an interview with Radio Asia in Liberty: "China does this, which in turn does not end up with these software, which means that their online monitoring layers have no way to catch the side and keyword filtering of these software. It can only be done from the most native and most original way; it also shows that the Chinese network management is incompetent, so that parents and teachers will help solve this. China has more parents or more police? Chinese police are not OK to use these softwares for parents. Call the child to delete it, and he will do what the government told him to do it in the future. "</text:p>
      <text:p text:style-name="P4">
Wu Yiting asked, from the perspective of "prevention of crime", many scams in China were carried out on WeChat and QQ. Why did not see the authorities check on domestic software?</text:p>
      <text:p text:style-name="P4">
Radio Free Asia recently disclosed that Skype hit all over China to present the "signal too weak" problem. Wu Yiting said that these are all Chinese authorities intentionally intercepting overseas information, and the ultimate goal is to consolidate the regional network with national characteristics.</text:p>
      <text:p text:style-name="P4">
Wu Yiting pointed out that the Chinese authorities also warned the public that the public could not use these software. It was reported that some software that could communicate in China in China could not be prohibited. Among some well -known cases such as "Programming and Thinking" sentenced to seven years in prison for inciting charges, they were used to use overseas software, and the mobile phone was deducted and cleared when the arrest was arrested. When white paper moves, many resistances use Telegram and Twitter to spread videos and pictures to the outside world.</text:p>
      <text:p text:style-name="P4">
** Parents: Advocating each other is like the Cultural Revolution.</text:p>
      <text:p text:style-name="P4">
Ren Ruiting, who fled China, was interviewed by Radio Free Asia that children would also use overseas software with adults, and she used WhatsApp, Telegram, and other software that the CCP could not reach. Overseas democratic people, such as Wang Dan, will build groups to release information activities such as June 4th, democratic constitutional government, and embrace freedom; many netizens mentioned that they have realized that the Communist Party is so bad to contact Twitter. The Chinese Communist Party uses relatives to report each other and grabs all places where the network supervision cannot be regulated, completely separated.</text:p>
      <text:p text:style-name="P4">
Ren Ruiting criticized the authorities to advocate the social atmosphere of mutual reporting as each other: "The most terrible thing is that parents and teachers are going to check their children's mobile phones. Parents can not give their mobile phones, but they will not give their mobile phones. Destroy the trust between parents and children. Today, the parents can take it to the police station. In a few days, the child can peek at his parents' mobile phones and sue his parents. "</text:p>
      <text:p text:style-name="P4">
Ren Ruting found that Telegram had a lot of stolen numbers. "It is not sure if it was a malicious attack on the Communist Party. Many groups were stolen and friends were almost lost. If you are doing it, it is possible that someone may deliberately teach students how to stole numbers and give you how much money to help overseas fraud, and then warn parents and teachers to investigate students' mobile phones to grab crimes.</text:p>
      <text:p text:style-name="P4">
Reporter: Xia Xiaohua Responsible: Xu Shuting He Ping.com Editor: Ruizhe</text:p>
      <text:p text:style-name="P4">
News Source: <text:a xlink:type="simple" xlink:href="https://www.rfa.org/mandarin/yataibaodao/meiti/hx1-05232023092839.html" text:style-name="Internet_20_link" text:visited-style-name="Visited_20_Internet_20_Link">
https://www.rfa.org/mandarin/yataibaodao/meiti/hx1-05232023092839.html</text:a>
</text:p>
      <!--NEWS-->
      <text:h text:style-name="P10" text:outline-level="1">
<text:span text:style-name="T4">
Thai storm rain caused the school roof to collapse with 4 children and 7 deaths</text:span>
</text:h>
      <text:p text:style-name="P4">
Publisher: 法新社</text:p>
      <text:p text:style-name="P4">
Published Time: 2023-05-23T-14:32:08+00:00</text:p>
      <text:p text:style-name="P4">
Modified Time: 2023-05-23T09:05:01+00:00</text:p>
      <text:p text:style-name="P4">
Description: (Agence France -Presse, Bangkok, 23rd) Northern Thailand collected a storm yesterday. As a result, the roof of a school's sports field collapsed, and 4 children aged 6 to 13 and three adults were killed. At that time, in addition to children playing on the four -side wall, some people were watching next to them.</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 text:anchor-type="as-char" svg:width="6.9236in" svg:height="3.617581in" draw:z-index="0">
<draw:image xlink:href="../Images/rficn/2023-05-23T-14-32-08-00-00/000000.png" xlink:type="simple" xlink:show="embed" xlink:actuate="onLoad" draw:mime-type="image/png"/>
</draw:frame>
Thai schools often see the sports field stamped on the roof so that children will not be shot by tropical sunshine when they are playing.</text:p>
      <text:p text:style-name="P4">
According to the Thai media, the storm hit around 6:30 last night, and the strong wind and rain caused the roof to collapse suddenly.</text:p>
      <text:p text:style-name="P4">
The Public Relations Office of the Public Relations told AFP that the two of the three deaths were parents, one was a worker, and 18 were injured.</text:p>
      <text:p text:style-name="P4">
A 6 -year -old boy was seriously injured and he was seriously injured. The remaining wounded stayed in two hospitals for treatment. It is reported that the injury was not serious.</text:p>
      <text:p text:style-name="P4">
A eyewitness told Thai TV (Thaipbs): "In a blink of an eye, I heard the sound of fighting like fighting, and the storm came to me in 5 seconds."</text:p>
      <text:p text:style-name="P4">
The image shared by the local public relations unit on Facebook shows that there are a bunch of twisted metals on the scene, and the pillars and iron are all falling to the ground.</text:p>
      <text:p text:style-name="P4">
Police told AFP that the storm also damaged many houses in Sam Ngam.</text:p>
      <text:p text:style-name="P4">
Now Thailand is about to enter the rainy season, and it is expected that there will be heavy rain in many regions in China in the next few days.</text:p>
      <text:p text:style-name="P4">
News Source: <text:a xlink:type="simple" xlink:href="https://www.rfi.fr/cn/%E5%9B%BD%E9%99%85%E6%8A%A5%E9%81%93/20230523-%E6%B3%B0%E5%9B%BD%E6%9A%B4%E9%A3%8E%E9%9B%A8%E8%87%B4%E5%AD%A6%E6%A0%A1%E5%B1%8B%E9%A1%B6%E5%9D%8D%E5%A1%8C-%E5%90%AB4%E7%AB%A5%E5%85%B17%E6%AD%BB" text:style-name="Internet_20_link" text:visited-style-name="Visited_20_Internet_20_Link">
https://www.rfi.fr/cn/%E5%9B%BD%E9%99%85%E6%8A%A5%E9%81%93/20230523-%E6%B3%B0%E5%9B%BD%E6%9A%B4%E9%A3%8E%E9%9B%A8%E8%87%B4%E5%AD%A6%E6%A0%A1%E5%B1%8B%E9%A1%B6%E5%9D%8D%E5%A1%8C-%E5%90%AB4%E7%AB%A5%E5%85%B17%E6%AD%BB</text:a>
</text:p>
      <!--NEWS-->
      <text:h text:style-name="P10" text:outline-level="1">
<text:span text:style-name="T4">
The East Timor Congress election is expected to be in power again</text:span>
</text:h>
      <text:p text:style-name="P4">
Publisher: 法新社</text:p>
      <text:p text:style-name="P4">
Published Time: 2023-05-23T-16:32:08+00:00</text:p>
      <text:p text:style-name="P4">
Modified Time: 2023-05-23T09:05:02+00:00</text:p>
      <text:p text:style-name="P4">
Description: (France -France -France -France -France -President Dili, 23rd) According to the official counting results of East Timor today, former President Xanana Gusmao, who is regarded as an independent hero, led the "East Timor Reconstruction of the National Conference Party" (CNRT) to win the parliamentary election. , But it is absolutely mos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 text:anchor-type="as-char" svg:width="6.9236in" svg:height="3.617581in" draw:z-index="0">
<draw:image xlink:href="../Images/rficn/2023-05-23T-16-32-08-00-00/000000.png" xlink:type="simple" xlink:show="embed" xlink:actuate="onLoad" draw:mime-type="image/png"/>
</draw:frame>
The voters selected 65 parliamentarians this time, hoping to end the political deadlock for many years.</text:p>
      <text:p text:style-name="P4">
According to data from the Election Commission, the "East Timor Reconstruction of the National Conference Party" in the wild won the 41.6%voting rate, and led the current "Fretilin" of the "East Timor Independence Revolution" (Fretilin ", which was the current ruling league.</text:p>
      <text:p text:style-name="P4">
The election was held on the 21st of this month. The results of the votes meant that the 76 -year -old Gusmao could form a ruling alliance, and it would be able to regain power. He served as the first president of East Timor from 2002 to 2007.</text:p>
      <text:p text:style-name="P4">
According to the East Timor Constitution, if no political parties get an absolute majority, they will form a ruling alliance with the highest voting party.</text:p>
      <text:p text:style-name="P4">
"East Timor Reconstruction of the National Congress Party" won the presidential election last year. Jose Ramos-Horta, the allies and Nobel Peace Prize winners of Gusmao, served as the president. At least one party cooperation among other 16 parties.</text:p>
      <text:p text:style-name="P4">
East Timor was a Portuguese colonial and was later occupied by Indonesia. During the occupation period, the "East Timor Independence Revolution Front" was committed to resisting Indonesia. Gusmao was one of them, but withdrew in 2007, and established the "East Timor Reconstruction Party Party" in 2007. In the same year Essence</text:p>
      <text:p text:style-name="P4">
For decades, Gustao and the secretary -general of the "East Timor Independence Revolution" Mari Alkatiri have not been solved. Akati was a prime minister and an important person in an independent movement.</text:p>
      <text:p text:style-name="P4">
To date, East Timor's independence has passed through the epidemic of COVID-19 (2019 coronary virus disease) and many natural disasters, which has never been able to get rid of poverty. Among them, a wave of cyclone disaster in 2021 took at least 40 people in East Timor with a population of about 1.3 million.</text:p>
      <text:p text:style-name="P4">
East Timor's budget depends on the income obtained by exported oil, but it is expected that the existing fossil fuel plan will soon be exhausted. The next government must make a decision on the Greatersunrise Natural Gas Project to see if it is necessary to minimize the number of natural gas with a mesh cubic foot.</text:p>
      <text:p text:style-name="P4">
East Timor is less than 30 years old, and young voters account for a high proportion. Many people convey expectations through this election, hoping that the next government can focus on fighting poverty and improving infrastructure.</text:p>
      <text:p text:style-name="P4">
News Source: <text:a xlink:type="simple" xlink:href="https://www.rfi.fr/cn/%E5%9B%BD%E9%99%85%E6%8A%A5%E9%81%93/20230523-%E4%B8%9C%E5%B8%9D%E6%B1%B6%E5%9B%BD%E4%BC%9A%E9%80%89%E4%B8%BE%E5%9C%A8%E9%87%8E%E5%85%9A%E8%83%9C%E5%87%BA-%E9%A6%96%E4%BB%BB%E6%80%BB%E7%BB%9F%E6%9C%89%E6%9C%9B%E5%86%8D%E6%8E%8C%E6%9D%83" text:style-name="Internet_20_link" text:visited-style-name="Visited_20_Internet_20_Link">
https://www.rfi.fr/cn/%E5%9B%BD%E9%99%85%E6%8A%A5%E9%81%93/20230523-%E4%B8%9C%E5%B8%9D%E6%B1%B6%E5%9B%BD%E4%BC%9A%E9%80%89%E4%B8%BE%E5%9C%A8%E9%87%8E%E5%85%9A%E8%83%9C%E5%87%BA-%E9%A6%96%E4%BB%BB%E6%80%BB%E7%BB%9F%E6%9C%89%E6%9C%9B%E5%86%8D%E6%8E%8C%E6%9D%83</text:a>
</text:p>
      <!--NEWS-->
      <text:h text:style-name="P10" text:outline-level="1">
<text:span text:style-name="T4">
Startet announced that he was looking forward to his first African Republican President</text:span>
</text:h>
      <text:p text:style-name="P4">
Publisher: 法新社</text:p>
      <text:p text:style-name="P4">
Published Time: 2023-05-23T-24:32:08+00:00</text:p>
      <text:p text:style-name="P4">
Modified Time: 2023-05-23T07:05:06+00:00</text:p>
      <text:p text:style-name="P4">
Description: (Agence France -Presse, Washington, 22nd) Tim Scott, a Federal Senator in South Carolina, USA, officially put into the presidential election today and became the first African Republican president in the United States. He said to restore the American lifestyle threatened by Democratic President Bide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 text:anchor-type="as-char" svg:width="6.9236in" svg:height="3.617581in" draw:z-index="0">
<draw:image xlink:href="../Images/rficn/2023-05-23T-24-32-08-00-00/000000.png" xlink:type="simple" xlink:show="embed" xlink:actuate="onLoad" draw:mime-type="image/png"/>
</draw:frame>
The 57 -year -old Starter's life inspires people. He grew up in a single -parent family and poor family. Now he has become one of the most influential conservatives in the United States.</text:p>
      <text:p text:style-name="P4">
He said to the cheers supporters in his hometown of NorthCharleston: "Biden and the radical left are attacking every step that climb up to help me climb up.</text:p>
      <text:p text:style-name="P4">
"They are attacking US values, our schools, our economy and security, but that will not happen under my supervision. It is not possible. I can't stand by when I am treated in the United States."</text:p>
      <text:p text:style-name="P4">
Shi Kao spent several months to run for key ticket warehouses across the country, trying to gain support as early as possible. He emphasized his Christian faith and a unique view of the only African Federal Senator of the Republican Party.</text:p>
      <text:p text:style-name="P4">
He will compete with many people including former President Trump, but it is still very difficult to catch up with Trump.</text:p>
      <text:p text:style-name="P4">
Recent polls show that Skate's support is less than 2%, which is far behind Trump's 54%.</text:p>
      <text:p text:style-name="P4">
News Source: <text:a xlink:type="simple" xlink:href="https://www.rfi.fr/cn/%E5%9B%BD%E9%99%85%E6%8A%A5%E9%81%93/20230523-%E5%8F%B2%E8%80%83%E7%89%B9%E5%AE%A3%E5%B8%83%E5%8F%82%E9%80%89-%E7%9B%BC%E6%88%90%E9%A6%96%E4%BD%8D%E9%9D%9E%E8%A3%94%E5%85%B1%E5%92%8C%E5%85%9A%E7%B1%8D%E6%80%BB%E7%BB%9F" text:style-name="Internet_20_link" text:visited-style-name="Visited_20_Internet_20_Link">
https://www.rfi.fr/cn/%E5%9B%BD%E9%99%85%E6%8A%A5%E9%81%93/20230523-%E5%8F%B2%E8%80%83%E7%89%B9%E5%AE%A3%E5%B8%83%E5%8F%82%E9%80%89-%E7%9B%BC%E6%88%90%E9%A6%96%E4%BD%8D%E9%9D%9E%E8%A3%94%E5%85%B1%E5%92%8C%E5%85%9A%E7%B1%8D%E6%80%BB%E7%BB%9F</text:a>
</text:p>
      <!--NEWS-->
      <text:h text:style-name="P10" text:outline-level="1">
<text:span text:style-name="T4">
The western state of the Kororado River reduces the water use agreement</text:span>
</text:h>
      <text:p text:style-name="P4">
Publisher: 法新社</text:p>
      <text:p text:style-name="P4">
Published Time: 2023-05-23T-26:32:08+00:00</text:p>
      <text:p text:style-name="P4">
Modified Time: 2023-05-23T07:05:05+00:00</text:p>
      <text:p text:style-name="P4">
Description: (Agence France -Presse, Los Angeles, 22nd) The Colorado River in the United States has gradually dried up by the 25 -year drought and the threat of climate and environment worsening. In the Western State, it has said that it has achieved consensus on reducing wat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 text:anchor-type="as-char" svg:width="6.9236in" svg:height="3.617581in" draw:z-index="0">
<draw:image xlink:href="../Images/rficn/2023-05-23T-26-32-08-00-00/000000.png" xlink:type="simple" xlink:show="embed" xlink:actuate="onLoad" draw:mime-type="image/png"/>
</draw:frame>
According to this proposal, the federal government is rumored to pay $ 1.2 billion to water areas, Aboriginal tribes, and cities in California, Nevada and Arizona, so that they will reduce water in the next three years.</text:p>
      <text:p text:style-name="P4">
These states will also reduce water by themselves, but will not be compensated.</text:p>
      <text:p text:style-name="P4">
These water reduction measures will reduce the water supply of 3 million acres-feet (ACRE-Feet) of the Colorado River, which is equivalent to about 13%of its total water supply.</text:p>
      <text:p text:style-name="P4">
Gavin Newsom, California, said in a press release: "The entire western United States is at the front line of climate change. We must work together to respond to the climate crisis and extreme weather of drought and floods."</text:p>
      <text:p text:style-name="P4">
The US President Biden praised this agreement as "an important step in the face of climate change and historic drought towards the stability of the Water system of protecting the Colorado."</text:p>
      <text:p text:style-name="P4">
News Source: <text:a xlink:type="simple" xlink:href="https://www.rfi.fr/cn/%E7%A7%91%E5%AD%A6%E6%96%B0%E7%9F%A5/20230523-%E7%A7%91%E7%BD%97%E6%8B%89%E5%A4%9A%E6%B2%B3%E5%B9%B2%E6%B6%B8-%E7%BE%8E%E8%A5%BF%E9%83%A8%E5%B7%9E%E5%B0%B1%E5%87%8F%E5%B0%91%E7%94%A8%E6%B0%B4%E8%BE%BE%E5%8D%8F%E8%AE%AE" text:style-name="Internet_20_link" text:visited-style-name="Visited_20_Internet_20_Link">
https://www.rfi.fr/cn/%E7%A7%91%E5%AD%A6%E6%96%B0%E7%9F%A5/20230523-%E7%A7%91%E7%BD%97%E6%8B%89%E5%A4%9A%E6%B2%B3%E5%B9%B2%E6%B6%B8-%E7%BE%8E%E8%A5%BF%E9%83%A8%E5%B7%9E%E5%B0%B1%E5%87%8F%E5%B0%91%E7%94%A8%E6%B0%B4%E8%BE%BE%E5%8D%8F%E8%AE%AE</text:a>
</text:p>
      <!--NEWS-->
      <text:h text:style-name="P10" text:outline-level="1">
<text:span text:style-name="T4">
Mengda Na La Na Na La Na Na La Na Na La Na La Na La Zeng's first sacrifice ban Tiktok's complaint against counterattack</text:span>
</text:h>
      <text:p text:style-name="P4">
Publisher: 法新社</text:p>
      <text:p text:style-name="P4">
Published Time: 2023-05-23T-28:32:08+00:00</text:p>
      <text:p text:style-name="P4">
Modified Time: 2023-05-23T07:05:01+00:00</text:p>
      <text:p text:style-name="P4">
Description: (AFP, San Francisco, 22nd) Beijing's Beijing Byte By By By Bythrical Tiktok Tiktok today told the Federal Court in an attempt to prevent Montana from implementing a comprehensive banning order on TIKTO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 text:anchor-type="as-char" svg:width="6.9236in" svg:height="3.617581in" draw:z-index="0">
<draw:image xlink:href="../Images/rficn/2023-05-23T-28-32-08-00-00/000000.png" xlink:type="simple" xlink:show="embed" xlink:actuate="onLoad" draw:mime-type="image/png"/>
</draw:frame>
TIKTOK claims in the lawsuit that the prohibition that is expected to take effect on January 1, 2024 violates the right to protect the freedom of speech in the Constitution.</text:p>
      <text:p text:style-name="P4">
Tiktok spokesman told AFP: "We believe that we will win the lawsuit based on the extremely powerful pre -example and fact."</text:p>
      <text:p text:style-name="P4">
Greggianforte, a Republican governor of Montana, signed a bill to block Tiktok in the state on the 17th of this month. Johnson pointed out that the New Law will further promote "we protect the people's common priority for the Chinese Communist Party's surveillance."</text:p>
      <text:p text:style-name="P4">
According to the ban, app stores of Google and Apple Inc in technology companies provide illegal behavior in TIKTOK in Montana, and five users have tried to block the law.</text:p>
      <text:p text:style-name="P4">
News Source: <text:a xlink:type="simple" xlink:href="https://www.rfi.fr/cn/%E8%B4%A2%E7%BB%8F%E5%BF%AB%E8%AE%AF/20230523-%E7%BE%8E%E8%92%99%E5%A4%A7%E6%8B%BF%E5%B7%9E%E7%8E%87%E5%85%88%E7%A5%AD%E7%A6%81%E4%BB%A4-tiktok%E6%8F%90%E5%91%8A%E5%8F%8D%E5%87%BB" text:style-name="Internet_20_link" text:visited-style-name="Visited_20_Internet_20_Link">
https://www.rfi.fr/cn/%E8%B4%A2%E7%BB%8F%E5%BF%AB%E8%AE%AF/20230523-%E7%BE%8E%E8%92%99%E5%A4%A7%E6%8B%BF%E5%B7%9E%E7%8E%87%E5%85%88%E7%A5%AD%E7%A6%81%E4%BB%A4-tiktok%E6%8F%90%E5%91%8A%E5%8F%8D%E5%87%BB</text:a>
</text:p>
      <!--NEWS-->
      <text:h text:style-name="P10" text:outline-level="1">
<text:span text:style-name="T4">
Nepal's guide 28 degrees to attack the Doping Virgin Peak refreshing the world record</text:span>
</text:h>
      <text:p text:style-name="P4">
Publisher: 法新社</text:p>
      <text:p text:style-name="P4">
Published Time: 2023-05-23T-5:02:08+00:00</text:p>
      <text:p text:style-name="P4">
Modified Time: 2023-05-23T10:50:02+00:00</text:p>
      <text:p text:style-name="P4">
Description: (Agence France -Presse Kathmandu, 23rd) Nepal Mountaineering guide Cami. Ritta's 28th degree to the top of the Virgin Peak today, refreshing the record of the Virgin Peak. Another Nepalese mountain guide Pasan. Dawa tied Kimi yesterday. Reta kept 27 records and was surpassed immediatel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 text:anchor-type="as-char" svg:width="6.9236in" svg:height="3.617581in" draw:z-index="0">
<draw:image xlink:href="../Images/rficn/2023-05-23T-5-02-08-00-00/000000.png" xlink:type="simple" xlink:show="embed" xlink:actuate="onLoad" draw:mime-type="image/png"/>
</draw:frame>
The guidance service company "Seven Summit Treks), a member of ThaishWor Guragain, told AFP:" Kamirita Sherpa arrived at the top of the Virgin Peak at the second time this morning. This is his 28th time. "</text:p>
      <text:p text:style-name="P4">
Just one day ago, 46 -year -old mountain guide Pasan. Pasang Dawa Sherpa has just tied Kimi. Ritta set up a new record last week last week.</text:p>
      <text:p text:style-name="P4">
Both have twice climbed the Virgin Peak at an altitude of 8,849 meters twice. The contest of the two people's pursuit of perseverance has attracted the attention of the climbing industry.</text:p>
      <text:p text:style-name="P4">
53 -year -old Cami. Ritta has served as a guide for more than 20 years and has the title of "Everestman". He first reached the Mother Peak in 1994, when he was working for a commercial expedition. Since then, he has climbed the Virgin Peak almost every year.</text:p>
      <text:p text:style-name="P4">
Nepal has 8 of the 10 highest peaks in the world, and every spring ushered in hundreds of adventurers. At this time, the temperature is mild, and the Himalayas' style is usually relatively calm.</text:p>
      <text:p text:style-name="P4">
Nepal has issued 478 permits to foreign climbers this season, which lasted until early June. Because most climber needs the guide, it is expected that more than 900 people will try to reach the summit.</text:p>
      <text:p text:style-name="P4">
Nepal's guide is usually the Sherpas who live in the valley around the Virgin Peak. They are considered the pillar of the industry and bear the huge risk of carrying moving equipment and food, fixed ropes and repair ladders.</text:p>
      <text:p text:style-name="P4">
According to statistics from the Nepalese tourism department, more than 500 climbers have climbed the Virgin Peak this season. However, the danger of this peak is also reflected in the number of deaths. This weekend was killed by two climbers, which made the deaths since April to 11. (Translator: Lin Yifeng/Draft: Dai Yazhen)</text:p>
      <text:p text:style-name="P4">
News Source: <text:a xlink:type="simple" xlink:href="https://www.rfi.fr/cn/%E5%9B%BD%E9%99%85%E6%8A%A5%E9%81%93/20230523-%E5%B0%BC%E6%B3%8A%E5%B0%94%E5%90%91%E5%AF%BC28%E5%BA%A6%E6%94%BB%E9%A1%B6%E5%9C%A3%E6%AF%8D%E5%B3%B0-%E5%88%B7%E6%96%B0%E4%B8%96%E7%95%8C%E7%BA%AA%E5%BD%95" text:style-name="Internet_20_link" text:visited-style-name="Visited_20_Internet_20_Link">
https://www.rfi.fr/cn/%E5%9B%BD%E9%99%85%E6%8A%A5%E9%81%93/20230523-%E5%B0%BC%E6%B3%8A%E5%B0%94%E5%90%91%E5%AF%BC28%E5%BA%A6%E6%94%BB%E9%A1%B6%E5%9C%A3%E6%AF%8D%E5%B3%B0-%E5%88%B7%E6%96%B0%E4%B8%96%E7%95%8C%E7%BA%AA%E5%BD%95</text:a>
</text:p>
      <!--NEWS-->
      <text:h text:style-name="P10" text:outline-level="1">
<text:span text:style-name="T4">
Russia's invasion of Ukraine has prompted NATO's major reform defense</text:span>
</text:h>
      <text:p text:style-name="P4">
Publisher: 法新社</text:p>
      <text:p text:style-name="P4">
Published Time: 2023-05-23T-7:02:08+00:00</text:p>
      <text:p text:style-name="P4">
Modified Time: 2023-05-23T10:35:02+00:00</text:p>
      <text:p text:style-name="P4">
Description: (AFP, the capital of Estonania, Tarinn, 23rd) Russia and Ukraine have been in 15 months. The largest reform of the nearly 30 years has been carried ou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617581in" draw:z-index="0">
<draw:image xlink:href="../Images/rficn/2023-05-23T-7-02-08-00-00/000000.png" xlink:type="simple" xlink:show="embed" xlink:actuate="onLoad" draw:mime-type="image/png"/>
</draw:frame>
NATO will hold a leader summit at Vilnius, the capital of Lithuania a month later, and is currently intensifying strengthening the eastern defense capabilities.</text:p>
      <text:p text:style-name="P4">
The American forces drilling air strikes, the British Marine Corps conducted night grabbing landing, and the French paratroopers fell from the sky after flying over Europe. Under the shadow of Russia's war against Ukraine, NATO conducted training in Estong Wing member State Estonia.</text:p>
      <text:p text:style-name="P4">
The message conveyed this move is quite clear. The French Army Commander Edouardbros, the commander of the French Army in the NATO "Spring Storm" joint military exercise, said: "This means that we can deploy very quickly in a short time."</text:p>
      <text:p text:style-name="P4">
Christophercavoli, the highest commander of NATO European Allies, said this month: "This change will turn us from an alliance for the optimization of emergencies outside the region to Alliance of the allies per territorial alliance. "</text:p>
      <text:p text:style-name="P4">
Kristjan Mae, director of the Policy Planning Office of the Ministry of Defense, said: "Obviously, NATO has changed its strategy. Collective defense is the most important task. We need to restore our homeland to order."</text:p>
      <text:p text:style-name="P4">
Since Russia has invaded Ukraine in February last year, NATO has sent thousands of soldiers in East Wing. As early as Russia won Crimea in 2014, NATO sent troops to enter the border between Poland and the Baltic countries and Russia; now, it has deployed more than 4 "fighting groups" in Slovakia, Hungary, Romania and Bulgaria.</text:p>
      <text:p text:style-name="P4">
NATO member states are currently planning how to expand their strengths deployed in the Baltic countries and Poland to the scale of the brigade level, which means that there will be thousands of soldiers in the "necessary place and time".</text:p>
      <text:p text:style-name="P4">
NATO is also pre -deploying military equipment in the East Wing to prevent these equipment timely and laboriously for these equipment. At the same time, it has also stepped up to practice.</text:p>
      <text:p text:style-name="P4">
In order to reinforce about 1,000 British and French forces in Estonia, Britain will allow troops stationed in the British military base to be on standby in order to rush to the local area at any time.</text:p>
      <text:p text:style-name="P4">
British commander in charge of the relevant deployment operation in NATO, Giles Harris, said: "This is a key change that allows the additional troops to add additional combat power in time before the conflict broke out."</text:p>
      <text:p text:style-name="P4">
News Source: <text:a xlink:type="simple" xlink:href="https://www.rfi.fr/cn/%E5%9B%BD%E9%99%85%E6%8A%A5%E9%81%93/20230523-%E4%BF%84%E7%BD%97%E6%96%AF%E4%BE%B5%E7%95%A5%E4%B9%8C%E5%85%8B%E5%85%B0-%E4%BF%83%E4%BD%BF%E5%8C%97%E7%BA%A6%E5%A4%A7%E5%B9%85%E6%94%B9%E9%9D%A9%E9%98%B2%E5%BE%A1" text:style-name="Internet_20_link" text:visited-style-name="Visited_20_Internet_20_Link">
https://www.rfi.fr/cn/%E5%9B%BD%E9%99%85%E6%8A%A5%E9%81%93/20230523-%E4%BF%84%E7%BD%97%E6%96%AF%E4%BE%B5%E7%95%A5%E4%B9%8C%E5%85%8B%E5%85%B0-%E4%BF%83%E4%BD%BF%E5%8C%97%E7%BA%A6%E5%A4%A7%E5%B9%85%E6%94%B9%E9%9D%A9%E9%98%B2%E5%BE%A1</text:a>
</text:p>
      <!--NEWS-->
      <text:h text:style-name="P10" text:outline-level="1">
<text:span text:style-name="T4">
China blocked Meiguangmei: the restrictions that oppose the fact that there is no factual basis</text:span>
</text:h>
      <text:p text:style-name="P4">
Author: None (Language: zh)</text:p>
      <text:p text:style-name="P4">
Publisher: None</text:p>
      <text:p text:style-name="P4">
Time: 2023-05-23T00:32:00Z</text:p>
      <text:p text:style-name="P4">
Description: The Chinese government requested that operators of "key information infrastructure" on Sunday should stop purchasing products from US semiconductor companies, and determine that they threaten national security. This move impacts the brilliance geometry? What are the US government's response?</text:p>
      <text:p text:style-name="P4">
Videos: []</text:p>
      <text:p text:style-name="P4">
Images: ["<text:a xlink:type="simple" xlink:href="https://static.dw.com/image/65224851_303.jpeg" text:style-name="Internet_20_link" text:visited-style-name="Visited_20_Internet_20_Link">
65224851_303....</text:a>
", "<text:a xlink:type="simple" xlink:href="https://static.dw.com/image/65224835_401.jpeg" text:style-name="Internet_20_link" text:visited-style-name="Visited_20_Internet_20_Link">
65224835_401....</text:a>
", "<text:a xlink:type="simple" xlink:href="https://static.dw.com/image/56683753_401.jpg" text:style-name="Internet_20_link" text:visited-style-name="Visited_20_Internet_20_Link">
56683753_401.jpg</text:a>
", "<text:a xlink:type="simple" xlink:href="https://static.dw.com/image/65688748_401.jpg" text:style-name="Internet_20_link" text:visited-style-name="Visited_20_Internet_20_Link">
65688748_401.jpg</text:a>
"]</text:p>
      <text:p text:style-name="P4">
Subject: 经济纵横</text:p>
      <text:p text:style-name="P4">
Subjects: ['奥巴马', '美国']</text:p>
      <text:p text:style-name="P4">
Keywords: ['晶片', '半导体', '美光', '美国', '出口管制', '网路', '审查']</text:p>
      <text:p text:style-name="P4">
Id: 65693360</text:p>
      <!--METADATA-->
      <text:p text:style-name="P4">
<text:a xlink:type="simple" xlink:href="https://www.dw.com/zh/overlay/image/article/65693360/65224851" text:style-name="Internet_20_link" text:visited-style-name="Visited_20_Internet_20_Link">
 <draw:frame draw:style-name="fr1" draw:name="Image25" text:anchor-type="as-char" svg:width="6.9236in" svg:height="3.896998in" draw:z-index="0">
<draw:image xlink:href="../Images/dwzh/2023-05-23T00-32-00Z/65224851_303.jpeg" xlink:type="simple" xlink:show="embed" xlink:actuate="onLoad" draw:mime-type="image/jpeg"/>
</draw:frame>
</text:a>
During the G7 Leadership Summit, China announced that Micron's online security review failed. Experts believe that the opportunity is not a coincidence at this time. (Data photo)</text:p>
      <text:p text:style-name="P4">
(Voice of Germany Chinese) China Internet Information Office (referred to as the Internet Information Office) released on Sunday (May 21) that the product of the US Semiconductor Corporation, Micron, "has more serious network security issues", which is for China. The supply chain of key information infrastructure constitutes a major risk and affects national security. Therefore, the online security review fails, <text:a xlink:type="simple" xlink:href="https://www.dw.com/zh/zh/北京恐禁美光芯片-媒體美籲韓勿填補缺口/a-65414199" text:style-name="Internet_20_link" text:visited-style-name="Visited_20_Internet_20_Link">
</text:a>
Essence</text:p>
      <text:p text:style-name="P4">
According to the China Network Information Office, reviewing Micron is a "necessary measure to maintain national security" and said that foreign companies "as long as they comply with the requirements of Chinese laws and regulations", they are welcome to enter the Chinese market.</text:p>
      <text:p text:style-name="P4">
Mark Murphy, the chief financial officer of Micron, said on the 22nd that it is not clear what the Chinese government's doubts are. He said that Micron's direct and indirect sales of companies headquarters in China accounted for about a quarter of Micron's income.</text:p>
      <text:p text:style-name="P4">
"The scope of the current estimation of our current estimation, in terms of low-end market, accounts for the company's revenue ratio in the front of the single digit (Low Single-Digitpercentage). (High Single-Digit Percentage). ".</text:p>
      <text:p text:style-name="P4">
Reuters pointed out that Murphy's remarks can help US light to stop bleeding. The company's closed stock price fell 2.8%on Monday to fall to $ 66.23 per share.</text:p>
      <text:h text:style-name="P12" text:outline-level="3">
<text:span text:style-name="T4">
US response</text:span>
</text:h>
      <text:p text:style-name="P4">
The U.S. government said it has firmly opposed the "restrictions that have no factual basis." A spokesman for the US Department of Commerce said on the 21st: "There is still recent [] <text:a xlink:type="simple" xlink:href="https://www.dw.com/zh/zh/中國加強反間諜-諮詢公司涉危害國安遭查/a-65557271" text:style-name="Internet_20_link" text:visited-style-name="Visited_20_Internet_20_Link">
</text:a>
It is not consistent with the claim that it is open to the market and committed to creating a transparent regulatory framework. "</text:p>
      <text:p text:style-name="P4">
The U.S. Department of Commerce said that it will communicate directly with the Beijing government and clarify the matter, and contact the allies to ensure that they can closely coordinate and "distort the memory chip market in response to China's approach."</text:p>
      <text:p text:style-name="P4">
Michael Hart, president of the American Chamber of Commerce in China, believes that Micron's products are banned, <text:a xlink:type="simple" xlink:href="https://www.dw.com/zh/zh/中國突擊美企上海辦公室-掀外商憂慮/a-65447816" text:style-name="Internet_20_link" text:visited-style-name="Visited_20_Internet_20_Link">
</text:a>
Essence Michael McCaul, chairman of the US House of Representatives Foreign Affairs Commission, described that China's legal system is like the "Mandarin Party" and criticized Beijing "Bullying American Enterprise".</text:p>
      <text:p text:style-name="P4">
<draw:frame draw:style-name="fr1" draw:name="Image26" text:anchor-type="as-char" svg:width="6.9236in" svg:height="3.896998in" draw:z-index="0">
<draw:image xlink:href="../Images/dwzh/2023-05-23T00-32-00Z/65224835_401.jpeg" xlink:type="simple" xlink:show="embed" xlink:actuate="onLoad" draw:mime-type="image/jpeg"/>
</draw:frame>
The picture shows Micron's factory in Edhata. (Data photo)</text:p>
      <text:h text:style-name="P12" text:outline-level="3">
<text:span text:style-name="T4">
Chinese statement</text:span>
</text:h>
      <text:p text:style-name="P4">
In response to Micron's failure to pass the Chinese Internet security review, Chinese Ministry of Foreign Affairs spokesman Mao Ning reiterated on the 22nd: "Relevant review is to prevent product network security issues endangering key national information infrastructure security, and it is a necessary measure to maintain national security."</text:p>
      <text:p text:style-name="P4">
On the same day, Chinese Minister of Commerce Wang Wentao hosted a symposium in Shanghai to listen to the operation of US -funded enterprises in China. According to Chinese media reports, the Shanghai American Chamber of Commerce and representatives of American -funded enterprises such as Johnson &amp; Johnson, 3M, Dao, Merke, Honeywell attended the discussion.</text:p>
      <text:p text:style-name="P4">
Wang Wentao said that China has unswervingly promoting high levels of opening up, accelerating the establishment of a new development pattern, putting attracting foreign investment in a more important position, and steadily expanding the system of institutions such as rules, regulation, management, and standards.</text:p>
      <text:p text:style-name="P4">
He said that at present, China's economic operation has maintained a good trend and market potential continues to be released. These will provide more opportunities for enterprises, including US -funded enterprises, to develop China. The Ministry of Commerce will protect foreign investment rights and interests in accordance with the law, build a first -class business environment for marketization, rule of law, and internationalization, and share the dividends of China's huge market and open development with enterprises in various countries.</text:p>
      <text:p text:style-name="P4">
He also emphasized that the economy of China and the United States has deeply integrated the economy, and the two sides are respecting mutual respect and mutual benefit to carry out economic and trade cooperation, which is in line with the fundamental interests of the two countries and the peoples, and it is also conducive to the entire world. China will continue to welcome US -funded enterprises to develop in China to achieve win -win.</text:p>
      <text:h text:style-name="P12" text:outline-level="3">
<text:span text:style-name="T4">
New measure may affect limited</text:span>
</text:h>
      <text:p text:style-name="P4">
The China Internet Information Office did not announce the specific national security risks it found, nor did they mention which beautiful light products will be affected. Micron said on the 21st that it has been notified of review results, and is currently evaluating and considering the next step. When asked if he would raise any objections to this, the Meiguo spokesman responded: "We look forward to continuing to discuss this with the Chinese government."</text:p>
      <text:p text:style-name="P4">
Micron is a large American memory chip factory. Reuters pointed out that with the upgrading of the chip technology war between the United States and China, the China Network Information Office's move may affect the transportation and finance industries. According to the definition of the Chinese State Council in August 2021, the "key information infrastructure" involves energy, transportation, water conservancy, finance and other fields.</text:p>
      <text:p text:style-name="P4">
According to Micron's data, the company's revenue of about $ 30.8 billion last year came from China. However, AFP quoted analysts that Micron's sales in China were sold to non -Chinese manufacturers. At present, it is not clear whether the decision of the China Internet Information Office will affect foreign companies.</text:p>
      <text:p text:style-name="P4">
Analysts of the investment consulting company Jefferies believe that the impact of this matter has a limited impact on Miguang because its main customers in China are companies that make smart phones and computers such as consumer electronics, not infrastructure suppliers Essence</text:p>
      <text:p text:style-name="P4">
Jefurui's description: "Micron's dynamic random access memory (DRAM) and NAND flash memory chip products are rarely used on the server, so we think that most of the company's income in China does not come from telecommunications companies and government ","</text:p>
      <text:p text:style-name="P4">
Micron's production of DRAM and NAND flash chips, which has a competitive relationship with South Korea's Samsung Electronics, SK Hynix and Toshiba of Japan.</text:p>
      <text:p text:style-name="P4">
<draw:frame draw:style-name="fr1" draw:name="Image27" text:anchor-type="as-char" svg:width="6.9236in" svg:height="3.896998in" draw:z-index="0">
<draw:image xlink:href="../Images/dwzh/2023-05-23T00-32-00Z/56683753_401.jpg" xlink:type="simple" xlink:show="embed" xlink:actuate="onLoad" draw:mime-type="image/jpeg"/>
</draw:frame>
The chip became the core of the US -China science and technology war. The picture shows the US President Biden signed an administrative order on a critical supply chain in February 2021, holding a microcroof chip in his hand.</text:p>
      <text:h text:style-name="P12" text:outline-level="3">
<text:span text:style-name="T4">
Time "Not coincident"</text:span>
</text:h>
      <text:p text:style-name="P4">
The book "Tufts University), who is the book" chip war ", believes that the timing of the Chinese Internet Council's decision is important, that is, the leader of the Seventh Kingdoms (G7) leader in Japan At the time of the summit.</text:p>
      <text:p text:style-name="P4">
Reuters quoted Miller: "When China was selected at the G7 Summit ... to retaliate against the US chip factory, this is not a coincidence."</text:p>
      <text:p text:style-name="P4">
<draw:frame draw:style-name="fr1" draw:name="Image28" text:anchor-type="as-char" svg:width="6.9236in" svg:height="3.896998in" draw:z-index="0">
<draw:image xlink:href="../Images/dwzh/2023-05-23T00-32-00Z/65688748_401.jpg" xlink:type="simple" xlink:show="embed" xlink:actuate="onLoad" draw:mime-type="image/jpeg"/>
</draw:frame>
On the 21st, the leaders of G7, the European Union and Ukraine gathered in Guangdao. On the same day, China announced that Micron's online security review failed.</text:p>
      <text:h text:style-name="P12" text:outline-level="3">
<text:span text:style-name="T4">
Meizhong Science and Technology War</text:span>
</text:h>
      <text:p text:style-name="P4">
<text:a xlink:type="simple" xlink:href="https://www.dw.com/zh/zh/反制美國北京以國安為由審查美晶片商/a-65224796" text:style-name="Internet_20_link" text:visited-style-name="Visited_20_Internet_20_Link">
</text:a>
; Meiguang said that it was working hard to cooperate with the investigation, but the business in China was still operating normally. In response to new measures in China on the 21st, US officials did not immediately respond to Reuters' comment requests.</text:p>
      <text:p text:style-name="P4">
Earlier, the United States made a series of export controls on Chinese chip manufacturing technology, and adopted actions to prevent Micron's competitors from buying specific American parts.</text:p>
      <text:p text:style-name="P4">
The United States is also <text:a xlink:type="simple" xlink:href="https://www.dw.com/zh/zh/美日荷協議限制芯片出口中國要求澄清/a-65232052" text:style-name="Internet_20_link" text:visited-style-name="Visited_20_Internet_20_Link">
</text:a>
; Dutch and Japan have recently announced the restrictions on the export of new semiconductor technology, but it has not directly named China. In this regard, the Ministry of Foreign Affairs of China has criticized the United States for "long -arm jurisdiction" with financial hegemony as a "concept of generalization of national security, abuse of export control measures", and asked the Netherlands and other countries to "keep a sober understanding" on the matter. If the measures damage to China, China will "take action to safeguard its own interests."</text:p>
      <text:p text:style-name="P4">
(Comprehensive report)</text:p>
      <text:p text:style-name="P4">
News Source: <text:a xlink:type="simple" xlink:href="https://www.dw.com/zh/中國封殺美光-美：反對無事實根據的限制/a-65693360" text:style-name="Internet_20_link" text:visited-style-name="Visited_20_Internet_20_Link">
https://www.dw.com/zh/中國封殺美光-美：反對無事實根據的限制/a-65693360?maca=chi-rss-chi-all-1127-rdf</text:a>
</text:p>
      <!--NEWS-->
      <text:h text:style-name="P10" text:outline-level="1">
<text:span text:style-name="T4">
Legal battle tiktok sued Montana's unconstitutional</text:span>
</text:h>
      <text:p text:style-name="P4">
Author: None (Language: zh)</text:p>
      <text:p text:style-name="P4">
Publisher: None</text:p>
      <text:p text:style-name="P4">
Time: 2023-05-23T01:43:00Z</text:p>
      <text:p text:style-name="P4">
Description: Montana fired the first shot in the United States, signing legislation to completely ban the government and general users from downloading and using Tiktok. Following the five users and creators, Tiktok also filed a lawsuit and accused the ban in violation of. What are the provisions of the bill?</text:p>
      <text:p text:style-name="P4">
Videos: []</text:p>
      <text:p text:style-name="P4">
Images: ["<text:a xlink:type="simple" xlink:href="https://static.dw.com/image/65678373_303.jpg" text:style-name="Internet_20_link" text:visited-style-name="Visited_20_Internet_20_Link">
65678373_303.jpg</text:a>
", "<text:a xlink:type="simple" xlink:href="https://static.dw.com/image/65003694_401.jpg" text:style-name="Internet_20_link" text:visited-style-name="Visited_20_Internet_20_Link">
65003694_401.jpg</text:a>
", "<text:a xlink:type="simple" xlink:href="https://static.dw.com/image/65096240_401.jpg" text:style-name="Internet_20_link" text:visited-style-name="Visited_20_Internet_20_Link">
65096240_401.jpg</text:a>
"]</text:p>
      <text:p text:style-name="P4">
Subject: 时政风云</text:p>
      <text:p text:style-name="P4">
Subjects: ['德中关系', '南希·佩洛西', '奥巴马', '专题报道：习近平访美', '岛屿主权争端', '专题报道：全景观看“习马会”', '中国', '中共十九大', '美国']</text:p>
      <text:p text:style-name="P4">
Keywords: ['中国', 'TikTok', '抖音', '美国', '中美关系']</text:p>
      <text:p text:style-name="P4">
Id: 65666897</text:p>
      <!--METADATA-->
      <text:p text:style-name="P4">
<text:a xlink:type="simple" xlink:href="https://www.dw.com/zh/overlay/image/article/65666897/65678373" text:style-name="Internet_20_link" text:visited-style-name="Visited_20_Internet_20_Link">
 <draw:frame draw:style-name="fr1" draw:name="Image29" text:anchor-type="as-char" svg:width="6.9236in" svg:height="3.896998in" draw:z-index="0">
<draw:image xlink:href="../Images/dwzh/2023-05-23T01-43-00Z/65678373_303.jpg" xlink:type="simple" xlink:show="embed" xlink:actuate="onLoad" draw:mime-type="image/jpeg"/>
</draw:frame>
</text:a>
The US Congress and the state government have become increasingly alert to TIKTOK, and they are worried that the Chinese government has potential influence on the platform</text:p>
      <text:p text:style-name="P4">
(Voice of Germany Chinese) Tiktok filed a lawsuit on the US Federal Court on Monday (May 22), demanding that Montana prevent the comprehensive ban on Tiktok. The company claims that the ban violates the right of speech protection of the US Constitution. A spokesman told AFP: "Based on a series of powerful precedents and facts, we think we will win this legal war."</text:p>
      <text:p text:style-name="P4">
Tiktok wrote in the complaint: "The state's formulation of this special, unprecedented measure is based on noble speculation." The platform spokesman BrookEoberwetter said on the 17th that the bill was unconstitutional and "violated the violations The freedom of speech of the people of Montana. " She said, "We want to guarantee the people of Montana, and they can continue to use Tiktok to express ourselves, make a living, and join the community, because we continue to work hard to defend the rights of users inside and outside Montana."</text:p>
      <text:p text:style-name="P4">
On the 18th, five Tiktok users and creators also filed a lawsuit, hoping to prevent the ban from being implemented. Tiktok users believed that the state tried to "exercise the national security power that Montana did not have, and banned the freedom of remarks without the right to suppress the state." It has violated the basic rights guaranteed by the American Constitution.</text:p>
      <text:p text:style-name="P4">
The lawsuit will be submitted to Democratic Judge Donald Mollay; Morro was nominated by the former Democratic President Billclinton in 1995 as a judge. Some Democrats are not tough for Tiktok.</text:p>
      <text:p text:style-name="P4">
<draw:frame draw:style-name="fr1" draw:name="Image30" text:anchor-type="as-char" svg:width="6.9236in" svg:height="3.896998in" draw:z-index="0">
<draw:image xlink:href="../Images/dwzh/2023-05-23T01-43-00Z/65003694_401.jpg" xlink:type="simple" xlink:show="embed" xlink:actuate="onLoad" draw:mime-type="image/jpeg"/>
</draw:frame>
TIKTOK filed a lawsuit against the Federal Court, accusing Montana's ban in unconstitutional.</text:p>
      <text:p text:style-name="P4">
GreggianForte, governor of Montana, officially signed legislation on the 17th of this month to prohibit Tiktok from operating in the state, saying that this move will further "protect the Mongolian people from the CCP's monitoring." After the bill takes effect early next year, <text:a xlink:type="simple" xlink:href="https://www.dw.com/zh/zh/全面禁止tiktok美国蒙大拿州先行一步/a-65333928" text:style-name="Internet_20_link" text:visited-style-name="Visited_20_Internet_20_Link">
</text:a>
Essence</text:p>
      <text:p text:style-name="P4">
Emily Flower, a spokesman for the Ministry of Justice of Montana, said on the 17th: "We expect to have legal challenges and have been fully prepared to defend the law."</text:p>
      <text:p text:style-name="P4">
Agence France -Presse quoted the view of the university of Richmond, CALTOBIAS, and believes that the progress of these cases should be progressing quickly because its core legal issues do not need to collect a lot of evidence.</text:p>
      <text:p text:style-name="P4">
"These constitutional arguments are very convincing and conducive to the prosecutor." Tobias said: "First of all, freedom of speech, and second, if the ban is based on national security as legitimacy, it is the federal government, not anything, not anything Yizhou. "</text:p>
      <text:p text:style-name="P4">
In 2020, the then US President Donaldtrump tried to stop downloading Tiktok and WeChat through the norms of the Ministry of Commerce, which was blocked by multiple courts and never took effect.(https://www.dw.com/zh/zh/全盘禁止tiktok-美国民主党内有反对声音/a-65213817)It also supports American users to maintain the right to use Tiktok in order to exercise freedom of speech.</text:p>
      <text:h text:style-name="P12" text:outline-level="3">
<text:span text:style-name="T4">
Disabast</text:span>
</text:h>
      <text:h text:style-name="P12" text:outline-level="3">
<text:span text:style-name="T4">
Tiktok's ban is feasible?</text:span>
</text:h>
      <text:p text:style-name="P4">
The ban stipulates that Tiktok will not be downloaded in Montana, which means that applications such as Google and Apple are not allowed to "illegally" to provide TIKTOK. Whenever someone uses TIKTOK, whether it is "providing the ability to use this application" or "download it", TIKTOK or App Store will touch the France, which will face a fine of up to $ 10,000 a day.</text:p>
      <text:p text:style-name="P4">
The bill is expected to take effect on January 1, 2024, and punishment will not apply to the user.</text:p>
      <text:p text:style-name="P4">
The Associated Press quoted an analysis of online security experts. This ban has no incentive measures except for the fines, and no incentive measures make relevant companies willing to comply with regulations, so "full law enforcement will be very difficult."</text:p>
      <text:p text:style-name="P4">
In addition, compared with China's control of citizens' access to the Internet, the United States does not have any similar means or tools. The decree also excludes online service providers.</text:p>
      <text:p text:style-name="P4">
A member of the members included a representative of Apple and Google's trade group TechNet that the Associated Press told the Associated Press that the application store was unable to "geographical fence" in specific applications in different states, so it was impossible to prevent Tiktok from being downloaded in Montana. The organization also said that the application itself should decide the running range, not an app store.</text:p>
      <text:p text:style-name="P4">
Odedvanunu, the product vulnerability director of the Internet Security Corporation, also believes that it is difficult for app stores to isolate the application download of a single country. He suggested that it is more feasible to comply with the rules by Tiktok, because the application itself has the right to "adjust the settings according to the user's geographical location or IP address."</text:p>
      <text:p text:style-name="P4">
<draw:frame draw:style-name="fr1" draw:name="Image31" text:anchor-type="as-char" svg:width="6.9236in" svg:height="3.896998in" draw:z-index="0">
<draw:image xlink:href="../Images/dwzh/2023-05-23T01-43-00Z/65096240_401.jpg" xlink:type="simple" xlink:show="embed" xlink:actuate="onLoad" draw:mime-type="image/jpeg"/>
</draw:frame>
In March of this year, the chief CEO of Tiktok went to the US Congress to testify, and the hearing president has been in the past 6 hours.</text:p>
      <text:h text:style-name="P12" text:outline-level="3">
<text:span text:style-name="T4">
American Stepping Tiktok</text:span>
</text:h>
      <text:p text:style-name="P4">
<text:a xlink:type="simple" xlink:href="https://www.dw.com/zh/zh/德语媒体不断升级的tiktok之争/a-65171272" text:style-name="Internet_20_link" text:visited-style-name="Visited_20_Internet_20_Link">
</text:a>
They are worried that the Chinese government has potential influence on the platform and thus requires the application of the application nationwide. However, it is not easy to face many difficulties in Montana, a Montana, which is more than 1 million; it is not easy to expand the scope of the ban to more than 150 million TIKTOK users throughout the United States.</text:p>
      <text:p text:style-name="P4">
March this year, <text:a xlink:type="simple" xlink:href="https://www.dw.com/zh/zh/抖音执行长赴美国会作证前夕-专家怎么说/a-65078532" text:style-name="Internet_20_link" text:visited-style-name="Visited_20_Internet_20_Link">
</text:a>
The hearing president has been in the atmosphere for nearly 6 hours. Both members of the parliament questioned that the Tiktok's parent company Bytedance will enable the Chinese government to obtain user data or affect American users in the application.</text:p>
      <text:p text:style-name="P4">
In this regard, TIKTOK constantly denied that it had shared data with the Chinese government and said that if it was asked, the platform would not do so.</text:p>
      <text:p text:style-name="P4">
At present, TIKTOK is undergoing an initiative called "Projecttexas". It wants to create an independent entity to store data from American users on the US server and operate by American technology company Oracle.</text:p>
      <text:p text:style-name="P4">
(Comprehensive report)</text:p>
      <text:p text:style-name="P4">
News Source: <text:a xlink:type="simple" xlink:href="https://www.dw.com/zh/法律戰開打-tiktok控告蒙大拿州違憲/a-65666897" text:style-name="Internet_20_link" text:visited-style-name="Visited_20_Internet_20_Link">
https://www.dw.com/zh/法律戰開打-tiktok控告蒙大拿州違憲/a-65666897?maca=chi-rss-chi-all-1127-rdf</text:a>
</text:p>
      <!--NEWS-->
      <text:h text:style-name="P10" text:outline-level="1">
<text:span text:style-name="T4">
China -India friction: It is rumored that Beijing wants to set up a buffer area on the dispute boundary</text:span>
</text:h>
      <text:p text:style-name="P4">
Author: None (Language: zh)</text:p>
      <text:p text:style-name="P4">
Publisher: None</text:p>
      <text:p text:style-name="P4">
Time: 2023-05-23T02:35:00Z</text:p>
      <text:p text:style-name="P4">
Description: Indian media quoted news that the Chinese army recently requested that a buffer area was set up in the eastern region of Radakh in the Sino -Indian controversial border and the border line claimed by India as the prerequisite for the two sides to get out of contact. Indian parliament members criticized the Modi government to let the dispute in the border deteriorate and call for resolutely oppose China.</text:p>
      <text:p text:style-name="P4">
Videos: []</text:p>
      <text:p text:style-name="P4">
Images: ["<text:a xlink:type="simple" xlink:href="https://static.dw.com/image/63183594_303.jpg" text:style-name="Internet_20_link" text:visited-style-name="Visited_20_Internet_20_Link">
63183594_303.jpg</text:a>
", "<text:a xlink:type="simple" xlink:href="https://static.dw.com/image/53841818_303.jpg" text:style-name="Internet_20_link" text:visited-style-name="Visited_20_Internet_20_Link">
53841818_303.jpg</text:a>
", "<text:a xlink:type="simple" xlink:href="https://static.dw.com/image/16287599_303.jpg" text:style-name="Internet_20_link" text:visited-style-name="Visited_20_Internet_20_Link">
16287599_303.jpg</text:a>
", "<text:a xlink:type="simple" xlink:href="https://static.dw.com/image/53825848_303.png" text:style-name="Internet_20_link" text:visited-style-name="Visited_20_Internet_20_Link">
53825848_303.png</text:a>
", "<text:a xlink:type="simple" xlink:href="https://static.dw.com/image/41124050_303.jpg" text:style-name="Internet_20_link" text:visited-style-name="Visited_20_Internet_20_Link">
41124050_303.jpg</text:a>
", "<text:a xlink:type="simple" xlink:href="https://static.dw.com/image/16162720_303.jpg" text:style-name="Internet_20_link" text:visited-style-name="Visited_20_Internet_20_Link">
16162720_303.jpg</text:a>
", "<text:a xlink:type="simple" xlink:href="https://static.dw.com/image/53862211_303.jpg" text:style-name="Internet_20_link" text:visited-style-name="Visited_20_Internet_20_Link">
53862211_303.jpg</text:a>
", "<text:a xlink:type="simple" xlink:href="https://static.dw.com/image/50806090_303.jpg" text:style-name="Internet_20_link" text:visited-style-name="Visited_20_Internet_20_Link">
50806090_303.jpg</text:a>
", "<text:a xlink:type="simple" xlink:href="https://static.dw.com/image/17710314_303.jpg" text:style-name="Internet_20_link" text:visited-style-name="Visited_20_Internet_20_Link">
17710314_303.jpg</text:a>
", "<text:a xlink:type="simple" xlink:href="https://static.dw.com/image/53842067_303.jpg" text:style-name="Internet_20_link" text:visited-style-name="Visited_20_Internet_20_Link">
53842067_303.jpg</text:a>
", "<text:a xlink:type="simple" xlink:href="https://static.dw.com/image/65693876_401.jpg" text:style-name="Internet_20_link" text:visited-style-name="Visited_20_Internet_20_Link">
65693876_401.jpg</text:a>
"]</text:p>
      <text:p text:style-name="P4">
Subject: 时政风云</text:p>
      <text:p text:style-name="P4">
Subjects: ['德中关系', '岛屿主权争端', '专题报道：全景观看“习马会”', '印度', '中国', '中共十九大']</text:p>
      <text:p text:style-name="P4">
Keywords: ['中国', '印度', '中印边界冲突', '拉达克', '二十国集团']</text:p>
      <text:p text:style-name="P4">
Id: 65704799</text:p>
      <!--METADATA-->
      <text:p text:style-name="P4">
<text:a xlink:type="simple" xlink:href="https://www.dw.com/zh/overlay/image/article/65704799/63183594" text:style-name="Internet_20_link" text:visited-style-name="Visited_20_Internet_20_Link">
 <draw:frame draw:style-name="fr1" draw:name="Image32" text:anchor-type="as-char" svg:width="6.9236in" svg:height="3.896998in" draw:z-index="0">
<draw:image xlink:href="../Images/dwzh/2023-05-23T02-35-00Z/63183594_303.jpg" xlink:type="simple" xlink:show="embed" xlink:actuate="onLoad" draw:mime-type="image/jpeg"/>
</draw:frame>
</text:a>
Radak is a controversial border area. The picture shows the Indian army in the Ladaka area.</text:p>
      <text:p text:style-name="P4">
(Voice of Germany) China and India held the 18th round of military -level meetings on the border against military confrontation last month. The Indian "The Telegraph" quoted the intelligence department news on Monday (May 22) that China demanded that a 15-20 kilometer buffer was established in the conference in the conference. The prerequisites of fighting out of contact.</text:p>
      <text:p text:style-name="P4">
The newspaper quoted intelligence officials of the "Indian -Tibet Border Police Force" (ITBP) that China hopes to set up a buffer in the DEPSANG (DEPSANG) and India's border lines in the eastern region of Ladakh. "During the negotiations, India rejected this request and agreed to set up a buffer of 3 to 4 kilometers, but China refused to make a concession."</text:p>
      <text:p text:style-name="P4">
An Indian Ministry of Defense officials told the newspaper that India rejected China's "unfairness" request and was negotiating to solve the problem of confrontation.</text:p>
      <text:p text:style-name="P4">
The ITBP official revealed to India's "Telegraph" that after the Chinese -18 -wheeled military -level meeting made a request, the Chinese side reiterated the requirements at a subsequent low -level military conference. The anonymous official said: "The Chinese army has grown 18 kilometers in India's defense line, and now she wants a buffer of 15 to 20 kilometers. Obviously, they are actively working hard to follow the actual control line of the region. , Try to build a new status quo. "</text:p>
      <text:p text:style-name="P4">
Ladaka has a sensitive area with sovereignty disputes in China and India. In 2019, India classified the Radak area in the Kashmir region as the central area of the central government, causing strong dissatisfaction in China; <text:a xlink:type="simple" xlink:href="https://www.dw.com/zh/zh/中印45年来首度致命冲突-印方死者升至20人/a-53836917" text:style-name="Internet_20_link" text:visited-style-name="Visited_20_Internet_20_Link">
</text:a>
The military confrontation has not been completely alleviated so far, and the two sides have held multiple rounds of military conference negotiations for this.</text:p>
      <text:p text:style-name="P4">
India's "Telegraph" pointed out that the Deppsan Plain, located in eastern Ladakhs, was the only two sides since the China -India border conflict in 2020.</text:p>
      <text:p text:style-name="P4">
*<draw:frame draw:style-name="fr1" draw:name="Image33" text:anchor-type="as-char" svg:width="6.9236in" svg:height="3.896998in" draw:z-index="0">
<draw:image xlink:href="../Images/dwzh/2023-05-23T02-35-00Z/53841818_303.jpg" xlink:type="simple" xlink:show="embed" xlink:actuate="onLoad" draw:mime-type="image/jpeg"/>
</draw:frame>
#</text:p>
      <text:h text:style-name="P13" text:outline-level="4">
<text:span text:style-name="T4">
The origin of conflict between the border between China and India</text:span>
</text:h>
      <text:h text:style-name="P12" text:outline-level="3">
<text:span text:style-name="T4">
2000 kilometers border, 120,000 square kilometers dispute</text:span>
</text:h>
      <text:p text:style-name="P4">
The total length of the China -India border is nearly 2,000 kilometers, and there are also 120,000 square kilometers of territorial disputes. The border with territorial disputes involves three parts: Western (600 kilometers), mid -section (450 kilometers), and eastern section (650 kilometers). In May 2020, there was a conflict (mid -section) in northern Sikkim; on June 16, a soldier conflict in the Palestin Valley (western section) of China and India caused dozens of casualties, at least India, at least India, at least India. It was said that 20 soldiers died.</text:p>
      <text:p text:style-name="P4">
*<draw:frame draw:style-name="fr1" draw:name="Image34" text:anchor-type="as-char" svg:width="6.9236in" svg:height="3.896998in" draw:z-index="0">
<draw:image xlink:href="../Images/dwzh/2023-05-23T02-35-00Z/16287599_303.jpg" xlink:type="simple" xlink:show="embed" xlink:actuate="onLoad" draw:mime-type="image/jpeg"/>
</draw:frame>
#</text:p>
      <text:h text:style-name="P13" text:outline-level="4">
<text:span text:style-name="T4">
The origin of conflict between the border between China and India</text:span>
</text:h>
      <text:h text:style-name="P12" text:outline-level="3">
<text:span text:style-name="T4">
McMahon Line</text:span>
</text:h>
      <text:p text:style-name="P4">
Markma Hong Line(Mcmahonline, the eastern section line)It is a border between British India and Tibet, which is drawn by a British adventureist to measure India. In 1914, the British diplomat McMahon convened the three -party meeting of Central, India, and Tibet. Because the Republic of China did not agree to divide the McMahon line in Tibet, and the Tibetan party failed to get an independent change in advance discussion, he also gave up the recognition of the McMa red line. As a result, Tibetan did not sign the "Simra Treaty". India and Myanmar believe that the McMahon line is a historical boundary. To this day, although the People's Republic of China refused to recognize the McMahon line, it regarded it as the actual control line. In the 1962 Battle of the China -India, although the Chinese army once occupied Darwon, the area, it was later withdrawn to the north of the actual control line.</text:p>
      <text:p text:style-name="P4">
*<draw:frame draw:style-name="fr1" draw:name="Image35" text:anchor-type="as-char" svg:width="6.9236in" svg:height="3.896998in" draw:z-index="0">
<draw:image xlink:href="../Images/dwzh/2023-05-23T02-35-00Z/53825848_303.png" xlink:type="simple" xlink:show="embed" xlink:actuate="onLoad" draw:mime-type="image/png"/>
</draw:frame>
#</text:p>
      <text:h text:style-name="P13" text:outline-level="4">
<text:span text:style-name="T4">
The origin of conflict between the border between China and India</text:span>
</text:h>
      <text:h text:style-name="P12" text:outline-level="3">
<text:span text:style-name="T4">
South Tibet (India: Arunechal)</text:span>
</text:h>
      <text:p text:style-name="P4">
The southern Tibet is known as "Arunachalpradesh" in India, with an area of about 60,000 square kilometers and is located on the south side of the Himalayas. The west is Bhutan, Myanmar east is India, and the south is Tibet in China. China calls the south of Tibet and belongs to the administrative division of the Tibet Autonomous Region. However, according to the division of the "McMahon Line", the place belongs to India, and India also actually controls the place. However, the Tibetan side and the Republic of China refused to sign on the treaty. This route continues after the founding of the People's Republic of China. In 1948, India, which was just independent, began to send troops into this area. In 1960, India completely occupied the south of the wheat line, and China controlled north. In 1972, India established Arunechal's central area in the area. In 1987, the district was changed to "Arunecal Pradesh".</text:p>
      <text:p text:style-name="P4">
*<draw:frame draw:style-name="fr1" draw:name="Image36" text:anchor-type="as-char" svg:width="6.9236in" svg:height="3.896998in" draw:z-index="0">
<draw:image xlink:href="../Images/dwzh/2023-05-23T02-35-00Z/41124050_303.jpg" xlink:type="simple" xlink:show="embed" xlink:actuate="onLoad" draw:mime-type="image/jpeg"/>
</draw:frame>
#</text:p>
      <text:h text:style-name="P13" text:outline-level="4">
<text:span text:style-name="T4">
The origin of conflict between the border between China and India</text:span>
</text:h>
      <text:h text:style-name="P12" text:outline-level="3">
<text:span text:style-name="T4">
</text:span>
</text:h>
      <text:p text:style-name="P4">
Britain occupied the Kim Kingdom in 1887 and sent troops to Tibet the following year. In 1950, India was called the protection of Sikkim after independence. In 2003, after the Indian Prime Minister Vajapa visited China, Beijing acknowledged New Delhi's sovereignty over Sikkim, and India also recognized China to Tibet sovereignty. After 2005, Sikkim is no longer marked as a sovereign state on the map published by China.</text:p>
      <text:p text:style-name="P4">
*<draw:frame draw:style-name="fr1" draw:name="Image37" text:anchor-type="as-char" svg:width="6.9236in" svg:height="3.896998in" draw:z-index="0">
<draw:image xlink:href="../Images/dwzh/2023-05-23T02-35-00Z/16162720_303.jpg" xlink:type="simple" xlink:show="embed" xlink:actuate="onLoad" draw:mime-type="image/jpeg"/>
</draw:frame>
#</text:p>
      <text:h text:style-name="P13" text:outline-level="4">
<text:span text:style-name="T4">
The origin of conflict between the border between China and India</text:span>
</text:h>
      <text:h text:style-name="P12" text:outline-level="3">
<text:span text:style-name="T4">
Battle of China and India in 1962: Indian Prime Minister Nehru defeated</text:span>
</text:h>
      <text:p text:style-name="P4">
In April 1960, in order to seek resolution of territorial disputes, the Chinese and Indian governments were negotiated with Indian Prime Minister Nehru in New Delhi by Chinese Prime Minister Zhou Enlai, but did not obtain consensus. The China -India border war broke out in 1962. When the Chinese army launched an offense at the same time from the east and west places on October 20 of that year, the military force was 5 to 10 times that of the Indian army. The Chinese army had been deeply deepened to India today's Arunachal and Himalayas. The entire war continued for a month, causing a total of 2,000 people to be killed. On November 20, 1962, China unilaterally announced a ceasefire and withdrew it to 20 kilometers after the McMahon line. After the war, China -India relations have entered a trough due to border conflicts.</text:p>
      <text:p text:style-name="P4">
*<draw:frame draw:style-name="fr1" draw:name="Image38" text:anchor-type="as-char" svg:width="6.9236in" svg:height="3.896998in" draw:z-index="0">
<draw:image xlink:href="../Images/dwzh/2023-05-23T02-35-00Z/53862211_303.jpg" xlink:type="simple" xlink:show="embed" xlink:actuate="onLoad" draw:mime-type="image/jpeg"/>
</draw:frame>
#</text:p>
      <text:h text:style-name="P13" text:outline-level="4">
<text:span text:style-name="T4">
The origin of conflict between the border between China and India</text:span>
</text:h>
      <text:h text:style-name="P12" text:outline-level="3">
<text:span text:style-name="T4">
</text:span>
</text:h>
      <ul>
        <li>
<draw:frame draw:style-name="fr1" draw:name="Image39" text:anchor-type="as-char" svg:width="6.9236in" svg:height="3.896998in" draw:z-index="0">
<draw:image xlink:href="../Images/dwzh/2023-05-23T02-35-00Z/50806090_303.jpg" xlink:type="simple" xlink:show="embed" xlink:actuate="onLoad" draw:mime-type="image/jpeg"/>
</draw:frame>
#</li>
      </ul>
      <text:h text:style-name="P13" text:outline-level="4">
<text:span text:style-name="T4">
The origin of conflict between the border between China and India</text:span>
</text:h>
      <text:h text:style-name="P12" text:outline-level="3">
<text:span text:style-name="T4">
Special representative meeting mechanism, Xi Mo will meet frequently</text:span>
</text:h>
      <text:p text:style-name="P4">
Since the establishment of a special representative meeting mechanism for the establishment of a border issue in 2003, the two sides have held a 22 -round special meeting. The special representative of the Indian side is the national security consultant, while the highest representative of China is the Foreign Minister. Chinese President Xi Jinping's interaction with Indian Prime Minister Modi is quite frequent.</text:p>
      <text:p text:style-name="P4">
*<draw:frame draw:style-name="fr1" draw:name="Image40" text:anchor-type="as-char" svg:width="6.9236in" svg:height="3.896998in" draw:z-index="0">
<draw:image xlink:href="../Images/dwzh/2023-05-23T02-35-00Z/17710314_303.jpg" xlink:type="simple" xlink:show="embed" xlink:actuate="onLoad" draw:mime-type="image/jpeg"/>
</draw:frame>
#</text:p>
      <text:h text:style-name="P13" text:outline-level="4">
<text:span text:style-name="T4">
The origin of conflict between the border between China and India</text:span>
</text:h>
      <text:h text:style-name="P12" text:outline-level="3">
<text:span text:style-name="T4">
2017 Zhongyin Donglang area confrontation</text:span>
</text:h>
      <text:p text:style-name="P4">
Doklam, which covers an area of about 100 square kilometers, is a controversial area between China and Bhutan, and India has never declared sovereignty to the place. In June 2017, India sent troops to cross the border between China and India on the grounds of "receiving help from the Bhutan government" and "supporting Bhutan sovereignty" to prevent China from building roads there and form a confrontation with the Chinese army for 71 days. Bhutan is the only country in China's 14 neighboring countries that have not established diplomatic relations with China, and its country's diplomatic power and defense power are in India. In 2014, Modi was Bhutan as the first visit to Prime Minister.</text:p>
      <text:p text:style-name="P4">
*<draw:frame draw:style-name="fr1" draw:name="Image41" text:anchor-type="as-char" svg:width="6.9236in" svg:height="3.896998in" draw:z-index="0">
<draw:image xlink:href="../Images/dwzh/2023-05-23T02-35-00Z/53842067_303.jpg" xlink:type="simple" xlink:show="embed" xlink:actuate="onLoad" draw:mime-type="image/jpeg"/>
</draw:frame>
#</text:p>
      <text:h text:style-name="P13" text:outline-level="4">
<text:span text:style-name="T4">
The origin of conflict between the border between China and India</text:span>
</text:h>
      <text:h text:style-name="P12" text:outline-level="3">
<text:span text:style-name="T4">
The conflict between China and India in 2020</text:span>
</text:h>
      <text:p text:style-name="P4">
On May 5th, Pangong Tsolake (West Section), which is more than 4,000 meters above sea level in Radakh, and Chinese and Indian military personnel throw stones, wooden sticks, iron rods, etc. Someone was injured. On May 9th, Sittara Mountain (mid -section) in Sikkim, India, Sino -Indian soldiers voted for each other and had physical conflicts, and dozens of people were injured. On June 16, three Indian soldiers died in the conflict of the Sino -Indian soldiers in the Galwanvalley (West Section). Late that day, the Indian military announced that the number of Indian soldiers had increased to 20.</text:p>
      <text:p text:style-name="P4">
Author: Li Yu</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ext:span>
</text:h>
      <text:p text:style-name="P4">
An Indian army official said that the Chinese army requested the establishment of a "illegal" requirement for the 15 to 20 -kilometer buffer and would never be accepted; a former lieutenant criticized that India adopted "to deal with China's invasion of Ladaka," Double standards "have damaged the country's sovereignty and territorial integrity. He said: "The Modi government has always denied any invasion of Ladakhs in Ladakh, and at the same time willingly accept the conditions of the Chinese army, retreat from the position, and establish a buffer zone in India."</text:p>
      <text:p text:style-name="P4">
Another retired major general said: "The government has yielded, agreed to the buffer, and gave more territories to the Chinese; now they (Chinese) want to get more in the Deppson Plain."</text:p>
      <text:p text:style-name="P4">
In this regard, the Indian Ministry of National Defense said that the buffer of the China -India border "is temporary, and India has not given up its right to these regions."</text:p>
      <text:p text:style-name="P4">
According to the report, a research report submitted by an official of the Indian Security Police Force (IPS) states that since the outbreak of the border conflict in China and India in recent years, India has lost 26 of the 65 patrol points in East Radak.</text:p>
      <text:p text:style-name="P4">
In addition to the dissatisfaction of the military, there are also members of the Indian Parliament criticizing the Modi government for this. The Hindu reported that after the newspaper, Indian parliament members Jairamramesh said he was worried about the border disputes of the Deppsan Plain. He said through a statement: "Now we understand that after the invasion of our legal border 18 kilometers, the Chinese not only did not retreat, but instead asked to open a" buffer zone "of 15 to 20 kilometers in Indian territory.</text:p>
      <text:p text:style-name="P4">
Ramesh criticized that the posture of Indian Prime Minister Modi has greatly weakened India's negotiation position. "The Modi government has not been able to recover the status quo in the past 3 years, which is bad enough to make it worse. "".</text:p>
      <text:p text:style-name="P4">
Before the deadline, China and Indian officials did not respond publicly on the content of the report.</text:p>
      <text:p text:style-name="P4">
<draw:frame draw:style-name="fr1" draw:name="Image42" text:anchor-type="as-char" svg:width="6.9236in" svg:height="3.896998in" draw:z-index="0">
<draw:image xlink:href="../Images/dwzh/2023-05-23T02-35-00Z/65693876_401.jpg" xlink:type="simple" xlink:show="embed" xlink:actuate="onLoad" draw:mime-type="image/jpeg"/>
</draw:frame>
Modi was criticized by some domestic voices in India, and it was not strong enough to China on border issues.</text:p>
      <text:h text:style-name="P12" text:outline-level="3">
<text:span text:style-name="T4">
constant friction</text:span>
</text:h>
      <text:p text:style-name="P4">
In addition to the border friction of the Deppsan Plain, India, the rotating chairman of the G20 (G20) Group (G20), <text:a xlink:type="simple" xlink:href="https://www.dw.com/zh/zh/中国反对印度在克什米尔举行g20会议/a-65685118" text:style-name="Internet_20_link" text:visited-style-name="Visited_20_Internet_20_Link">
</text:a>
Essence</text:p>
      <text:p text:style-name="P4">
Chinese Foreign Ministry spokesman Wang Wenbin stated last week: "China has resolutely opposed to hold any form of G20 meetings in territorial disputed areas, and will not attend such a meeting."</text:p>
      <text:p text:style-name="P4">
The G20 tourist meeting opened on the 22nd, and Reuters reported that hundreds of people held rally expression in the Kashmir region controlled by Pakistan that day. Indian police said that it has strengthened security work in the local area and "to avoid any chance of terrorist attacks during the G20 meeting."</text:p>
      <text:p text:style-name="P4">
Pakistan Foreign Minister Bolawal Bhuttozardari criticized that India's G20 meeting was "illegal" in a controversial area. It accused India seeking legitimacy in order to control the control of the disputed region and "abused its G20 chairmanship."</text:p>
      <text:p text:style-name="P4">
The Indian Ministry of Foreign Affairs did not respond to Reuters' comment requests.</text:p>
      <text:p text:style-name="P4">
("Telegraph", "Hindus", Reuters, etc.)</text:p>
      <text:p text:style-name="P4">
News Source: <text:a xlink:type="simple" xlink:href="https://www.dw.com/zh/中印摩擦：傳北京欲在爭議邊界再設緩衝區/a-65704799" text:style-name="Internet_20_link" text:visited-style-name="Visited_20_Internet_20_Link">
https://www.dw.com/zh/中印摩擦：傳北京欲在爭議邊界再設緩衝區/a-65704799?maca=chi-rss-chi-all-1127-rdf</text:a>
</text:p>
      <!--NEWS-->
      <text:h text:style-name="P10" text:outline-level="1">
<text:span text:style-name="T4">
Douyin netizens lift up &amp; quot; oppose Chongyangmei &amp; Quot; Challenge millions of people to participate in the ban on the ban</text:span>
</text:h>
      <text:p text:style-name="P4">
Author: None</text:p>
      <text:p text:style-name="P4">
Publisher: Radio Free Asia (Organization)</text:p>
      <text:p text:style-name="P4">
Published Time: 2023-05-23T03:24:00-04:00</text:p>
      <text:p text:style-name="P4">
Modified Time: 2023-05-23T13:35:27-04:00</text:p>
      <text:p text:style-name="P4">
Description: None</text:p>
      <text:p text:style-name="P4">
Videos: []</text:p>
      <text:p text:style-name="P4">
Audios: ["<text:a xlink:type="simple" xlink:href="https://www.rfa.org/mandarin/yataibaodao/meiti/gt1-0523202303242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43" text:anchor-type="as-char" svg:width="6.9236in" svg:height="3.88615in" draw:z-index="0">
<draw:image xlink:href="../Images/rfamandarin/2023-05-23T03-24-00-04-00/000000.png" xlink:type="simple" xlink:show="embed" xlink:actuate="onLoad" draw:mime-type="image/png"/>
</draw:frame>
Douyin set off a "opposition to Chongyang Mei" activities. <text:a xlink:type="simple" xlink:href="https://www.rfa.org/mandarin/yataibaodao/meiti/gt1-05232023032427.html/@@images/image" text:style-name="Internet_20_link" text:visited-style-name="Visited_20_Internet_20_Link">
</text:a>
Network screenshot/ancient pavilion provides <text:a xlink:type="simple" xlink:href="https://www.rfa.org/mandarin/yataibaodao/meiti/gt1-05232023032427.html/@@stream" text:style-name="Internet_20_link" text:visited-style-name="Visited_20_Internet_20_Link">
</text:a>
On the Chinese social platform Douyin, some netizens initiated the challenge of "anti -Chong Yangmei". However, when the number of participants participating in the challenge was close to one million people, the network management authorities deleted relevant content on Tuesday morning.</text:p>
      <text:p text:style-name="P4">
<text:span text:style-name="T4">
<text:span text:style-name="T5">
 <text:a xlink:type="simple" xlink:href="https://www.rfa.org/mandarin/yataibaodao/zhengzhi/kw-10282022115040.html" text:style-name="Internet_20_link" text:visited-style-name="Visited_20_Internet_20_Link">
</text:a>
</text:span>
</text:span>
<text:a xlink:type="simple" xlink:href="https://www.rfa.org/mandarin/ytbdzhuantixilie/xijinping-zheshinian/wy3-09272022091751.html" text:style-name="Internet_20_link" text:visited-style-name="Visited_20_Internet_20_Link">
<text:span text:style-name="T4">
 [Xi Jinping these ten years] Three: Ten years of nationalism: from the "Chinese Dream" to the gentle village of power </text:span>
</text:a>
*<text:a xlink:type="simple" xlink:href="https://www.rfa.org/mandarin/yataibaodao/shehui/ql1-06192019062455.html" text:style-name="Internet_20_link" text:visited-style-name="Visited_20_Internet_20_Link">
<text:span text:style-name="T4">
 Ban "Chongyang Meiwai" is prohibited from the name of foreign place names </text:span>
</text:a>
In the past week, the Douyin Platform has launched an anti -Western event with strong nationalist colors, called "Anti -Chong Yang Mei" challenge. The event received a hundred thousand netizens responded. As of the evening of this (22nd), there were more than 800,000 participants.</text:p>
      <text:p text:style-name="P4">
The reporter of this station searched on Douyin. Some netizens still posted videos with strong national colors, such as the slogan in the anti -Japanese TV series: "Long live the Chinese nation, the Chinese nation will win ... Together, all the supreme glory we do today. "</text:p>
      <text:p text:style-name="P4">
In the early morning of Tuesday, when the number of participants challenged one million people, netizens found that related topics were deleted. Douyin netizens "No regrets" posted that the challenge of "Anti -Chong Yang Mei Wai", which was just brushed yesterday, was deleted ... I really don't know what the platform thinks. Today, I continue to challenge "I love me my country. Power.</text:p>
      <text:p text:style-name="P4">
<draw:frame draw:style-name="fr1" draw:name="Image44" text:anchor-type="as-char" svg:width="6.9236in" svg:height="4.416555in" draw:z-index="0">
<draw:image xlink:href="../Images/rfamandarin/2023-05-23T03-24-00-04-00/000001.png" xlink:type="simple" xlink:show="embed" xlink:actuate="onLoad" draw:mime-type="image/png"/>
</draw:frame>
Left: Some netizens in China call on the government to issue policies to marry foreigners. Middle map: Netizens have launched the challenge of "Anti -Chong Yang Mei" and were deleted, and changed to "Love Me China to Strong and my country." Right: Some netizens complained that nearly one million people joined the "Anti -Chongyang Mei Wai" challenge. (Network picture/ancient pavilion provided) <text:a xlink:type="simple" xlink:href="https://www.rfa.org/mandarin/yataibaodao/meiti/gt1-05232023032427.html/m0523-gt1p234.jpg" text:style-name="Internet_20_link" text:visited-style-name="Visited_20_Internet_20_Link">
</text:a>
<text:span text:style-name="T4">
 The Chinese government educated young children from national educating children from the kindergarten. </text:span>
</text:p>
      <text:p text:style-name="P4">
In this regard, Ms. Zhang, a Douyin netizen, said in an interview with Radio Asia on Tuesday that the Chinese have received nationalism and so -called patriotic and Chinese education from entering kindergarten. It is good to say that the United States, the West, and Japan are good. These countries are better than China. They are all admirable. The official feels that Chongyangmei is not good. This is associated with patriotism. Some people really believe that the official speech may be. For traffic. "</text:p>
      <text:p text:style-name="P4">
In the Douyin comment area, some netizens posted that they hope that the government has issued policies and voluntarily marry foreigners as voluntarily abandon Chinese nationality. A netizen called "Professor Ai Yuejin" posted a video saying: "You call any US president to China, he can't even do the county chief, don't say anything else. In today's world, what is the situation of our Chong Yangmei, dyed yellow hair, and even our oral language, look at the three judges of Chinese people, Fan Bingbing, she said that good is good, wo, wo and dogs are like ... ... "</text:p>
      <text:p text:style-name="P4">
<text:span text:style-name="T4">
 Forbidden patriotic activities are prevented from getting out of control. </text:span>
</text:p>
      <text:p text:style-name="P4">
As for why the authorities prohibit the promotion of so -called patriotism, Zheng Xuguang, a scoreer of the current affairs, told this station that in China, any action beyond officially controlled, even if it publicize "patriotism", the authorities will prohibit. For example, he said, "For example, like you initiated a rally to support the Communist Party of China in Tiananmen Square, you try it. No matter what the topic is, once it shows a strong organizational and incitement, because this exercise can easily point the finger to the party country. They are the first to be afraid that you will go to the streets, and the second is afraid that you will organize. He is not the content of your activities, but in your form and energy. "</text:p>
      <text:p text:style-name="P4">
Since the establishment of the Communist Party of China in 1949, nationalism and patriotism have become an important part of political education for the people. According to Wikipedia, the "Outline of Patriotic Education Implementation" issued by the Propaganda Department of the Central Committee of the Communist Party of China on August 23, 1994 and promulgated by the CPC Central Committee Committee. The following year, the Ministry of Civil Affairs determined the first batch of patriotic education bases, and many ministries and commissions such as the Central Propaganda Department and the Communist Youth League jointly released a hundred patriotic education books. Because the outline clearly stated that patriotism education is guided by the basic line of socialism with Chinese characteristics and the party, it is considered by the overseas academic community to be the context of the collapse of communism.</text:p>
      <text:p text:style-name="P4">
Reporter: Ancient Pavilion Editor: Chen Meihua Xu Shuting Jiayuan.com Editor: Ruizhe</text:p>
      <text:p text:style-name="P4">
News Source: <text:a xlink:type="simple" xlink:href="https://www.rfa.org/mandarin/yataibaodao/meiti/gt1-05232023032427.html" text:style-name="Internet_20_link" text:visited-style-name="Visited_20_Internet_20_Link">
https://www.rfa.org/mandarin/yataibaodao/meiti/gt1-05232023032427.html</text:a>
</text:p>
      <!--NEWS-->
      <text:h text:style-name="P10" text:outline-level="1">
<text:span text:style-name="T4">
" 520 &amp; quot; The number of Chinese weddings drops a sudden drop in divorce certificate supply</text:span>
</text:h>
      <text:p text:style-name="P4">
Author: None</text:p>
      <text:p text:style-name="P4">
Publisher: Radio Free Asia (Organization)</text:p>
      <text:p text:style-name="P4">
Published Time: 2023-05-23T03:30:00-04:00</text:p>
      <text:p text:style-name="P4">
Modified Time: 2023-05-23T13:34:33-04:00</text:p>
      <text:p text:style-name="P4">
Description: None</text:p>
      <text:p text:style-name="P4">
Videos: []</text:p>
      <text:p text:style-name="P4">
Audios: ["<text:a xlink:type="simple" xlink:href="https://www.rfa.org/mandarin/yataibaodao/huanjing/gt2-0523202303294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45" text:anchor-type="as-char" svg:width="6.9236in" svg:height="3.88615in" draw:z-index="0">
<draw:image xlink:href="../Images/rfamandarin/2023-05-23T03-30-00-04-00/000000.png" xlink:type="simple" xlink:show="embed" xlink:actuate="onLoad" draw:mime-type="image/png"/>
</draw:frame>
On May 20th each year, most Chinese candidates are selected as a good day for registered marriage, because 520 means "I love you". <text:a xlink:type="simple" xlink:href="https://www.rfa.org/mandarin/yataibaodao/huanjing/gt2-05232023032947.html/@@images/image" text:style-name="Internet_20_link" text:visited-style-name="Visited_20_Internet_20_Link">
</text:a>
Associated Press Information Picture <text:a xlink:type="simple" xlink:href="https://www.rfa.org/mandarin/yataibaodao/huanjing/gt2-05232023032947.html/@@stream" text:style-name="Internet_20_link" text:visited-style-name="Visited_20_Internet_20_Link">
</text:a>
On May 20 each year, most Chinese candidates are selected as a good day for registered marriage, because 520 means "I love you". However, data from the Ministry of Civil Affairs in many places in China show that this year's 520 registered number of marriage people is not as good as before, of which Sichuan decreases by more than 30 %, Guizhou is 50 %, and the number of divorces has increased rapidly.</text:p>
      <text:p text:style-name="P4">
<text:span text:style-name="T4">
<text:span text:style-name="T5">
 <text:a xlink:type="simple" xlink:href="https://www.rfa.org/mandarin/Xinwen/6-05182023144646.html" text:style-name="Internet_20_link" text:visited-style-name="Visited_20_Internet_20_Link">
</text:a>
 </text:span>
*  * </text:span>
<text:a xlink:type="simple" xlink:href="https://www.rfa.org/mandarin/Xinwen/3-05212023113309.html" text:style-name="Internet_20_link" text:visited-style-name="Visited_20_Internet_20_Link">
 </text:a>
**<text:span text:style-name="T5">
<text:a xlink:type="simple" xlink:href="https://www.rfa.org/mandarin/yataibaodao/huanjing/sc-08302022134205.html" text:style-name="Internet_20_link" text:visited-style-name="Visited_20_Internet_20_Link">
<text:span text:style-name="T4">
 China has fewer and fewer weddings, the marriage age is getting bigger </text:span>
</text:a>
</text:span>
<text:a xlink:type="simple" xlink:href="https://www.rfa.org/mandarin/yataibaodao/huanjing/gl-11102021064235.html" text:style-name="Internet_20_link" text:visited-style-name="Visited_20_Internet_20_Link">
<text:span text:style-name="T4">
 Chinese youth chose to lie down in the third quarter of the third quarter, the number of weddings hit a new low in history </text:span>
</text:a>
On May 20 this year, the number of marriage registrations in China decreased significantly compared with last year. According to incomplete statistics from the civil affairs departments of various provincial and economic departments, the number of marriage registrations in Guizhou's "520" decreased, and the decrease of 53.8%compared with last year; of which Guangdong, Fujian, and Sichuan decreased the difference in the year -on -year. %, And the number of marriage registrations in Jiangsu decreased by 25.6%year -on -year.</text:p>
      <text:p text:style-name="P4">
Statistics show that on May 20, 98 marriage registration offices in Jiangsu Province had a wedding registration for newcomers for 11156 newcomers. On May 20 last year, a total of 1,5003 provinces in Jiangsu completed the certificate.</text:p>
      <text:p text:style-name="P4">
In Guangdong Province, a total of 1,2450 pairs were married on May 20 this year. On May 20 last year, a total of 20,892 of the province in Guangdong registered for marriage.</text:p>
      <text:p text:style-name="P4">
<draw:frame draw:style-name="fr1" draw:name="Image46" text:anchor-type="as-char" svg:width="6.9236in" svg:height="4.243294in" draw:z-index="0">
<draw:image xlink:href="../Images/rfamandarin/2023-05-23T03-30-00-04-00/000001.png" xlink:type="simple" xlink:show="embed" xlink:actuate="onLoad" draw:mime-type="image/png"/>
</draw:frame>
Chinese media reported that the number of young people married in the hot season.(Network screenshot)  <text:a xlink:type="simple" xlink:href="https://www.rfa.org/mandarin/yataibaodao/huanjing/gt2-05232023032947.html/image.png" text:style-name="Internet_20_link" text:visited-style-name="Visited_20_Internet_20_Link">
</text:a>
Jia Shimin, a teacher in Zhengzhou, Henan Zhengzhou, said in an interview with this station on Tuesday that the decrease in marriage by young people is related to overwhelming. She said, "How do you get married without a home? This house can't afford it. How many young people can afford the house? Many people have three generations to tighten their pants and bring the child to buy a house. , This young man will pay 2,000 yuan or 3,000 yuan a month at work. The rest of the food, wear, and play with these consumption can hardly spend any money again. "</text:p>
      <text:p text:style-name="P4">
<text:span text:style-name="T4">
 Life pressure is unable to become a home </text:span>
</text:p>
      <text:p text:style-name="P4">
Jia Shimin believes that young people do not want to get married, but buying a house is the largest obstacle to encounter. The second major obstacle is that after getting married and having children, they must bear the economic expenditure of raising children, including medical and education. She said: "If the child is admitted to college, you need to pay high tuition fees, and you can't afford the tuition. Now most young people choose to lie down, and the birth rate is still negative. Now people living at the bottom have no channels to rise anymore. ","</text:p>
      <text:p text:style-name="P4">
In Guangdong, Fujian and Sichuan Province, the number of registered marriages on the day of 520 fell by more than 30%, and Guizhou Province fell more than 50%. In this regard, Dong Yu, dean of the Guangdong Provincial Institute of Population Development, analyzed earlier analysis, referring to the changes in large urbanization, economic pressure, and marriage concepts, making more and more people who are not married late. The burden brought by marriage cannot bear.</text:p>
      <text:p text:style-name="P4">
Mr. Gao Gao, resident of Wuhan, Hubei, told this station that people need to have a home when they get married, but now many people can't even find a job. He said: "The common people do not have basic living security, unemployment unemployment, laid -off and laid -off. He has to take responsibility for a family. Even if two people get married, they have no source of life, confiscation, and social security. Is survival is the biggest rule. "</text:p>
      <text:p text:style-name="P4">
** The Civil Affairs Bureau's marriage certificate is not enough to get a divorce certificate.</text:p>
      <text:p text:style-name="P4">
Recently, the pictures uploaded by netizens in Hubei showed that the two boxes of divorce certificates produced by the Hubei Provincial Department of Civil Affairs were placed on the ground. Netizens wrote that the marriage certificate was endless. The divorce certificate was not enough, and it was not enough. According to data released by the Chinese Civil Affairs Department in February this year, in the third quarter of last year, 1.643 million couples registered and divorced, an increase of 3.72%year -on -year.</text:p>
      <text:p text:style-name="P4">
<draw:frame draw:style-name="fr1" draw:name="Image47" text:anchor-type="as-char" svg:width="6.9236in" svg:height="4.042317in" draw:z-index="0">
<draw:image xlink:href="../Images/rfamandarin/2023-05-23T03-30-00-04-00/000002.png" xlink:type="simple" xlink:show="embed" xlink:actuate="onLoad" draw:mime-type="image/png"/>
</draw:frame>
The picture shows the divorce certificate to the Civil Affairs Bureau. (Network picture/ancient pavilion provided) <text:a xlink:type="simple" xlink:href="https://www.rfa.org/mandarin/yataibaodao/huanjing/gt2-05232023032947.html/m0523-gt2p1.jpg" text:style-name="Internet_20_link" text:visited-style-name="Visited_20_Internet_20_Link">
</text:a>
Mr. Gao said that in recent days, the most widely circulated on the Internet in recent days: "The most famous sentence, this group of people raised pigs and reached extinct. It is still a bit horizontal, the most popular sentence. Everyone knows that there are no survival conditions and will definitely not get married. A society and a government, you have no basic living security for everyone. "</text:p>
      <text:p text:style-name="P4">
According to the latest figures of the Ministry of Civil Affairs of China, the number of marriage in 2021 fell to 7.636 million pairs, a decrease of nearly 44%from the 13.469 million pairs in 2013, a decrease of 8 consecutive years. According to many trends, this year is expected to be the decline in the ninth consecutive year.</text:p>
      <text:p text:style-name="P4">
Reporter: Ancient Pavilion Editor: Chen Meihua Xu Shuting Jiayuan.com Editor: Ruizhe</text:p>
      <text:p text:style-name="P4">
News Source: <text:a xlink:type="simple" xlink:href="https://www.rfa.org/mandarin/yataibaodao/huanjing/gt2-05232023032947.html" text:style-name="Internet_20_link" text:visited-style-name="Visited_20_Internet_20_Link">
https://www.rfa.org/mandarin/yataibaodao/huanjing/gt2-05232023032947.html</text:a>
</text:p>
      <!--NEWS-->
      <text:h text:style-name="P10" text:outline-level="1">
<text:span text:style-name="T4">
WHA Rejecting Taiwan Media Interviewing Taiwan Foreign Ministry: China pressure evil deeds</text:span>
</text:h>
      <text:p text:style-name="P4">
Author: None (Language: zh)</text:p>
      <text:p text:style-name="P4">
Publisher: None</text:p>
      <text:p text:style-name="P4">
Time: 2023-05-23T06:25:00Z</text:p>
      <text:p text:style-name="P4">
Description: Taiwan was not only refused to be outside the door by the World Health Conference (WHA) for the seventh consecutive year. When a Taiwanese reporter recently received the WHA interview certificate, it was temporarily rejected because "receiving China's pressure must not be released." Taiwan ’s Foreign Ministry accused China of pressureing the United Nations to“ do everything that hurt the people of Taiwan ”.</text:p>
      <text:p text:style-name="P4">
Videos: []</text:p>
      <text:p text:style-name="P4">
Images: ["<text:a xlink:type="simple" xlink:href="https://static.dw.com/image/63037554_303.jpg" text:style-name="Internet_20_link" text:visited-style-name="Visited_20_Internet_20_Link">
63037554_303.jpg</text:a>
", "<text:a xlink:type="simple" xlink:href="https://static.dw.com/image/43868190_401.jpg" text:style-name="Internet_20_link" text:visited-style-name="Visited_20_Internet_20_Link">
43868190_401.jpg</text:a>
"]</text:p>
      <text:p text:style-name="P4">
Subject: 时政风云</text:p>
      <text:p text:style-name="P4">
Subjects: ['岛屿主权争端', '马英九', '专题报道：全景观看“习马会”', '专题报道：2016年台湾大选', '中国', '台湾', '中共十九大', '德中关系']</text:p>
      <text:p text:style-name="P4">
Keywords: ['台湾', '中国', '世界卫生组织', '世界卫生大会']</text:p>
      <text:p text:style-name="P4">
Id: 65705272</text:p>
      <!--METADATA-->
      <text:p text:style-name="P4">
<text:a xlink:type="simple" xlink:href="https://www.dw.com/zh/overlay/image/article/65705272/63037554" text:style-name="Internet_20_link" text:visited-style-name="Visited_20_Internet_20_Link">
 <draw:frame draw:style-name="fr1" draw:name="Image48" text:anchor-type="as-char" svg:width="6.9236in" svg:height="3.896998in" draw:z-index="0">
<draw:image xlink:href="../Images/dwzh/2023-05-23T06-25-00Z/63037554_303.jpg" xlink:type="simple" xlink:show="embed" xlink:actuate="onLoad" draw:mime-type="image/jpeg"/>
</draw:frame>
</text:a>
The incident caused widespread discussion in Taiwan, questioning that the UN's jurisdiction was suppressed by China and the freedom of pressing the press (diagram).</text:p>
      <text:p text:style-name="P4">
(Voice of German in China) The 76th World Health Conference (WHA) was held in Geneva, Switzerland this week. The Taiwan Central News Agency reported that two reporters of the agency applied for an interview certificate in accordance with the normal process in advance and received approval. ) When he received a certificate at the Geneva Office of the United Nations, he was suddenly rejected.</text:p>
      <text:p text:style-name="P4">
"A few weeks ago, the Central News Agency reporter has applied for our reporter's certificate through the United Nations media application platform. When applying for a reporter's certificate, we already provide our Taiwan passport from the Republic of China. , Reporter is from the Republic of China. "One of the Central News Agency reporters Zeng Tingxuan, one of the central agencies, said:" But today we were queuing to get a certificate, and the other party felt a little puzzled. Tell us, "Sorry, although we have received the notification, we can't give you a reporter's certificate."</text:p>
      <text:p text:style-name="P4">
According to the Central News Agency, two reporters from the agency, Zeng Tingzhang and Tian Xi, applied for a reporter's certificate through the official platform a few weeks ago. Because the national fence menu did not have the "Taiwan" or "Republic of China" option, he chose "Thailand" and reminiscent of remarks. The column clearly noted that the reporter was from "Taiwan (Republic of China)" and received a license notice in mid -May, but was blocked when receiving an interview certificate.</text:p>
      <text:p text:style-name="P4">
Zeng Tingxuan said that the other party admitted that "receiving pressure from China" said that "WHO no longer recognizes Taiwanese passports", "the People's Republic of China tells us that we need to see Chinese passports, or Taiwanese passports and Taiwan compatriots can be released." When the reporter responded, there was no Taiwan compatriot certificate, and when he asked China how to know the application of Taiwanese reporters, the other party responded: "They (China) knows everything, I am very sorry." The reporter asked: "Do you want to report everything to China?" The other party nodded in response.</text:p>
      <text:p text:style-name="P4">
According to reports, the staff of the United Nations office helplessly said that I wanted to help, "But I was restricted. If you let you go in, I will be fired." The reporter appealed to the WHO office.</text:p>
      <text:p text:style-name="P4">
The Voice of Germany has been reported from the Central News Agency that since 2016, Taiwan can no longer participate in the World Health Conference with observer status. The reporter of the agency in Europe cannot obtain an interview certificate. However, this year is the first time that the Central News Agency reporters have completed the online application and received the approval notice, but the scene was canceled.</text:p>
      <text:p text:style-name="P4">
The Central News Agency stated that the fact that the incident and the Taiwan passport holders were unable to enter the United Nations New York Headquarters, showing to what extent the United Nations and its relevant agencies were infiltrated by the CCP, and the degree of obedience to Chinese officials.</text:p>
      <text:p text:style-name="P4">
Before the deadline, China's official response has not yet publicly responded to the allegations of "not allowing Taiwan journalists" to interview WHA.</text:p>
      <text:h text:style-name="P12" text:outline-level="3">
<text:span text:style-name="T4">
WHO Conference Focusing on the new crown "anti -epidemic model student" Taiwan missed Taiwan</text:span>
</text:h>
      <text:h text:style-name="P12" text:outline-level="3">
<text:span text:style-name="T4">
Taiwan Foreign Ministry: discriminatory treatment</text:span>
</text:h>
      <text:p text:style-name="P4">
The incident caused widespread discussion in Taiwan, questioning that the United Nations institutions have been suppressed by China and the freedom of press. According to the official website of the Central News Agency, the agency is the "National News Agency of the Republic of China". According to the Central News Agency, the agency is not an official representative. "It is just a reporter who wants the freedom of the press and the right to know that the right to know.</text:p>
      <text:p text:style-name="P4">
Taiwan ’s Ministry of Foreign Affairs expressed severe condemnation on the 23rd, saying that the United Nations has long rejected Taiwan media reporters to enter the United Nations field interview and report, which obviously violates the universal value and principles of fairness and justice of the UN Charter, as well as the“ World Human Rights Declaration ”. The freedom of claiming and expressing opinions, and the basic human rights through any medium, is not limited by national borders ".</text:p>
      <text:p text:style-name="P4">
The Taiwan Ministry of Foreign Affairs accused the Chinese government of "pressure behind" and stated that "the United Nations Geneva branch was under pressure under China and failed to do it publicly and rejected the media in our country to interview the WHA." "It hurts the evil deeds of the people of Taiwan", and calls on the United Nations to "do not improving the unreasonable politics of a specific country."</text:p>
      <text:p text:style-name="P4">
In March of this year, a UN Secretary -General spokesman Stephanedujarric was asked at a routine press conference. Why did Taiwanese not enter the United Nations building and was also questioned by the media "China is managing the United Nations?" Dugrik responded unreasonable at the moment. This was the most "absurd" problem he heard that day. After the words, he hurriedly ended the press conference.</text:p>
      <text:p text:style-name="P4">
<draw:frame draw:style-name="fr1" draw:name="Image49" text:anchor-type="as-char" svg:width="6.9236in" svg:height="3.896998in" draw:z-index="0">
<draw:image xlink:href="../Images/dwzh/2023-05-23T06-25-00Z/43868190_401.jpg" xlink:type="simple" xlink:show="embed" xlink:actuate="onLoad" draw:mime-type="image/jpeg"/>
</draw:frame>
The WHO General Tedros Adhanom Ghebreyesus recently said that whether Taiwan participated should be determined by a member state.</text:p>
      <text:h text:style-name="P12" text:outline-level="3">
<text:span text:style-name="T4">
Who is standing? Who is opposed?</text:span>
</text:h>
      <text:p text:style-name="P4">
This year's WHA was held in Geneva, Switzerland from May 21st to 30th, <text:a xlink:type="simple" xlink:href="https://www.dw.com/zh/zh/世界卫生大会再次拒绝台湾作为观察员与会/a-65697135" text:style-name="Internet_20_link" text:visited-style-name="Visited_20_Internet_20_Link">
</text:a>
Essence</text:p>
      <text:p text:style-name="P4">
On the 22nd, whether Taiwan could participate in the WHA as an observer this year, China and Pakistan have clearly opposed it. Chen Xu, the Chinese Ambassador to Geneva, said that China insisted on refusing to include Taiwan's participation cases into the agenda and emphasized that "there is only one China in the world" and "Taiwan is an inseparable part"; the Taiwan diplomatic relations of Stowini and the Marshall Islands have made a stand. The final proposal failed to rank into this agenda.</text:p>
      <text:p text:style-name="P4">
During the later meeting, the United States, Japan, the United Kingdom, France, the Czech Republic, Canada, and Guadimara, which continued to support Taiwan to participate in the WHA at the time of speaking.</text:p>
      <text:p text:style-name="P4">
US Minister of Health Xavierbecerra said that in the post -epidemic era, there are still many challenges in the world to face it together. Constructive and role -played stakeholders. The United States continues to strongly support Taiwan to participate in the WHA and wider World Guard work. "</text:p>
      <text:p text:style-name="P4">
Chinese representatives criticized "the DPP authorities put political maps on people's welfare and seek independence", saying that the "hype" prevention gap of "speculation" of individual countries is "nonsense." The decision to get the majority of support for the Health Conference.</text:p>
      <text:p text:style-name="P4">
Taiwan Foreign Minister Wu Zhaozheng reposted WHO Secretary -General Tedros Adhanomghebreyesus on the evening of the 22nd. Wu Zhaozheng wrote: "Wow, you really know the scene, but you have forgotten 23 million people in our country. Listening to it: Only Taiwan's election governments can represent Taiwanese, not China of the Communist regime."From 2009 to 2016, Taiwan was allowed to participate in the WHA as an observer. But since 2017, Taiwan President Tsai Ing -wen has no invitation to attend the WHA during his administration.</text:p>
      <text:p text:style-name="P4">
(Central News Agency, Ministry of Foreign Affairs of Taiwan)</text:p>
      <text:p text:style-name="P4">
News Source: <text:a xlink:type="simple" xlink:href="https://www.dw.com/zh/wha拒台媒採訪-台外交部：中國施壓惡行/a-65705272" text:style-name="Internet_20_link" text:visited-style-name="Visited_20_Internet_20_Link">
https://www.dw.com/zh/wha拒台媒採訪-台外交部：中國施壓惡行/a-65705272?maca=chi-rss-chi-all-1127-rdf</text:a>
</text:p>
      <!--NEWS-->
      <text:h text:style-name="P10" text:outline-level="1">
<text:span text:style-name="T4">
Biden and McCarthy are the third talks for the US debt crisis</text:span>
</text:h>
      <text:p text:style-name="P4">
Author: 联合早报 (Person)</text:p>
      <text:p text:style-name="P4">
Publisher: 联合早报 (Organization)</text:p>
      <text:p text:style-name="P4">
Published Time: 2023-05-23T07:12</text:p>
      <text:p text:style-name="P4">
Modified Time: 2023-05-23T09:05</text:p>
      <text:p text:style-name="P4">
Description: U.S. President Biden and the Speaker of the House of Representatives McCarthy conducted a third talk under the shadow of the debt default period. The Minister of Finance Yellen warned again on the same day that the Ministry of Finance was "very likely" to exhaust its cash on June 1, which means that the White House means that the White House It has only 10 days to avoid it with Republicans with Congress ...</text:p>
      <text:p text:style-name="P4">
Videos: []</text:p>
      <text:p text:style-name="P4">
Audios: []</text:p>
      <text:p text:style-name="P4">
Images: []</text:p>
      <text:p text:style-name="P4">
Type: NewsArticle</text:p>
      <text:p text:style-name="P4">
Breadcrumbs: ['即时', '国际']</text:p>
      <text:p text:style-name="P4">
Keywords: ['美国', '债务违约', '拜登', '麦卡锡', '耶伦']</text:p>
      <!--METADATA-->
      <text:p text:style-name="P4">
U.S. President Biden and the Speaker of the House of Representatives McCarthy conducted a third talk under the shadow of the debt default period. The Minister of Finance Yellen warned again on the same day that the Ministry of Finance was "very likely" to exhaust its cash on June 1, which means that the White House means that the White House Only 10 days with the Republicans of Congress to avoid the first debt defaults of the United States.</text:p>
      <text:p text:style-name="P4">
Comprehensive Reuters and Bloomberg reported that Biden and McCarthy met at 5:30 pm on Monday (May 22) (at 5:30 am on Tuesday, Singapore time) at the White House Oval Office.</text:p>
      <text:p text:style-name="P4">
At the beginning of the meeting, Biden set a positive tone and reached an agreement on the two parties to "hold an optimistic attitude."</text:p>
      <text:p text:style-name="P4">
Bayon said: "We must do this." But he also emphasized that it is necessary to resolve the "tax loopholes", which is an area where Bayeng has differences with Republicans.</text:p>
      <text:p text:style-name="P4">
McCarthy said he and Biden both believed in the United States <text:a xlink:type="simple" xlink:href="https://www.zaobao.com.sg/news/world/story20230521-1396895" text:style-name="Internet_20_link" text:visited-style-name="Visited_20_Internet_20_Link">
</text:a>
"We all agree to change the trajectory."</text:p>
      <text:p text:style-name="P4">
Earlier that day, McCarthy told the media that the morning meeting of the White House and the Republican negotiation group was "effective". However, he also pointed out that the two parties must reach an agreement on the debt limit within this week, so that Congress has time to take action to avoid debt defaults.</text:p>
      <text:p text:style-name="P4">
The US Treasury Secretary Yellen said in the afternoon of the Congress saying that without increasing the debt limit, the Ministry of Finance was "very likely" to perform all the government's payment obligations in early June. "It is likely to trigger debt default on June 1" Essence</text:p>
      <text:p text:style-name="P4">
Yellen said: "What I want to report to Congress is that according to our estimation, if in early June, faster June 1, the government will not take action to raise or suspend the upper limit of debt. All payment obligations. "</text:p>
      <text:p text:style-name="P4">
This is the third time Yellen has believed in Congress within three weeks.</text:p>
      <text:p text:style-name="P4">
Goldman Sachs analyst said that Yellen was even more determined in the latest letter, saying that the United States "Highlylikely" triggered debt defaults in early June, instead of "possibility" what she said in the previous letter ( Likely) triggers debt defaults in early June.</text:p>
      <text:p text:style-name="P4">
Goldman Sachs also said that Yellen did not mention the ability of the Ministry of Finance to pay the bill in the letter, and how many weeks or days can be supported in early June. She mentioned this in a letter to Congress two times.</text:p>
      <text:p text:style-name="P4">
The U.S. government has been eclipsed for a long time, and bonds are used to issue bonds. As of October last year, US debt has accumulated to $ 31 trillion (about S $ 4.168 trillion), and will soon touch the debt of US $ 3.1.4 trillion. Get funds for daily operations.</text:p>
      <text:p text:style-name="P4">
The U.S. Treasury has previously warned that the US federal government's cash will trigger the US debt defaults for the first time, and then affect the global economy and weaken the US global economic leadership.</text:p>
      <text:p text:style-name="P4">
News Source: <text:a xlink:type="simple" xlink:href="https://www.zaobao.com.sg/realtime/world/story20230523-1397278" text:style-name="Internet_20_link" text:visited-style-name="Visited_20_Internet_20_Link">
https://www.zaobao.com.sg/realtime/world/story20230523-1397278</text:a>
</text:p>
      <!--NEWS-->
      <text:h text:style-name="P10" text:outline-level="1">
<text:span text:style-name="T4">
The United States is expected to avoid debt defaults to Japanese stocks to closure and fall</text:span>
</text:h>
      <text:p text:style-name="P4">
Publisher: 法新社</text:p>
      <text:p text:style-name="P4">
Published Time: 2023-05-23T07:32:08+00:00</text:p>
      <text:p text:style-name="P4">
Modified Time: 2023-05-23T07:20:02+00:00</text:p>
      <text:p text:style-name="P4">
Description: (Agence France -Presse, Tokyo, 23rd) Although the United States is expected to avoid the trend of disaster debt defaults, the United States has enabled the world to cover the worl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5-23T07-32-08-00-00/000000.png" xlink:type="simple" xlink:show="embed" xlink:actuate="onLoad" draw:mime-type="image/png"/>
</draw:frame>
The Japanese stock 225 index closed down at 129.05 points or 0.42%to 30957.77 points. The Dongzhi stock price index closed at 14.41 points or 0.66%to 2161.49 points.</text:p>
      <text:p text:style-name="P4">
News Source: <text:a xlink:type="simple" xlink:href="https://www.rfi.fr/cn/%E8%B4%A2%E7%BB%8F%E5%BF%AB%E8%AE%AF/20230523-%E7%BE%8E%E5%9B%BD%E5%8F%AF%E6%9C%9B%E9%81%BF%E5%85%8D%E5%80%BA%E5%8A%A1%E8%BF%9D%E7%BA%A6-%E6%97%A5%E8%82%A1%E6%94%B6%E8%B7%8C" text:style-name="Internet_20_link" text:visited-style-name="Visited_20_Internet_20_Link">
https://www.rfi.fr/cn/%E8%B4%A2%E7%BB%8F%E5%BF%AB%E8%AE%AF/20230523-%E7%BE%8E%E5%9B%BD%E5%8F%AF%E6%9C%9B%E9%81%BF%E5%85%8D%E5%80%BA%E5%8A%A1%E8%BF%9D%E7%BA%A6-%E6%97%A5%E8%82%A1%E6%94%B6%E8%B7%8C</text:a>
</text:p>
      <!--NEWS-->
      <text:h text:style-name="P10" text:outline-level="1">
<text:span text:style-name="T4">
Signing an agreement with Sri Lanka China entered the Sri Lankan fuel market</text:span>
</text:h>
      <text:p text:style-name="P4">
Publisher: 法新社</text:p>
      <text:p text:style-name="P4">
Published Time: 2023-05-23T07:32:09+00:00</text:p>
      <text:p text:style-name="P4">
Modified Time: 2023-05-23T07:05:03+00:00</text:p>
      <text:p text:style-name="P4">
Description: (AFP, 22nd) Sri Lanka, which has a shortage of funds, signed an agreement today that allows China to enter the Sri Lanka fuel market to compete with a Indian petroleum company and Sri Lanka state -owned retaile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617581in" draw:z-index="0">
<draw:image xlink:href="../Images/rficn/2023-05-23T07-32-09-00-00/000000.png" xlink:type="simple" xlink:show="embed" xlink:actuate="onLoad" draw:mime-type="image/png"/>
</draw:frame>
This agreement made Sinopec the first new entry in the Sri Lanka market in 20 years. Last year, Sri Lanka's foreign exchange crisis caused an interruption of imports and was forced to use fuel distribution.</text:p>
      <text:p text:style-name="P4">
Sri Lanka President RanilwickRemesinghe's office said he witnessed the signing of agreement with Sinopec, which "marks a key step in ensuring the stability and non -interrupted fuel supply."</text:p>
      <text:p text:style-name="P4">
Due to the shortage of fuel and food, medicine and other necessities, Sri Lanka broke out for several months of protest last year, which eventually led to overthrowing President Gotabaya Rajapaksa.</text:p>
      <text:p text:style-name="P4">
When the crisis is the worst, the driver has to line up for several days to fill the fuel tank.</text:p>
      <text:p text:style-name="P4">
Sri Lanka Electric Power and Energy Minister Kanchana Wijeseera said today that Sinopec will be currently a 150 pumping station that is currently under the Ceylon Petroleumcorp., CPC.</text:p>
      <text:p text:style-name="P4">
Verakla said that the new agreement will also be awarded Sinopec's permit for 20 years in Sri Lanka, and allows them to invest in establishing 50 other retail stores.</text:p>
      <text:p text:style-name="P4">
News Source: <text:a xlink:type="simple" xlink:href="https://www.rfi.fr/cn/%E5%9B%BD%E9%99%85%E6%8A%A5%E9%81%93/20230523-%E4%B8%8E%E6%96%AF%E9%87%8C%E5%85%B0%E5%8D%A1%E7%AD%BE%E7%BD%B2%E5%8D%8F%E8%AE%AE-%E4%B8%AD%E5%9B%BD%E8%BF%9B%E5%85%A5%E6%96%AF%E5%9B%BD%E7%87%83%E6%96%99%E5%B8%82%E5%9C%BA" text:style-name="Internet_20_link" text:visited-style-name="Visited_20_Internet_20_Link">
https://www.rfi.fr/cn/%E5%9B%BD%E9%99%85%E6%8A%A5%E9%81%93/20230523-%E4%B8%8E%E6%96%AF%E9%87%8C%E5%85%B0%E5%8D%A1%E7%AD%BE%E7%BD%B2%E5%8D%8F%E8%AE%AE-%E4%B8%AD%E5%9B%BD%E8%BF%9B%E5%85%A5%E6%96%AF%E5%9B%BD%E7%87%83%E6%96%99%E5%B8%82%E5%9C%BA</text:a>
</text:p>
      <!--NEWS-->
      <text:h text:style-name="P10" text:outline-level="1">
<text:span text:style-name="T4">
In response to bird flu, Brazil announced the emergency state of animal hygiene for 180 days</text:span>
</text:h>
      <text:p text:style-name="P4">
Author: 联合早报 (Person)</text:p>
      <text:p text:style-name="P4">
Publisher: 联合早报 (Organization)</text:p>
      <text:p text:style-name="P4">
Published Time: 2023-05-23T07:37</text:p>
      <text:p text:style-name="P4">
Modified Time: 2023-05-23T07:37</text:p>
      <text:p text:style-name="P4">
Description: The Brazilian government officially announced the emergency of animal hygiene in order to deal with the first occurrence of wild birds in Brazil's high pathogenic bird flu virus. Reuters reports that according to a document signed by the Brazilian Ministry of Agriculture on Monday (May 22), this emergency state is 180 days.</text:p>
      <text:p text:style-name="P4">
Videos: []</text:p>
      <text:p text:style-name="P4">
Audios: []</text:p>
      <text:p text:style-name="P4">
Images: []</text:p>
      <text:p text:style-name="P4">
Type: NewsArticle</text:p>
      <text:p text:style-name="P4">
Breadcrumbs: ['即时', '国际']</text:p>
      <text:p text:style-name="P4">
Keywords: ['巴西', '紧急状态', '禽流感', '鸡肉']</text:p>
      <!--METADATA-->
      <text:p text:style-name="P4">
The Brazilian government officially announced the emergency state of animal hygiene in order to deal with the high pathogenicity of wild bird infections in Brazil for the first time <text:a xlink:type="simple" xlink:href="https://www.zaobao.com.sg/realtime/world/story20230516-1395109" text:style-name="Internet_20_link" text:visited-style-name="Visited_20_Internet_20_Link">
</text:a>
Virus.</text:p>
      <text:p text:style-name="P4">
Reuters reports that according to a document signed by the Brazilian Ministry of Agriculture on Monday (May 22), this emergency state is 180 days.</text:p>
      <text:p text:style-name="P4">
According to the guidelines of the World Animal Health Organization, wild birds infection H5N1 bird flu subtypes will not trigger the trade ban. However, once a poultry farm is a case of bird flu, it often leads to all poultry death in the farm and may face the trade restrictions of poultry importing countries.</text:p>
      <text:p text:style-name="P4">
Brazil is the largest chicken exporter in the world. Last year's chicken sales reached $ 9.7 billion (about S $ 13 billion).</text:p>
      <text:p text:style-name="P4">
Brazil has confirmed that five wild birds have infected H5N1 virus, four of which appear in <text:a xlink:type="simple" xlink:href="https://www.zaobao.com.sg/realtime/world/story20230519-1396103" text:style-name="Internet_20_link" text:visited-style-name="Visited_20_Internet_20_Link">
</text:a>
(ESPIRITOSANTO), another appear in Rio de Janeiro, Rio.</text:p>
      <text:p text:style-name="P4">
News Source: <text:a xlink:type="simple" xlink:href="https://www.zaobao.com.sg/realtime/world/story20230523-1397279" text:style-name="Internet_20_link" text:visited-style-name="Visited_20_Internet_20_Link">
https://www.zaobao.com.sg/realtime/world/story20230523-1397279</text:a>
</text:p>
      <!--NEWS-->
      <text:h text:style-name="P10" text:outline-level="1">
<text:span text:style-name="T4">
Biden and McCarthy claimed that debt discussions were "effective" but have not yet reached an agreement</text:span>
</text:h>
      <text:p text:style-name="P4">
Author: 联合早报 (Person)</text:p>
      <text:p text:style-name="P4">
Publisher: 联合早报 (Organization)</text:p>
      <text:p text:style-name="P4">
Published Time: 2023-05-23T07:55</text:p>
      <text:p text:style-name="P4">
Modified Time: 2023-05-23T09:06</text:p>
      <text:p text:style-name="P4">
Description: US President Biden and the Speaker of the House of Representatives McCarthy have ended discussions, and the two have not reached an agreement on improving the upper limit of US federal debt. Reuters reported that Biden and McCarthy held about an hour of talks on Monday (May 22). Biden subsequently issued a statement saying that he and ...</text:p>
      <text:p text:style-name="P4">
Videos: []</text:p>
      <text:p text:style-name="P4">
Audios: []</text:p>
      <text:p text:style-name="P4">
Images: []</text:p>
      <text:p text:style-name="P4">
Type: NewsArticle</text:p>
      <text:p text:style-name="P4">
Breadcrumbs: ['即时', '国际']</text:p>
      <text:p text:style-name="P4">
Keywords: ['美国', '债务违约', '拜登', '麦卡锡']</text:p>
      <!--METADATA-->
      <text:p text:style-name="P4">
US President Biden and the Speaker of the House of Representatives McCarthy have ended discussions, and the two have not reached an agreement on improving the upper limit of US federal debt.</text:p>
      <text:p text:style-name="P4">
Reuters reported that Biden and McCarthy held about an hour of talks on Monday (May 22).</text:p>
      <text:p text:style-name="P4">
Biden subsequently issued a statement saying that he and McCarthy conducted a "effective" talks on the need for US debt defaults.</text:p>
      <text:p text:style-name="P4">
"We reiterate again that we must not have debt defaults. The only way to advance forward is to reach a cross -party agreement with sincerity."</text:p>
      <text:p text:style-name="P4">
After McCarthy left the oval office, I told reporters, "I think today's discussion is effective. However, we have not reached an agreement."</text:p>
      <text:p text:style-name="P4">
He also said that the White House and Republican staff will continue to negotiate, "I believe we can eventually reach an agreement."</text:p>
      <text:p text:style-name="P4">
The US Treasury Minister Yellen said the third time to Congress on Monday that the Ministry of Finance said cash on June 1, which means that the White House and the Republicans of the Parliament have only 10 days to avoid the first debt in the United States for debt. Bob in breach.</text:p>
      <text:p text:style-name="P4">
News Source: <text:a xlink:type="simple" xlink:href="https://www.zaobao.com.sg/realtime/world/story20230523-1397281" text:style-name="Internet_20_link" text:visited-style-name="Visited_20_Internet_20_Link">
https://www.zaobao.com.sg/realtime/world/story20230523-1397281</text:a>
</text:p>
      <!--NEWS-->
      <text:h text:style-name="P10" text:outline-level="1">
<text:span text:style-name="T4">
Sino -US semiconductor war: blocking Micron, Korean enterprises?</text:span>
</text:h>
      <text:p text:style-name="P4">
Author: None (Language: zh)</text:p>
      <text:p text:style-name="P4">
Publisher: None</text:p>
      <text:p text:style-name="P4">
Time: 2023-05-23T08:20:00Z</text:p>
      <text:p text:style-name="P4">
Description: After China announced the ban on the purchase of Micron, it has attracted much attention to the subsequent effects of the semiconductor industry. As an American allies, will Korean companies eat the Chinese market and fishermen to profit? Analysis pointed out that in the short term, it may be conducive to Korean companies, but in the long run, it may not be that.</text:p>
      <text:p text:style-name="P4">
Videos: []</text:p>
      <text:p text:style-name="P4">
Images: ["<text:a xlink:type="simple" xlink:href="https://static.dw.com/image/65447697_303.jpg" text:style-name="Internet_20_link" text:visited-style-name="Visited_20_Internet_20_Link">
65447697_303.jpg</text:a>
", "<text:a xlink:type="simple" xlink:href="https://static.dw.com/image/65224835_401.jpeg" text:style-name="Internet_20_link" text:visited-style-name="Visited_20_Internet_20_Link">
65224835_401....</text:a>
", "<text:a xlink:type="simple" xlink:href="https://static.dw.com/image/60619140_401.jpg" text:style-name="Internet_20_link" text:visited-style-name="Visited_20_Internet_20_Link">
60619140_401.jpg</text:a>
"]</text:p>
      <text:p text:style-name="P4">
Subject: 经济纵横</text:p>
      <text:p text:style-name="P4">
Subjects: ['韩国', '智能手机', '朝鲜']</text:p>
      <text:p text:style-name="P4">
Keywords: ['半导体', '韩国', '中美竞争', '晶片', '三星', 'SK海力士', '台积电', '出口限制']</text:p>
      <text:p text:style-name="P4">
Id: 65705950</text:p>
      <!--METADATA-->
      <text:p text:style-name="P4">
<text:a xlink:type="simple" xlink:href="https://www.dw.com/zh/overlay/image/article/65705950/65447697" text:style-name="Internet_20_link" text:visited-style-name="Visited_20_Internet_20_Link">
 <draw:frame draw:style-name="fr1" draw:name="Image52" text:anchor-type="as-char" svg:width="6.9236in" svg:height="3.896998in" draw:z-index="0">
<draw:image xlink:href="../Images/dwzh/2023-05-23T08-20-00Z/65447697_303.jpg" xlink:type="simple" xlink:show="embed" xlink:actuate="onLoad" draw:mime-type="image/jpeg"/>
</draw:frame>
</text:a>
Micron's products are banned by China, and Korean companies such as Samsung Electronics may be the opportunity to fill the vacancy of the market. (Experience diagram)</text:p>
      <text:p text:style-name="P4">
(Voice of Germany Chinese) US Semiconductor Company <text:a xlink:type="simple" xlink:href="https://www.dw.com/zh/zh/中國封殺美光-美反對無事實根據的限制/a-65693360" text:style-name="Internet_20_link" text:visited-style-name="Visited_20_Internet_20_Link">
</text:a>
It was banned; Korean officials said on Monday (May 22) that the follow -up of Korean companies should be judged by the enterprise by themselves. In this regard, the British "Financial Times" interpreted that the South Korean government was unwilling to rush into the US -China dispute, but to rely on the decision of the company.</text:p>
      <text:p text:style-name="P4">
The Yonhap News Agency reported that Zhang Yingzhen, deputy minister of the Ministry of Industry of South Korea, said that the targets of China are not Korean companies, so new measures will not cause significant damage to Korean companies; when asked if the Korean government has responded measures. How to do it, "I believe Samsung Electronics and SK Hynix as a multinational company will take into account the interests of both parties to conduct comprehensive consideration."</text:p>
      <text:p text:style-name="P4">
"Financial Times" quoted anonymous insiders last month that the United States requested South Korea, <text:a xlink:type="simple" xlink:href="https://www.dw.com/zh/zh/北京恐禁美光芯片-媒體美籲韓勿填補缺口/a-65414199" text:style-name="Internet_20_link" text:visited-style-name="Visited_20_Internet_20_Link">
</text:a>
; May 22 also said that the latest statement in South Korea implies that the authorities will not intervene in the matter, and will not prevent Korean enterprises from filling the vacancies in the market.</text:p>
      <text:p text:style-name="P4">
Chinese Foreign Ministry spokesman Mao Ning was asked on the 22nd that how to respond to U.S. companies asks South Korean companies to "do not sell Korean semiconductors as alternatives of Micron to China." She said: "The United States coerces other countries to engage in export restrictions on China, which is completely to maintain to maintain the maintenance. Weighing the interests of our own hegemony ... We resolutely oppose this approach, and we also hope that the relevant national governments and enterprises will work together with China to jointly maintain the multilateral trading system and maintain the stable supply chain of the global industrial chain. "</text:p>
      <text:p text:style-name="P4">
<draw:frame draw:style-name="fr1" draw:name="Image53" text:anchor-type="as-char" svg:width="6.9236in" svg:height="3.896998in" draw:z-index="0">
<draw:image xlink:href="../Images/dwzh/2023-05-23T08-20-00Z/65224835_401.jpeg" xlink:type="simple" xlink:show="embed" xlink:actuate="onLoad" draw:mime-type="image/jpeg"/>
</draw:frame>
Micron's online security censorship in China failed. In this regard, the US government said that "restrictions that have no factual basis". The picture shows Micron's factory in Edhata. (Data photo)</text:p>
      <text:h text:style-name="P12" text:outline-level="3">
<text:span text:style-name="T4">
Meiguo has been banned from Korean companies?</text:span>
</text:h>
      <text:p text:style-name="P4">
Micron produces dynamic random access memory (DRAM) and flash chip (NAND). The main competitors include South Korea's Samsung Electronics, SK Hynix, and Japan's Kaidi Company.</text:p>
      <text:p text:style-name="P4">
China "<text:a xlink:type="simple" xlink:href="https://www.dw.com/zh/zh/反制美國北京以國安為由審查美晶片商/a-65224796" text:style-name="Internet_20_link" text:visited-style-name="Visited_20_Internet_20_Link">
</text:a>
"For key information infrastructure", related companies related to "key information infrastructure" stopped purchasing Micron's products; but some analysts believe that Micron's customers in China are mostly consumer electronics companies, not infrastructure suppliers, so they have not been impacted.</text:p>
      <text:p text:style-name="P4">
In addition, Micron does not rely on the Chinese market compared to other American companies. Bloomberg analyzed that the Chinese market in 2022 accounted for 11%of the company's revenue, NVIDIA was 21%, super micro (AMD) and Intel were 22%and 27%, Broadcom (Broadcom ) He) Qualcomm (Qualcomm) is 35%and 64%, respectively.</text:p>
      <text:p text:style-name="P4">
Nevertheless, the news that Micron was blocked by China still caused the stock price to fluctuate. On the 22nd, it fell 5%, and eventually fell 2.8%. In contrast, the stock price of Samsung Electronics and SK Hynix rose slightly, rising by 0.2%and 0.9%, respectively.</text:p>
      <text:p text:style-name="P4">
Reuters analysis pointed out that in the short term, Micron's competitors will benefit, but <text:a xlink:type="simple" xlink:href="https://www.dw.com/zh/zh/中國突擊美企上海辦公室-掀外商憂慮/a-65447816" text:style-name="Internet_20_link" text:visited-style-name="Visited_20_Internet_20_Link">
</text:a>
, Also make the semiconductor industry shadow. Kim Sun-Woo (transliteration), an analyst at the South Korean investment consulting company Meritz Securities, pointed out that under the United States and middle corner, the Korean chip factory "was sandwiched in the middle and faced the troubles from all parties."</text:p>
      <text:p text:style-name="P4">
<draw:frame draw:style-name="fr1" draw:name="Image54" text:anchor-type="as-char" svg:width="6.9236in" svg:height="3.896998in" draw:z-index="0">
<draw:image xlink:href="../Images/dwzh/2023-05-23T08-20-00Z/60619140_401.jpg" xlink:type="simple" xlink:show="embed" xlink:actuate="onLoad" draw:mime-type="image/jpeg"/>
</draw:frame>
South Korea's Samsung Electronics and SK Hynix are the first and second -largest memory chip manufacturers in the world. Today, the wrestling of the US -China science and technology around the semiconductor industry has also caused Korean companies to be in a dilemma. (Data photo)</text:p>
      <text:h text:style-name="P12" text:outline-level="3">
<text:span text:style-name="T4">
The subtle situation in Korea</text:span>
</text:h>
      <text:p text:style-name="P4">
Samsung, Hynix, and TSMC have all imported chip manufacturing equipment from the United States; in October last year, when the United States announced that it restricted chip manufacturing technology to China, it had given these companies for one year for exemption to allow them to obtain US equipment to continue production in China. Whether this exemption continues is still unclear.</text:p>
      <text:p text:style-name="P4">
Under the administration of South Korean President Yin Xiyue, South Korea has gradually moved closer to the United States, participating in a number of economic alliances led by the United States and excluding China, such as the "Chip4) and the" Indo -Pacific Economic Framework "(IPEF). However, South Korea is not like <text:a xlink:type="simple" xlink:href="https://www.dw.com/zh/zh/美日荷協議限制芯片出口中國要求澄清/a-65232052" text:style-name="Internet_20_link" text:visited-style-name="Visited_20_Internet_20_Link">
</text:a>
So far, it has not followed up the US chip technology export restrictions on China.</text:p>
      <text:p text:style-name="P4">
The Wall Street Journal pointed out on the 22nd that any pressure from the United States will impact Korean and Korean governments because South Korea has many investments in China. China is the largest trading partner in South Korea. Samsung and Hynix have settled factories in China. Two companies added up. A total of 22%of NAND flash chips in China produced in China.</text:p>
      <text:p text:style-name="P4">
"Nikkei Asia" also pointed out that the Micron incident will cause Korean companies to fall into a dilemma. Markli, an analyst at Sanford C. Bernstein, believes that Chinese memory suppliers lack competitiveness in terms of technology and production capacity, and they are bound The replacement of Micron; however, these companies are all American allies. They are not likely that they are expanding in China regardless of the pressure of the United States and the use of Micron.</text:p>
      <text:h text:style-name="P12" text:outline-level="3">
<text:span text:style-name="T4">
Why does the United States invest in the chip industry?</text:span>
</text:h>
      <text:p text:style-name="P4">
(Comprehensive report)</text:p>
      <text:p text:style-name="P4">
News Source: <text:a xlink:type="simple" xlink:href="https://www.dw.com/zh/中美半導體大戰：封殺美光，韓企得利？/a-65705950" text:style-name="Internet_20_link" text:visited-style-name="Visited_20_Internet_20_Link">
https://www.dw.com/zh/中美半導體大戰：封殺美光，韓企得利？/a-65705950?maca=chi-rss-chi-all-1127-rdf</text:a>
</text:p>
      <!--NEWS-->
      <text:h text:style-name="P10" text:outline-level="1">
<text:span text:style-name="T4">
Trump was determined to be sexually assaulted and continued to scold before being claimed</text:span>
</text:h>
      <text:p text:style-name="P4">
Publisher: 法新社</text:p>
      <text:p text:style-name="P4">
Published Time: 2023-05-23T08:32:08+00:00</text:p>
      <text:p text:style-name="P4">
Modified Time: 2023-05-23T08:20:02+00:00</text:p>
      <text:p text:style-name="P4">
Description: (Agence France -Presse, New York, 23rd) Former US President Trump was charged with the pre -sexual assault of the magazine columnist Carolol in the 1990s. The reason is that Trump further slandered her after the verdict was releas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5-23T08-32-08-00-00/000000.png" xlink:type="simple" xlink:show="embed" xlink:actuate="onLoad" draw:mime-type="image/png"/>
</draw:frame>
The New York Federal Jury ruled on the 9th that Donald Trump, the Republican election of the Presidential Election of the Presidential Election in 2024, must be responsible for sexual assault and slander ELLE columnist E. Jeancarroll.</text:p>
      <text:p text:style-name="P4">
After the verdict was released, Trump described Carolol's "brain problem" to the United States CNN the next day, and also said that her story was "fabricated" and did not know Carolol. Carol's lawyer claims that these comments constitute a new "slander speech".</text:p>
      <text:p text:style-name="P4">
To this end, the lawyer modified Carolol's complaint against Trump in 2019. The lawsuit was independent of the case on the 9th, and the judgment has not yet been released.</text:p>
      <text:p text:style-name="P4">
The complaint wrote that Trump's defamation remarks after the verdict showed his malicious depth of Karol's embrace. He should be sentenced to Calol's very specific punitive compensation. This is "to punish Trump and prevent him from further further Defamation, and effect with the effect. "</text:p>
      <text:p text:style-name="P4">
The latest modified complaint belongs to the defamation lawsuit that has been delayed by procedures. When the debate points include Trump's comments on Carol in 2019, whether it is protected by the president's exemption, because Trump was the White House owner at the time.</text:p>
      <text:p text:style-name="P4">
News Source: <text:a xlink:type="simple" xlink:href="https://www.rfi.fr/cn/%E5%9B%BD%E9%99%85%E6%8A%A5%E9%81%93/20230523-%E5%B7%9D%E6%99%AE%E8%A2%AB%E8%AE%A4%E5%AE%9A%E6%80%A7%E4%BE%B5-%E7%BB%A7%E7%BB%AD%E5%BC%80%E9%AA%82%E5%86%8D%E9%81%AD%E6%B1%82%E5%81%BF" text:style-name="Internet_20_link" text:visited-style-name="Visited_20_Internet_20_Link">
https://www.rfi.fr/cn/%E5%9B%BD%E9%99%85%E6%8A%A5%E9%81%93/20230523-%E5%B7%9D%E6%99%AE%E8%A2%AB%E8%AE%A4%E5%AE%9A%E6%80%A7%E4%BE%B5-%E7%BB%A7%E7%BB%AD%E5%BC%80%E9%AA%82%E5%86%8D%E9%81%AD%E6%B1%82%E5%81%BF</text:a>
</text:p>
      <!--NEWS-->
      <text:h text:style-name="P10" text:outline-level="1">
<text:span text:style-name="T4">
Why is the dominant position of the dollar in the Middle East decline?</text:span>
</text:h>
      <text:p text:style-name="P4">
Author: None (Language: zh)</text:p>
      <text:p text:style-name="P4">
Publisher: None</text:p>
      <text:p text:style-name="P4">
Time: 2023-05-23T08:40:00Z</text:p>
      <text:p text:style-name="P4">
Description: Iraq prohibits US dollar transactions, while Saudi Arabia and the UAE plans to abandon US dollars for oil export settlement. At the same time, plans to build a new currency to bypass the US dollar are also brewing. Why is there a trend of "going to the United States" in the Middle East? This should be started with the Ukrainian war.</text:p>
      <text:p text:style-name="P4">
Videos: []</text:p>
      <text:p text:style-name="P4">
Images: ["<text:a xlink:type="simple" xlink:href="https://static.dw.com/image/65663570_303.jpg" text:style-name="Internet_20_link" text:visited-style-name="Visited_20_Internet_20_Link">
65663570_303.jpg</text:a>
", "<text:a xlink:type="simple" xlink:href="https://static.dw.com/image/65663516_401.jpg" text:style-name="Internet_20_link" text:visited-style-name="Visited_20_Internet_20_Link">
65663516_401.jpg</text:a>
", "<text:a xlink:type="simple" xlink:href="https://static.dw.com/image/65663534_401.jpg" text:style-name="Internet_20_link" text:visited-style-name="Visited_20_Internet_20_Link">
65663534_401.jpg</text:a>
"]</text:p>
      <text:p text:style-name="P4">
Subject: 经济纵横</text:p>
      <text:p text:style-name="P4">
Subjects: []</text:p>
      <text:p text:style-name="P4">
Keywords: ['人民币', '中美关系']</text:p>
      <text:p text:style-name="P4">
Id: 65706009</text:p>
      <!--METADATA-->
      <text:p text:style-name="P4">
<text:a xlink:type="simple" xlink:href="https://www.dw.com/zh/overlay/image/article/65706009/65663570" text:style-name="Internet_20_link" text:visited-style-name="Visited_20_Internet_20_Link">
 <draw:frame draw:style-name="fr1" draw:name="Image56" text:anchor-type="as-char" svg:width="6.9236in" svg:height="3.896998in" draw:z-index="0">
<draw:image xlink:href="../Images/dwzh/2023-05-23T08-40-00Z/65663570_303.jpg" xlink:type="simple" xlink:show="embed" xlink:actuate="onLoad" draw:mime-type="image/jpeg"/>
</draw:frame>
</text:a>
The Iraqi government has announced a new decree to prohibit individuals or enterprises from using US dollars. The picture shows the protests of the Iraqi in Baghdad in February 2023 to protest the depreciation of the local currency on the local currency on the US dollar</text:p>
      <text:p text:style-name="P4">
(Voice of Germany Chinese) Who would be surprised if he wanted to buy a car or house in Iraq recently. The Iraqi government has announced a new decree to prohibit individuals or enterprises from using US dollars.</text:p>
      <text:p text:style-name="P4">
Usually Iraqi people are used to using US dollars when they purchase large -piece goods. Because Iraq's own currency Denar has devalued it seriously, if you want to buy a house or buy a car, people may have to carry a few hemp banknuts to pay. So they will choose to use the US dollar, as long as they are packed in a wallet.</text:p>
      <text:p text:style-name="P4">
For decades, the US dollar has become the best currency in the Middle East -if you do not have enough Diram (UAE currency), Danar, Rial (Saudi currency) or pound.</text:p>
      <text:p text:style-name="P4">
But this situation may be about to be the past. In the past few months, the political circles of a number of Middle East countries have already stated, suggesting that the dominant position of the US dollar in the region may gradually weaken.</text:p>
      <text:p text:style-name="P4">
In Iraq, the US government has been increasing the difficulty of entering the country in the country-they are obviously worried that too many US dollar cash will be smuggled to neighboring Iran. Essence The shortage of dollars has caused drastically fluctuating in Iraqi, which is linked to the US dollar.</text:p>
      <text:p text:style-name="P4">
Such turbulence has prompted the Iraqi government to issue a US dollar transaction ban recently. In February this year, it was also due to the shortage of US dollars. Iraq said that it would use RMB settlement and trade between China without using the US dollar.</text:p>
      <text:h text:style-name="P12" text:outline-level="3">
<text:span text:style-name="T4">
<text:span text:style-name="T4">
 The Middle East country is looking for alternative options </text:span>
</text:span>
</text:h>
      <text:p text:style-name="P4">
Earlier this year, the Minister of Finance of Saudi Arabia said the country held a "open attitude" to the use of multiple currencies to settle its oil exports, including the use of euro and RMB. The UAE stated that it would cooperate with India to settle with India rupees. Last year, Egypt also announced a plan to issue RMB bonds. The country has issued government bonds that have been priced at the yen in the past.</text:p>
      <text:p text:style-name="P4">
In addition, some Middle East countries-Egypt, Saudi Arabia, the UAE, Algeria and Barin-have expressed their desire to join the BRICS countries. The emerging country organization consisting of the first letters of English names of Brazil, Russia, India, China, and South Africa will discuss the topic of creating a new currency to make new currencies for cross-border trade settlement in June- This is the news disclosed by Russia.</text:p>
      <text:p text:style-name="P4">
Since 2021, the UAE has joined a project that is run by Bank for InternationalSettlements in Switzerland. The project focuses on digital cross -border payment channels that may bypass the US dollar. Thailand, Hong Kong and mainland China have participated in the project.</text:p>
      <text:h text:style-name="P12" text:outline-level="3">
<text:span text:style-name="T4">
China Accelerates the footsteps of digital RMB</text:span>
</text:h>
      <text:h text:style-name="P12" text:outline-level="3">
<text:span text:style-name="T4">
<text:span text:style-name="T4">
 Is it going to end in the era of dollars? </text:span>
</text:span>
</text:h>
      <text:p text:style-name="P4">
The moves of the search for the US dollar alternatives have recently aroused a lot of concerns, and they have also appeared on the news headlines. An article in February of New York Times asked: Is the dominant position of the US dollar threatened? "Financial Times" wrote in March: "Be prepared to welcome a world of polar currency." Bloomberg analyzed at the end of April that "de -US dollarization is being carried out at the speed of 'amazing'."</text:p>
      <text:p text:style-name="P4">
This article from Bloomberg reported that the proportion of US dollars in foreign exchange reserves in various governments around the world is about 58%. This decreases significantly compared to 73%in 2001. In the late 1970s, the US dollar accounted for 85%of foreign exchange reserves.</text:p>
      <text:p text:style-name="P4">
However, most experts insist on stating that the process of going to the US dollar is far less than that of these news headlines, including in the Middle East.</text:p>
      <text:h text:style-name="P12" text:outline-level="3">
<text:span text:style-name="T4">
<text:span text:style-name="T4">
 USD still ruled the Gulf area </text:span>
</text:span>
</text:h>
      <text:p text:style-name="P4">
Since the 1970s, oil -producing countries in the Gulf area have been maintaining partnerships with the United States. The United States has provided security guarantee for the region, while Saudi Arabia and the UAE countries have exported oil. Except for Kuwait, most of the currencies of most Gulf countries are linked to the US dollar.</text:p>
      <text:p text:style-name="P4">
"A major indicator of the process of de -US dollar will be the decoupling of currency and the US dollar of these countries", and Hasanalhasan, the Middle East Political expert of the London Think Tank International Strategy Institute (IISS) See such a measure. "</text:p>
      <text:p text:style-name="P4">
"The keywords here are 'declaration' and 'potential intentions'", Danielmcdowell, a professor of political science at Xuecheng University in New York, was asked if the leader of the Arab country's leader indicated that the US dollar answered when the US dollar was died in the Middle East. road.</text:p>
      <text:p text:style-name="P4">
"The publication statement is easy, but it is much more rare to take action." He said to the Voice of Germany. "For the oil producer, such as Saudi Arabia, these statements and provocations are also a way to attract the attention of the United States. 'It may promote the interests of US policy makers to pay more attention to the interests of the Gulf countries. "</text:p>
      <text:p text:style-name="P4">
Macorwell does not rule out the possibility of the US dollar's dominant position. "All the empires have a day of collapse." He joked, but at present, "most of the remarks are symbolic and political. Any change we see is weak and slow."</text:p>
      <text:p text:style-name="P4">
<draw:frame draw:style-name="fr1" draw:name="Image57" text:anchor-type="as-char" svg:width="6.9236in" svg:height="3.896998in" draw:z-index="0">
<draw:image xlink:href="../Images/dwzh/2023-05-23T08-40-00Z/65663516_401.jpg" xlink:type="simple" xlink:show="embed" xlink:actuate="onLoad" draw:mime-type="image/jpeg"/>
</draw:frame>
Many Iraqi politicians complain that their country is too dependent on the US dollar</text:p>
      <text:h text:style-name="P12" text:outline-level="3">
<text:span text:style-name="T4">
<text:span text:style-name="T4">
 Ukrainian war gave birth to the US dollar? </text:span>
</text:span>
</text:h>
      <text:p text:style-name="P4">
All experts interviewed by Voice of Germany agreed that there were two main factors that prompted the Middle East countries to threaten the use of other currencies.</text:p>
      <text:p text:style-name="P4">
<text:a xlink:type="simple" xlink:href="https://www.dw.com/zh/zh/印俄石油交易正在削弱美元的主导地位/a-64921007" text:style-name="Internet_20_link" text:visited-style-name="Visited_20_Internet_20_Link">
</text:a>
Essence Macorwell believes that sanctions are a very important part of the debate. His new book, "Contrary to its way: US financial sanctions and the Bucking The Buck: us Financial Sanctions and the International Backlash Against THEDOLLAR" analysis pointed out. To use diplomatic weapons, the more its opponents need to transfer its international economic activities to other currencies. "</text:p>
      <text:p text:style-name="P4">
Alhasan also analyzed: "There are currently a large amount of Russian funds flowing in the Middle East and Asian countries. This is basically a country that does not comply with or does not implement the US and European sanctions."</text:p>
      <text:p text:style-name="P4">
but <text:a xlink:type="simple" xlink:href="https://www.dw.com/zh/zh/博雷尔-欧盟应打击印度加工俄油卖给欧洲/a-65661947" text:style-name="Internet_20_link" text:visited-style-name="Visited_20_Internet_20_Link">
 </text:a>
And to upgrade to the so -called secondary sanctions, then it is more difficult to avoid sanctions. The second-level sanctions are aimed at third-party-including countries and enterprises that cooperate with the sanctions entity. Any entity who wants to continue to do business with the United States or the European Union will find it difficult for you to bypass the second -level sanctions.### <text:span text:style-name="T4">
 Threat of oil trade </text:span>
</text:p>
      <text:p text:style-name="P4">
Alhasan also proposed <text:a xlink:type="simple" xlink:href="https://www.dw.com/zh/zh/美媒称习近平年底访问沙特-石油人民币结算是否浮出水面引关注/a-63682483" text:style-name="Internet_20_link" text:visited-style-name="Visited_20_Internet_20_Link">
</text:a>
Essence He explained: "I think there is a feeling that the United States is trying to rewrite the global oil market-in order to target Russia-and this is a strategic threat to Saudi Arabia."</text:p>
      <text:p text:style-name="P4">
In March of this year, Prince Abdul Aziz Bin Salman said that if any country tries to set the price limit on Saudi oil exports like Russia, then Saudi Arabia will no longer conduct the country with the country. trading. One day later, the Minister of Energy Algeria also concluded this statement, saying that it would be a dangerous precedent.</text:p>
      <text:p text:style-name="P4">
Professor Mariademertzis, an expert in EUI Economic Policy in Florence, Italy, believes that this is why this is also the reason for how long the sanctions are implemented and the process of de -US dollar. But all this is not an overnight thing. Even if some countries want to bypass the US dollar and replace the setting infrastructure dominated by the US dollar, it is difficult to add.</text:p>
      <text:p text:style-name="P4">
<draw:frame draw:style-name="fr1" draw:name="Image58" text:anchor-type="as-char" svg:width="6.9236in" svg:height="3.896998in" draw:z-index="0">
<draw:image xlink:href="../Images/dwzh/2023-05-23T08-40-00Z/65663534_401.jpg" xlink:type="simple" xlink:show="embed" xlink:actuate="onLoad" draw:mime-type="image/jpeg"/>
</draw:frame>
In the past few months, the political circles of multiple Middle East countries have already stated, suggesting that the dominant position of the US dollar in the region may gradually weaken</text:p>
      <text:h text:style-name="P12" text:outline-level="3">
<text:span text:style-name="T4">
<text:span text:style-name="T4">
 Bank as a weapon </text:span>
</text:span>
</text:h>
      <text:p text:style-name="P4">
"For example, if you are India and if you want to export products to Chile, you are likely to settle in US dollars. But the reason you do is not only because it is more convenient to use the US dollar to deny the product, but also because you use it to settle the settlement The infrastructure is based on the US dollar. "Demulqis analyzed that the so -called settlement is a legal behavior of" extracting funds from one account and depositing it into another. "</text:p>
      <text:p text:style-name="P4">
To complete this step, there must be a trusted infrastructure, and these are what the United States has been provided for decades. Any alternative has "major legal and political influence". Demolqi pointed out, "For example, will Chile accept India's legal framework? Even if the central banks of the two countries are going to settle bilateral settlement, it is a long process."</text:p>
      <text:p text:style-name="P4">
She explained that the United States and Europe frozen the Russian central bank's foreign exchange reserves within its jurisdiction. This operation has made the central bank a weapon and may damage the international financial system. And Alhasan believes that this has been transformed into "a real concern, that is, the United States and the European Union adopt unprecedented ways to use international trade and finance as weapons to deal with Russia." This is why the Middle East countries are "preparing for a more polarized world, and they hope that they can maintain their actions freely within and outside the US dollar."</text:p>
      <text:p text:style-name="P4">
News Source: <text:a xlink:type="simple" xlink:href="https://www.dw.com/zh/为何美元在中东的主导地位出现衰退？/a-65706009" text:style-name="Internet_20_link" text:visited-style-name="Visited_20_Internet_20_Link">
https://www.dw.com/zh/为何美元在中东的主导地位出现衰退？/a-65706009?maca=chi-rss-chi-all-1127-rdf</text:a>
</text:p>
      <!--NEWS-->
      <text:h text:style-name="P10" text:outline-level="1">
<text:span text:style-name="T4">
United Nations: Early early warning system for extreme climatic deaths</text:span>
</text:h>
      <text:p text:style-name="P4">
Publisher: 法新社</text:p>
      <text:p text:style-name="P4">
Published Time: 2023-05-23T09:02:08+00:00</text:p>
      <text:p text:style-name="P4">
Modified Time: 2023-05-23T08:50:02+00:00</text:p>
      <text:p text:style-name="P4">
Description: (AFP, Geneva, 22nd) The United Nations World Meteorological Organization said today that in the past half a century, the climate -related disaster has surged. Although the advancement of the early warning system has helped reduce casualties, the economic losses caused have become increasingly more and more increasingly more and more increasing in bi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5-23T09-02-08-00-00/000000.png" xlink:type="simple" xlink:show="embed" xlink:actuate="onLoad" draw:mime-type="image/png"/>
</draw:frame>
The latest data of the World Meteorological Organization (World Meteorology Ganization) shows that from 1970 to 2021, incidents related to extreme weather, climate and precipitation led to 11,778 disasters.</text:p>
      <text:p text:style-name="P4">
These disasters caused more than 2 million people to die and caused a US $ 4.3 trillion economic loss. Among the people who died due to extreme climate, there are 9 people developing countries every 10 people.</text:p>
      <text:p text:style-name="P4">
Petteritaalas, Secretary -General of the World Meteorological Organization, pointed out that this month swept the tropical cyclone Mocha (Mocha) that swept Myanmar and Bangladesh, proved "how the most vulnerable ethnic group was unfortunately affected by the most violent impact of weather, climate and precipitation related disasters". Essence</text:p>
      <text:p text:style-name="P4">
Tallas said: "In the past, tens of thousands or even hundreds of thousands of people in Myanmar and Bangladesh (in the disaster) were killed. Thanks to early warning and disaster management, these catastrophic mortality rates have now entered history."</text:p>
      <text:p text:style-name="P4">
The World Meteorological Organization stated that although the advancement of the early warning system helps reduce casualties, economic losses caused by weather and climate -related disasters continue to rise.</text:p>
      <text:p text:style-name="P4">
The World Meteorological Organization stated in a statement: "Economic losses have soared, but in the past half a century, early warning and progress in coordination of disaster management have greatly reduced human death and injuries." It is expected that the future related economic losses will still show an upward trend.</text:p>
      <text:p text:style-name="P4">
News Source: <text:a xlink:type="simple" xlink:href="https://www.rfi.fr/cn/%E7%A7%91%E5%AD%A6%E6%96%B0%E7%9F%A5/20230523-%E8%81%94%E5%90%88%E5%9B%BD-%E6%9E%81%E7%AB%AF%E6%B0%94%E5%80%99%E6%AD%BB%E4%BA%A1%E6%95%B0%E9%94%90%E5%87%8F-%E6%97%A9%E6%9C%9F%E9%A2%84%E8%AD%A6%E7%B3%BB%E7%BB%9F%E7%AB%8B%E5%A4%A7%E5%8A%9F" text:style-name="Internet_20_link" text:visited-style-name="Visited_20_Internet_20_Link">
https://www.rfi.fr/cn/%E7%A7%91%E5%AD%A6%E6%96%B0%E7%9F%A5/20230523-%E8%81%94%E5%90%88%E5%9B%BD-%E6%9E%81%E7%AB%AF%E6%B0%94%E5%80%99%E6%AD%BB%E4%BA%A1%E6%95%B0%E9%94%90%E5%87%8F-%E6%97%A9%E6%9C%9F%E9%A2%84%E8%AD%A6%E7%B3%BB%E7%BB%9F%E7%AB%8B%E5%A4%A7%E5%8A%9F</text:a>
</text:p>
      <!--NEWS-->
      <text:h text:style-name="P10" text:outline-level="1">
<text:span text:style-name="T4">
Russia is suspected of using chemical martial arts: Western considerations take action</text:span>
</text:h>
      <text:p text:style-name="P4">
Publisher: 法新社</text:p>
      <text:p text:style-name="P4">
Published Time: 2023-05-23T09:32:08+00:00</text:p>
      <text:p text:style-name="P4">
Modified Time: 2023-05-23T09:05:04+00:00</text:p>
      <text:p text:style-name="P4">
Description: (Agence France -Presse, Hague, 22nd) Special envoys in the United States in the "Banning Chemical Weapon Organization" (OPCW) said today that Western powers are considered to take measures on Russia's suspected launch of neurotoxic agent attacks and take measures in this global chemical weapon institu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5-23T09-32-08-00-00/000000.png" xlink:type="simple" xlink:show="embed" xlink:actuate="onLoad" draw:mime-type="image/png"/>
</draw:frame>
American special envoy Joseph Manso also failed to reach a new 5 -year roadmap that was not allowed to reach a new 5 -year roadmap last week in Moscow.</text:p>
      <text:p text:style-name="P4">
Investigators for prohibiting chemical weapons organizations discovered that NOVICHOK in the Soviet era, Alexeinavalny, was used by Russia in 2020 to poison the anti -Kermlin Palace. After poisoning the former Russian spy, it was banned of increasingly tension.</text:p>
      <text:p text:style-name="P4">
In an interview with AFP, Manoso said: "The United States and many countries worry that Russia will not comply with regulations. Russia's non -obedient rules are the core of the issue of banning martial arts organizations."</text:p>
      <text:p text:style-name="P4">
"We will continue to find the correct tools that Russia abide by the regulations. We will not forget this."</text:p>
      <text:p text:style-name="P4">
When asked if this includes the suspension of Moscow's voting rights from chemical weapons organizations, Manso said that he "will not be specifically incorporated into anything and will not exclude anything."</text:p>
      <text:p text:style-name="P4">
"One way is to sanction the Russians. This may be useful or useless ... this is an idea, but it is not the US government's policy."</text:p>
      <text:p text:style-name="P4">
News Source: <text:a xlink:type="simple" xlink:href="https://www.rfi.fr/cn/%E5%9B%BD%E9%99%85%E6%8A%A5%E9%81%93/20230523-%E4%BF%84%E6%B6%89%E5%AB%8C%E4%BD%BF%E7%94%A8%E5%8C%96%E6%AD%A6-%E7%BE%8E-%E8%A5%BF%E6%96%B9%E8%80%83%E8%99%91%E9%87%87%E5%8F%96%E8%A1%8C%E5%8A%A8" text:style-name="Internet_20_link" text:visited-style-name="Visited_20_Internet_20_Link">
https://www.rfi.fr/cn/%E5%9B%BD%E9%99%85%E6%8A%A5%E9%81%93/20230523-%E4%BF%84%E6%B6%89%E5%AB%8C%E4%BD%BF%E7%94%A8%E5%8C%96%E6%AD%A6-%E7%BE%8E-%E8%A5%BF%E6%96%B9%E8%80%83%E8%99%91%E9%87%87%E5%8F%96%E8%A1%8C%E5%8A%A8</text:a>
</text:p>
      <!--NEWS-->
      <text:h text:style-name="P10" text:outline-level="1">
<text:span text:style-name="T4">
Worrying about the export of poultry facing trade barriers Brazil is unwilling to fight avian influenza with vaccines</text:span>
</text:h>
      <text:p text:style-name="P4">
Author: 联合早报 (Person)</text:p>
      <text:p text:style-name="P4">
Publisher: 联合早报 (Organization)</text:p>
      <text:p text:style-name="P4">
Published Time: 2023-05-23T09:44</text:p>
      <text:p text:style-name="P4">
Modified Time: 2023-05-23T10:17</text:p>
      <text:p text:style-name="P4">
Description: Brazil is unwilling to inhibit the spread of avian influenza through vaccination, because the importers are worried that importers will resist poultry products that vaccinate vaccines, making Brazil inevitably face trade barriers. Reuters reports that Brazil, which is the most exported from poultry in the world, has confirmed that eight wild birds have infected high pathogenicity ...</text:p>
      <text:p text:style-name="P4">
Videos: []</text:p>
      <text:p text:style-name="P4">
Audios: []</text:p>
      <text:p text:style-name="P4">
Images: []</text:p>
      <text:p text:style-name="P4">
Type: NewsArticle</text:p>
      <text:p text:style-name="P4">
Breadcrumbs: ['即时', '国际']</text:p>
      <text:p text:style-name="P4">
Keywords: ['巴西', '禽流感', '疫苗']</text:p>
      <!--METADATA-->
      <text:p text:style-name="P4">
Brazil is unwilling to inhibit the spread of avian influenza through vaccination, because the importers are worried that importers will resist poultry products that vaccinate vaccines, making Brazil inevitably face trade barriers.</text:p>
      <text:p text:style-name="P4">
Reuters reported that Brazil, the most exported country exporter in the world, has confirmed that eight wild birds infected infected diseases <text:a xlink:type="simple" xlink:href="https://www.zaobao.com.sg/realtime/world/story20230516-1395109" text:style-name="Internet_20_link" text:visited-style-name="Visited_20_Internet_20_Link">
</text:a>
(HPAI) case, which appeared in Rio de Janeiro, and no poultry in farms were infected.</text:p>
      <text:p text:style-name="P4">
The Brazilian Minister of Agriculture officially announced on Monday (May 22) that the 180 -day animal hygiene emergency state.</text:p>
      <text:p text:style-name="P4">
But Brazil represents Eduardocunha at the World Animal Health Organization Conference in Paris on the same day: "At present, there is no HPAI in Brazil (farm). If our epidemiological state changes, we will eventually implement vaccination ... … We strongly believe that this will cause us to face some trade barriers. "</text:p>
      <text:p text:style-name="P4">
If the poultry breeding field in Brazil has an outbreak of bird flu, Brazil's chicken export market worth nearly 10 billion US dollars (about S $ 13.46 billion) will face risks.</text:p>
      <text:p text:style-name="P4">
Cunha, director of the Department of Animal Health of the Brazilian Ministry of Agriculture and Animal Husbandry, said that Brazil exports poultry and poultry products to more than 130 countries to persuade these countries to accept vaccine products.</text:p>
      <text:p text:style-name="P4">
News Source: <text:a xlink:type="simple" xlink:href="https://www.zaobao.com.sg/realtime/world/story20230523-1397294" text:style-name="Internet_20_link" text:visited-style-name="Visited_20_Internet_20_Link">
https://www.zaobao.com.sg/realtime/world/story20230523-1397294</text:a>
</text:p>
      <!--NEWS-->
      <text:h text:style-name="P10" text:outline-level="1">
<text:span text:style-name="T4">
Comments | Wang Lixiong: There is only one mind in China — recalling Xinjiang Travel Selection (44)</text:span>
</text:h>
      <text:p text:style-name="P4">
Author: None</text:p>
      <text:p text:style-name="P4">
Publisher: Radio Free Asia (Organization)</text:p>
      <text:p text:style-name="P4">
Published Time: 2023-05-23T10:01:54-04:00</text:p>
      <text:p text:style-name="P4">
Modified Time: 2023-05-23T10:01:54-04:00</text:p>
      <text:p text:style-name="P4">
Description: None</text:p>
      <text:p text:style-name="P4">
Videos: []</text:p>
      <text:p text:style-name="P4">
Audios: ["<text:a xlink:type="simple" xlink:href="https://www.rfa.org/mandarin/pinglun/xueyumantan/wlx-0523202310000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4.612011in" draw:z-index="0">
<draw:image xlink:href="../Images/rfamandarin/2023-05-23T10-01-54-04-00/000000.png" xlink:type="simple" xlink:show="embed" xlink:actuate="onLoad" draw:mime-type="image/png"/>
</draw:frame>
Data Picture: On March 8, 2016, during the National People ’s Conference on the People's Congress, the Xinjiang delegation answered questions from reporters. <text:a xlink:type="simple" xlink:href="https://www.rfa.org/mandarin/pinglun/xueyumantan/wlx-05232023100009.html/@@images/image" text:style-name="Internet_20_link" text:visited-style-name="Visited_20_Internet_20_Link">
</text:a>
Associated Press picture <text:a xlink:type="simple" xlink:href="https://www.rfa.org/mandarin/pinglun/xueyumantan/wlx-05232023100009.html/@@stream" text:style-name="Internet_20_link" text:visited-style-name="Visited_20_Internet_20_Link">
</text:a>
It is only fifteen kilometers away from Shihezi in Manas County and belongs to Changji Hui Autonomous Prefecture. Manas means Mongolian patrol. Many places in Xinjiang come from Mongolian, including Urumqi, and can see the impact of the Mongolians in this land in history.</text:p>
      <text:p text:style-name="P4">
The Manas Civil Affairs Hotel opened on the third floor of the County Civil Affairs Bureau. The second floor is a charging gym. It seems that the Civil Affairs Bureau has used most office buildings to make a profit. The phenomenon of leased revenue for this type of financial funding is quite common. The hotel room is simple and there is nothing. Fortunately, it is relatively quiet. Outside the window is a tree, and the sun flashes in the gap of the leaves.</text:p>
      <text:p text:style-name="P4">
The vast majority of Hanas Street is Han people and cannot see several ethnic minorities. Enter the back of the mosque. The Great Scripture was built in 2003. Seeing people said that the original old temple had a history of seventy -eight years. During the chat, the people who saw the gatekeepers were familiar with Ma Zhongying and Ma Bufang of the Northwest Hui, and they were proud of them. His name is Ma Zhongying's "Commander", which is the name of the Hui people. Next to the Hui Mosque is the Mosque of the Uighur. It has a history of hundreds of years and is being repaired. Seeing people say that the proportion of maintenance is costly, but now the government does not allow the dismantling of the old cover and requires the retaining the old. It is considered a progress.</text:p>
      <text:p text:style-name="P4">
Each county in Xinjiang is engaged in communities. Disassemble the old house to build a new building and implement property management. The community has lost its characteristics of the county seat, but it can vacate large land to engage in real estate development, add output value, tax and economic activities, and also add points to county officials. Therefore, the county governments must have great enthusiasm. As for the loss of cultural characteristics and the unique living environment, officials who are eager to gain profit are ignored.</text:p>
      <text:p text:style-name="P4">
Passing by Hutubi County the next day. Special off -car traveled in the county seat for several hours. The place name of Hutubi was imaginative, but found that it was fooled again. There are almost no traces related to nation and history. I transferred to the main streets in the urban area, and I saw a total of a family selling meals, and a man who sold milk in the residential area was a Uighur. It seems that the northern Xinjiang cities are completely the world of Han people, and ethnic minorities have been completely excluded.</text:p>
      <text:p text:style-name="P4">
Go to Urumqi bus. The owner is a Chinese husband and wife. The Hutubi Passenger Bus Station strictly limits overloads, and there are several inspections in the outlet. However, as soon as the car drove out of the door of the passenger station, it began to solicit passengers waiting for cars by the road, regardless of how much overloading. As soon as he went out of the county, before entering the entrance of the highway, the couple desperately arranged for all standing people to squat and shrink themselves to the smallest. At the entrance of the highway, there is a traffic police responsible for checking whether the passenger car is overloaded. His inspection method is to see the window of each passenger car below. If there is a figure in the inner aisle in the car, he instructed the parking inspection and a fine of the overloaded owner, and the overloaded passenger got out of the car. The owner two let the people who were not seated squatted down. The purpose was to prevent the police below see someone from the aisle. In addition, the female owner used the passenger's luggage to cover it in the window. However, he did not see at least a dozen people in the car, so the passenger car passed smoothly and ran on the high -speed highway.</text:p>
      <text:p text:style-name="P4">
This process gives me quite strange. When the passenger cars and the police are over, the distance between me and the police is less than two meters, and my seat is squatting over and after. Check. After passing the level, the car people looked very happy, and seemed to have completed a successful conspiracy. The female owner is no longer the rustic look before passing the level. She becomes kind of kindness and is kind and talks. She said that she had only four passengers when she returned from Urumqi yesterday. It seemed to be a reason to explain that she had to be overloaded.</text:p>
      <text:p text:style-name="P4">
Passing through Changji City, it is the capital of Changji Hui Autonomous Prefecture. I did n’t get off the car. From the window, I was full of the outsider image pursued by government officials. Chinese government officials have the biggest ability in this regard, and they will make everything the most interesting. The characteristics of today's era are everywhere. The whole of China seems to have only one mind, and the will, methods and languages of the mind can be seen in any corner, and even the problem is the same. Today's globalization also has the same characteristics. The difference is only one is power dominance, the other is capital -led, the other is a compulsive way, and the other is the induction method. Today's double ways are working. The space that does not occupy or give up in power is the marketization and commercialization under capital induction.</text:p>
      <text:p text:style-name="P4">
(The article only represents the personal position and point of view of the special commentator)</text:p>
      <text:p text:style-name="P4">
News Source: <text:a xlink:type="simple" xlink:href="https://www.rfa.org/mandarin/pinglun/xueyumantan/wlx-05232023100009.html" text:style-name="Internet_20_link" text:visited-style-name="Visited_20_Internet_20_Link">
https://www.rfa.org/mandarin/pinglun/xueyumantan/wlx-05232023100009.html</text:a>
</text:p>
      <!--NEWS-->
      <text:h text:style-name="P10" text:outline-level="1">
<text:span text:style-name="T4">
Armenia threatened to withdraw from Russia's leading security group</text:span>
</text:h>
      <text:p text:style-name="P4">
Publisher: 法新社</text:p>
      <text:p text:style-name="P4">
Published Time: 2023-05-23T10:02:09+00:00</text:p>
      <text:p text:style-name="P4">
Modified Time: 2023-05-23T09:35:02+00:00</text:p>
      <text:p text:style-name="P4">
Description: (Agence France -Presse, Yamania, Yelvan, 22nd) Avalisania Prime Minister Paisinyang said today that the country may withdraw from Russia's leading security group and once again express his dissatisfaction with the unforgettable assistance of the Moscow authorit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617581in" draw:z-index="0">
<draw:image xlink:href="../Images/rficn/2023-05-23T10-02-09-00-00/000000.png" xlink:type="simple" xlink:show="embed" xlink:actuate="onLoad" draw:mime-type="image/png"/>
</draw:frame>
Armenia believes that Russia failed to provide protection when they were in military threats of neighboring Azerbaiya, and became increasingly dissatisfied.</text:p>
      <text:p text:style-name="P4">
Nikol Pashinyan said at a press conference: "I do not rule out that Armenia will decide to withdraw from the collective entreated construction (CSTO), if this organization cannot protect the contract."</text:p>
      <text:p text:style-name="P4">
The time point for Pasingyang's comment was on the eve of Russia President Vladimir Putin, East Arrangement, and President Yasseli President Ilhamaliyev on the day of Moscow.</text:p>
      <text:p text:style-name="P4">
Pingyang said today: "We started to discuss security issues with our Western partners because we believe that the regional security system has not played a function."</text:p>
      <text:p text:style-name="P4">
News Source: <text:a xlink:type="simple" xlink:href="https://www.rfi.fr/cn/%E5%9B%BD%E9%99%85%E6%8A%A5%E9%81%93/20230523-%E4%BA%9A%E7%BE%8E%E5%B0%BC%E4%BA%9A%E6%89%AC%E8%A8%80%E9%80%80%E5%87%BA%E4%BF%84%E5%9B%BD%E4%B8%BB%E5%AF%BC%E5%AE%89%E5%85%A8%E9%9B%86%E5%9B%A2" text:style-name="Internet_20_link" text:visited-style-name="Visited_20_Internet_20_Link">
https://www.rfi.fr/cn/%E5%9B%BD%E9%99%85%E6%8A%A5%E9%81%93/20230523-%E4%BA%9A%E7%BE%8E%E5%B0%BC%E4%BA%9A%E6%89%AC%E8%A8%80%E9%80%80%E5%87%BA%E4%BF%84%E5%9B%BD%E4%B8%BB%E5%AF%BC%E5%AE%89%E5%85%A8%E9%9B%86%E5%9B%A2</text:a>
</text:p>
      <!--NEWS-->
      <text:h text:style-name="P10" text:outline-level="1">
<text:span text:style-name="T4">
German media: The enemy of the enemy is not an enemy</text:span>
</text:h>
      <text:p text:style-name="P4">
Author: None (Language: zh)</text:p>
      <text:p text:style-name="P4">
Publisher: None</text:p>
      <text:p text:style-name="P4">
Time: 2023-05-23T10:14:00Z</text:p>
      <text:p text:style-name="P4">
Description: The major newspapers in the German region continue to pay attention to the signal released by the G7 summit to China. The "South German will" pointed out that on the one hand, the Western camp is strengthening the alert, and on the other hand, it does not want to intensify conflicts with China. The World News believes that the G7 is striving for the support of India, Brazil and other countries, so as to show unity to Beijing and Moscow.</text:p>
      <text:p text:style-name="P4">
Videos: []</text:p>
      <text:p text:style-name="P4">
Images: ["<text:a xlink:type="simple" xlink:href="https://static.dw.com/image/65693574_303.jpg" text:style-name="Internet_20_link" text:visited-style-name="Visited_20_Internet_20_Link">
65693574_303.jpg</text:a>
"]</text:p>
      <text:p text:style-name="P4">
Subject: 评论分析</text:p>
      <text:p text:style-name="P4">
Subjects: ['乌克兰', '俄罗斯入侵乌克兰']</text:p>
      <text:p text:style-name="P4">
Keywords: ['俄乌战争', '乌克兰', '对华战略', 'G7', '西方七国集团']</text:p>
      <text:p text:style-name="P4">
Id: 65706965</text:p>
      <!--METADATA-->
      <text:p text:style-name="P4">
<text:a xlink:type="simple" xlink:href="https://www.dw.com/zh/overlay/image/article/65706965/65693574" text:style-name="Internet_20_link" text:visited-style-name="Visited_20_Internet_20_Link">
 <draw:frame draw:style-name="fr1" draw:name="Image63" text:anchor-type="as-char" svg:width="6.9236in" svg:height="3.896998in" draw:z-index="0">
<draw:image xlink:href="../Images/dwzh/2023-05-23T10-14-00Z/65693574_303.jpg" xlink:type="simple" xlink:show="embed" xlink:actuate="onLoad" draw:mime-type="image/jpeg"/>
</draw:frame>
</text:a>
Leaders of Zelei and India, Brazil and other countries attended the G7 agenda</text:p>
      <text:p text:style-name="P4">
(Voice of Germany Chinese website) The "South Germany will" published by Munich is published in the "Ukraine Real Need", published a comment that the country that is unwilling to submit to the Beijing-Moscow Alliance may not necessarily become a Western camp. And Ukraine's allies, and the G7 summit just ended, he is trying to fight for the support of India and Brazil.</text:p>
      <text:p text:style-name="P4">
"At the United Nations level, although most countries have condemned Russian aggression and imperialist acts, in addition to the Western camp, few countries are willing to put economic and political pressure on the invaders Russia. How much is because of disappointment with Western countries: Many people believe that Western countries will really care about war only when war occurs in Europe. Although this disappointment does not mean that they have the identification of Russian aggression, they are objective Help Moscow. "</text:p>
      <text:p text:style-name="P4">
"Ukraine requires both the unconditional support of the West and the help of Russian traditional allies. The Ukrainian President Zelei President Zeellaski, who is a guest at the G7 summit, has received the remake of the Western unconditional support. Strategy strives to support the support of Moscow's traditional allies. A hint of vague hope emerged at the G7 summit of Hiroshima: Zelenezki's strategy may work. <text:a xlink:type="simple" xlink:href="https://www.dw.com/zh/zh/g7联合公报政策方针不是为了伤害中国/a-65684805" text:style-name="Internet_20_link" text:visited-style-name="Visited_20_Internet_20_Link">
</text:a>
On the one hand, the Western Seventh Kingdom Group wants to better alert, on the other hand, it does not want to further intensify conflict with China. This attitude is actually helpful for Ukraine. However, the Beijing side did not give a signal that makes people feel that the western abacus can start. Therefore, all this is just a vague hope. "</text:p>
      <text:p text:style-name="P4">
The "World News" published by Berlin published a comment on the title of "New Character in the West" and stated that the G7 summit held in Japan, anyway, reached a consensus on a new China policy.</text:p>
      <text:p text:style-name="P4">
"The general direction of the new common policy of China is correct, although the American eagle and the German Green Party also want to make it more confident. Western camps have reached consensus This is the beginning. "</text:p>
      <text:h text:style-name="P12" text:outline-level="3">
<text:span text:style-name="T4">
President of Ukraine appeared in Japan G7 to make Bach Murdi as Hiroshima</text:span>
</text:h>
      <text:p text:style-name="P4">
"<text:a xlink:type="simple" xlink:href="https://www.dw.com/zh/zh/g7峰會前瞻-民主國家有辦法共同抗中嗎/a-65667663" text:style-name="Internet_20_link" text:visited-style-name="Visited_20_Internet_20_Link">
</text:a>
They show unity to Russia and China, and the West also showed openness to emerging democratic countries: Western countries will no longer direct the world like the past, but will invite other people to spend new chapters together. "</text:p>
      <text:p text:style-name="P4">
<text:span text:style-name="T5">
Inding the content of other media, does not represent the position or view of the Voice of Germany. _ </text:span>
 _ 吧 _</text:p>
      <text:p text:style-name="P4">
News Source: <text:a xlink:type="simple" xlink:href="https://www.dw.com/zh/德语媒体：敌人的朋友不是敌人/a-65706965" text:style-name="Internet_20_link" text:visited-style-name="Visited_20_Internet_20_Link">
https://www.dw.com/zh/德语媒体：敌人的朋友不是敌人/a-65706965?maca=chi-rss-chi-all-1127-rdf</text:a>
</text:p>
      <!--NEWS-->
      <text:h text:style-name="P10" text:outline-level="1">
<text:span text:style-name="T4">
Scott, the only African Senator in the United States Republican Party, announced the campaign president</text:span>
</text:h>
      <text:p text:style-name="P4">
Author: 联合早报 (Person)</text:p>
      <text:p text:style-name="P4">
Publisher: 联合早报 (Organization)</text:p>
      <text:p text:style-name="P4">
Published Time: 2023-05-23T10:30</text:p>
      <text:p text:style-name="P4">
Modified Time: 2023-05-23T11:01</text:p>
      <text:p text:style-name="P4">
Description: American Republican Senator Scott officially announced the 2024 US presidential election. Reuters reports that 57 -year -old Tim Scott is from South Carolina and is the only African senator of the Republican Party. Scott Monday (May 22) ...</text:p>
      <text:p text:style-name="P4">
Videos: []</text:p>
      <text:p text:style-name="P4">
Audios: []</text:p>
      <text:p text:style-name="P4">
Images: []</text:p>
      <text:p text:style-name="P4">
Type: NewsArticle</text:p>
      <text:p text:style-name="P4">
Breadcrumbs: ['即时', '国际']</text:p>
      <text:p text:style-name="P4">
Keywords: ['美国总统选举', '共和党', '美国']</text:p>
      <!--METADATA-->
      <text:p text:style-name="P4">
American Republican Senator Scott officially announced participation in 2024 <text:a xlink:type="simple" xlink:href="https://www.zaobao.com/keywords/mei-guo-zong-tong-xuan-ju" text:style-name="Internet_20_link" text:visited-style-name="Visited_20_Internet_20_Link">
</text:a>
Essence</text:p>
      <text:p text:style-name="P4">
Reuters reports that 57 -year -old Tim Scott is from South Carolina and is the only African senator of the Republican Party.</text:p>
      <text:p text:style-name="P4">
Scott officially announced his election president at the South University of Charliston, Alma Monday, Alma Monday, South Carolina. Scott said that for the American people, this election is a choice of "becoming a victim or a winner" and a choice between "sadness and greatness".</text:p>
      <text:p text:style-name="P4">
He has continued to reiterate that the United States is not a racist country. It has been said that in the past few decades, the United States has made progress on racial issues, and has accused the Democratic Party of trying to incite racial division to make the benefits of the party.</text:p>
      <text:p text:style-name="P4">
Scott's policy proposition includes strengthening the construction of the army and completing the "[] on the southern border" <text:a xlink:type="simple" xlink:href="https://www.zaobao.com.sg/wencui/political/story20230515-1394810" text:style-name="Internet_20_link" text:visited-style-name="Visited_20_Internet_20_Link">
</text:a>
"Construction and frozen <text:a xlink:type="simple" xlink:href="https://www.zaobao.com.sg/news/world/story20230417-1383828" text:style-name="Internet_20_link" text:visited-style-name="Visited_20_Internet_20_Link">
</text:a>
Property, supporting manufacturing development and strengthening scientific research.</text:p>
      <text:p text:style-name="P4">
At present, the Republican Party has announced that participating in the presidential campaign also includes <text:a xlink:type="simple" xlink:href="https://www.zaobao.com.sg/realtime/world/story20221116-1333684" text:style-name="Internet_20_link" text:visited-style-name="Visited_20_Internet_20_Link">
</text:a>
 、 <text:a xlink:type="simple" xlink:href="https://www.zaobao.com.sg/realtime/world/story20230214-1363151" text:style-name="Internet_20_link" text:visited-style-name="Visited_20_Internet_20_Link">
</text:a>
 、 <text:a xlink:type="simple" xlink:href="https://www.zaobao.com.sg/realtime/world/story20230403-1379153" text:style-name="Internet_20_link" text:visited-style-name="Visited_20_Internet_20_Link">
</text:a>
(Asahutchinson).</text:p>
      <text:p text:style-name="P4">
The US media predict that former Vice President Pence and Florida Governor De Santis will also announce running for president in the near future.</text:p>
      <text:p text:style-name="P4">
According to the results of Reuters/Iposo's polls, Scott received only 1%of the registered Republicans, and about 49%of Republicans plan to vote to Trump.</text:p>
      <text:p text:style-name="P4">
News Source: <text:a xlink:type="simple" xlink:href="https://www.zaobao.com.sg/realtime/world/story20230523-1397300" text:style-name="Internet_20_link" text:visited-style-name="Visited_20_Internet_20_Link">
https://www.zaobao.com.sg/realtime/world/story20230523-1397300</text:a>
</text:p>
      <!--NEWS-->
      <text:h text:style-name="P10" text:outline-level="1">
<text:span text:style-name="T4">
German intelligence agency: Putin power has not weakened</text:span>
</text:h>
      <text:p text:style-name="P4">
Author: None (Language: zh)</text:p>
      <text:p text:style-name="P4">
Publisher: None</text:p>
      <text:p text:style-name="P4">
Time: 2023-05-23T10:32:00Z</text:p>
      <text:p text:style-name="P4">
Description: Director of the German Federal Intelligence Agency pointed out that after the Ukrainian war lasted for 15 months, although the Russian army exposed some surprising weaknesses in terms of combat effectiveness, the Putin political system still had no obvious cracks, and Russia still had long -term combat capabilities. When it comes to China, he emphasized that the "de -risk" relationship of China cannot be achieved overnight, and it is not advisable to be completely decoupled.</text:p>
      <text:p text:style-name="P4">
Videos: []</text:p>
      <text:p text:style-name="P4">
Images: ["<text:a xlink:type="simple" xlink:href="https://static.dw.com/image/65456059_303.jpg" text:style-name="Internet_20_link" text:visited-style-name="Visited_20_Internet_20_Link">
65456059_303.jpg</text:a>
", "<text:a xlink:type="simple" xlink:href="https://static.dw.com/image/65704715_401.jpg" text:style-name="Internet_20_link" text:visited-style-name="Visited_20_Internet_20_Link">
65704715_401.jpg</text:a>
"]</text:p>
      <text:p text:style-name="P4">
Subject: 时政风云</text:p>
      <text:p text:style-name="P4">
Subjects: ['欧债危机', '俄罗斯', '欧盟', '乌克兰', '德国', '留学德国', '留学德国', '德国联邦大选', '德中关系', '普京']</text:p>
      <text:p text:style-name="P4">
Keywords: ['德国', '情报机构', '联邦情报局', '俄罗斯', '普京', '乌克兰战争', '德中关系', '对华依赖性', '去风险化']</text:p>
      <text:p text:style-name="P4">
Id: 65707629</text:p>
      <!--METADATA-->
      <text:p text:style-name="P4">
<text:a xlink:type="simple" xlink:href="https://www.dw.com/zh/overlay/image/article/65707629/65456059" text:style-name="Internet_20_link" text:visited-style-name="Visited_20_Internet_20_Link">
 <draw:frame draw:style-name="fr1" draw:name="Image64" text:anchor-type="as-char" svg:width="6.9236in" svg:height="3.896998in" draw:z-index="0">
<draw:image xlink:href="../Images/dwzh/2023-05-23T10-32-00Z/65456059_303.jpg" xlink:type="simple" xlink:show="embed" xlink:actuate="onLoad" draw:mime-type="image/jpeg"/>
</draw:frame>
</text:a>
Bruno Kahl, director of the German Federal Intelligence Agency, believes that Putin's power has no signs of weakening</text:p>
      <text:p text:style-name="P4">
(Voice of Germany) BRUNOKAHL, director of the German Federal Intelligence Agency, believes that even after 15 months of war in Russia's invasion of Ukraine, Putin's power still has no signs of weakening. He gave a speech at the Federal Security Policy College (BAKS) in Berlin on Monday that there was no obvious crack in the Moscow regime system.</text:p>
      <text:p text:style-name="P4">
Although there are some sporadic criticisms -such as supplying weapons and ammunition, there is no sign of showing that Putin's power system is shaken or collapsed from the inside. Although the possibility of this situation in the future cannot be ruled out.</text:p>
      <text:p text:style-name="P4">
"Russia, like the past, still has the ability to fight long -distance long -term operations," Karl pointed out that they rely on the soldiers who are constantly reconciled. The same is true of arms and ammunition. So now we can't talk about weakening or collapse. Although<text:a xlink:type="simple" xlink:href="https://www.dw.com/zh/zh/俄罗斯军队被高估的力量/a-63270710" text:style-name="Internet_20_link" text:visited-style-name="Visited_20_Internet_20_Link">
 </text:a>
, Even a surprising weakness -for example, in terms of the combat effectiveness of the army. However, if the West cannot support Ukraine with a very organized manner and coordinate against fighting, then the long -term tug -of -war and naval tactical strategies adopted by Putin may succeed.</text:p>
      <text:p text:style-name="P4">
<draw:frame draw:style-name="fr1" draw:name="Image65" text:anchor-type="as-char" svg:width="6.9236in" svg:height="3.896998in" draw:z-index="0">
<draw:image xlink:href="../Images/dwzh/2023-05-23T10-32-00Z/65704715_401.jpg" xlink:type="simple" xlink:show="embed" xlink:actuate="onLoad" draw:mime-type="image/jpeg"/>
</draw:frame>
BRuno Kahl, director of the German Federal Intelligence Agency</text:p>
      <text:h text:style-name="P12" text:outline-level="3">
<text:span text:style-name="T4">
When did Germany observe that Russia is going to invade Ukraine?</text:span>
</text:h>
      <text:p text:style-name="P4">
In a Monday speech, Carl was asked that the Federal Intelligence Agency was [] <text:a xlink:type="simple" xlink:href="https://www.dw.com/zh/zh/华盛顿称俄罗斯随时可能入侵乌克兰-呼吁美国公民离境/a-60738941" text:style-name="Internet_20_link" text:visited-style-name="Visited_20_Internet_20_Link">
</text:a>
The person in charge of the German intelligence agency replied: "About 14 days before the start of the war, we also observed that there are some other interpretations except for war preparation." <text:a xlink:type="simple" xlink:href="https://www.dw.com/zh/zh/俄罗斯出兵乌克兰-引发全球股市震荡/a-60898151" text:style-name="Internet_20_link" text:visited-style-name="Visited_20_Internet_20_Link">
</text:a>
Some criticisms pointed out that intelligence agencies in the United States and the United Kingdom earlier predicted Russia's invasion plan earlier than the German Federal Intelligence Agency. Carl refuted that the United States and Britain's colleagues used some phenomena as indicators to judge the chance of the outbreak of the war. However, the German Federal Intelligence Agency attaches more importance to that all invasive decisions are eventually made by Putin. The owner of the Kremlin palace is based on many factors, "These do not rely on the number of rockets or tanks to analyze it."</text:p>
      <text:h text:style-name="P12" text:outline-level="3">
<text:span text:style-name="T4">
How does the German industry rely on China?</text:span>
</text:h>
      <text:h text:style-name="P12" text:outline-level="3">
<text:span text:style-name="T4">
"It takes time to de -risk to China policy"</text:span>
</text:h>
      <text:p text:style-name="P4">
When talking about China, Carl said that Germany should reduce dependence on China, but also warned people not to imagine that it would happen overnight. "This cannot be carried out in a destructive way, not something that can be completed overnight," he emphasized in the lecture of the Federal Security Policy Academy. The Federal Intelligence Agency does not advocate that Germany is completely decoupled with China, which will cause losses to German companies. He at the same time <text:a xlink:type="simple" xlink:href="https://www.dw.com/zh/zh/德语媒体对华政策的转折点/a-65700674" text:style-name="Internet_20_link" text:visited-style-name="Visited_20_Internet_20_Link">
</text:a>
The Federal Intelligence Agency Director Karl believes that Germany's current 5G communication network legislation is enough. He believes that it is wise to introduce the so -called "Huawei Act" to fully ban this Chinese network equipment supplier. He added that as an alternative, people can "identify and remove risk components with risks on key infrastructure" and "there is a possibility of legislative in this regard." There is a voice in the German Federal House call for more stringent restrictions.</text:p>
      <text:p text:style-name="P4">
(Germany, Reuters)</text:p>
      <text:p text:style-name="P4">
News Source: <text:a xlink:type="simple" xlink:href="https://www.dw.com/zh/德国情报机构：普京权力未现削弱之势/a-65707629" text:style-name="Internet_20_link" text:visited-style-name="Visited_20_Internet_20_Link">
https://www.dw.com/zh/德国情报机构：普京权力未现削弱之势/a-65707629?maca=chi-rss-chi-all-1127-rdf</text:a>
</text:p>
      <!--NEWS-->
      <text:h text:style-name="P10" text:outline-level="1">
<text:span text:style-name="T4">
La Liga Real Star was discriminated against the Brazilian government to protest to the Spanish ambassador</text:span>
</text:h>
      <text:p text:style-name="P4">
Publisher: 法新社</text:p>
      <text:p text:style-name="P4">
Published Time: 2023-05-23T10:32:08+00:00</text:p>
      <text:p text:style-name="P4">
Modified Time: 2023-05-23T10:05:02+00:00</text:p>
      <text:p text:style-name="P4">
Description: (Agence France -Presse, Madrid, 22nd) Spanish prosecutor began investigating the La Liga Real Brazilian striker, Pininis, was discriminated against by racial, because some opponents fans called the Brazilian foot in the game in the recent game. The Spanish Ambassador proposed a formal protest.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5-23T10-32-08-00-00/000000.png" xlink:type="simple" xlink:show="embed" xlink:actuate="onLoad" draw:mime-type="image/png"/>
</draw:frame>
In the Valencia CF at the Valencia CF at home, the Little Veninis was targeted by the landlord supporters. The foul was expelled and the foul was expelled. Valencia defeated Real Madrid 1-0.</text:p>
      <text:p text:style-name="P4">
At the time of the incident, the little Vinicus stood behind the goal and pointed at the audience at the audience who was obviously abusing him. The second half was delayed for a few minutes. The referee wrote in the post -match report that home fans shouted "Monkey, Monkey" to the little Vibius. After the referee Ricardo de Burgos Bengoetxea exchanged opinions with the Mestallastadium authorities in Valencia, he called for a 10 -minute game for 10 minutes.</text:p>
      <text:p text:style-name="P4">
Judicial sources told AFP that the Office of Valencia Prosecutor's Office is investigating the incident that may "constitute hatred crimes".</text:p>
      <text:p text:style-name="P4">
Real Madrid has previously stated that the team has proposed criminal telling that "investigating the facts and holding relevant persons responsibilities"; Real Madrid believes that the slogans of these fans "constitute hatred crimes."</text:p>
      <text:p text:style-name="P4">
Brazil has officially protested to the Spanish ambassador to formally complain to the Madrid authorities. Tonitus was once called by the media as the successor of the Brazilian ace striker NEYMAR.</text:p>
      <text:p text:style-name="P4">
At present, the domestic anger in Brazil has risen, and Rio de Janeiro, Rio de Janeiro, has specially extinguished the lights for 1 hour to support Little Vinius.</text:p>
      <text:p text:style-name="P4">
When Twitter talked about the statue of the Christ to turn off the lights, Twitter said that he was very moved and thanked the fans for their support. He also said, "But the most important thing is that I want to use this to motivate and bring more light to our struggle."</text:p>
      <text:p text:style-name="P4">
Toninis has been discriminated against fans on several venues in Spain this season. Once, the fans of Atletico Madrid hung his portrait on the bridge.</text:p>
      <text:p text:style-name="P4">
The Spanish Sports Commission is analyzing the photos of the crowd to find the fans who should be responsible for the matter.</text:p>
      <text:p text:style-name="P4">
In the past, the Spanish Sports Commission proposed to include the victims on the stadium for one year, and fined 4,000 euros (about NT $ 13,200).</text:p>
      <text:p text:style-name="P4">
News Source: <text:a xlink:type="simple" xlink:href="https://www.rfi.fr/cn/%E8%BF%90%E5%8A%A8%E5%A4%A9%E5%9C%B0/20230523-%E8%A5%BF%E7%94%B2%E7%9A%87%E9%A9%AC%E6%96%B0%E6%98%9F%E9%81%AD%E6%AD%A7%E8%A7%86%E8%BE%B1%E9%AA%82-%E5%B7%B4%E8%A5%BF%E6%94%BF%E5%BA%9C%E5%90%91%E8%A5%BF%E7%8F%AD%E7%89%99%E5%A4%A7%E4%BD%BF%E6%8F%90%E5%87%BA%E6%8A%97%E8%AE%AE" text:style-name="Internet_20_link" text:visited-style-name="Visited_20_Internet_20_Link">
https://www.rfi.fr/cn/%E8%BF%90%E5%8A%A8%E5%A4%A9%E5%9C%B0/20230523-%E8%A5%BF%E7%94%B2%E7%9A%87%E9%A9%AC%E6%96%B0%E6%98%9F%E9%81%AD%E6%AD%A7%E8%A7%86%E8%BE%B1%E9%AA%82-%E5%B7%B4%E8%A5%BF%E6%94%BF%E5%BA%9C%E5%90%91%E8%A5%BF%E7%8F%AD%E7%89%99%E5%A4%A7%E4%BD%BF%E6%8F%90%E5%87%BA%E6%8A%97%E8%AE%AE</text:a>
</text:p>
      <!--NEWS-->
      <text:h text:style-name="P10" text:outline-level="1">
<text:span text:style-name="T4">
Brinken visited Pakistan signed a new security agreement to compete for China's influence</text:span>
</text:h>
      <text:p text:style-name="P4">
Author: None</text:p>
      <text:p text:style-name="P4">
Publisher: Radio Free Asia (Organization)</text:p>
      <text:p text:style-name="P4">
Published Time: 2023-05-23T10:55:00-04:00</text:p>
      <text:p text:style-name="P4">
Modified Time: 2023-05-23T11:11: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4.612011in" draw:z-index="0">
<draw:image xlink:href="../Images/rfamandarin/2023-05-23T10-55-00-04-00/000000.png" xlink:type="simple" xlink:show="embed" xlink:actuate="onLoad" draw:mime-type="image/png"/>
</draw:frame>
U.S. Secretary of State Brills, Blingken, led President Bayeng to visit Papua New Guinea on Monday (22nd) and signed a defense cooperation agreement with this Pacific Island country. <text:a xlink:type="simple" xlink:href="https://www.rfa.org/mandarin/Xinwen/1-05232023105248.html/@@images/image" text:style-name="Internet_20_link" text:visited-style-name="Visited_20_Internet_20_Link">
</text:a>
The Associated Press picture US Secretary of State Brosakin on Monday (22nd) replaced the President Bayeng to visit Papua New Guinea, and signed a defense cooperation agreement with this Pacific Island country, including allowing the U.S. military to enter the country's waters and ports, so that to make the ports of the country, so The U.S. military is more likely to train with its army. According to foreign media such as comprehensive Reuters, Blingken said at the signing ceremony: "The" Defense Cooperation Agreement "was drafted by the United States and Papua New Guinea as an equal sovereign partner," he also said that the agreement will expand the defense of Papua New Guinea in Papua New Guinea. Capability to strengthen humanitarian assistance and disaster response, and make it easier for the United States and Pakistani forces to train together. Brinken also told Pakistan Prime Minister Malape that Washington will comprehensively deepen his partnership with the country. He expects that partnership with American companies will bring tens of billions of dollars to the country. The two parties also reached a separate agreement to strengthen the monitoring of the Pakistani exclusive economic zone through patrols of the United States Coast Guard to protect its economy from illegal fishing. The United States and its allies are seeking to curb China's increasing influence on the Pacific Island country. On the same day, Blint also co-hosted the Indian-Pacific Island Cooperation Forum with Indian Prime Minister Modi in Port Moresby, Port Moresby, and promised to support priority such as health, development and climate change in the region. The United States also signed a strategic agreement with Palau on Monday, that is, the free joint agreement(Click)And renewed a similar agreement with Mikonisia on Tuesday. US President Josephyun told Reuters that he hopes to reach similar agreements with the Marshall Islands in the next few weeks. According to these three agreements, the United States promises to provide 7.1 billion US dollars in the region in 20 years. Chinese Foreign Ministry spokesman Mao Ning said on Monday that China does not oppose all parties and Pacific island countries such as Pacific island countries to carry out mutually beneficial cooperation, but she said: "What needs to be alert is to engage in geopolitics in the name of cooperation. At the same time, we also think that any cooperation is Should not target third parties. "Responsible editor: Kaiyi</text:p>
      <text:p text:style-name="P4">
News Source: <text:a xlink:type="simple" xlink:href="https://www.rfa.org/mandarin/Xinwen/1-05232023105248.html" text:style-name="Internet_20_link" text:visited-style-name="Visited_20_Internet_20_Link">
https://www.rfa.org/mandarin/Xinwen/1-05232023105248.html</text:a>
</text:p>
      <!--NEWS-->
      <text:h text:style-name="P10" text:outline-level="1">
<text:span text:style-name="T4">
Russia accuses "damaged elements" engaged in terrorist attacks in border states</text:span>
</text:h>
      <text:p text:style-name="P4">
Author: None (Language: zh)</text:p>
      <text:p text:style-name="P4">
Publisher: None</text:p>
      <text:p text:style-name="P4">
Time: 2023-05-23T10:57:00Z</text:p>
      <text:p text:style-name="P4">
Description: Military operations in Russia, Burgorga, which borders Ukraine, continues. The Russian authorities have accused Ukraine the "destruction" invaded Russia. Kiev has denied this. Organizations such as Russian Citizens' "Russian Liberty Legion" claimed to be responsible for the attack on Belgo Rhode.</text:p>
      <text:p text:style-name="P4">
Videos: []</text:p>
      <text:p text:style-name="P4">
Images: ["<text:a xlink:type="simple" xlink:href="https://static.dw.com/image/65707878_303.jpg" text:style-name="Internet_20_link" text:visited-style-name="Visited_20_Internet_20_Link">
65707878_303.jpg</text:a>
", "<text:a xlink:type="simple" xlink:href="https://static.dw.com/image/65408453_401.jpg" text:style-name="Internet_20_link" text:visited-style-name="Visited_20_Internet_20_Link">
65408453_401.jpg</text:a>
"]</text:p>
      <text:p text:style-name="P4">
Subject: 时政风云</text:p>
      <text:p text:style-name="P4">
Subjects: ['俄罗斯', '乌克兰', '普京', '俄罗斯入侵乌克兰']</text:p>
      <text:p text:style-name="P4">
Keywords: ['乌克兰', '俄罗斯', '别尔哥罗德', '俄罗斯志愿军团', '俄罗斯自由军团']</text:p>
      <text:p text:style-name="P4">
Id: 65708107</text:p>
      <!--METADATA-->
      <text:p text:style-name="P4">
<text:a xlink:type="simple" xlink:href="https://www.dw.com/zh/overlay/image/article/65708107/65707878" text:style-name="Internet_20_link" text:visited-style-name="Visited_20_Internet_20_Link">
 <draw:frame draw:style-name="fr1" draw:name="Image68" text:anchor-type="as-char" svg:width="6.9236in" svg:height="3.896998in" draw:z-index="0">
<draw:image xlink:href="../Images/dwzh/2023-05-23T10-57-00Z/65707878_303.jpg" xlink:type="simple" xlink:show="embed" xlink:actuate="onLoad" draw:mime-type="image/jpeg"/>
</draw:frame>
</text:a>
According to Russia, armed attacks occurred in the Belgore region of Border State on Monday, and many local residents were evacuated.</text:p>
      <text:p text:style-name="P4">
(Voice of Germany Chinese) Russia said that the Russian army and security forces continued to clean up in Belgorod in Belgorod on Tuesday (May 23) <text:a xlink:type="simple" xlink:href="https://www.dw.com/zh/zh/中國特使訪歐-烏外長不接受失去領土的停戰協議/a-65666856" text:style-name="Internet_20_link" text:visited-style-name="Visited_20_Internet_20_Link">
</text:a>
Enter the "destructive".</text:p>
      <text:p text:style-name="P4">
Belle Rhodlan borders Ukraine. Russia said that it happened here on Monday <text:a xlink:type="simple" xlink:href="https://www.dw.com/zh/zh/拜登泽连斯基承诺不会使用f-16攻击俄罗斯本土/a-65691220" text:style-name="Internet_20_link" text:visited-style-name="Visited_20_Internet_20_Link">
</text:a>
Essence</text:p>
      <text:p text:style-name="P4">
The state governor Vyacheslavgladkov reminds local evacuated residents not to go home for the time being. He said: "Security agencies are conducting all necessary actions. We are waiting for the end of counter -terrorism operations."</text:p>
      <text:p text:style-name="P4">
Since Russia's invasion of Ukraine in February last year, the Belgorod region has been shot many times, killing dozens of people. This is not the first time Russia has accused Ukraine damage to the invasion. However, the Associated Press pointed out that this is the first time that Russia's anti -invasion moves have not ended until the next day.</text:p>
      <text:p text:style-name="P4">
The British Ministry of Defense stated on Twitter: "Russia is facing increasing security threats in multi -field in its border area, including the loss of combat aircraft, attacked by a simple explosion device for the railway, and the guerrillas that are now directly appearing. action."</text:p>
      <text:p text:style-name="P4">
The Governor of Belgo Rhodekov reported that the number of injuries had reached 10 during the attack. He said that a destruction team of the Ukrainian armed forces dived into Graivoron about 5 kilometers from the Ukraine border. The town was also attacked by Ukrainian artillery.</text:p>
      <text:p text:style-name="P4">
<draw:frame draw:style-name="fr1" draw:name="Image69" text:anchor-type="as-char" svg:width="6.9236in" svg:height="3.896998in" draw:z-index="0">
<draw:image xlink:href="../Images/dwzh/2023-05-23T10-57-00Z/65408453_401.jpg" xlink:type="simple" xlink:show="embed" xlink:actuate="onLoad" draw:mime-type="image/jpeg"/>
</draw:frame>
As a result, many residents were evacuated by many residents.</text:p>
      <text:p text:style-name="P4">
He later announced that anti -terrorism operations were launched in the open area, and special controls were implemented, including inspections of personnel.</text:p>
      <text:p text:style-name="P4">
Ukraine said that it was the Russian armed guerrillas that attacked Belgo Rhode. Ukraine Intelligence Spokesperson Andriicherniak said the organization called the "Russian Liberty Legion" and the "Russian Volunteer Legion" composed of Russian citizens as the manufacturer of the attack. Kiev has nothing to do with these military operations.</text:p>
      <text:p text:style-name="P4">
The Russian Volunteer Corps posted on Telegram that after March, the organization once again crossed the border into Russia and was responsible for the attack.</text:p>
      <text:p text:style-name="P4">
The Russian Volunteer Legion claims to be "volunteer forces standing in Ukraine." The outside world knows very little about the organization, and it is not clear whether it has any connection with the Ukrainian army. The same is true of the "Russian Free Legion".</text:p>
      <text:p text:style-name="P4">
The "Russian Liberty Legion" expressed on Ukraine TV that he hopes to establish a "non -military zone" along the border to prevent the Russian army from fighting Ukraine. This news cannot be verified independently.</text:p>
      <text:p text:style-name="P4">
According to Russia, in addition to the invasion of "destroying" on Monday, many residential areas in Belgo Rhode were attacked by drones. Although the attack did not cause casualties, it destroyed some buildings and caused a fire. Belgo Rhode claimed that the air defense system shot down two drones on Tuesday morning.</text:p>
      <text:p text:style-name="P4">
(Associated Press, AFP)</text:p>
      <text:p text:style-name="P4">
News Source: <text:a xlink:type="simple" xlink:href="https://www.dw.com/zh/俄罗斯指责-破坏分子-在边境州搞恐袭/a-65708107" text:style-name="Internet_20_link" text:visited-style-name="Visited_20_Internet_20_Link">
https://www.dw.com/zh/俄罗斯指责-破坏分子-在边境州搞恐袭/a-65708107?maca=chi-rss-chi-all-1127-rdf</text:a>
</text:p>
      <!--NEWS-->
      <text:h text:style-name="P10" text:outline-level="1">
<text:span text:style-name="T4">
Russian Prime Minister Michase's visit to China will meet with Xi Jinping</text:span>
</text:h>
      <text:p text:style-name="P4">
Author: None</text:p>
      <text:p text:style-name="P4">
Publisher: Radio Free Asia (Organization)</text:p>
      <text:p text:style-name="P4">
Published Time: 2023-05-23T11:01:00-04:00</text:p>
      <text:p text:style-name="P4">
Modified Time: 2023-05-23T11:59: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5.1927in" draw:z-index="0">
<draw:image xlink:href="../Images/rfamandarin/2023-05-23T11-01-00-04-00/000000.png" xlink:type="simple" xlink:show="embed" xlink:actuate="onLoad" draw:mime-type="image/png"/>
</draw:frame>
Russian Prime Minister Mashass arrived in Beijing on the 23rd, and the Chinese deputy foreign director Ma Chaoxu went to the airport to welcome. <text:a xlink:type="simple" xlink:href="https://www.rfa.org/mandarin/Xinwen/2-05232023105656.html/@@images/image" text:style-name="Internet_20_link" text:visited-style-name="Visited_20_Internet_20_Link">
</text:a>
Reuters of Reuters According to the Russian satellite news agency and Chinese official media reported on the 23rd (Tuesday), Russian Prime Minister Michase Beijing has arrived in Beijing and will meet with Chinese President Xi Jinping. According to reports, Masasus first arrived in Shanghai on Tuesday to start a two -day visit to China. He delivered a speech at the local Russian -China Business Forum and met with Russian business people. He said at the forum that strengthening China -Russia cooperation relations will help the economy of the two countries. At a routine press conference on Tuesday, some reporters asked "some Western countries may be concerned or dissatisfied with China -Russia's strengthening cooperation, and even considering improving sanctions due to Russian factors." Spokesman Mao Ning responded to this that the cooperation between China and Russia "neither target third parties", nor is "not interfered and coercive". She also said that the two countries have "strong toughness, sufficient potential, and large space." The leaders of the Seventh Kingdom Group just held a summit on Hiroshima, Japan last weekend, announcing expansion of sanctions on Russia, and urging Beijing to ask Russia to stop military invasion and withdraw troops from Ukraine. Editor -in -chief: Kaidi</text:p>
      <text:p text:style-name="P4">
News Source: <text:a xlink:type="simple" xlink:href="https://www.rfa.org/mandarin/Xinwen/2-05232023105656.html" text:style-name="Internet_20_link" text:visited-style-name="Visited_20_Internet_20_Link">
https://www.rfa.org/mandarin/Xinwen/2-05232023105656.html</text:a>
</text:p>
      <!--NEWS-->
      <text:h text:style-name="P10" text:outline-level="1">
<text:span text:style-name="T4">
Mei Driver collided with the Nazi flag on the guardrail near the White House</text:span>
</text:h>
      <text:p text:style-name="P4">
Publisher: 法新社</text:p>
      <text:p text:style-name="P4">
Published Time: 2023-05-23T11:02:08+00:00</text:p>
      <text:p text:style-name="P4">
Modified Time: 2023-05-23T15:50:03+00:00</text:p>
      <text:p text:style-name="P4">
Description: (Agence France-Presse Washington, 23rd) The U.S. Secret Service issued a statement stating that a U-HAUL truck hits the guardrail near the White House last night and the driver was arrested by the Special Service. It is known that the driver is a 19 -year -old American citizen and found the Nazi flag in the c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3.617581in" draw:z-index="0">
<draw:image xlink:href="../Images/rficn/2023-05-23T11-02-08-00-00/000000.png" xlink:type="simple" xlink:show="embed" xlink:actuate="onLoad" draw:mime-type="image/png"/>
</draw:frame>
Agence France -Presse reported that the US Special Service Office stated that "No Special Service Bureau or White House personnel are injured and are still investigating the causes and processes of the collision."</text:p>
      <text:p text:style-name="P4">
Anthony Guglielmi, a spokesman for the Special Service Bureau, subsequently posted a preliminary investigation that the driver may deliberately collide with Lafayettesquare's safe guardrail near the White House, which will be reported on this incident.</text:p>
      <text:p text:style-name="P4">
The Columbia Broadcasting Corporation (CBS) Washington TV Wusa9 reported that the authorities found that the U-HAUL carried trucks found a item that was obviously a Nazi flag, but there was no other information about this flag.</text:p>
      <text:p text:style-name="P4">
This collision happened before 10:00 last night. The location was the north of the Lahaye Square, only a hundred yards from the White House. There were several high -end hotels in the area.</text:p>
      <text:p text:style-name="P4">
It is reported that the driver's identity has been recognized as a 19 -year -old man Sai Vanshithkandula, a 19 -year -old man from Chesterfield, Missouri, and he may face crimes such as dedicated weapons to deliberately damage.</text:p>
      <text:p text:style-name="P4">
Law enforcement sources told CBS that the man was an American citizen. After driving the truck to Lafaya Square, he threatened to be unfavorable to the US President Biden and Vice President Kamalaharris, but no burst or weapons were found in the car.</text:p>
      <text:p text:style-name="P4">
News Source: <text:a xlink:type="simple" xlink:href="https://www.rfi.fr/cn/%E5%9B%BD%E9%99%85%E6%8A%A5%E9%81%93/20230523-%E7%BE%8E%E5%8F%B8%E6%9C%BA%E5%86%B2%E6%92%9E%E7%99%BD%E5%AE%AB%E9%99%84%E8%BF%91%E6%8A%A4%E6%A0%8F-%E8%BD%A6%E4%B8%8A%E6%90%9C%E5%87%BA%E7%BA%B3%E7%B2%B9%E6%97%97%E5%B8%9C" text:style-name="Internet_20_link" text:visited-style-name="Visited_20_Internet_20_Link">
https://www.rfi.fr/cn/%E5%9B%BD%E9%99%85%E6%8A%A5%E9%81%93/20230523-%E7%BE%8E%E5%8F%B8%E6%9C%BA%E5%86%B2%E6%92%9E%E7%99%BD%E5%AE%AB%E9%99%84%E8%BF%91%E6%8A%A4%E6%A0%8F-%E8%BD%A6%E4%B8%8A%E6%90%9C%E5%87%BA%E7%BA%B3%E7%B2%B9%E6%97%97%E5%B8%9C</text:a>
</text:p>
      <!--NEWS-->
      <text:h text:style-name="P10" text:outline-level="1">
<text:span text:style-name="T4">
South Korean portal website Naver is named in China? China Foreign Ministry: Do not understand the situation</text:span>
</text:h>
      <text:p text:style-name="P4">
Author: None</text:p>
      <text:p text:style-name="P4">
Publisher: Radio Free Asia (Organization)</text:p>
      <text:p text:style-name="P4">
Published Time: 2023-05-23T11:04:40-04:00</text:p>
      <text:p text:style-name="P4">
Modified Time: 2023-05-23T11:04: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4.612011in" draw:z-index="0">
<draw:image xlink:href="../Images/rfamandarin/2023-05-23T11-04-40-04-00/000000.png" xlink:type="simple" xlink:show="embed" xlink:actuate="onLoad" draw:mime-type="image/png"/>
</draw:frame>
Naver headquarters in South Korea Portal, located in South Korea City <text:a xlink:type="simple" xlink:href="https://www.rfa.org/mandarin/Xinwen/3-05232023110201.html/@@images/image" text:style-name="Internet_20_link" text:visited-style-name="Visited_20_Internet_20_Link">
</text:a>
Reuters information pictures recently showed that in China in China, Shanghai, Liaoning, Sichuan and other places in China, South Korea's portal website Naver cannot be accessed, or the webpage is very slow. access. According to the Yonhap News Agency, the South Korean Ministry of Foreign Affairs spokesman Ren Ye, Ren Ye, said on Tuesday (23rd) that Naver recently reported in China that the Ministry of Foreign Affairs has noticed the relevant news and is currently confirming the specific situation with the relevant departments. On the same day, Mao Ning, a spokesman for the Chinese Foreign Affairs Department, responded to the reporters of Yonhap News Agency, saying that he did not pay attention to the relevant reports and did not understand the relevant situation. According to reports, Naver said that through the China Branch, it is learned that the website does not access the local area is not smooth, but it is unknown whether it is blocked by the Chinese side. Daum, another South Korean portal, has been blocked by China since January 2019. Naver's forums and blogs have been unable to open in China since October 2018, but retrieval and mailbox services have not been affected. Editor -in -chief: Kaidi</text:p>
      <text:p text:style-name="P4">
News Source: <text:a xlink:type="simple" xlink:href="https://www.rfa.org/mandarin/Xinwen/3-05232023110201.html" text:style-name="Internet_20_link" text:visited-style-name="Visited_20_Internet_20_Link">
https://www.rfa.org/mandarin/Xinwen/3-05232023110201.html</text:a>
</text:p>
      <!--NEWS-->
      <text:h text:style-name="P10" text:outline-level="1">
<text:span text:style-name="T4">
The Korean and American -Japan summit talks about the media to plan the military alliance</text:span>
</text:h>
      <text:p text:style-name="P4">
Author: 联合早报 (Person)</text:p>
      <text:p text:style-name="P4">
Publisher: 联合早报 (Organization)</text:p>
      <text:p text:style-name="P4">
Published Time: 2023-05-23T11:08</text:p>
      <text:p text:style-name="P4">
Modified Time: 2023-05-23T11:17</text:p>
      <text:p text:style-name="P4">
Description: The Korean media held the summit talks held by South Korea and the United States and Japan to borrow the Japanese Hiroshima Seventh Kingdom Group (G7) Summit. Yonhap News Agency reported that at the Japanese North Korean Federation (referred to as the North Korean Federation) agency, "North Korea's New ...</text:p>
      <text:p text:style-name="P4">
Videos: []</text:p>
      <text:p text:style-name="P4">
Audios: []</text:p>
      <text:p text:style-name="P4">
Images: []</text:p>
      <text:p text:style-name="P4">
Type: NewsArticle</text:p>
      <text:p text:style-name="P4">
Breadcrumbs: ['即时', '国际']</text:p>
      <text:p text:style-name="P4">
Keywords: ['朝鲜', '韩国', '日本', '美国', '军事']</text:p>
      <!--METADATA-->
      <text:p text:style-name="P4">
Korean media borrowed South Korea and Japan in Hiroshima, Japan <text:a xlink:type="simple" xlink:href="https://www.zaobao.com/keywords/qi-guo-ji-tuan" text:style-name="Internet_20_link" text:visited-style-name="Visited_20_Internet_20_Link">
</text:a>
The summit of the summit at the summit is characterized by planning the "three -sided military alliance" to exacerbate the risk of war in the Korean Peninsula.</text:p>
      <text:p text:style-name="P4">
The Yonhap News Agency reported that at the North Korean Federation (referred to as the North Korean Federation) Organs, the "North Korea New News", and the publication on Tuesday (May 23) advocated that [], which was held in the original place of World War II [], [] was held <text:a xlink:type="simple" xlink:href="https://www.zaobao.com/realtime/world/story20230521-1396828" text:style-name="Internet_20_link" text:visited-style-name="Visited_20_Internet_20_Link">
</text:a>
The focus is on "cooperation against the threat of North Korea's nuclear guidance" to cover up the risk of crime and military collusion.</text:p>
      <text:p text:style-name="P4">
The article claims that the Korean -American and Japanese summit talks are regularly accelerated and the military collusion on the three sides is accelerating, and it has entered the practice stage. In the context of the decline of the US hegemony in the 21st century, the possibility of becoming a "three -sided cooperation" has become increasingly increasing.</text:p>
      <text:p text:style-name="P4">
Regarding the first time the Korean and Japan summits jointly visited the original Bohoharity of the Hiroshima, the "North Korea's New News" pointed out that the original victims of the North Korean explosion were oppressed during the Japanese colonial rule. It is excluded from the aid object without establishing diplomatic relations.</text:p>
      <text:p text:style-name="P4">
News Source: <text:a xlink:type="simple" xlink:href="https://www.zaobao.com.sg/realtime/world/story20230523-1397307" text:style-name="Internet_20_link" text:visited-style-name="Visited_20_Internet_20_Link">
https://www.zaobao.com.sg/realtime/world/story20230523-1397307</text:a>
</text:p>
      <!--NEWS-->
      <text:h text:style-name="P10" text:outline-level="1">
<text:span text:style-name="T4">
Chinese official media: aging population will be long -term basic national conditions</text:span>
</text:h>
      <text:p text:style-name="P4">
Author: None</text:p>
      <text:p text:style-name="P4">
Publisher: Radio Free Asia (Organization)</text:p>
      <text:p text:style-name="P4">
Published Time: 2023-05-23T11:10:57-04:00</text:p>
      <text:p text:style-name="P4">
Modified Time: 2023-05-23T11:10: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4.612011in" draw:z-index="0">
<draw:image xlink:href="../Images/rfamandarin/2023-05-23T11-10-57-04-00/000000.png" xlink:type="simple" xlink:show="embed" xlink:actuate="onLoad" draw:mime-type="image/png"/>
</draw:frame>
The picture shows the elderly in Dingxing County, Hebei Province, waiting for free vegetarian Chinese food in the public cafeteria in the community. <text:a xlink:type="simple" xlink:href="https://www.rfa.org/mandarin/Xinwen/4-05232023110542.html/@@images/image" text:style-name="Internet_20_link" text:visited-style-name="Visited_20_Internet_20_Link">
</text:a>
The Associated Press Information Picture of China official media Xinhua News Agency on the 22nd commented that the current population development of China's population has shown the trend characteristics of "young childization, aging aging, and regional population increase or decrease", and emphasizes that "the aging of the population is a longer section in the future in the future. "The basic national conditions of China" should actively respond to this phenomenon. At the same time, the Economic Observation Network stated that the long -term population of population means that the overall growth of the economy will inevitably slow down, but the problem of "not rich first" in China's population structure needs to be paid more attention. The State Council of China issued the "Opinions on Promoting the Construction of the Basic Pension Service System" on the 21st, and formulated the goal of achieving the basic pension service system in 2025. Economic Observation Network said in related articles that according to the definition of academics, the proportion of Chinese aging population exceeded 14%in 2021, and it has become a standard aging society. China's per capita GDP was about $ 12,700 in 2022, and it is still at the level of medium -income countries, and has not yet reached the level of high -income national standards. Based on the early arrival of the turning point of the population, the article quotes the concerns of scholar Cai Yan, that is, the Chinese economy may face the problem of "slow, rich, fast and old": aging will intensify by the expected amplitude, and economic growth may also slow down from the expected amplitude deceleration. Essence The article pointed out that the structure of China's labor population will appear in the next period of "two ends, weak in the middle", and the increase in the proportion of young people will increase employment pressure. One of the reasons for up to 20.4%. Decreased population growth and the acceleration of the labor age "The era of relatively loose employment situation in China has ended", because the structural contradictions of the population are more prominent. The article also emphasized that in the middle and long term, in 2035, China's labor population (18-60 years old) will decrease by 10%, and by 2050, it will decrease by 35%. The aging will increase at the same time. By 2050, it is expected that the average age of the Chinese will exceed 50 years, which is 12 years higher than now. The decline in labor population and increased support ratio brought about by aging and declining childization means that "increasing social security investment is imperative." Editor -in -chief: Kaidi</text:p>
      <text:p text:style-name="P4">
News Source: <text:a xlink:type="simple" xlink:href="https://www.rfa.org/mandarin/Xinwen/4-05232023110542.html" text:style-name="Internet_20_link" text:visited-style-name="Visited_20_Internet_20_Link">
https://www.rfa.org/mandarin/Xinwen/4-05232023110542.html</text:a>
</text:p>
      <!--NEWS-->
      <text:h text:style-name="P10" text:outline-level="1">
<text:span text:style-name="T4">
On the eve of the June 4th anniversary, the "Pillar of Guo Yan" settled in Berlin</text:span>
</text:h>
      <text:p text:style-name="P4">
Author: None (Language: zh)</text:p>
      <text:p text:style-name="P4">
Publisher: None</text:p>
      <text:p text:style-name="P4">
Time: 2023-05-23T11:20:00Z</text:p>
      <text:p text:style-name="P4">
Description: On Monday, the "Pillar of Guo Yan" was unveiled in Berlin to commemorate the bloody suppression suffered by the Democratic Movement of the Chinese college student on June 4, 1989. The "pillar of the country", which was originally erected on the campus of the University of Hong Kong, was dismantled and confiscated by the local police for suspected "inciting subversion of the state power".</text:p>
      <text:p text:style-name="P4">
Videos: []</text:p>
      <text:p text:style-name="P4">
Images: ["<text:a xlink:type="simple" xlink:href="https://static.dw.com/image/65708401_303.jpg" text:style-name="Internet_20_link" text:visited-style-name="Visited_20_Internet_20_Link">
65708401_303.jpg</text:a>
", "<text:a xlink:type="simple" xlink:href="https://static.dw.com/image/65708377_401.jpg" text:style-name="Internet_20_link" text:visited-style-name="Visited_20_Internet_20_Link">
65708377_401.jpg</text:a>
"]</text:p>
      <text:p text:style-name="P4">
Subject: 新闻广角</text:p>
      <text:p text:style-name="P4">
Subjects: ['谷歌', '天安门', '香港', '雨伞革命', '香港政改', '六四事件', '专题报道：香港“反送中”抗议']</text:p>
      <text:p text:style-name="P4">
Keywords: ['国殇之柱', '高志活', '六四镇压', '天安门', '香港', '香港国安法']</text:p>
      <text:p text:style-name="P4">
Id: 65707655</text:p>
      <!--METADATA-->
      <text:p text:style-name="P4">
<text:a xlink:type="simple" xlink:href="https://www.dw.com/zh/overlay/image/article/65707655/65708401" text:style-name="Internet_20_link" text:visited-style-name="Visited_20_Internet_20_Link">
 <draw:frame draw:style-name="fr1" draw:name="Image74" text:anchor-type="as-char" svg:width="6.9236in" svg:height="3.896998in" draw:z-index="0">
<draw:image xlink:href="../Images/dwzh/2023-05-23T11-20-00Z/65708401_303.jpg" xlink:type="simple" xlink:show="embed" xlink:actuate="onLoad" draw:mime-type="image/jpeg"/>
</draw:frame>
</text:a>
Currently standing in front of the "Pillar of Guo Ji" in front of Axel Springer Publishing Group in Berlin</text:p>
      <text:p text:style-name="P4">
(Voice of Germany Chinese) on Monday (May 22), the "Pillar of Guo Ji" in Berlin is a copy of Danish artist JensgalSchioT. The "Pillar of Guo Yue", which is up to eight meters and weighing two tons, has been exhibited in Hong Kong for many years. In the past 20 years, it has replaced the exhibition location many times, and eventually settled on the campus of the University of Hong Kong.</text:p>
      <text:p text:style-name="P4">
In 2021, the University of Hong Kong announced "the best interests based on universities, based on external legal suggestions and risk assessment" <text:a xlink:type="simple" xlink:href="https://www.dw.com/zh/zh/港大连夜移除国殇之柱作者扬言求偿/a-60233813" text:style-name="Internet_20_link" text:visited-style-name="Visited_20_Internet_20_Link">
</text:a>
Essence Since then, it has been stored in a container on the university. <text:a xlink:type="simple" xlink:href="https://www.dw.com/zh/zh/香港警方扣押国殇之柱-创作者称太离谱/a-65529588" text:style-name="Internet_20_link" text:visited-style-name="Visited_20_Internet_20_Link">
</text:a>
Called it to be suspected of "inciting the crime of subverting the state power".</text:p>
      <text:p text:style-name="P4">
On Monday, Danish artist Gao Zhihuo unveiled in front of the "Pillar of Guo Yue" standing in front of Berlin Axel Springer Publishing Group. The unveiling ceremony also included representatives of the German federal members, cultural sessions, and human rights organizations.</text:p>
      <text:p text:style-name="P4">
<draw:frame draw:style-name="fr1" draw:name="Image75" text:anchor-type="as-char" svg:width="6.9236in" svg:height="3.896998in" draw:z-index="0">
<draw:image xlink:href="../Images/dwzh/2023-05-23T11-20-00Z/65708377_401.jpg" xlink:type="simple" xlink:show="embed" xlink:actuate="onLoad" draw:mime-type="image/jpeg"/>
</draw:frame>
Artist Jens GalschioT in front of Berlin Axel Springer Publishing Group is unveiled</text:p>
      <text:p text:style-name="P4">
The "Pillar of Shame" is translated by the "shame column") is a global art project created by artist Gao Zhihuo, distributed in many countries in the world.</text:p>
      <text:p text:style-name="P4">
These sculptures made of metal or concrete show dozens of overlapping bodies, symbolizing the oppression that individuals suffer in the process of freedom. Artist Gao Zhihuo hopes to warn the world with this, and some historical events should never be repeated.</text:p>
      <text:p text:style-name="P4">
In Brazil, the pillar of Guo Yan is used to commemorate those farmers without land. In Rome, the pillar of the country is warning the world's hunger. In Mexico, the pillar of Guo Yan was to commemorate the 54 dead people in the 1997 Caspas Massacre. At that time, the militia armed forces attacked an Aboriginal community.</text:p>
      <text:p text:style-name="P4">
Gao Zhi live originally hoped to establish a "pillar of the country" in Berlin to commemorate the dead of the Jewish Holocaust, but because of limited support, it could not end up.</text:p>
      <text:p text:style-name="P4">
(Guest News Agency, Photo Report)</text:p>
      <text:p text:style-name="P4">
News Source: <text:a xlink:type="simple" xlink:href="https://www.dw.com/zh/六四纪念日前夕，-国殇之柱-落户柏林/a-65707655" text:style-name="Internet_20_link" text:visited-style-name="Visited_20_Internet_20_Link">
https://www.dw.com/zh/六四纪念日前夕，-国殇之柱-落户柏林/a-65707655?maca=chi-rss-chi-all-1127-rdf</text:a>
</text:p>
      <!--NEWS-->
      <text:h text:style-name="P10" text:outline-level="1">
<text:span text:style-name="T4">
The upper limit of the US debt is negotiated.</text:span>
</text:h>
      <text:p text:style-name="P4">
Publisher: 法新社</text:p>
      <text:p text:style-name="P4">
Published Time: 2023-05-23T11:32:08+00:00</text:p>
      <text:p text:style-name="P4">
Modified Time: 2023-05-23T11:05:02+00:00</text:p>
      <text:p text:style-name="P4">
Description: (Agence France -Presse, Hong Kong, 23rd) Asian stocks have seen each other today, and investors are concerned about the upper limit of the US debt. U.S. President Biden and the Speaker of the House of Representatives McCarthy said that although the talks held on the issue of debt limit, although the talks were "fruitful", they had not reached an agreement to avoid catastrophic defaul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617581in" draw:z-index="0">
<draw:image xlink:href="../Images/rficn/2023-05-23T11-32-08-00-00/000000.png" xlink:type="simple" xlink:show="embed" xlink:actuate="onLoad" draw:mime-type="image/png"/>
</draw:frame>
The time limit for debt defaults in the United States is gradually approaching. As various circles worry that the U.S.'s failure to raise the upper limit of debt will impact the market and the global economy. The confrontation between the United States and Republican parties in the upper limit of debt bonds has become a key topic in the stock market trading hall.</text:p>
      <text:p text:style-name="P4">
The negotiations of several months have not yet broken the deadlock, and the current debt limit of 31.8 trillion dollars is raised. However, after a one -on -one talked about Byndon and Kevin McCarthy, things seem to be developing in the right direction.</text:p>
      <text:p text:style-name="P4">
Although the two sides agreed to avoid making US debt defaults, they still have differences in certain issues. Democrats want to block tax loopholes to increase income, while Republicans call for reducing expenses.</text:p>
      <text:p text:style-name="P4">
However, people generally believe that an agreement will eventually reach.</text:p>
      <text:p text:style-name="P4">
NFJ Investment Group's Burns McKinney told Bloomberg TV: "Now, the two parties may continue their own posture, but in the end, the problem may be solved at the last moment."</text:p>
      <text:p text:style-name="P4">
"We expect fluctuations in the short term to increase."</text:p>
      <text:p text:style-name="P4">
After the Wall Street stock market rose and declined on the first day of this week, the Asian stock market rose early this morning, but could not maintain the upward trend.</text:p>
      <text:p text:style-name="P4">
Tokyo, Hong Kong, Shanghai, Wellington, Manila and Bangkok's stock market fell, Singapore, Seoul, Taipei, Mumbai and Jakarta stock markets rose slightly.</text:p>
      <text:p text:style-name="P4">
The Japanese stocks benchmarking the Japanese index fell 0.4%to 30957.77 points. The Hang Seng Index of the Hong Kong stocks fell by 1.3%to 19431.25 points. The Shanghai Comprehensive stock price index fell 1.5%to 3246.24 points. (Translator: Lin Yifeng/Calculating Draft: Lin Zhiping)</text:p>
      <text:p text:style-name="P4">
News Source: <text:a xlink:type="simple" xlink:href="https://www.rfi.fr/cn/%E8%B4%A2%E7%BB%8F%E5%BF%AB%E8%AE%AF/20230523-%E7%BE%8E%E4%B8%BE%E5%80%BA%E4%B8%8A%E9%99%90%E5%8D%8F%E5%95%86%E5%85%B7%E6%88%90%E6%95%88-%E4%BA%9A%E8%82%A1%E4%B8%8D%E8%B5%8F%E8%84%B8%E6%B6%A8%E8%B7%8C%E4%BA%92%E8%A7%81" text:style-name="Internet_20_link" text:visited-style-name="Visited_20_Internet_20_Link">
https://www.rfi.fr/cn/%E8%B4%A2%E7%BB%8F%E5%BF%AB%E8%AE%AF/20230523-%E7%BE%8E%E4%B8%BE%E5%80%BA%E4%B8%8A%E9%99%90%E5%8D%8F%E5%95%86%E5%85%B7%E6%88%90%E6%95%88-%E4%BA%9A%E8%82%A1%E4%B8%8D%E8%B5%8F%E8%84%B8%E6%B6%A8%E8%B7%8C%E4%BA%92%E8%A7%81</text:a>
</text:p>
      <!--NEWS-->
      <text:h text:style-name="P10" text:outline-level="1">
<text:span text:style-name="T4">
Xi Jinping initiated &amp; quot; spiritual baptism &amp; quot; Sports Taiwanese scholar: Alien will be eliminated</text:span>
</text:h>
      <text:p text:style-name="P4">
Author: None</text:p>
      <text:p text:style-name="P4">
Publisher: Radio Free Asia (Organization)</text:p>
      <text:p text:style-name="P4">
Published Time: 2023-05-23T11:36:00-04:00</text:p>
      <text:p text:style-name="P4">
Modified Time: 2023-05-23T13:36:25-04:00</text:p>
      <text:p text:style-name="P4">
Description: None</text:p>
      <text:p text:style-name="P4">
Videos: []</text:p>
      <text:p text:style-name="P4">
Audios: ["<text:a xlink:type="simple" xlink:href="https://www.rfa.org/mandarin/yataibaodao/zhengzhi/hx2-0523202309480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77" text:anchor-type="as-char" svg:width="6.9236in" svg:height="4.779517in" draw:z-index="0">
<draw:image xlink:href="../Images/rfamandarin/2023-05-23T11-36-00-04-00/000000.png" xlink:type="simple" xlink:show="embed" xlink:actuate="onLoad" draw:mime-type="image/png"/>
</draw:frame>
In a store in Beijing, Mao Zedong sculpture was placed in front of Xi Jinping's portrait commemorative disk. <text:a xlink:type="simple" xlink:href="https://www.rfa.org/mandarin/yataibaodao/zhengzhi/hx2-05232023094804.html/@@images/image" text:style-name="Internet_20_link" text:visited-style-name="Visited_20_Internet_20_Link">
</text:a>
Reuters picture <text:a xlink:type="simple" xlink:href="https://www.rfa.org/mandarin/yataibaodao/zhengzhi/hx2-05232023094804.html/@@stream" text:style-name="Internet_20_link" text:visited-style-name="Visited_20_Internet_20_Link">
</text:a>
Recently, some American media are paying attention to the CCP leader Xi Jinping is learning from Mao Zedong's crisis response strategy to launch a "spiritual baptism" movement. Some Taiwanese scholars believe that this move will be eliminated in the form of the Cultural Revolution.</text:p>
      <text:p text:style-name="P4">
<text:a xlink:type="simple" xlink:href="https://www.rfa.org/mandarin/zhuanlan/yehuazhongnanhai/gx-05222023093106.html" text:style-name="Internet_20_link" text:visited-style-name="Visited_20_Internet_20_Link">
<text:span text:style-name="T4">
 Is Xi Jinping the victim of the Cultural Revolution or the beneficiary? </text:span>
</text:a>
<text:span text:style-name="T5">
<text:a xlink:type="simple" xlink:href="https://www.rfa.org/mandarin/yataibaodao/zhengzhi/hx2-04112023070604.html" text:style-name="Internet_20_link" text:visited-style-name="Visited_20_Internet_20_Link">
<text:span text:style-name="T4">
 Return to personal worship: The Central Committee of the Communist Party of China ordered the "Selection and Reading of Xi Jinping's Works" </text:span>
</text:a>
</text:span>
<text:a xlink:type="simple" xlink:href="https://www.rfa.org/mandarin/yataibaodao/zhengzhi/rc-02012022142330.html" text:style-name="Internet_20_link" text:visited-style-name="Visited_20_Internet_20_Link">
<text:span text:style-name="T4">
 The Civilization Practice Center in the new era blooms everywhere "Xi thought"? </text:span>
</text:a>
"Wall Street Journal" recently reported that after China lifted a strict outbreak to clear the zero policy, economic recession, international surrounds, and internal and foreign forced. Xi Jinping took the scriptures of Mao Zedong to respond to the crisis, initiating the learning campaign of ideological instillment and publicity of his political thought. Communist party members are "spiritual baptism", which expands the levels of military and police, schools, hospitals, banks, courts, and religious places to curb chaos.</text:p>
      <text:p text:style-name="P4">
The report also pointed out that Xi Jinping claimed that it was necessary to realize the mission of "the great rejuvenation of the Chinese nation", and the entire party must "unify thinking, unify will, and act" at the same time. There is no right to speak, and there is no decision -making power without investigation. " Xi Jinping also requested that more than 2,000 county -level cadres across the country took the lead in implementing "Xi thought" and launched the Xi thought proposition in government agencies, large state -owned enterprises, and financial institutions.</text:p>
      <text:p text:style-name="P4">
<draw:frame draw:style-name="fr1" draw:name="Image78" text:anchor-type="as-char" svg:width="6.9236in" svg:height="4.61393in" draw:z-index="0">
<draw:image xlink:href="../Images/rfamandarin/2023-05-23T11-36-00-04-00/000001.png" xlink:type="simple" xlink:show="embed" xlink:actuate="onLoad" draw:mime-type="image/png"/>
</draw:frame>
A store near the Forbidden City of Beijing sells souvenirs printed with portraits of Mao Zedong and Xi Jinping. (Reuters) [] <text:a xlink:type="simple" xlink:href="https://www.rfa.org/mandarin/yataibaodao/zhengzhi/hx2-05232023094804.html/2.jpg" text:style-name="Internet_20_link" text:visited-style-name="Visited_20_Internet_20_Link">
</text:a>
<text:span text:style-name="T4">
 Scholars: Xi Jinping copied Mao Zedong to launch the "Four Qing Movement" </text:span>
 **</text:p>
      <text:p text:style-name="P4">
Chen Lifu, president of the Taiwan Professor Association, was interviewed by Radio Free Asia that Xi Jinping wanted to be in power for a long time, eliminated the opponents, and established prestige. The Chinese Communist Party has encountered great frustration in epidemic, international relations, and international trade. He must find a scapegoat and review the cause of the failure. Xi Jinping copied Mao Zedong to launch the "Four Qing Movement" to clear the political opponent Liu Shaoqi and take a long -term administration.</text:p>
      <text:p text:style-name="P4">
Chen Lifu said: "Xi Jinping launched a survey movement, just like the Siqing Movement in 1963. The preparation movement before the Cultural Revolution was determined that many people were the same as before, or they did not really understand Mao's thoughts and communism. These errors. Now, Xi requires all cadres to organize to learn to do a thorough way to enter the "Xi Thought" of the party's platform, so as to avoid all the responsibilities of all the failure in the past. ‘Enough Xi Jinping’ will not fail. The purpose of investigation and educational movement, if you really believe in this set, Xi Jinping will achieve the legitimacy of life -long life. Because of Xi Jinping, China will be strong enough, 'not enough Xi Jinping' '' , China will show flaws. "</text:p>
      <text:p text:style-name="P4">
Chen Lifu believes that Xi Jinping has eliminated the "bad factor" of the former DPRK's opposition to his forces and check the "bad factor" by investigating and socialist education.</text:p>
      <text:p text:style-name="P4">
<draw:frame draw:style-name="fr1" draw:name="Image79" text:anchor-type="as-char" svg:width="6.9236in" svg:height="4.61393in" draw:z-index="0">
<draw:image xlink:href="../Images/rfamandarin/2023-05-23T11-36-00-04-00/000002.png" xlink:type="simple" xlink:show="embed" xlink:actuate="onLoad" draw:mime-type="image/png"/>
</draw:frame>
During the new crown epidemic, people wearing a mask passed by Xi Jinping and Mao Zedong's portraits. (Reuters) [] <text:a xlink:type="simple" xlink:href="https://www.rfa.org/mandarin/yataibaodao/zhengzhi/hx2-05232023094804.html/3.jpg" text:style-name="Internet_20_link" text:visited-style-name="Visited_20_Internet_20_Link">
</text:a>
<text:span text:style-name="T4">
 Russia and Ukraine's wind outlet is not the time to use the troops to change to strengthen control internally </text:span>
</text:p>
      <text:p text:style-name="P4">
Chen Lifu said: "When the Communist Party of China encounters a crisis, it often adopts a conflict between foreign military force and condenses internal unity. But at present, Xi Jinping has not encountered international surrounding conditions. Pay attention to the situation in the East China Sea, the South China Sea, and the Taiwan Strait.</text:p>
      <text:p text:style-name="P4">
Xinhua News Agency reported that Cai Qi, the secretary of the Secretariat of the Central Committee of the Communist Party of China, recently attended the first and second volume publication seminar of "Xi Jinping's Writing Reading". Xi Jinping's thoughts "into the brain, heart, and soul."</text:p>
      <text:p text:style-name="P4">
<draw:frame draw:style-name="fr1" draw:name="Image80" text:anchor-type="as-char" svg:width="6.9236in" svg:height="4.407281in" draw:z-index="0">
<draw:image xlink:href="../Images/rfamandarin/2023-05-23T11-36-00-04-00/000003.png" xlink:type="simple" xlink:show="embed" xlink:actuate="onLoad" draw:mime-type="image/png"/>
</draw:frame>
The first and second volumes of the "Selected Reading of Xi Jinping" edited by the Central Document Editorial Committee of the Communist Party of China have been published by the People's Publishing House. (Internet screenshot) <text:a xlink:type="simple" xlink:href="https://www.rfa.org/mandarin/yataibaodao/zhengzhi/hx2-05232023094804.html/5.jpg" text:style-name="Internet_20_link" text:visited-style-name="Visited_20_Internet_20_Link">
</text:a>
Wu Se, a researcher at Taiwan's Cross -Strait Policy Association, was interviewed by Radio Free Asia. It was mentioned that Xi Jinping proposed the "party power" at the 19th National Congress of the Communist Party of China. Enterprises and media must "surname the party" and establish a party organization. In the 20th National Congress, Xi Jinping emphasized the control of the party for the party and carried out the fourth and fifth pavement.</text:p>
      <text:p text:style-name="P4">
Wu Si Zhi said: "Xi Jinping's thoughts of Xi Jinping's thoughts into the brain, heart, and soul, just like Xi Jinping's Communist Party must be completely controlled by society, the routine is exactly the same. Promote and brainwashing. This is not the same this time. The authority of the leaders and his thinking completely instill all aspects of the party, military, party organizations, enterprises, etc. More and more strong, this is the phenomenon that the totalitarian person will have, the greater the power, the more worried about being deprived. "Reporter: Xia Xiaohua Responsible: Xu Shuting He Ping.com Editor: Ruizhe</text:p>
      <text:p text:style-name="P4">
News Source: <text:a xlink:type="simple" xlink:href="https://www.rfa.org/mandarin/yataibaodao/zhengzhi/hx2-05232023094804.html" text:style-name="Internet_20_link" text:visited-style-name="Visited_20_Internet_20_Link">
https://www.rfa.org/mandarin/yataibaodao/zhengzhi/hx2-05232023094804.html</text:a>
</text:p>
      <!--NEWS-->
      <text:h text:style-name="P10" text:outline-level="1">
<text:span text:style-name="T4">
Four years of the release of lawyer Jiang Tianyong still could not be reunited with his wife and children</text:span>
</text:h>
      <text:p text:style-name="P4">
Author: None</text:p>
      <text:p text:style-name="P4">
Publisher: Radio Free Asia (Organization)</text:p>
      <text:p text:style-name="P4">
Published Time: 2023-05-23T11:46:00-04:00</text:p>
      <text:p text:style-name="P4">
Modified Time: 2023-05-23T12:24:33-04:00</text:p>
      <text:p text:style-name="P4">
Description: None</text:p>
      <text:p text:style-name="P4">
Videos: []</text:p>
      <text:p text:style-name="P4">
Audios: ["<text:a xlink:type="simple" xlink:href="https://www.rfa.org/mandarin/yataibaodao/renquanfazhi/gf-0523202307485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1" text:anchor-type="as-char" svg:width="6.9236in" svg:height="3.930818in" draw:z-index="0">
<draw:image xlink:href="../Images/rfamandarin/2023-05-23T11-46-00-04-00/000000.png" xlink:type="simple" xlink:show="embed" xlink:actuate="onLoad" draw:mime-type="image/png"/>
</draw:frame>
Chinese human rights lawyer Jiang Tianyong <text:a xlink:type="simple" xlink:href="https://www.rfa.org/mandarin/yataibaodao/renquanfazhi/gf-05232023074851.html/@@images/image" text:style-name="Internet_20_link" text:visited-style-name="Visited_20_Internet_20_Link">
</text:a>
Jin Buling Twitter picture <text:a xlink:type="simple" xlink:href="https://www.rfa.org/mandarin/yataibaodao/renquanfazhi/gf-05232023074851.html/@@stream" text:style-name="Internet_20_link" text:visited-style-name="Visited_20_Internet_20_Link">
</text:a>
Human rights lawyer Jiang Tianyong has been seeking to go to the United States to reunite with his wife and children after being released four years ago. The family members revealed that although the deprivation of political rights has expired, the authorities still control Jiang Tianyong's whereabouts.</text:p>
      <text:p text:style-name="P4">
<text:span text:style-name="T4">
<text:span text:style-name="T5">
 <text:a xlink:type="simple" xlink:href="https://www.rfa.org/mandarin/Xinwen/wul-11062022113800.html" text:style-name="Internet_20_link" text:visited-style-name="Visited_20_Internet_20_Link">
</text:a>
 <text:a xlink:type="simple" xlink:href="https://www.rfa.org/mandarin/yataibaodao/renquanfazhi/bx-07162021111101.html" text:style-name="Internet_20_link" text:visited-style-name="Visited_20_Internet_20_Link">
 </text:a>
 </text:span>
*  * </text:span>
<text:a xlink:type="simple" xlink:href="https://www.rfa.org/mandarin/yataibaodao/renquanfazhi/gf-06212021092607.html" text:style-name="Internet_20_link" text:visited-style-name="Visited_20_Internet_20_Link">
 </text:a>
 <text:span text:style-name="T4">
  * </text:span>
<text:a xlink:type="simple" xlink:href="https://www.rfa.org/mandarin/yataibaodao/renquanfazhi/sc-05192021141451.html" text:style-name="Internet_20_link" text:visited-style-name="Visited_20_Internet_20_Link">
 </text:a>
***<text:a xlink:type="simple" xlink:href="https://www.rfa.org/mandarin/yataibaodao/renquanfazhi/gf-05192021105023.html" text:style-name="Internet_20_link" text:visited-style-name="Visited_20_Internet_20_Link">
<text:span text:style-name="T4">
 Lawyer Jiang Tianyong was released from prison for more than two years, and he has not been re -obtained by freedom Henan citizens to visit and be sentenced to being detained </text:span>
</text:a>
Ten years ago, after Jin Buling moved to the United States with her daughter, she could no longer meet with her husband Jiang Tianyong. Because Jiang Tianyong's hometown of Xinyang, Henan, the national security of Henan has already stated that Jiang Tianyong will not be allowed to go abroad and Jin Buling advises her husband to die, but Jiang Tianyong does not listen to advice. In order to escape the follow -up of the National Security, he deliberately did not take the train and went to Beijing in other ways to go to Beijing to apply for a certificate at the Tongzhou District Entry -Exit Authorization Bureau.</text:p>
      <text:p text:style-name="P4">
<draw:frame draw:style-name="fr1" draw:name="Image82" text:anchor-type="as-char" svg:width="6.9236in" svg:height="3.884615in" draw:z-index="0">
<draw:image xlink:href="../Images/rfamandarin/2023-05-23T11-46-00-04-00/000001.png" xlink:type="simple" xlink:show="embed" xlink:actuate="onLoad" draw:mime-type="image/png"/>
</draw:frame>
Jiang Tianyong's wife Jin Buling (pictured) has been unable to gather with her husband since the United States. (Kim Juling is exclusively provided, the shooting date is unknown) [] <text:a xlink:type="simple" xlink:href="https://www.rfa.org/mandarin/yataibaodao/renquanfazhi/gf-05232023074851.html/capture2.jpg" text:style-name="Internet_20_link" text:visited-style-name="Visited_20_Internet_20_Link">
</text:a>
Kim Juling: "I said, it is useless to do it, they will not give you (passport), but he still does not die. When he goes to the window to collar on May 22, the personnel say that the passport cannot be done for you. Take it. Take it. No. (Jiang Tianyong) Ask the leader, the leader said for a long time, and said that the original nationality is not approved, so the original registration is the same. The same is true for the Hong Kong and Macau Pass. I didn't pass it. "</text:p>
      <text:p text:style-name="P4">
In December 2016, Jiang Tianyong went to Changsha, Hunan to visit the lawyer who was arrested for the "709 Capture" and was monitored by public security; he was later charged with "inciting subverting the crime of state power" for two years.</text:p>
      <text:p text:style-name="P4">
<text:span text:style-name="T4">
 In the past year, Jiang Tianyong has been closely monitored by the authorities. </text:span>
</text:p>
      <text:p text:style-name="P4">
Since its release in February 2019, Jiang Tianyong has been living in Xinyang's parents' house. To implement monitoring, the authorities set up small houses outside his house. Although the deprivation of political rights has expired three months ago, the authorities did not let him go.</text:p>
      <text:p text:style-name="P4">
<draw:frame draw:style-name="fr1" draw:name="Image83" text:anchor-type="as-char" svg:width="6.9236in" svg:height="3.892328in" draw:z-index="0">
<draw:image xlink:href="../Images/rfamandarin/2023-05-23T11-46-00-04-00/000002.png" xlink:type="simple" xlink:show="embed" xlink:actuate="onLoad" draw:mime-type="image/png"/>
</draw:frame>
After Jiang Tianyong was released, the Xinyang authorities of Henan once built small houses outside his house for a long time to implement monitoring. (Kim Juling is exclusively provided, the shooting date is unknown) [] <text:a xlink:type="simple" xlink:href="https://www.rfa.org/mandarin/yataibaodao/renquanfazhi/gf-05232023074851.html/capture.jpg" text:style-name="Internet_20_link" text:visited-style-name="Visited_20_Internet_20_Link">
</text:a>
Kim Juling: "After three years of deprivation of political rights, they had to dismantle that small house, but the camera has always been there, because his mobile phone was followed. As long as he went out of this village, those people would secretly follow him. The second time he went to Guangzhou relative's house, and those who took the train and bought tickets were followed. After arriving in Guangzhou, the relatives had no cameras, and then his relative's house had a camera everywhere. "</text:p>
      <text:p text:style-name="P4">
According to Jin Buling, the prison disaster caused Jiang Tianyong to hurt his vitality. He originally planned to let him go to the United States to condition his body. However, it seems that this is just a wishful wish.</text:p>
      <text:p text:style-name="P4">
Jin Buling: "He(Jiang Tianyong) The body is not good. I want to let him see a doctor and raise his body, but after depriving political rights, he is still not free. The child has no feelings for him now. I haven't seen it in 10 years. "</text:p>
      <text:p text:style-name="P4">
_ <text:span text:style-name="T4">
 Video: Wang Qiaoling, a victim of the 709 case, visited Jiang Tianyong in Xinyang, Henan, and was questioned and investigated by Guobao on the outside of his house. (Jin Buling is exclusively provided, the shooting date is unknown) </text:span>
 _</text:p>
      <text:p text:style-name="P4">
Pan Jiawei, a researcher at the University of Tokyo, Japan, said that Jiang Tianyong's encounter reflected the randomness of Chinese law.</text:p>
      <text:p text:style-name="P4">
Pan Jiawei: "The authorities do not need to explain according to any law. For the victims and their families, they are unsatisfactory. It is completely unclear how to meet the authorities to meet the so -called requirements, so that the family can be reunited. Obviously, the Chinese government adopts adoption The measure is to make Jiang Tianyong unable to reunite. "</text:p>
      <text:p text:style-name="P4">
He said that Jiang Tianyong's release only represented him into the "big prison". Under the monitoring of national security personnel, he had no personal freedom.</text:p>
      <text:p text:style-name="P4">
Reporter: Gao Feng Editor: Xu Shuting Jiayuan.com Editor: Ruizhe</text:p>
      <text:p text:style-name="P4">
News Source: <text:a xlink:type="simple" xlink:href="https://www.rfa.org/mandarin/yataibaodao/renquanfazhi/gf-05232023074851.html" text:style-name="Internet_20_link" text:visited-style-name="Visited_20_Internet_20_Link">
https://www.rfa.org/mandarin/yataibaodao/renquanfazhi/gf-05232023074851.html</text:a>
</text:p>
      <!--NEWS-->
      <text:h text:style-name="P10" text:outline-level="1">
<text:span text:style-name="T4">
Canada launched the first wave of June 4th Memorial Activity Old and Youth Three Generations to participate in it</text:span>
</text:h>
      <text:p text:style-name="P4">
Author: None</text:p>
      <text:p text:style-name="P4">
Publisher: Radio Free Asia (Organization)</text:p>
      <text:p text:style-name="P4">
Published Time: 2023-05-23T11:58:00-04:00</text:p>
      <text:p text:style-name="P4">
Modified Time: 2023-05-23T14:55:57-04:00</text:p>
      <text:p text:style-name="P4">
Description: None</text:p>
      <text:p text:style-name="P4">
Videos: []</text:p>
      <text:p text:style-name="P4">
Audios: ["<text:a xlink:type="simple" xlink:href="https://www.rfa.org/mandarin/yataibaodao/gangtai/lf-0523202311393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84" text:anchor-type="as-char" svg:width="6.9236in" svg:height="4.064823in" draw:z-index="0">
<draw:image xlink:href="../Images/rfamandarin/2023-05-23T11-58-00-04-00/000000.png" xlink:type="simple" xlink:show="embed" xlink:actuate="onLoad" draw:mime-type="image/png"/>
</draw:frame>
Toronto held a June 4th seminar, and the three generations of old and middle -aged talked about the significance of the June 4th era. <text:a xlink:type="simple" xlink:href="https://www.rfa.org/mandarin/yataibaodao/gangtai/lf-05232023113938.html/@@images/image" text:style-name="Internet_20_link" text:visited-style-name="Visited_20_Internet_20_Link">
</text:a>
Citizen will provide <text:a xlink:type="simple" xlink:href="https://www.rfa.org/mandarin/yataibaodao/gangtai/lf-05232023113938.html/@@stream" text:style-name="Internet_20_link" text:visited-style-name="Visited_20_Internet_20_Link">
</text:a>
The 34th anniversary of the June 4th incident is coming, and the first commemorative event in Canada is held in Toronto. The three generations of old and middle -aged and young are talked about the significance of the June 4th era. Young people learned about the historical fragments of June 4th through the wall through the wall and came to contact with more information when they came overseas. The older generation saw the spread of salary, and the spirit of June 4th was forever.</text:p>
      <text:p text:style-name="P4">
<text:span text:style-name="T4">
<text:span text:style-name="T5">
 <text:a xlink:type="simple" xlink:href="https://www.rfa.org/mandarin/yataibaodao/gangtai/sc-05222023133403.html" text:style-name="Internet_20_link" text:visited-style-name="Visited_20_Internet_20_Link">
</text:a>
 </text:span>
*  * </text:span>
<text:a xlink:type="simple" xlink:href="https://www.rfa.org/mandarin/yataibaodao/gangtai/sc-05092023081823.html" text:style-name="Internet_20_link" text:visited-style-name="Visited_20_Internet_20_Link">
 </text:a>
***<text:a xlink:type="simple" xlink:href="https://www.rfa.org/mandarin/ytbdzhuantixilie/6430/" text:style-name="Internet_20_link" text:visited-style-name="Visited_20_Internet_20_Link">
<text:span text:style-name="T4">
 "7 weeks of the Chinese people's least fear" -Wu Renhua dictated "June 4th" history </text:span>
</text:a>
More than a dozen old -fashioned Chinese and young Chinese who lived in Toronto gathered together last weekend and held a seminar of "you can hear the thunderous, you can feel a rage". Several June Fourth Memorial Activities kicked off.</text:p>
      <text:p text:style-name="P4">
The activity is co -sponsored by the Citizenship, Democratic China Front, and the Democratic Party of China, and most of them are mainly young generations from Chinese students and immigrants. Lin Litong, one of the representatives of the Citizenship Association, was only 24 years old. He said that listening to the last generation said that June 4th is very meaningful. They are the living textbooks of June 4th. The information they passed on can allow the younger generation to continue to reflect on. "The historical experience of the June 4th and the spirit of June 4th than many of us have imagined, and the cognition is richer. Waiting for us to conduct more in -depth research and excavation."</text:p>
      <text:p text:style-name="P4">
<draw:frame draw:style-name="fr1" draw:name="Image85" text:anchor-type="as-char" svg:width="6.9236in" svg:height="3.894525in" draw:z-index="0">
<draw:image xlink:href="../Images/rfamandarin/2023-05-23T11-58-00-04-00/000001.png" xlink:type="simple" xlink:show="embed" xlink:actuate="onLoad" draw:mime-type="image/png"/>
</draw:frame>
There will be many June 4th commemorative activities in Canada cities this weekend and next weekend.(Toronto supports the website of the Chinese Civil Games)  <text:a xlink:type="simple" xlink:href="https://www.rfa.org/mandarin/yataibaodao/gangtai/lf-05232023113938.html/tiananmen-2.jpg" text:style-name="Internet_20_link" text:visited-style-name="Visited_20_Internet_20_Link">
</text:a>
36 -year -old Fu Ci said that his growth period was the period when the Internet was just open. The Chinese authorities' control of the network was not so strict, so you can see some history of June 4th. He arrived overseas in 2009 and further understands how the CCP distorts history through terrorist suppression.</text:p>
      <text:p text:style-name="P4">
He said that if a nation does not understand history, he cannot develop better, and overseas needs to speak out overseas. Talk about June 4th to anyone around him, and he also finds a way to tell people of people in China that year. "In an environment where they are extremely strictly controlled, in fact, everyone has a suppressed fire. If we can overthrow the CCP's firewall and let the information freely transmit to China, these fire species will be being freely transmitted to China. Risely ignite. "</text:p>
      <text:p text:style-name="P4">
Sheng Xue, 61, was glad to see the young rebels take the lead in commemorating the June 4th. She said that after 34 years, the June 4th spirit did not disappear, and she had new inspiration in the younger generation. "It means that the Chinese Communist Party's decades of brainwashing and blockade is failed, and it also means the true practice of salary. Since last year's White Paper Revolution, there have been young rebels in all parts of the world."</text:p>
      <text:p text:style-name="P4">
Sheng Xue said that the current international situation is also different. In the past, he adopted an attitude of tolerance to China. Now more and more countries recognize that dictatorship China will hurt everyone in the world.</text:p>
      <text:p text:style-name="P4">
There are many June 4th commemorative events this weekend and next weekend, including protests in front of the Chinese consulate, and a party at the June 4th Monument of the University of Toronto on June 3rd. On the 4th, another candlelight music party and "inverted black and white "Art exhibition.</text:p>
      <text:p text:style-name="P4">
In addition to presenting flowers to the Goddess of Liberty this weekend, Vancouver will also move to the first time on June 4 to hold a commemorative meeting in the David Lampark. Wen Zhilian Chairman Li Meibao said that Lin Siqi Park is named after the late Hong Kong immigrants and the first Chinese provincial governor of British Columbia. Lin Siqi believes in the spirit of freedom and democracy, and the park is wide. Now Vancouver.</text:p>
      <text:p text:style-name="P4">
Reporter: Liu Fei Responsible Editor: Jiayuan.com editor: Ruizhe</text:p>
      <text:p text:style-name="P4">
News Source: <text:a xlink:type="simple" xlink:href="https://www.rfa.org/mandarin/yataibaodao/gangtai/lf-05232023113938.html" text:style-name="Internet_20_link" text:visited-style-name="Visited_20_Internet_20_Link">
https://www.rfa.org/mandarin/yataibaodao/gangtai/lf-05232023113938.html</text:a>
</text:p>
      <!--NEWS-->
      <text:h text:style-name="P10" text:outline-level="1">
<text:span text:style-name="T4">
Signing a defense agreement with the United States Pakistani said that it will not be used as a base for war to launch war</text:span>
</text:h>
      <text:p text:style-name="P4">
Author: None (Language: zh)</text:p>
      <text:p text:style-name="P4">
Publisher: None</text:p>
      <text:p text:style-name="P4">
Time: 2023-05-23T12:00:00Z</text:p>
      <text:p text:style-name="P4">
Description: After the United States and Papua New Guinea signed a security agreement, the Prime Minister of Papua New Guinea said on Tuesday that the country will not be used as a base for "launching war" and the defense agreement signed with the United States to prohibit "offensive military operations".</text:p>
      <text:p text:style-name="P4">
Videos: []</text:p>
      <text:p text:style-name="P4">
Images: ["<text:a xlink:type="simple" xlink:href="https://static.dw.com/image/63083864_303.jpg" text:style-name="Internet_20_link" text:visited-style-name="Visited_20_Internet_20_Link">
63083864_303.jpg</text:a>
", "<text:a xlink:type="simple" xlink:href="https://static.dw.com/image/60685729_401.jpg" text:style-name="Internet_20_link" text:visited-style-name="Visited_20_Internet_20_Link">
60685729_401.jpg</text:a>
"]</text:p>
      <text:p text:style-name="P4">
Subject: 时政风云</text:p>
      <text:p text:style-name="P4">
Subjects: ['德中关系', '奥巴马', '岛屿主权争端', '专题报道：全景观看“习马会”', '中国', '中共十九大', '美国']</text:p>
      <text:p text:style-name="P4">
Keywords: ['巴布亚新几内亚', '美国', '防务协议', '马拉佩', '中国', '布林肯', '拜登']</text:p>
      <text:p text:style-name="P4">
Id: 65708543</text:p>
      <!--METADATA-->
      <text:p text:style-name="P4">
<text:a xlink:type="simple" xlink:href="https://www.dw.com/zh/overlay/image/article/65708543/63083864" text:style-name="Internet_20_link" text:visited-style-name="Visited_20_Internet_20_Link">
 <draw:frame draw:style-name="fr1" draw:name="Image86" text:anchor-type="as-char" svg:width="6.9236in" svg:height="3.896998in" draw:z-index="0">
<draw:image xlink:href="../Images/dwzh/2023-05-23T12-00-00Z/63083864_303.jpg" xlink:type="simple" xlink:show="embed" xlink:actuate="onLoad" draw:mime-type="image/jpeg"/>
</draw:frame>
</text:a>
Papua New Guinea Prime Minister James Marape</text:p>
      <text:p text:style-name="P4">
(Voice of Germany Chinese Network) This Monday(May 22nd)The United States and Papua New Guinea signed a security agreement that included the US military to enter the waters and ports in Papua's new several. At the signing ceremony, US Secretary of State Brosky said that the "TheDefense CooperationAgreement" will enhance the ability of Papua New Guinea National Defense Forces to provide humanitarian assistance and disaster relief. Essence Blint also said that the United States will comprehensively deepen the partnership with Pakistan. He expects cooperation with US companies to bring tens of billions of dollars in investment.</text:p>
      <text:p text:style-name="P4">
Papua New Guinea Prime Minister James Marape previously told the media that with the signing of the defense agreement, the United States will increase its military existence in the country in the next ten years.</text:p>
      <text:p text:style-name="P4">
Act signed a new security agreement with the United States triggered a protest on Papua New Guinea university students on Monday day. They are worried that the agreement may make Pakistan a strategic competition that is involved in the United States and China. China has always been the main infrastructure investors of Papua New Guinea.</text:p>
      <text:p text:style-name="P4">
<draw:frame draw:style-name="fr1" draw:name="Image87" text:anchor-type="as-char" svg:width="6.9236in" svg:height="3.896998in" draw:z-index="0">
<draw:image xlink:href="../Images/dwzh/2023-05-23T12-00-00Z/60685729_401.jpg" xlink:type="simple" xlink:show="embed" xlink:actuate="onLoad" draw:mime-type="image/jpeg"/>
</draw:frame>
In February 2022, Chinese Prime Minister Li Keqiang and Malape held a video conference with Malape</text:p>
      <text:p text:style-name="P4">
On Monday evening, Malape said at a press conference held with Bringson, "There is nothing to worry about after." The agreement updated the existing military relationship with the United States, "have nothing to do with China." He said, "We have a healthy relationship with the Chinese government, they are an important trading partner."</text:p>
      <text:p text:style-name="P4">
Malape also told the FM100 radio station that Papua New Guinea will not be used as a base for "launching war". One of the special clauses point out that "the partnership with the United States will not be used to launch offensiveness from Papua New Guinea. Military operations. "In addition, Malape said that the agreement is not a treaty and does not require parliamentary approval. He will announce the full text of the agreement on Thursday for public supervision.</text:p>
      <text:p text:style-name="P4">
Papua New Guinea, which has a population of only 9 million, is located near the important maritime passage and international submarine cables connecting the United States and allies Australia. Natural resources are rich, but most of them have not been developed and military power is also weak.</text:p>
      <text:h text:style-name="P12" text:outline-level="3">
<text:span text:style-name="T4">
，, call Pakistani in person</text:span>
</text:h>
      <text:p text:style-name="P4">
US President Biden originally planned to visit Papua New Guinea and attended the U.S. Pacific Island Forum Conference held in the country's capital Mozby Port, but the visit was temporarily canceled due to the negotiations of the US domestic debt limit. Essence However, Biden personally called Malape's mobile phone, expressed apologies, and invited Malape to participate in the US-Pacific Island Summit held in Washington in September.</text:p>
      <text:p text:style-name="P4">
last year, <text:a xlink:type="simple" xlink:href="https://www.dw.com/zh/zh/美澳錯愕中國稱已與索羅門簽訂安全協議/a-61508446" text:style-name="Internet_20_link" text:visited-style-name="Visited_20_Internet_20_Link">
 </text:a>
, Caused concerns of Australia, New Zealand and the United States. Coupled with the tension around the Taiwan issue, the United States and its allies are trying to prevent more Pacific island countries from establishing security relations with China.</text:p>
      <text:h text:style-name="P12" text:outline-level="3">
<text:span text:style-name="T4">
Beijing: Be wary of geopolitical games</text:span>
</text:h>
      <text:p text:style-name="P4">
Australia's Minister of Defense Richardmarles welcomed the defense agreement signed by the United States and Papua New Guinea. Chinese Foreign Ministry spokesman Mao Ning said at a routine press conference on Monday that China conducts normal interaction and equal mutual benefit cooperation with the Pacific island nations such as all parties and Pacific island countries. At the same time, we also believe that any cooperation should not be targeted at third parties.</text:p>
      <text:p text:style-name="P4">
News Source: <text:a xlink:type="simple" xlink:href="https://www.dw.com/zh/与美签订防务协议-巴新称不会被用作发动战争的基地/a-65708543" text:style-name="Internet_20_link" text:visited-style-name="Visited_20_Internet_20_Link">
https://www.dw.com/zh/与美签订防务协议-巴新称不会被用作发动战争的基地/a-65708543?maca=chi-rss-chi-all-1127-rdf</text:a>
</text:p>
      <!--NEWS-->
      <text:h text:style-name="P10" text:outline-level="1">
<text:span text:style-name="T4">
Irish legislative stipulates that alcoholic beverages are labeled with health warning labels</text:span>
</text:h>
      <text:p text:style-name="P4">
Author: 联合早报 (Person)</text:p>
      <text:p text:style-name="P4">
Publisher: 联合早报 (Organization)</text:p>
      <text:p text:style-name="P4">
Published Time: 2023-05-23T12:01</text:p>
      <text:p text:style-name="P4">
Modified Time: 2023-05-23T12:01</text:p>
      <text:p text:style-name="P4">
Description: Ireland will force alcoholic beverages to label a health warning, reminding consumers to drink alcohol and the risk of cancer, liver disease and the risk of pregnancy and drinking. Reuters reports that this new rule signed by Ireland Health Minister Donaldi Monday (May 22) will be signed as a law. It will be three years ...</text:p>
      <text:p text:style-name="P4">
Videos: []</text:p>
      <text:p text:style-name="P4">
Audios: []</text:p>
      <text:p text:style-name="P4">
Images: []</text:p>
      <text:p text:style-name="P4">
Type: NewsArticle</text:p>
      <text:p text:style-name="P4">
Breadcrumbs: ['即时', '国际']</text:p>
      <text:p text:style-name="P4">
Keywords: ['爱尔兰', '健康', '癌症']</text:p>
      <!--METADATA-->
      <text:p text:style-name="P4">
Ireland will force alcoholic beverages to label a health warning, reminding consumers to drink alcohol and the risk of cancer, liver disease and the risk of pregnancy and drinking.</text:p>
      <text:p text:style-name="P4">
Reuters reports that this new rule signed by Ireland Health Minister Donaldi on Monday (May 22) to become a law will take effect within three years to give merchants enough time to make changes with new policies.</text:p>
      <text:p text:style-name="P4">
According to the new regulations, the packaging of alcohol products must also be listed on the content of cardi and alcohol.</text:p>
      <text:p text:style-name="P4">
There are also other countries or regions that businesses are required to label to label alcohol products, but Ireland regulations are more comprehensive.</text:p>
      <text:p text:style-name="P4">
Donali said: "We formulate this law, the purpose is to let all consumers understand the risk of alcohol composition and drinking health. I am glad that we are the first country in the world to take this step."</text:p>
      <text:p text:style-name="P4">
He said that the new law will make wine packaging consistent with other food and beverage products, and provide health information and warning labels on the packaging.</text:p>
      <text:p text:style-name="P4">
However, many major trade partners in Ireland have expressed concern to the European Commission, and nine EU member states, including France, have objected to Ireland demanding alcohol and warning labels.</text:p>
      <text:p text:style-name="P4">
News Source: <text:a xlink:type="simple" xlink:href="https://www.zaobao.com.sg/realtime/world/story20230523-1397314" text:style-name="Internet_20_link" text:visited-style-name="Visited_20_Internet_20_Link">
https://www.zaobao.com.sg/realtime/world/story20230523-1397314</text:a>
</text:p>
      <!--NEWS-->
      <text:h text:style-name="P10" text:outline-level="1">
<text:span text:style-name="T4">
Thai school facilities collapse seven deaths include four children</text:span>
</text:h>
      <text:p text:style-name="P4">
Author: 联合早报 (Person)</text:p>
      <text:p text:style-name="P4">
Publisher: 联合早报 (Organization)</text:p>
      <text:p text:style-name="P4">
Published Time: 2023-05-23T12:24</text:p>
      <text:p text:style-name="P4">
Modified Time: 2023-05-23T16:37</text:p>
      <text:p text:style-name="P4">
Description: The roof of the sports facilities in a school in northern Thailand collapsed in the rainstorm, causing seven people to death, including four children. The Straits Times quoted Thai PBS Broadcasting Corporation that the incident occurred on Monday (May 22).</text:p>
      <text:p text:style-name="P4">
Videos: []</text:p>
      <text:p text:style-name="P4">
Audios: []</text:p>
      <text:p text:style-name="P4">
Images: []</text:p>
      <text:p text:style-name="P4">
Type: NewsArticle</text:p>
      <text:p text:style-name="P4">
Breadcrumbs: ['即时', '国际']</text:p>
      <text:p text:style-name="P4">
Keywords: ['泰国', '暴雨', '学校', '坍塌']</text:p>
      <!--METADATA-->
      <text:p text:style-name="P4">
The roof of the sports facilities in a school in northern Thailand collapsed in the rainstorm, causing seven people to death, including four children.</text:p>
      <text:p text:style-name="P4">
The Straits Times quoted Thai PBS Broadcasting Corporation that the incident was in the evening of Monday (May 22).</text:p>
      <text:p text:style-name="P4">
At that time, a group of children aged 6 to 13 were playing in a school in a school.</text:p>
      <text:p text:style-name="P4">
Local officials told Thai PBS that the roof collapse caused the death of four children, two children and a school administrator, and 18 were injured.</text:p>
      <text:p text:style-name="P4">
Earlier reports said that six students died. Before the roof of the sports facility collapsed, many students and people entered the facilities to avoid the rain.</text:p>
      <text:p text:style-name="P4">
Gather the government's Yin Pa Yong to the scene to supervise and rescue operations. The survey is expected to start on Tuesday (23rd).</text:p>
      <text:p text:style-name="P4">
News Source: <text:a xlink:type="simple" xlink:href="https://www.zaobao.com.sg/realtime/world/story20230523-1397317" text:style-name="Internet_20_link" text:visited-style-name="Visited_20_Internet_20_Link">
https://www.zaobao.com.sg/realtime/world/story20230523-1397317</text:a>
</text:p>
      <!--NEWS-->
      <text:h text:style-name="P10" text:outline-level="1">
<text:span text:style-name="T4">
Controversial diplomatic legend: Kissinger ushered in a centenary birthday</text:span>
</text:h>
      <text:p text:style-name="P4">
Author: None (Language: zh)</text:p>
      <text:p text:style-name="P4">
Publisher: None</text:p>
      <text:p text:style-name="P4">
Time: 2023-05-23T12:25:00Z</text:p>
      <text:p text:style-name="P4">
Description: Former US Secretary of State, who is still willing to express on international issues to date, is also a controversial figure. Those who praised him believed that he was a savvy realistic politician with a talent for negotiation. Critics believe that he is a man who is unscrupulous, or even a war criminal.</text:p>
      <text:p text:style-name="P4">
Videos: []</text:p>
      <text:p text:style-name="P4">
Images: ["<text:a xlink:type="simple" xlink:href="https://static.dw.com/image/62581763_303.jpg" text:style-name="Internet_20_link" text:visited-style-name="Visited_20_Internet_20_Link">
62581763_303.jpg</text:a>
", "<text:a xlink:type="simple" xlink:href="https://static.dw.com/image/60857225_401.jpg" text:style-name="Internet_20_link" text:visited-style-name="Visited_20_Internet_20_Link">
60857225_401.jpg</text:a>
", "<text:a xlink:type="simple" xlink:href="https://static.dw.com/image/64530002_401.jpg" text:style-name="Internet_20_link" text:visited-style-name="Visited_20_Internet_20_Link">
64530002_401.jpg</text:a>
"]</text:p>
      <text:p text:style-name="P4">
Subject: 时政风云</text:p>
      <text:p text:style-name="P4">
Subjects: ['德中关系']</text:p>
      <text:p text:style-name="P4">
Keywords: ['基辛格', '百岁', '中美建交', '秘密访问中国', '秘密访华', '外交', '外交政策']</text:p>
      <text:p text:style-name="P4">
Id: 65708685</text:p>
      <!--METADATA-->
      <text:p text:style-name="P4">
<text:a xlink:type="simple" xlink:href="https://www.dw.com/zh/overlay/image/article/65708685/62581763" text:style-name="Internet_20_link" text:visited-style-name="Visited_20_Internet_20_Link">
 <draw:frame draw:style-name="fr1" draw:name="Image88" text:anchor-type="as-char" svg:width="6.9236in" svg:height="3.896998in" draw:z-index="0">
<draw:image xlink:href="../Images/dwzh/2023-05-23T12-25-00Z/62581763_303.jpg" xlink:type="simple" xlink:show="embed" xlink:actuate="onLoad" draw:mime-type="image/jpeg"/>
</draw:frame>
</text:a>
Former US Secretary of State Kissinger will usher in a centenary birthday on May 27</text:p>
      <text:p text:style-name="P4">
(Voice of Germany Chinese) Kissinger is now listening and one eye is blind. He has also undergone heart surgery many times. Nevertheless, he is still in good condition, although sometimes he seems to be slow and difficult to understand.</text:p>
      <text:p text:style-name="P4">
In an interview with US television, [] <text:a xlink:type="simple" xlink:href="https://www.dw.com/zh/zh/基辛格战争结束后乌克兰应加入北约/a-64434762" text:style-name="Internet_20_link" text:visited-style-name="Visited_20_Internet_20_Link">
</text:a>
Said: "I think, we will mention it before the end of the year <text:a xlink:type="simple" xlink:href="https://www.dw.com/zh/zh/基辛格再劝俄乌和谈-中俄本周联合军演/a-64153952" text:style-name="Internet_20_link" text:visited-style-name="Visited_20_Internet_20_Link">
</text:a>
And even real negotiations. "He did not lack self -confidence: when asked whether Chinese President Xi Jinping would answer his phone call, Kissinger said," It is very likely "and Putin will do this.</text:p>
      <text:h text:style-name="P12" text:outline-level="3">
<text:span text:style-name="T4">
Fat to the United States from Nazi Germany</text:span>
</text:h>
      <text:p text:style-name="P4">
Kissinger was born on May 27, 1923 in a German-Jewish family in Fürth, Germany. In 1938, the family fled to the United States under the Nazi rule. Kissinger grew up in New York. It is said that in his youth, he was very shy and rarely spoke. Today, Kissinger still has a heavy German accent. After becoming a U.S. citizen, he enlisted in the army in 1943. During World War II, he worked as a US military in Germany.</text:p>
      <text:p text:style-name="P4">
After returning to the United States, he studied politics at Harvard University with a scholarship and received a doctorate in 1954. Later, he taught in Harvard and became a well -known expert in the international political field. In 1969, Nixon appointed it as a safety consultant. After that, he also served as Secretary of State. Under the Nixon's successor Ford, he still played the position of Secretary of State.</text:p>
      <text:p text:style-name="P4">
<draw:frame draw:style-name="fr1" draw:name="Image89" text:anchor-type="as-char" svg:width="6.9236in" svg:height="3.896998in" draw:z-index="0">
<draw:image xlink:href="../Images/dwzh/2023-05-23T12-25-00Z/60857225_401.jpg" xlink:type="simple" xlink:show="embed" xlink:actuate="onLoad" draw:mime-type="image/jpeg"/>
</draw:frame>
Kissinger went to China in 1971 to pave the way for Nixon to visit China the following year (pictured)</text:p>
      <text:h text:style-name="P12" text:outline-level="3">
<text:span text:style-name="T4">
A secret visit to China</text:span>
</text:h>
      <text:p text:style-name="P4">
Kissinger frequently exchanged between the capitals of various countries with the so -called "shuttle diplomacy" and mediation between the conflict.</text:p>
      <text:p text:style-name="P4">
1971, <text:a xlink:type="simple" xlink:href="https://www.dw.com/zh/zh/基辛格警告美中冲突风险/a-62875163" text:style-name="Internet_20_link" text:visited-style-name="Visited_20_Internet_20_Link">
</text:a>
Passing Pakistan to <text:a xlink:type="simple" xlink:href="https://www.dw.com/zh/zh/基辛格警告中美冷战将带来世界末日般威胁/a-57397429" text:style-name="Internet_20_link" text:visited-style-name="Visited_20_Internet_20_Link">
</text:a>
A secret interview and meeting with the then Chinese Prime Minister Zhou Enlai to prepare for Nixon's visit to China in the next year. <text:a xlink:type="simple" xlink:href="https://www.dw.com/zh/zh/基辛格美中战争将是一场难以言状的灾难/a-58226239" text:style-name="Internet_20_link" text:visited-style-name="Visited_20_Internet_20_Link">
</text:a>
It was officially established on January 1, 1979.</text:p>
      <text:p text:style-name="P4">
Kissinger also worn the needle to lead the needle in the secret negotiation of the former Soviet Union to successfully achieve the first round of restrictions on strategic weapons negotiation (SAL I). In addition, from 1973 to 1974, he also mediation also mediated the end of the Fourth Middle East War.</text:p>
      <text:p text:style-name="P4">
<draw:frame draw:style-name="fr1" draw:name="Image90" text:anchor-type="as-char" svg:width="6.9236in" svg:height="3.896998in" draw:z-index="0">
<draw:image xlink:href="../Images/dwzh/2023-05-23T12-25-00Z/64530002_401.jpg" xlink:type="simple" xlink:show="embed" xlink:actuate="onLoad" draw:mime-type="image/jpeg"/>
</draw:frame>
Kissinger and Lede Shou</text:p>
      <text:h text:style-name="P12" text:outline-level="3">
<text:span text:style-name="T4">
controversy: Cambodia was bombed and the coup in Chile</text:span>
</text:h>
      <text:p text:style-name="P4">
For many people, Kissinger is still considered a diplomatic wizard so far, however, this is only the historical side. Critics believe that he is a moral power politician, and he will also support the dictators as long as he meets his interests. In an interview in 1972, he compared himself to a denim, and he was charged with a single shot. Later, he regretted this statement.</text:p>
      <text:p text:style-name="P4">
In many wars and crises, <text:a xlink:type="simple" xlink:href="https://www.dw.com/zh/zh/基辛格八十大寿毁誉参半/a-879657" text:style-name="Internet_20_link" text:visited-style-name="Visited_20_Internet_20_Link">
</text:a>
At least it is doubtful. For example, Vietnam War: It is said that in 1968, Kissinger prevented a nearly reached peace agreement to help Nixon win. In 1973, he reached a peace agreement with Bei Vietnam's negotiating representative Le Ductho after years of secret negotiations. Both won the Nobel Peace Prize, but the war continued until 1975. Rideshou refused to receive the prize. Kissinger later wanted to return the prize.</text:p>
      <text:p text:style-name="P4">
Another controversy is that Kissinger secretly bombed the specific role of Cambodia in the Vietnam War. Critics accused him of the consequences of his behavior. In addition, the bloody invasion of Indonesia's bloody invasion against East Timor in 1975 was also a stain in Kissinger's diplomatic career. In 1973, Kissinger was allegedly involved in the bloody coup of Chilean General Pinoches to the National Presidential President.</text:p>
      <text:p text:style-name="P4">
In an interview with a US television station, he was asked about the bombing of Cambodia. Kissinger expressed anger, saying that the theme of the interview was his 100th birthday, and what he asked was what happened 60 years ago.</text:p>
      <text:p text:style-name="P4">
After Nixon's resignation, Kissinger continued to serve as Secretary of State until Democratic President Carter worked in 1977. However, he did not disappear from the public perspective. Instead, he established a consulting company and published a number of books. He was still invited to the guests at the time of his age and analyzed the foreign policy.</text:p>
      <text:p text:style-name="P4">
(DUST, etc.)</text:p>
      <text:p text:style-name="P4">
News Source: <text:a xlink:type="simple" xlink:href="https://www.dw.com/zh/充满争议的外交传奇-基辛格迎来百岁生日/a-65708685" text:style-name="Internet_20_link" text:visited-style-name="Visited_20_Internet_20_Link">
https://www.dw.com/zh/充满争议的外交传奇-基辛格迎来百岁生日/a-65708685?maca=chi-rss-chi-all-1127-rdf</text:a>
</text:p>
      <!--NEWS-->
      <text:h text:style-name="P10" text:outline-level="1">
<text:span text:style-name="T4">
Senoski goes to Donnezk's front line to inspect</text:span>
</text:h>
      <text:p text:style-name="P4">
Publisher: 法新社</text:p>
      <text:p text:style-name="P4">
Published Time: 2023-05-23T12:32:08+00:00</text:p>
      <text:p text:style-name="P4">
Modified Time: 2023-05-23T12:20:05+00:00</text:p>
      <text:p text:style-name="P4">
Description: (AFP, Kiev, 23rd) Ukrainian President Zerrenceki visited the front line of Donnezk, East today, and the Russian forces concentrated firepower to capture the place. At the same time, Wufang said that the battle for several months of the fierce battle was decreasing, and the Russian army was cleaning up the occupation zo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3.617581in" draw:z-index="0">
<draw:image xlink:href="../Images/rficn/2023-05-23T12-32-08-00-00/000000.png" xlink:type="simple" xlink:show="embed" xlink:actuate="onLoad" draw:mime-type="image/png"/>
</draw:frame>
In the statement, the Presidential Palace of Ukraine pointed out: "After the President of Volodymyrzlenskyy returned to China, he went to the Ukrainian armed forces in Donetsk's Vuhledar-Maryinka in Donetsk. Front line. "</text:p>
      <text:p text:style-name="P4">
During Moscow's offensive in Winter in Moscow, the Ukraine blocked the Russian army around Bugledal. The Kremlin has limited Donetzk states due to the war.</text:p>
      <text:p text:style-name="P4">
The Presidential Palace of Ukraine stated that Zerrenceki started inspections with senior officials of the ground forces in the front line, and awards were awarded to meritorious soldiers.</text:p>
      <text:p text:style-name="P4">
"Every day, the Ukrainian Navy proves on the battlefield that they are a powerful troops that wipe out the enemy, liberate the country, and perform the most difficult tasks under the most difficult conditions."</text:p>
      <text:p text:style-name="P4">
"We need more such troops. Therefore, from today, we will significantly increase the potential of the navy and create a Marine Corps."</text:p>
      <text:p text:style-name="P4">
The statement quoted Zerrenceki that it would provide modern equipment and weapons for newly established travel units.</text:p>
      <text:p text:style-name="P4">
On the 19th, Zerrenceky went to Arabia, Saudi to attend the Arab League summit, and arrived in Hiroshima, Japan on the 20th to attend the Seven Congress of Industrial Group (G7) Summit.</text:p>
      <text:p text:style-name="P4">
At the same time, Ukraine said today that Bakhmut's battles have decreased, but the shells of the surrounding areas have continued. The Ukraine controls the city's border and a small stronghold, and the Russian army is cleaning up the occupation area.</text:p>
      <text:p text:style-name="P4">
News Source: <text:a xlink:type="simple" xlink:href="https://www.rfi.fr/cn/%E5%9B%BD%E9%99%85%E6%8A%A5%E9%81%93/20230523-%E6%B3%BD%E4%BC%A6%E6%96%AF%E5%9F%BA%E8%B5%B4%E9%A1%BF%E5%86%85%E8%8C%A8%E5%85%8B%E5%89%8D%E7%BA%BF%E8%A7%86%E5%AF%9F" text:style-name="Internet_20_link" text:visited-style-name="Visited_20_Internet_20_Link">
https://www.rfi.fr/cn/%E5%9B%BD%E9%99%85%E6%8A%A5%E9%81%93/20230523-%E6%B3%BD%E4%BC%A6%E6%96%AF%E5%9F%BA%E8%B5%B4%E9%A1%BF%E5%86%85%E8%8C%A8%E5%85%8B%E5%89%8D%E7%BA%BF%E8%A7%86%E5%AF%9F</text:a>
</text:p>
      <!--NEWS-->
      <text:h text:style-name="P10" text:outline-level="1">
<text:span text:style-name="T4">
British girl Metrine's disappearance case restarts to investigate the Portuguese search reservoir</text:span>
</text:h>
      <text:p text:style-name="P4">
Publisher: 法新社</text:p>
      <text:p text:style-name="P4">
Published Time: 2023-05-23T13:02:08+00:00</text:p>
      <text:p text:style-name="P4">
Modified Time: 2023-05-23T15:35:03+00:00</text:p>
      <text:p text:style-name="P4">
Description: (Agence France -Presse Berlin, 23rd) German prosecutor said today that the 3 -year -old girl in the UK in 2007. Madeleine Mccann's disappearance in Portugal, Portuguese investigators are conducting new search operatio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3.617581in" draw:z-index="0">
<draw:image xlink:href="../Images/rficn/2023-05-23T13-02-08-00-00/000000.png" xlink:type="simple" xlink:show="embed" xlink:actuate="onLoad" draw:mime-type="image/png"/>
</draw:frame>
Metrine disappeared with his family at Praia Daluz in the southern Portuguese. German prosecutors revealed in June 2020 that they were investigating a German man Christianbrueckner, a German man related to the case, that he found "specific evidence" to prove that he killed Metrine.</text:p>
      <text:p text:style-name="P4">
Bakner sexually assaulted a 72 -year -old American woman in Ruz Beach in 2005 and served a sentence in German prison. The Portuguese police have listed him as a official suspect of Metrine's disappearance last year.</text:p>
      <text:p text:style-name="P4">
The Portuguese media reported yesterday that Portuguese police are planning to conduct related search in the remote Arade Reservoir, which is close to 50 kilometers from the Raz Beach Resort. The TV screen shows that a area near the reservoir has been blocked.</text:p>
      <text:p text:style-name="P4">
Prosecutors of Brunswick, Germany today, confirmed that the Portuguese authorities were taking new measures under the support of German police, but "based on the principle of non -disclosure of investigations" did not provide further information. However, German prosecutor Hanschristian Wolters told AFP that the "search task" was in progress.</text:p>
      <text:p text:style-name="P4">
Although Metrine had a large -scale search in the world, she had never found her trace, and no one was accused.</text:p>
      <text:p text:style-name="P4">
According to Portuguese media reports, the police had searched the Arad Reservoir in 2008, but the divers only found animal remains at the time.</text:p>
      <text:p text:style-name="P4">
The Portuguese Weekly "Expresso" has also reported that Bakner will regularly stay near the Arad Reservoir for some time. The reservoir is located in the suburbs of Silves, a small town in southern Portugal.</text:p>
      <text:p text:style-name="P4">
News Source: <text:a xlink:type="simple" xlink:href="https://www.rfi.fr/cn/%E5%9B%BD%E9%99%85%E6%8A%A5%E9%81%93/20230523-%E8%8B%B1%E5%A5%B3%E7%AB%A5%E9%BA%A6%E5%BE%B7%E7%90%B3%E5%A4%B1%E8%B8%AA%E6%A1%88%E9%87%8D%E5%90%AF%E8%B0%83%E6%9F%A5-%E8%91%A1%E8%90%84%E7%89%99%E6%90%9C%E7%B4%A2%E6%B0%B4%E5%BA%93" text:style-name="Internet_20_link" text:visited-style-name="Visited_20_Internet_20_Link">
https://www.rfi.fr/cn/%E5%9B%BD%E9%99%85%E6%8A%A5%E9%81%93/20230523-%E8%8B%B1%E5%A5%B3%E7%AB%A5%E9%BA%A6%E5%BE%B7%E7%90%B3%E5%A4%B1%E8%B8%AA%E6%A1%88%E9%87%8D%E5%90%AF%E8%B0%83%E6%9F%A5-%E8%91%A1%E8%90%84%E7%89%99%E6%90%9C%E7%B4%A2%E6%B0%B4%E5%BA%93</text:a>
</text:p>
      <!--NEWS-->
      <text:h text:style-name="P10" text:outline-level="1">
<text:span text:style-name="T4">
EU senior officials: Black pilots began training in Poland F-16</text:span>
</text:h>
      <text:p text:style-name="P4">
Publisher: 法新社</text:p>
      <text:p text:style-name="P4">
Published Time: 2023-05-23T13:32:09+00:00</text:p>
      <text:p text:style-name="P4">
Modified Time: 2023-05-23T13:05:01+00:00</text:p>
      <text:p text:style-name="P4">
Description: (AFP, Brussels, 23rd) Josep Borrell, a senior representative of the European Union Foreign and Security Policy, said today that after nodding in the United States, Poland has launched a plan to train Ukraine pilots to drive the US-made F-16 fight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5-23T13-32-09-00-00/000000.png" xlink:type="simple" xlink:show="embed" xlink:actuate="onLoad" draw:mime-type="image/png"/>
</draw:frame>
Poorier said at the European EU Defense Ministers' Conference in Brussels: "I'm glad that the F-16 pilot training finally starts in several countries. This takes time, but the earlier (start), the better."</text:p>
      <text:p text:style-name="P4">
When the specifically explained in which country is the development of training, Perry replied, "For example, Poland."</text:p>
      <text:p text:style-name="P4">
A unnamed European diplomat confirmed to Agence France -Presse that the training plan has begun in Poland. The Polish Department of Defense refused to comment on this.</text:p>
      <text:p text:style-name="P4">
Ukraine claims that F-16 needs to repel Russia's invasion. U.S. President Joe Biden only agreed to let the Ukraine pilots trained on the F-16 fighter.</text:p>
      <text:p text:style-name="P4">
Poland said a few months ago that it was ready to train Ukraine pilots to operate F-16. Poland is the most firm supporter of neighboring Ukraine. It has also become an important hub for training Ukraine soldiers and supplying weapons to Kiev.</text:p>
      <text:p text:style-name="P4">
Dutch Defense Minister Kajsa Ollongren said at the meeting that Western European countries with multiple supporting Kiev are preparing to "as soon as possible" to start training Ukraine pilots to operate F-16 fighters.</text:p>
      <text:p text:style-name="P4">
She said: "This is a joint action with Denmark, Belgium, Britain and other allies, so it is a coordinated operation. Now that we know that (Washington) has turned on the green light, we will speed up."</text:p>
      <text:p text:style-name="P4">
The United States has been delayed and avoided talking about providing advanced fighter because of the long -term, high prices, and might exacerbate the relationship with Russia.</text:p>
      <text:p text:style-name="P4">
Ou Longren said that the training will be the "first step" and eventually supply Western fighters to Kiev.</text:p>
      <text:p text:style-name="P4">
News Source: <text:a xlink:type="simple" xlink:href="https://www.rfi.fr/cn/%E5%9B%BD%E9%99%85%E6%8A%A5%E9%81%93/20230523-%E6%AC%A7%E7%9B%9F%E9%AB%98%E5%AE%98-%E4%B9%8C%E9%A3%9E%E8%A1%8C%E5%91%98%E5%BC%80%E5%A7%8B%E5%9C%A8%E6%B3%A2%E5%85%B0%E5%8F%97%E8%AE%AD%E6%93%8D%E4%BD%9Cf-16" text:style-name="Internet_20_link" text:visited-style-name="Visited_20_Internet_20_Link">
https://www.rfi.fr/cn/%E5%9B%BD%E9%99%85%E6%8A%A5%E9%81%93/20230523-%E6%AC%A7%E7%9B%9F%E9%AB%98%E5%AE%98-%E4%B9%8C%E9%A3%9E%E8%A1%8C%E5%91%98%E5%BC%80%E5%A7%8B%E5%9C%A8%E6%B3%A2%E5%85%B0%E5%8F%97%E8%AE%AD%E6%93%8D%E4%BD%9Cf-16</text:a>
</text:p>
      <!--NEWS-->
      <text:h text:style-name="P10" text:outline-level="1">
<text:span text:style-name="T4">
The Russian border was invaded by the Ministry of National Defense to repel and annihilate militants</text:span>
</text:h>
      <text:p text:style-name="P4">
Publisher: 法新社</text:p>
      <text:p text:style-name="P4">
Published Time: 2023-05-23T14:02:09+00:00</text:p>
      <text:p text:style-name="P4">
Modified Time: 2023-05-23T13:50:02+00:00</text:p>
      <text:p text:style-name="P4">
Description: (Moscow, Moscow, 23rd) The Russian government said today that the Russian armed forces have repelled and then eliminated the militants, as well as military hardware sent from Ukraine to Belgorod from southern Russ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5-23T14-02-09-00-00/000000.png" xlink:type="simple" xlink:show="embed" xlink:actuate="onLoad" draw:mime-type="image/png"/>
</draw:frame>
The invasion began yesterday was the worst attack facing Russian territory since Moscow's full invasion of Ukraine, prompting the Russian authorities to offer a "counter -terrorism plan" and evacuated civilians in 9 border villages.</text:p>
      <text:p text:style-name="P4">
The Russian Ministry of Defense said in a statement: "During the counter -terrorism operation, nationalist organizations were blocked and destroyed by air strikes and artillery fires. After the rest of the party was driven back to Ukrainian territory, it continued to be attacked by fire until they were destroyed."</text:p>
      <text:p text:style-name="P4">
The statement also said that the Russian forces killed more than 70 Ukrainian soldiers and destroyed 4 armored vehicles. Agence France -Presse cannot verify the above statement independently.</text:p>
      <text:p text:style-name="P4">
The Russian Ministry of Defense announced that the air force and artillery were dispatched in the territory of the country. This was Moscow's use of military forces in China since launching military operations in Ukraine last year. Local authorities said 12 civilians were injured.</text:p>
      <text:p text:style-name="P4">
The Russian Ministry of Defense attributed the invasion on the Ukraine authorities, claiming that "the Kiev regime was in a frustration in Aritmovsk, and instead put a terrible attack on civilians."</text:p>
      <text:p text:style-name="P4">
Atmomusk was the name of Bakhmut, the eastern city of Ukraine.</text:p>
      <text:p text:style-name="P4">
The Kremlin spokesman Dmitry Peskov also told reporters earlier today: "What happened yesterday was extremely worried and once again confirmed that Ukrainian militants continued to fight against my country."</text:p>
      <text:p text:style-name="P4">
Ukraine denied participating in attacking Belgore. Members of the "Freedom of Russia Legion" who opposed the Kremlin have announced the launch of the invasion.</text:p>
      <text:p text:style-name="P4">
News Source: <text:a xlink:type="simple" xlink:href="https://www.rfi.fr/cn/%E5%9B%BD%E9%99%85%E6%8A%A5%E9%81%93/20230523-%E4%BF%84%E8%BE%B9%E5%A2%83%E9%81%AD%E5%85%A5%E4%BE%B5-%E5%9B%BD%E9%98%B2%E9%83%A8%E7%A7%B0%E5%87%BB%E9%80%80%E5%B9%B6%E6%AD%BC%E7%81%AD%E6%AD%A6%E8%A3%85%E5%88%86%E5%AD%90" text:style-name="Internet_20_link" text:visited-style-name="Visited_20_Internet_20_Link">
https://www.rfi.fr/cn/%E5%9B%BD%E9%99%85%E6%8A%A5%E9%81%93/20230523-%E4%BF%84%E8%BE%B9%E5%A2%83%E9%81%AD%E5%85%A5%E4%BE%B5-%E5%9B%BD%E9%98%B2%E9%83%A8%E7%A7%B0%E5%87%BB%E9%80%80%E5%B9%B6%E6%AD%BC%E7%81%AD%E6%AD%A6%E8%A3%85%E5%88%86%E5%AD%90</text:a>
</text:p>
      <!--NEWS-->
      <text:h text:style-name="P10" text:outline-level="1">
<text:span text:style-name="T4">
Russian Prime Minister's visit to China Liqiang: May further expand economic and trade exchanges with Russia</text:span>
</text:h>
      <text:p text:style-name="P4">
Author: None (Language: zh)</text:p>
      <text:p text:style-name="P4">
Publisher: None</text:p>
      <text:p text:style-name="P4">
Time: 2023-05-23T14:05:00Z</text:p>
      <text:p text:style-name="P4">
Description: Russian Prime Minister Michase has arrived in China for visit to seek strengthening Russian -China cooperation. Chinese State Council Prime Minister Li Qiang said that China is willing to further expand its economic and trade exchanges with Russia. The Chinese Ministry of Foreign Affairs also raised Russia again on Tuesday, saying that he opposed "unilateral sanctions and long -arm jurisdictions that have not been authorized by the Security Council."</text:p>
      <text:p text:style-name="P4">
Videos: []</text:p>
      <text:p text:style-name="P4">
Images: ["<text:a xlink:type="simple" xlink:href="https://static.dw.com/image/65705498_303.jpeg" text:style-name="Internet_20_link" text:visited-style-name="Visited_20_Internet_20_Link">
65705498_303....</text:a>
", "<text:a xlink:type="simple" xlink:href="https://static.dw.com/image/64940862_404.jpg" text:style-name="Internet_20_link" text:visited-style-name="Visited_20_Internet_20_Link">
64940862_404.jpg</text:a>
", "<text:a xlink:type="simple" xlink:href="https://static.dw.com/image/65058517_401.jpg" text:style-name="Internet_20_link" text:visited-style-name="Visited_20_Internet_20_Link">
65058517_401.jpg</text:a>
", "<text:a xlink:type="simple" xlink:href="https://static.dw.com/image/65613127_401.jpg" text:style-name="Internet_20_link" text:visited-style-name="Visited_20_Internet_20_Link">
65613127_401.jpg</text:a>
"]</text:p>
      <text:p text:style-name="P4">
Subject: 时政风云</text:p>
      <text:p text:style-name="P4">
Subjects: ['俄罗斯', '乌克兰', '岛屿主权争端', '专题报道：全景观看“习马会”', '中国', '中共十九大', '德中关系', '普京', '俄罗斯入侵乌克兰']</text:p>
      <text:p text:style-name="P4">
Keywords: ['俄罗斯', '中国', '乌克兰', '战争', '和平', '斡旋', '调停', '中俄关系', '合作', '经贸往来', '米舒斯京', '李强']</text:p>
      <text:p text:style-name="P4">
Id: 65709846</text:p>
      <!--METADATA-->
      <text:p text:style-name="P4">
<text:a xlink:type="simple" xlink:href="https://www.dw.com/zh/overlay/image/article/65709846/65705498" text:style-name="Internet_20_link" text:visited-style-name="Visited_20_Internet_20_Link">
 <draw:frame draw:style-name="fr1" draw:name="Image95" text:anchor-type="as-char" svg:width="6.9236in" svg:height="3.896998in" draw:z-index="0">
<draw:image xlink:href="../Images/dwzh/2023-05-23T14-05-00Z/65705498_303.jpeg" xlink:type="simple" xlink:show="embed" xlink:actuate="onLoad" draw:mime-type="image/jpeg"/>
</draw:frame>
</text:a>
The picture shows Russian Prime Minister Mikhail Mishustin attended the China -Russia Business Forum in Shanghai on May 23</text:p>
      <text:p text:style-name="P4">
(Voice of Germany) Russian Prime Minister Mikhail Mishustin began a two -day visit to China on May 23, calling on Russia and China to conduct more economic cooperation.</text:p>
      <text:p text:style-name="P4">
According to Germany, Michase Beijing stated at a economic forum in Shanghai that Russia hopes to sell more agricultural products to China. He said that Russian agricultural practitioners are "ready to significantly expand their exports to products to the Chinese market and expand the scope of animal and plant products provided." The Russian Prime Minister said that in order to achieve this goal, obstacles need to be demolished.</text:p>
      <text:p text:style-name="P4">
The relevant background is that due to the sanctions against Russia after the West invaded Ukraine in Russia, Russia has difficulty in exporting agricultural products. Although there is no sanctions specifically for Russian agriculture, the West's restrictions on export transactions and ship insurance have also affected the agricultural field.</text:p>
      <text:p text:style-name="P4">
According to the Russian official media Tas, in Shanghai, Mashu Sijing also talked about the strengthening of Russia and the high -tech industry in China.</text:p>
      <text:p text:style-name="P4">
<draw:frame draw:style-name="fr1" draw:name="Image96" text:anchor-type="as-char" svg:width="6.9236in" svg:height="3.889434in" draw:z-index="0">
<draw:image xlink:href="../Images/dwzh/2023-05-23T14-05-00Z/64940862_404.jpg" xlink:type="simple" xlink:show="embed" xlink:actuate="onLoad" draw:mime-type="image/jpeg"/>
</draw:frame>
The Chinese State Council Prime Minister Li Qiang said to the China -Russia Business Forum to the congratulatory letter: "China is willing to further expand economic and trade exchanges with Russia and promote the quality of cooperation."</text:p>
      <text:p text:style-name="P4">
According to Chinese official media reports, Prime Minister Li Qiang of the State Council of State Council sent congratulatory letters to the China -Russia Business Forum on May 23. Li Qiang said that China is willing to strengthen mutual benefit cooperation with Russia, including Russia, build an open world economy, and build a "Belt and Road" with high quality, injecting more certainty and development momentum into the global economy.</text:p>
      <text:p text:style-name="P4">
The Chinese State Council also pointed out that "China is willing to further expand economic and trade exchanges with Russia and promote the quality of cooperation."</text:p>
      <text:p text:style-name="P4">
According to the plan, Michase Beijing will also go to Beijing to hold talks with Chinese leader Xi Jinping on Wednesday.</text:p>
      <text:p text:style-name="P4">
<draw:frame draw:style-name="fr1" draw:name="Image97" text:anchor-type="as-char" svg:width="6.9236in" svg:height="3.896998in" draw:z-index="0">
<draw:image xlink:href="../Images/dwzh/2023-05-23T14-05-00Z/65058517_401.jpg" xlink:type="simple" xlink:show="embed" xlink:actuate="onLoad" draw:mime-type="image/jpeg"/>
</draw:frame>
According to reports, Michase Beijing will also go to Beijing to meet with Xi Jinping (the picture shows the information pictures that the two meet in Moscow in March 2023)</text:p>
      <text:p text:style-name="P4">
At a regular press conference on Tuesday (May 23), when asked by Russia and "the West may expressed concern and dissatisfaction with China -Russia strengthening cooperation, and even considering sanctions because of the factors involved in Russia", the Chinese Ministry of Foreign Affairs will be Spokesman Mao Ning said that China "unilateral sanctions and long -arm jurisdictions that have not been opposed to international law and have not been authorized by the United Nations Security Council."</text:p>
      <text:p text:style-name="P4">
Mao Ning also said, "cooperation between China and Russia is neither targeted at third parties, nor is it interference and coercion of third parties. China will take all necessary measures to resolutely safeguard the legitimate rights and interests of Chinese enterprises."</text:p>
      <text:h text:style-name="P12" text:outline-level="3">
<text:span text:style-name="T4">
Russian official media: The Chinese envoy will visit Russia on May 26</text:span>
</text:h>
      <text:p text:style-name="P4">
At present, China is trying to mediate between Russia. In February this year, China issued a 12 -point statement of "China Stance on Political Resolution of Ukraine". In April of this year, Chinese leader Xi Jinping first talked to Ukrainian President Zeelianzki after the war of Russia, and promised to send special envoys to Ukraine.</text:p>
      <text:p text:style-name="P4">
Li Hui, a special representative of the Chinese government Eurasian affairs, visited Ukraine last week. Since the outbreak of the Russian and Ukraine War, <text:a xlink:type="simple" xlink:href="https://www.dw.com/zh/zh/德语媒体中国特使能为乌克兰带来多少和平希望/a-65613613" text:style-name="Internet_20_link" text:visited-style-name="Visited_20_Internet_20_Link">
</text:a>
Essence According to Russia Tasas quoted unnamed sources, the Chinese envoy will visit Russia on May 26.</text:p>
      <text:p text:style-name="P4">
<draw:frame draw:style-name="fr1" draw:name="Image98" text:anchor-type="as-char" svg:width="6.9236in" svg:height="3.896998in" draw:z-index="0">
<draw:image xlink:href="../Images/dwzh/2023-05-23T14-05-00Z/65613127_401.jpg" xlink:type="simple" xlink:show="embed" xlink:actuate="onLoad" draw:mime-type="image/jpeg"/>
</draw:frame>
According to Russia, the Chinese envoy Li Hui will visit Russia on May 26. The picture shows the then Russian Ambassador Li Hui in 2019 by Russian President Putin awarded the Medal of Friendship</text:p>
      <text:p text:style-name="P4">
Li Hui served as the Chinese ambassador to Russia from 2009 to 2019. He had a close relationship with Russia and was awarded the Medal of Friendship by Russian President Putin.</text:p>
      <text:p text:style-name="P4">
This special envoy <text:a xlink:type="simple" xlink:href="https://www.dw.com/zh/zh/中国特别代表李辉下周访问乌克兰等国/a-65604536" text:style-name="Internet_20_link" text:visited-style-name="Visited_20_Internet_20_Link">
</text:a>
Essence At present, Russia is the last stop of Li Hui's visit to Europe.</text:p>
      <text:p text:style-name="P4">
(Reuters, Germany, etc.)</text:p>
      <text:p text:style-name="P4">
News Source: <text:a xlink:type="simple" xlink:href="https://www.dw.com/zh/俄总理访华-李强-愿同俄方进一步扩大经贸往来/a-65709846" text:style-name="Internet_20_link" text:visited-style-name="Visited_20_Internet_20_Link">
https://www.dw.com/zh/俄总理访华-李强-愿同俄方进一步扩大经贸往来/a-65709846?maca=chi-rss-chi-all-1127-rdf</text:a>
</text:p>
      <!--NEWS-->
      <text:h text:style-name="P10" text:outline-level="1">
<text:span text:style-name="T4">
Reuters: Berlin could not introduce a strategy to China before the German government negotiated</text:span>
</text:h>
      <text:p text:style-name="P4">
Author: None (Language: zh)</text:p>
      <text:p text:style-name="P4">
Publisher: None</text:p>
      <text:p text:style-name="P4">
Time: 2023-05-23T14:13:00Z</text:p>
      <text:p text:style-name="P4">
Description: Before the German -Chinese government's consultation in Berlin on June 20, the German government will not be able to complete the formulation of strategy of China. This was reported by Reuters to multiple government sources. The reason is that the national security strategy that is being formulated is delayed again, and this is the basis for strategic strategy to China.</text:p>
      <text:p text:style-name="P4">
Videos: []</text:p>
      <text:p text:style-name="P4">
Images: ["<text:a xlink:type="simple" xlink:href="https://static.dw.com/image/63398160_303.jpeg" text:style-name="Internet_20_link" text:visited-style-name="Visited_20_Internet_20_Link">
63398160_303....</text:a>
"]</text:p>
      <text:p text:style-name="P4">
Subject: 时政风云</text:p>
      <text:p text:style-name="P4">
Subjects: ['德国对华战略', '德国政府', '对华战略', '国家安全战略', '德中政府磋商', '中德政府磋商']</text:p>
      <text:p text:style-name="P4">
Keywords: ['意见反馈']</text:p>
      <text:p text:style-name="P4">
Id: 65709955</text:p>
      <!--METADATA-->
      <text:p text:style-name="P4">
<text:a xlink:type="simple" xlink:href="https://www.dw.com/zh/overlay/image/article/65709955/63398160" text:style-name="Internet_20_link" text:visited-style-name="Visited_20_Internet_20_Link">
 <draw:frame draw:style-name="fr1" draw:name="Image99" text:anchor-type="as-char" svg:width="6.9236in" svg:height="3.896998in" draw:z-index="0">
<draw:image xlink:href="../Images/dwzh/2023-05-23T14-13-00Z/63398160_303.jpeg" xlink:type="simple" xlink:show="embed" xlink:actuate="onLoad" draw:mime-type="image/jpeg"/>
</draw:frame>
</text:a>
(Voice of Germany Chinese) Reuters quoted government circles and reported that the national security strategy will not be submitted to the cabinet on June 14. At that time, it is only six days before the German -Chinese government consultation, and the German government cannot submit it in such a short time <text:a xlink:type="simple" xlink:href="https://www.dw.com/zh/zh/德语媒体对华政策的转折点/a-65700674" text:style-name="Internet_20_link" text:visited-style-name="Visited_20_Internet_20_Link">
</text:a>
Essence</text:p>
      <text:p text:style-name="P4">
It is reported that the German and Democratic Party, the Green Party, and the Liberal Democratic Party that the German joint governance will be formulated after the national security strategy is introduced. <text:a xlink:type="simple" xlink:href="https://www.dw.com/zh/zh/德国联盟党对华政策纲领披露-强调竞争/a-65035692" text:style-name="Internet_20_link" text:visited-style-name="Visited_20_Internet_20_Link">
</text:a>
Essence At present, the content that has not been clarified by the national security strategy includes the possibility of arms exports and the possibility of counterattack after hackers.</text:p>
      <text:p text:style-name="P4">
The security strategy of the three parties and the government has been postponed. It is also expected to be completed by the end of March in mid -March. However, the federal government must negotiate with federal states on disaster prevention, because it is a state affairs. According to the government circle, the positions of all parties are close to each other.</text:p>
      <text:p text:style-name="P4">
On the one hand, the federal government's views on the world situation after the Federal government invaded the Ukrainian war in Russia, and on the other hand, it describes what areas Germany will participate in. As for the idea of setting up the National Security Council in the Prime Minister's Palace, it was abandoned again.</text:p>
      <text:p text:style-name="P4">
Especially on the stance of China <text:a xlink:type="simple" xlink:href="https://www.dw.com/zh/zh/德国红黄绿政府正式确立-执政协定多处提及中国/a-59922652" text:style-name="Internet_20_link" text:visited-style-name="Visited_20_Internet_20_Link">
</text:a>
It is expected to have tension. The Ministry of Foreign Affairs and the Ministry of Economic Affairs of the Prime Minister's Palace have always had different ideas. Therefore, it is expected to have a delay in several months when formulating strategic documents for China.</text:p>
      <text:p text:style-name="P4">
(Reuters)</text:p>
      <text:p text:style-name="P4">
News Source: <text:a xlink:type="simple" xlink:href="https://www.dw.com/zh/路透社-德中政府磋商前-柏林无法出台对华战略/a-65709955" text:style-name="Internet_20_link" text:visited-style-name="Visited_20_Internet_20_Link">
https://www.dw.com/zh/路透社-德中政府磋商前-柏林无法出台对华战略/a-65709955?maca=chi-rss-chi-all-1127-rdf</text:a>
</text:p>
      <!--NEWS-->
      <text:h text:style-name="P10" text:outline-level="1">
<text:span text:style-name="T4">
The Special Service Bureau of the Safetylery Barn of the truck across the White House: It may be a deliberate behavior</text:span>
</text:h>
      <text:p text:style-name="P4">
Author: 联合早报 (Person)</text:p>
      <text:p text:style-name="P4">
Publisher: 联合早报 (Organization)</text:p>
      <text:p text:style-name="P4">
Published Time: 2023-05-23T14:14</text:p>
      <text:p text:style-name="P4">
Modified Time: 2023-05-23T16:11</text:p>
      <text:p text:style-name="P4">
Description: A rented truck hit a safety guardrail at the Plaza opposite to the White House on Monday (May 22), and the truck driver was detained. The US Special Service said that the incident may be deliberate behaviors. Witnesses of Reuters said that investigators found a Nazi Wan -character flag, obviously ...</text:p>
      <text:p text:style-name="P4">
Videos: []</text:p>
      <text:p text:style-name="P4">
Audios: []</text:p>
      <text:p text:style-name="P4">
Images: []</text:p>
      <text:p text:style-name="P4">
Type: NewsArticle</text:p>
      <text:p text:style-name="P4">
Breadcrumbs: ['即时', '国际']</text:p>
      <text:p text:style-name="P4">
Keywords: ['白宫']</text:p>
      <!--METADATA-->
      <text:p text:style-name="P4">
A rented truck hit a safety guardrail at the Plaza opposite to the White House on Monday (May 22), and the truck driver was detained. The US Special Service said that the incident may be deliberate behaviors.</text:p>
      <text:p text:style-name="P4">
Witnesses of Reuters said that investigators found that the Nazi Wan -shaped flag was obviously from the truck. Reuters photographers pointed out that investigators picked up flags and plastic evidence bags from the sidewalks and put them behind the truck.</text:p>
      <text:p text:style-name="P4">
The Police of Columbia Special Administrative Region believe that trucks are safe and US Park Police will mention truck drivers.</text:p>
      <text:p text:style-name="P4">
Greyli, director of the Special Service Bureau, issued a tweet saying: "The Special Service Bureau and the White House have no injuries, and the cause and nature of the accident are still investigating."</text:p>
      <text:p text:style-name="P4">
Guremi subsequently issued a second tweet that the truck was searched and considered safe, and said that the driver "may be intentionally hitting the safe guardrail."</text:p>
      <text:p text:style-name="P4">
In addition, the Special Service Bureau said that some roads and sidewalks around the Presidential Park have been closed.</text:p>
      <text:p text:style-name="P4">
The Washington Post quotes the employees of The Hay Adams as saying that the Special Service requires the guests of the Adams Hotel to evacuate the hotel guests. This hotel is very close to the White House.</text:p>
      <text:p text:style-name="P4">
President ’s Park is located in the Washington, Washington, USA.</text:p>
      <text:p text:style-name="P4">
News Source: <text:a xlink:type="simple" xlink:href="https://www.zaobao.com.sg/realtime/world/story20230523-1397335" text:style-name="Internet_20_link" text:visited-style-name="Visited_20_Internet_20_Link">
https://www.zaobao.com.sg/realtime/world/story20230523-1397335</text:a>
</text:p>
      <!--NEWS-->
      <text:h text:style-name="P10" text:outline-level="1">
<text:span text:style-name="T4">
US sanctions and illegal IT personnel are mainly distributed in China and Russia</text:span>
</text:h>
      <text:p text:style-name="P4">
Author: None</text:p>
      <text:p text:style-name="P4">
Publisher: Radio Free Asia (Organization)</text:p>
      <text:p text:style-name="P4">
Published Time: 2023-05-23T14:29:00-04:00</text:p>
      <text:p text:style-name="P4">
Modified Time: 2023-05-23T14:44: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3.88615in" draw:z-index="0">
<draw:image xlink:href="../Images/rfamandarin/2023-05-23T14-29-00-04-00/000000.png" xlink:type="simple" xlink:show="embed" xlink:actuate="onLoad" draw:mime-type="image/png"/>
</draw:frame>
Foreign Asset Control Office of the Ministry of Finance(OFAC)It was announced on the 23rd that the four entities and individuals of sanctions participating in the illegal ways to manufacture income and malicious network activities that support the North Korean authorities <text:a xlink:type="simple" xlink:href="https://www.rfa.org/mandarin/Xinwen/5-05232023142332.html/@@images/image" text:style-name="Internet_20_link" text:visited-style-name="Visited_20_Internet_20_Link">
</text:a>
OFAC official website screenshot(OFAC)It was announced on the 23rd that the four entities and individuals of sanctions participating in the illegal ways to create income and malicious network activities that support the North Korean authorities have also involved these illegal and malicious activities involving China and Russia. The statement said that North Korea carried out malicious network activities and deployed information technology(IT)Personnel obtain employment opportunities to create revenue, including virtual currency, to support the Jin's regime and its priority, such as its illegal large -scale killing weapons and ballistic missile programs. The statement pointed out that North Korea has a team of thousands of high -skilled IT workers around the world, mainly distributed in China and Russia to create revenue and contribute to its illegal large -scale killing weapons and ballistic missile plans. The statement pointed out that Jinyong, headquartered in North Korea(Chinyong, transliteration)Information Technology Cooperation Corporation is related to the Ministry of Armed Force of the North Korean People's Armed Forces under the United Nations and the United States. Through its control of the company and its representatives, Jin Yong hired the appointed North Korean IT workers to work in Russia and Laos. It is located in a representative of Russia's Vladivostok office, and the Korean native Jin Xiangwan(Kim Sang Man, Transliteration)In recent 2021, IT teams from China and Russia received cryptocurrency funds worth more than $ 2 million. The Deputy Minister of Finance, the Ministry of Finance in charge of terrorism and financial intelligence, Brian Nelson(Brian E. Nelson)Said: "The United States and our partners continue to work hard to combat North Korea's illegal revenue and continue to steal funds from financial institutions, virtual currency exchanges, companies and individuals from all over the world."</text:p>
      <text:p text:style-name="P4">
News Source: <text:a xlink:type="simple" xlink:href="https://www.rfa.org/mandarin/Xinwen/5-05232023142332.html" text:style-name="Internet_20_link" text:visited-style-name="Visited_20_Internet_20_Link">
https://www.rfa.org/mandarin/Xinwen/5-05232023142332.html</text:a>
</text:p>
      <!--NEWS-->
      <text:h text:style-name="P10" text:outline-level="1">
<text:span text:style-name="T4">
After laughing fruit culture, Chinese artist Yue Minjun was accused of "insulting"</text:span>
</text:h>
      <text:p text:style-name="P4">
Author: None</text:p>
      <text:p text:style-name="P4">
Publisher: Radio Free Asia (Organization)</text:p>
      <text:p text:style-name="P4">
Published Time: 2023-05-23T14:36:00-04:00</text:p>
      <text:p text:style-name="P4">
Modified Time: 2023-05-23T14:57: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4.600844in" draw:z-index="0">
<draw:image xlink:href="../Images/rfamandarin/2023-05-23T14-36-00-04-00/000000.png" xlink:type="simple" xlink:show="embed" xlink:actuate="onLoad" draw:mime-type="image/png"/>
</draw:frame>
Yue Minjun is a well -known contemporary artist in mainland China. His works are based on the "laugh" of a big -mouth man in his portrait. <text:a xlink:type="simple" xlink:href="https://www.rfa.org/mandarin/Xinwen/6-05232023143028.html/@@images/image" text:style-name="Internet_20_link" text:visited-style-name="Visited_20_Internet_20_Link">
</text:a>
France -France -France -France -France -France -France information pictures were accused of the "insulting army" for investigation for a joke for a joke. With revolutionary leader. Recently, a art museum in Shunde, Foshan, Guangdong held a exhibition for Yue Minjun, but provoked the dissatisfaction of "little pink" and "five hairs". Among them, the China Think Tank Kunlun Study Institute suddenly released an old article in 2021 on its public account on the 18th, accusing Yue Minjun and a Guangdong art museum conducted a "organizational humiliation, anti -army, anti -communist activities "" ". In the article, several paintings of Yue Minjun with the theme of historical figures of soldiers and communist movements were posted to criticize.</text:p>
      <text:p text:style-name="Quotations">

<text:p text:style-name="P4">
[Chinese Communist Party "<text:a xlink:type="simple" xlink:href="https://twitter.com/hashtag/%E8%BE%B1%E5%86%9B" text:style-name="Internet_20_link" text:visited-style-name="Visited_20_Internet_20_Link">
&gt;
</text:a>
&gt;
 "Equipment expands]&gt;
 [Well -known" Laughing "series of artists Yue Minjun Boom]&gt;
 Following the talk show actor House, well -known contemporary artist in mainland China <text:a xlink:type="simple" xlink:href="https://twitter.com/hashtag/%E5%B2%B3%E6%95%8F%E5%90%9B" text:style-name="Internet_20_link" text:visited-style-name="Visited_20_Internet_20_Link">
&gt;
</text:a>
&gt;
 Because painting soldiers "laughed" and became the target of attack. … <text:a xlink:type="simple" xlink:href="https://t.co/9Bdf9eCQ28" text:style-name="Internet_20_link" text:visited-style-name="Visited_20_Internet_20_Link">
</text:a>
&gt;
&gt;
 - Liberty Asia Radio(@RFA_Chinese) <text:a xlink:type="simple" xlink:href="https://twitter.com/RFA_Chinese/status/1660928660256481280" text:style-name="Internet_20_link" text:visited-style-name="Visited_20_Internet_20_Link">
&gt;
 </text:a>
Subsequently, many Chinese networks of V Bo waves have helped, accusing Yue Minjun's works with "ugly blasphemy of the PLA" and even "violating" British Law ". The name of "Big vernacular ancient and modern" network said: "You can draw such a painting, the author can also be embarrassed!" In this regard, overseas netizens have criticized this as the Cultural Revolution. Some netizens said: "Originally painting the PLA laughed and committed the law." Some netizens said: "When the hooligan and the mobs are dominated by the country, no one can be spared. 61 -year -old Yue Minjun is a well -known contemporary artist in mainland China. His work is based on the "laugh" of a big -mouth man in his portrait. In 2007, his work "Execution" was sold at the London Sotheby's auction at the price of 2.93 million euros, and was rated as one of the annual important characters by Time magazine. Editor -in -chief: Kaidi</text:p>

</text:p>
      <text:p text:style-name="P4">
News Source: <text:a xlink:type="simple" xlink:href="https://www.rfa.org/mandarin/Xinwen/6-05232023143028.html" text:style-name="Internet_20_link" text:visited-style-name="Visited_20_Internet_20_Link">
https://www.rfa.org/mandarin/Xinwen/6-05232023143028.html</text:a>
</text:p>
      <!--NEWS-->
      <text:h text:style-name="P10" text:outline-level="1">
<text:span text:style-name="T4">
Minister of the United States and Air Force: Spy Balloon Threats limited China monitoring ability is even more worrying</text:span>
</text:h>
      <text:p text:style-name="P4">
Author: chinese@voanews.com (杨安)</text:p>
      <text:p text:style-name="P4">
Publisher: 美国之音中文网 (Type: NewsMediaOrganization)</text:p>
      <text:p text:style-name="P4">
Published Time: 2023-05-23T14:39:49+08:00</text:p>
      <text:p text:style-name="P4">
Modified Time: 2023-05-23 06:41:38Z</text:p>
      <text:p text:style-name="P4">
Description: In February this year, Chinese spy balloon currently collects information over the US military base, and seriously hurts US -China relations, which has also aroused the United States' concerns about Guoan. Frank Kendall, the US Air Force, told the Defense Writers Group on Monday on Monday that high -altitude reconnaissance balloons were just a small part of China's threat to the United States. Essence</text:p>
      <text:p text:style-name="P4">
Videos: []</text:p>
      <text:p text:style-name="P4">
Images: []</text:p>
      <text:p text:style-name="P4">
Categories: ['美国', '中国', '军事']</text:p>
      <text:p text:style-name="P4">
Type: None</text:p>
      <!--METADATA-->
      <text:p text:style-name="P4">
Nonenone</text:p>
      <text:p text:style-name="P4">
News Source: <text:a xlink:type="simple" xlink:href="https://www.voachinese.com/a/us-air-force-on-balloon-and-china-spy-program-20230523/7105026.html" text:style-name="Internet_20_link" text:visited-style-name="Visited_20_Internet_20_Link">
https://www.voachinese.com/a/us-air-force-on-balloon-and-china-spy-program-20230523/7105026.html</text:a>
</text:p>
      <!--NEWS-->
      <text:h text:style-name="P10" text:outline-level="1">
<text:span text:style-name="T4">
Meishen Institute leader Shu Mo: China ’s ban on Micron’ s ban “unacceptable”</text:span>
</text:h>
      <text:p text:style-name="P4">
Author: None</text:p>
      <text:p text:style-name="P4">
Publisher: Radio Free Asia (Organization)</text:p>
      <text:p text:style-name="P4">
Published Time: 2023-05-23T14:40:33-04:00</text:p>
      <text:p text:style-name="P4">
Modified Time: 2023-05-23T14:40: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2" text:anchor-type="as-char" svg:width="6.9236in" svg:height="4.612011in" draw:z-index="0">
<draw:image xlink:href="../Images/rfamandarin/2023-05-23T14-40-33-04-00/000000.png" xlink:type="simple" xlink:show="embed" xlink:actuate="onLoad" draw:mime-type="image/png"/>
</draw:frame>
American Senate Democratic Party leader Charlesschume [] <text:a xlink:type="simple" xlink:href="https://www.rfa.org/mandarin/Xinwen/7-05232023143818.html/@@images/image" text:style-name="Internet_20_link" text:visited-style-name="Visited_20_Internet_20_Link">
</text:a>
Reuters Data Pictures of the United States Senate Democratic Party leader Charlesschumer said on Tuesday (23rd) that he and the Biden government are in contact with allies and companies to solve the issue of sales of Chinese storage chips produced by Micron Technology. He also said that Beijing's economic coercion was unacceptable. According to Reuters, Senate's leader Shu Mo said in a statement: "The Chinese government announced that the actions taken by Micron are not based on the facts, but the use of disturbing economic coercion for the United States." In close cooperation with the Biden government, "shows to the Chinese government that this behavior is unacceptable and invalid." China Network Regulatory Agency said on Sunday that Micron did not pass network security censorship, which will prevent key infrastructure operators from this way from this. The company purchases products. The Chinese mainland market was one of the largest markets in Meiguang Technology. In fiscal 2022, Micron's revenue in the Chinese mainland market was 22.8 billion yuan, accounting for 10.8%of the company's total revenue of that year. A few days ago, the seven group leader summit issued a statement to criticize China's "economic stress" to other countries and regions. Editor -in -chief: Kaidi</text:p>
      <text:p text:style-name="P4">
News Source: <text:a xlink:type="simple" xlink:href="https://www.rfa.org/mandarin/Xinwen/7-05232023143818.html" text:style-name="Internet_20_link" text:visited-style-name="Visited_20_Internet_20_Link">
https://www.rfa.org/mandarin/Xinwen/7-05232023143818.html</text:a>
</text:p>
      <!--NEWS-->
      <text:h text:style-name="P10" text:outline-level="1">
<text:span text:style-name="T4">
World Meteorological Organization: In the past half -century meteorological disaster, more than 2 million people have died</text:span>
</text:h>
      <text:p text:style-name="P4">
Author: 联合早报 (Person)</text:p>
      <text:p text:style-name="P4">
Publisher: 联合早报 (Organization)</text:p>
      <text:p text:style-name="P4">
Published Time: 2023-05-23T14:44</text:p>
      <text:p text:style-name="P4">
Modified Time: 2023-05-23T14:44</text:p>
      <text:p text:style-name="P4">
Description: The latest statistical report released by the World Meteorological Organization Monday (May 22) shows that from 1970 to 2021, the extreme weather, climate, and water -related incidents reported from all over the world reached 11,778, resulting in more than 2 million people Death, economic damage ...</text:p>
      <text:p text:style-name="P4">
Videos: []</text:p>
      <text:p text:style-name="P4">
Audios: []</text:p>
      <text:p text:style-name="P4">
Images: []</text:p>
      <text:p text:style-name="P4">
Type: NewsArticle</text:p>
      <text:p text:style-name="P4">
Breadcrumbs: ['即时', '国际']</text:p>
      <text:p text:style-name="P4">
Keywords: ['世界气象组织', '极端气候', '死亡']</text:p>
      <!--METADATA-->
      <text:p text:style-name="P4">
<text:a xlink:type="simple" xlink:href="https://www.zaobao.com.sg/realtime/world/story20230503-1390377" text:style-name="Internet_20_link" text:visited-style-name="Visited_20_Internet_20_Link">
 </text:a>
The latest statistical report released on Monday (May 22) shows that from 1970 to 2021, the disasters caused by extreme weather, climate and water -related incidents reported from all over the world reached 11,778, causing more than 2 million people to die. Losses up to $ 4.3 trillion (about S $ 5.7 trillion).</text:p>
      <text:p text:style-name="P4">
However, the report also mentioned that in the past half a century, thanks to the improvement of meteorological warning and coordination of disaster management, the number of casualties caused by meteorological disasters has been greatly reduced. More than 90%of deaths reported by the world occurred in developing countries.</text:p>
      <text:p text:style-name="P4">
Data show that in 2020 and 2021, the number of disasters in the world a total of 22,608 people, which was further decreased compared to the average annual number of the previous decade.</text:p>
      <text:p text:style-name="P4">
In Asia, from 1970 to 2021, there were 3612 disasters caused by extreme events such as weather, climate and water, causing 984,263 people to die. <text:a xlink:type="simple" xlink:href="https://www.zaobao.com.sg/news/world/story20230516-1395380" text:style-name="Internet_20_link" text:visited-style-name="Visited_20_Internet_20_Link">
</text:a>
It is the main cause of death.</text:p>
      <text:p text:style-name="P4">
From the perspective of economic losses, more than 60%of the total economic losses caused by weather, climate, and water -related disasters during this period are reported by developed economies. 39%of the economic loss of meteorological disasters. Compared with its economic scale, the least developed countries and small islands have suffered unsuitable high economic losses.</text:p>
      <text:p text:style-name="P4">
"Unfortunately, the most vulnerable community is the first to be affected by the hazards of weather, climate, and water -related harm." Tallas, Secretary -General of the World Meteorological Organization, said in the news bulletin that thanks to meteorological warning and disaster management, the disaster -level level Disaster mortality has now become history.</text:p>
      <text:p text:style-name="P4">
The 19th World Meteorological Conference opened on May 22 in Geneva. This conference conducts a high -level dialogue on accelerating and expanding national -level actions to ensure that everyone around the world has meteorological early warning services by the end of 2027.</text:p>
      <text:p text:style-name="P4">
News Source: <text:a xlink:type="simple" xlink:href="https://www.zaobao.com.sg/realtime/world/story20230523-1397340" text:style-name="Internet_20_link" text:visited-style-name="Visited_20_Internet_20_Link">
https://www.zaobao.com.sg/realtime/world/story20230523-1397340</text:a>
</text:p>
      <!--NEWS-->
      <text:h text:style-name="P10" text:outline-level="1">
<text:span text:style-name="T4">
Uncle Roger YouTube sent a video to respond to being blocked by China</text:span>
</text:h>
      <text:p text:style-name="P4">
Author: None (Language: zh)</text:p>
      <text:p text:style-name="P4">
Publisher: None</text:p>
      <text:p text:style-name="P4">
Time: 2023-05-23T14:58:00Z</text:p>
      <text:p text:style-name="P4">
Description: On May 23, Uncle Uncle Roger, a Chinese talk show in Malaysia, posted a new video on YouTube, while responding to the recently blocked by Chinese social media, while advertising for his show.</text:p>
      <text:p text:style-name="P4">
Videos: []</text:p>
      <text:p text:style-name="P4">
Images: ["<text:a xlink:type="simple" xlink:href="https://static.dw.com/image/64724879_303.jpg" text:style-name="Internet_20_link" text:visited-style-name="Visited_20_Internet_20_Link">
64724879_303.jpg</text:a>
"]</text:p>
      <text:p text:style-name="P4">
Subject: 时政风云</text:p>
      <text:p text:style-name="P4">
Subjects: ['罗杰叔叔', 'Uncle Roger', '封杀', '黄瑾瑜', '脱口秀', '马来西亚', '李昊石']</text:p>
      <text:p text:style-name="P4">
Keywords: ['意见反馈']</text:p>
      <text:p text:style-name="P4">
Id: 65710227</text:p>
      <!--METADATA-->
      <text:p text:style-name="P4">
<text:a xlink:type="simple" xlink:href="https://www.dw.com/zh/overlay/image/article/65710227/64724879" text:style-name="Internet_20_link" text:visited-style-name="Visited_20_Internet_20_Link">
 <draw:frame draw:style-name="fr1" draw:name="Image103" text:anchor-type="as-char" svg:width="6.9236in" svg:height="3.896998in" draw:z-index="0">
<draw:image xlink:href="../Images/dwzh/2023-05-23T14-58-00Z/64724879_303.jpg" xlink:type="simple" xlink:show="embed" xlink:actuate="onLoad" draw:mime-type="image/jpeg"/>
</draw:frame>
</text:a>
(Voice of Germany) "AI YA, The Day Finally Arrived.(Oops, this day finally arrived)Essence "The Malaysian comedian of Malaysia, Uncle Roger, a Malaysian comedian of the real name Nigelng. With a consistent funny style, he has a strong Southeast Asian accent to tease his social media in China.</text:p>
      <text:p text:style-name="P4">
"Uncle Roger said too much nonsense. Now all my Chinese social media have been suspended. Uncler not knows why this is because of this video?" Duan, he immediately inserted a video fragment released on May 16. In the film, he said, "ChinaGut Country, Gut Country", and then asked the audience who came from Taiwan, and then told the audience who responded to the audience, "Not a real country, not are country". There was a laughter out of the stage.</text:p>
      <text:p text:style-name="P4">
After the plug -in segment, Uncle Roger said in a new video that "Uncle Roger always ridicules anyone, whether it is BBC, CCP, or Jamieoliver. If you think fun . "On the left side of the picture, there was a poster of" The Haiyaa Spect ", which appeared on the left side of the screen, with the eye -catching English" 4 juni "(June 4th). Finally, uncleroger sighed, "Uncle Roger’s social credit score is now bad, please buy this album."</text:p>
      <text:p text:style-name="P4">
This new video received more than 73,000 praises after 4 hours after published by YouTube. A large number of netizens also leave a message in English. Some netizens from Malaysia leave a message so that Uncleroger should not worry, no matter how many times he has been blocked, he will always support him. Some people wrote, "This person makes the whole government unhappy with comedy, it is definitely a legend." Others said, "I like Uncle Roger's positive attitude, even if he is so -called" deleted 'the most difficult moment, it is also the most difficult time, and it is also Will advertise for his show. "Some people said," Choosing the facts of June 4th make me more respect for this brother. "</text:p>
      <text:h text:style-name="P12" text:outline-level="3">
<text:span text:style-name="T4">
A prophecy</text:span>
</text:h>
      <text:p text:style-name="P4">
<text:a xlink:type="simple" xlink:href="https://www.dw.com/zh/zh/又一脱口秀演员在中国遭封杀/a-65684797" text:style-name="Internet_20_link" text:visited-style-name="Visited_20_Internet_20_Link">
</text:a>
The direct reason was that he released a video on social media such as Twitter, IG, Facebook, etc. on May 16. The preview will be launched on June 4th, and ridiculed the Chinese government's scientific and technological surveillance, ridiculed Beijing's Policies for Taiwan. He also said in this video, "After tonight, Uncle Roger will be banned." He hoped that when the audience was reported to the Communist Party, he would mention that Uncle Roger was a "good comrade". His words are referring to <text:a xlink:type="simple" xlink:href="https://www.dw.com/zh/zh/被指冒犯解放军-脱口秀演员被警方立案调查/a-65638312" text:style-name="Internet_20_link" text:visited-style-name="Visited_20_Internet_20_Link">
</text:a>
event.</text:p>
      <text:p text:style-name="P4">
What happened later, as Uncle Roger himself expected, he had more than 400,000 fan bases of Weibo accounts. The official information given on Weibo is: "The user is currently banned because of violations of relevant laws and regulations." At the same time, he has more than 400,000 fans B's B account.</text:p>
      <text:p text:style-name="P4">
Nigel Ng (Huang Jinyu) was born in Malaysia and lived in the UK for a long time. His parents are Chinese in Malaysia. For a long time, he was wearing the iconic orange Polo shirt to play the role of Uncle Roger. Some netizens reposted the latest video published on YouTube on May 23 on Twitter. A netizen left a message saying that he was worried that the orange POLO shirt would be banned in China in the future.</text:p>
      <text:p text:style-name="P4">
(Comprehensive report)</text:p>
      <text:p text:style-name="P4">
News Source: <text:a xlink:type="simple" xlink:href="https://www.dw.com/zh/罗杰叔叔youtube上发视频回应被中国封杀/a-65710227" text:style-name="Internet_20_link" text:visited-style-name="Visited_20_Internet_20_Link">
https://www.dw.com/zh/罗杰叔叔youtube上发视频回应被中国封杀/a-65710227?maca=chi-rss-chi-all-1127-rdf</text:a>
</text:p>
      <!--NEWS-->
      <text:h text:style-name="P10" text:outline-level="1">
<text:span text:style-name="T4">
Facts ｜ Will the American talk show actor be severely punished for criticizing soldiers?</text:span>
</text:h>
      <text:p text:style-name="P4">
Author: 郑崇生 发自华盛顿</text:p>
      <text:p text:style-name="P4">
Publisher: Radio Free Asia (Organization)</text:p>
      <text:p text:style-name="P4">
Published Time: 2023-05-23T15:22:40-04:00</text:p>
      <text:p text:style-name="P4">
Modified Time: 2023-05-23T15:22:40-04:00</text:p>
      <text:p text:style-name="P4">
Description: Zheng Chongsheng from Washington</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04" text:anchor-type="as-char" svg:width="6.9236in" svg:height="3.629306in" draw:z-index="0">
<draw:image xlink:href="../Images/rfamandarin/2023-05-23T15-22-40-04-00/000000.png" xlink:type="simple" xlink:show="embed" xlink:actuate="onLoad" draw:mime-type="image/png"/>
</draw:frame>
 <text:a xlink:type="simple" xlink:href="https://www.rfa.org/mandarin/shishi-hecha/hc-05232023151602.html/@@images/image" text:style-name="Internet_20_link" text:visited-style-name="Visited_20_Internet_20_Link">
</text:a>
Radio of Liberty Asia</text:p>
      <text:p text:style-name="P4">
<text:span text:style-name="T4">
 Tags: misleading </text:span>
</text:p>
      <text:p text:style-name="P4">
<text:span text:style-name="T4">
 Reading in one minute: </text:span>
</text:p>
      <text:p text:style-name="P4">
"Xiao Guo must not" die "(the homophonic of the talk show actor House name). ——The irony and harmonic 哏 that can also be seen on Weibo and WeChat, which describes the recent storm that Chinese talk show actor Li Haoshi (art name: House) has recently set off. House used a phrase "excellent style, can win the battle", and described the fierceness of the wild dogs he adopted, which caused him to investigate by the Beijing Chaoyang District Police Station. Fined 10,000 yuan.</text:p>
      <text:p text:style-name="P4">
Many public opinion criticized the Chinese government's excessive response, but the Chinese political blogger "Lonely Smoke Twilight Cicada" said on Sina Weibo and Twitter on the 17th that in the United States, if the talk show actor tells the jokes involved in soldiers, the consequences are also very serious. Essence</text:p>
      <text:p text:style-name="P4">
Asian facts investigation of the laboratory found that the examples pointed out by Suman smoke and Twilight Cicada are indeed a matter, but only some of them are true. The United States did have a talk show actor because of the jokes involved in the U.S. military, which caused controversy, criticism and discussion, but it was not under administrative fines and criminal case investigation by government administrative fines.</text:p>
      <text:p text:style-name="P4">
<text:span text:style-name="T4">
In-depth analysis:</text:span>
</text:p>
      <text:p text:style-name="P4">
<text:span text:style-name="T4">
 One million words </text:span>
 **</text:p>
      <text:p text:style-name="P4">
"Excellent style and can win the battle." These eight words, each worth more than 1.83 million yuan -for the Chinese talk show actor House, he was a performance of "disaster from the mouth" for a while, so that he made himself The affiliated company has suffered heavy economic losses, but administrative penalties are only the beginning of various consequences.</text:p>
      <text:p text:style-name="P4">
From May 17th, the Beijing Municipal Culture and Tourism Bureau was official [] <text:a xlink:type="simple" xlink:href="https://mp.weixin.qq.com/s/lrGTNa5_6EXhSov_FI-B_w" text:style-name="Internet_20_link" text:visited-style-name="Visited_20_Internet_20_Link">
</text:a>
It was announced that the "Cultural Market Comprehensive Law Enforcement Corps" received a "mass report" to investigate Shanghai Xiaosheng Culture Media Co., Ltd. in accordance with the law. After investigation, the company and his actor Li Haoshi tampered with the performance of the performance declaration. On the afternoon of the 13th and the evening, the two consecutive "smiling fruit talk shows" showed "serious insults the people's army", which caused "bad social impact" and decided to confiscate A total of about 14.67 million yuan in business income.</text:p>
      <text:p text:style-name="P4">
What exactly did House say, "Is it seriously insulting the People's Army"? According to the online [] <text:a xlink:type="simple" xlink:href="https://www.youtube.com/watch" text:style-name="Internet_20_link" text:visited-style-name="Visited_20_Internet_20_Link">
</text:a>
, Asian facts check the laboratory festival and sort out the word -by -word narrative as follows:</text:p>
      <text:p text:style-name="P4">
"We picked up two wild dogs from a mountain near home. (The audience laughed), we are not helping them, because they do not need our rescue on the food chain on the mountain .... These two dogs they It is indeed the top of the food chain on the mountain. I saw them for the first time. I felt that I was not watching two dogs. It was the shooting scene of the animal world. Two dogs chased a squirrel and fired like a shell. You usually see some dogs, you will feel very cute, your heart will be melted, you will think of these words; when I see these two dogs, only eight big characters flashes in my heart: 'Good style, can win the battle' (The audience laughed, applauded) 'very excellent'. I hold these two dogs on the streets of Shanghai. "</text:p>
      <text:p text:style-name="P4">
"Excellent style and capable of winning" is Xi Jinping, the General Secretary of the Communist Party of China in March 2013 <text:a xlink:type="simple" xlink:href="http://cpc.people.com.cn/n/2013/0312/c64094-20755159.html" text:style-name="Internet_20_link" text:visited-style-name="Visited_20_Internet_20_Link">
</text:a>
Essence Before these two sentences, there was also a "listening to the party command". Xi Jinping asked at the time to "comprehensively strengthen the modernization of the army's revolutionary and modernization, and strive to build a people's army that listened to the party's command, can win, and excellent style. "</text:p>
      <text:p text:style-name="P4">
With Xi Jinping said to the PLA, he opened a joke about dogs. House set off a warm discussion on whether the joke was insulted on the Chinese network. Xiao Guo Culture Hurry up <text:a xlink:type="simple" xlink:href="https://weibo.com/pc233" text:style-name="Internet_20_link" text:visited-style-name="Visited_20_Internet_20_Link">
</text:a>
It was recognized that this was an "inappropriate metaphor" and immediately apologized, and stopped house's work endlessly. China's official response further upgraded the severity of this incident. First of all, the Beijing Cultural and Tourism Bureau determined that House and its company violated Article 25 and 26 of the "Regulations on the Management Management of Business Performances", and made corresponding administrative penalties in accordance with Article 46 of the same "Regulations": warning, confiscation of illegal income from the laws, confiscated illegal income 1.32 million yuan and fine 13.35 million yuan.</text:p>
      <text:p text:style-name="P4">
Subsequently, the Beijing Public Security Bureau announced on the 17th that he launched a case investigation on House's individual, [] <text:a xlink:type="simple" xlink:href="https://weibo.com/u/5556545776" text:style-name="Internet_20_link" text:visited-style-name="Visited_20_Internet_20_Link">
</text:a>
House has seriously insulted the people's army during the performance, "causing bad social impact." Once House constitutes a crime, criminal responsibility can be investigated in accordance with the law. Article 32 of the "Military Persons and Rights Protection Law" that may be cited by the public security organs is clearly determined that no organization or individual may slander and degrade the honor of the soldiers in any way, insult and slander the reputation of the soldiers; Through Volkswagen Communication Media or other ways, slander and degrade the honor of soldiers, insult and slander the reputation of soldiers, or deliberately destroy or defile the honor of the soldiers, public security, culture, tourism, film and publishing, film, radio and television, online information, or other information Relevant competent departments ordered corrections in accordance with their respective powers and responsibilities, and handled them in accordance with the law; if they cause mental damage, the victim has the right to request mental damage compensation.</text:p>
      <text:p text:style-name="P4">
<text:span text:style-name="T4">
 How to deal with out -of -words storm </text:span>
</text:p>
      <text:p text:style-name="P4">
After the incident, there were many criticisms in China and abroad that the government had excessive response, but some people supported the government's disposal, including Sina Weibo bloggers with nearly 7 million fans, "Lonely Smoke Twilight Cicada". In a post, she said that even if it was the United States, there was a red line that could not humiliate soldiers. She cited the well -known American TV show "Saturday Night Live" (SNL) in 2018. Dan Crenshaw, a discharged actor Pertdavidson, who was elected by the Republican Republicans, was elected as a killer in pornographic films. It was also resisted by millions of netizens, and officials also appeared to call on Davidson.</text:p>
      <text:p text:style-name="P4">
Caren Shaw lost his right eye while serving in Afghanistan in the U.S. Navy. Davidson made a joke with his injuries due to public injuries. It did cause uproar. Both parties had politicians condemned. Publicly requires the production unit to expel Davidson.</text:p>
      <text:p text:style-name="P4">
This post on social media such as Weibo caused discussions. Some netizens commented on this, "people who tout the freedom to the United States will never mention that there are also bottom lines in the United States."</text:p>
      <text:p text:style-name="P4">
Asian facts check the laboratory verification, the "serious consequences" experienced by the American talk show actor is not the same as the administrative and criminal penalties faced by House and Xiao Guo.</text:p>
      <text:p text:style-name="P4">
<draw:frame draw:style-name="fr1" draw:name="Image105" text:anchor-type="as-char" svg:width="6.9236in" svg:height="5.562257in" draw:z-index="0">
<draw:image xlink:href="../Images/rfamandarin/2023-05-23T15-22-40-04-00/000001.png" xlink:type="simple" xlink:show="embed" xlink:actuate="onLoad" draw:mime-type="image/png"/>
</draw:frame>
After Davidson and Caren, the show was on the show after the controversy and jokes, and continued to solve the previous controversy with a joke. (/Youtube screenshot) <text:a xlink:type="simple" xlink:href="https://www.rfa.org/mandarin/shishi-hecha/hc-05232023151602.html/in-text-pic-davidson-and-crenshaw.png" text:style-name="Internet_20_link" text:visited-style-name="Visited_20_Internet_20_Link">
</text:a>
Cran Shaw also took the opportunity of this dispute to educate and call on the American people not to find a consensus in different opinions because of the different political stance. He also mentioned that Davidson's father was the "911" incident. The sacrificed firefighters, in order to call on the American people to understand how to forgive them, and to forget the country for the country, the police, and the consumer.</text:p>
      <text:p text:style-name="P4">
Davidson is not the only case for the US military joke. Another American talk show Billburr also questioned in offline performances in 2018, the hero's status of American soldiers. At that time, he was looking at the fighter aircraft take -up and landing instructor on the aircraft carrier, and he realized that such a job was just like "the" Warrior One "posture of yoga exercises", and the same paragraph also caused controversy.</text:p>
      <text:p text:style-name="P4">
Some audiences should respect the soldiers directly at the scene, but there are also audiences who are veterans to let Bor finish the words, and Bor not only did not pay, but also appeared on the show afterwards <text:a xlink:type="simple" xlink:href="https://www.youtube.com/watch" text:style-name="Internet_20_link" text:visited-style-name="Visited_20_Internet_20_Link">
</text:a>
Critical critics, don't want to use patriotic flags to accuse him of hating the United States.</text:p>
      <text:p text:style-name="P4">
Although Bor also often caused controversy in topics such as feminism, he still has the opportunity to perform, and he also hosted <text:a xlink:type="simple" xlink:href="https://www.youtube.com/watch" text:style-name="Internet_20_link" text:visited-style-name="Visited_20_Internet_20_Link">
</text:a>
Essence</text:p>
      <text:p text:style-name="P4">
US government agencies have no ability to investigate or directly punish companies or individuals because of a criticism of an official. Where the boundaries of this type of cultural performance are still determined by the laughter of the market and the audience in the context of different times.</text:p>
      <text:p text:style-name="P4">
<text:span text:style-name="T4">
in conclusion:</text:span>
</text:p>
      <text:p text:style-name="P4">
"Then you still ..."(The words of whataboutlism) are often used by many Chinese opinion leaders to criticize the American "different" argumentation skills, but in the example of Xiaoguo Culture and Li Haoshi this time, solitary smoke and twilight cicadas involve soldiers with US talk shows involving soldiers. For example, for reference, it deliberately not mentioned that the US government's public power will not punish the content of the performance, let alone call judicial investigations. This comparison is to mislead readers.</text:p>
      <text:p text:style-name="P4">
_ Asian factual checkup laboratory (<text:span text:style-name="T5">
 _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email __AFCL@rfa.org</text:span>
 _ Send it to the Asian factual inspection laboratory, and we will verify and verify it for you. _ _ _ 吧 _</text:p>
      <text:p text:style-name="P4">
News Source: <text:a xlink:type="simple" xlink:href="https://www.rfa.org/mandarin/shishi-hecha/hc-05232023151602.html" text:style-name="Internet_20_link" text:visited-style-name="Visited_20_Internet_20_Link">
https://www.rfa.org/mandarin/shishi-hecha/hc-05232023151602.html</text:a>
</text:p>
      <!--NEWS-->
      <text:h text:style-name="P10" text:outline-level="1">
<text:span text:style-name="T4">
ESPN: Lakers' Dream of Dream of Dream of James Considering Retirement</text:span>
</text:h>
      <text:p text:style-name="P4">
Publisher: 法新社</text:p>
      <text:p text:style-name="P4">
Published Time: 2023-05-23T15:32:07+00:00</text:p>
      <text:p text:style-name="P4">
Modified Time: 2023-05-23T15:05:02+00:00</text:p>
      <text:p text:style-name="P4">
Description: (AFP, Los Angeles, 23rd) U.S. -professional Basketball NBA Los Angeles Lakers yesterday and Denver Gold Blocks were eliminated after playing in the partition championship, and they missed the championship. Sports channel ESPN disclosed that the Lakers' star LeBron (LeBro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5-23T15-32-07-00-00/000000.png" xlink:type="simple" xlink:show="embed" xlink:actuate="onLoad" draw:mime-type="image/png"/>
</draw:frame>
ESPN reported that after the Lakers' Division Championship was defeated, 38 -year -old James considered retirement. In his 20th season, he took a note for his personal NBA career.</text:p>
      <text:p text:style-name="P4">
TNT reporter Chris Haynes quoted NBA sources in a tweet that James "considered" retreat.</text:p>
      <text:p text:style-name="P4">
After the Lakers defeated, James said vaguely at the press conference after the game that he intends to spend some time to think about the next step, causing the outside world to speculate on his future plan.</text:p>
      <text:p text:style-name="P4">
When asked about his views this season, James said that this season is deeply "challenging." James has become the NBA historical scoring king this season, leading the Lakers to the partition championship.</text:p>
      <text:p text:style-name="P4">
Denver's gold block defeated the Lakers 113-111 on the 22nd, and James scored 40 points in this game. He said, "I don't know. I think it's okay. I don't want to say that this is a successful year, because at this time in my career, I just fought to win the championship."</text:p>
      <text:p text:style-name="P4">
"I will not be excited because of the reign of the partition championship. I have already scored a lot. For me, it is not fun to miss the championship."</text:p>
      <text:p text:style-name="P4">
"But let's take a look, let's talk about it again. Let's take a look at the next. I don't know. Frankly, I still have to think about it. To be honest, I have to think about it again."</text:p>
      <text:p text:style-name="P4">
"As far as I personally, whether to continue playing basketball, I still have to think about it."</text:p>
      <text:p text:style-name="P4">
James renewed with the Lakers for two years last August and will stay until 2024-2025.</text:p>
      <text:p text:style-name="P4">
James has always hoped to be at the same time as his son Bronnyjames. Brownie will play for the University of Southern California to participate in the Men's Basketball League in the United States in the next season. He is expected to enter the NBA in the 2024-2025 season.</text:p>
      <text:p text:style-name="P4">
News Source: <text:a xlink:type="simple" xlink:href="https://www.rfi.fr/cn/%E8%BF%90%E5%8A%A8%E5%A4%A9%E5%9C%B0/20230523-espn-%E6%B9%96%E4%BA%BA%E4%BA%89%E5%86%A0%E6%A2%A6%E7%A2%8E-%E8%A9%B9%E5%A7%86%E6%96%AF%E8%80%83%E8%99%91%E9%80%80%E4%BC%91" text:style-name="Internet_20_link" text:visited-style-name="Visited_20_Internet_20_Link">
https://www.rfi.fr/cn/%E8%BF%90%E5%8A%A8%E5%A4%A9%E5%9C%B0/20230523-espn-%E6%B9%96%E4%BA%BA%E4%BA%89%E5%86%A0%E6%A2%A6%E7%A2%8E-%E8%A9%B9%E5%A7%86%E6%96%AF%E8%80%83%E8%99%91%E9%80%80%E4%BC%91</text:a>
</text:p>
      <!--NEWS-->
      <text:h text:style-name="P10" text:outline-level="1">
<text:span text:style-name="T4">
The physical examination of the Korean army enlisted will increase the drug testing project</text:span>
</text:h>
      <text:p text:style-name="P4">
Author: 联合早报 (Person)</text:p>
      <text:p text:style-name="P4">
Publisher: 联合早报 (Organization)</text:p>
      <text:p text:style-name="P4">
Published Time: 2023-05-23T15:36</text:p>
      <text:p text:style-name="P4">
Modified Time: 2023-05-23T15:52</text:p>
      <text:p text:style-name="P4">
Description: The South Korean Ministry of Defense on Tuesday (May 23) announced the promotion of the formulation of the "Improvement Plan for Drug Management of Army", adding drug testing projects in the physical examination of enrolled personnel and in service officers and soldiers. At present, the enlisted personnel can only ... only when answering the drug experience or the military doctors believe that the test is required ...</text:p>
      <text:p text:style-name="P4">
Videos: []</text:p>
      <text:p text:style-name="P4">
Audios: []</text:p>
      <text:p text:style-name="P4">
Images: []</text:p>
      <text:p text:style-name="P4">
Type: NewsArticle</text:p>
      <text:p text:style-name="P4">
Breadcrumbs: ['即时', '国际']</text:p>
      <text:p text:style-name="P4">
Keywords: ['韩国', '国防部', '毒品']</text:p>
      <!--METADATA-->
      <text:p text:style-name="P4">
The South Korean Ministry of Defense on Tuesday (May 23) announced the promotion of the formulation of the "Improvement Plan for Drug Management of Army", adding drug testing projects in the physical examination of enrolled personnel and in service officers and soldiers.</text:p>
      <text:p text:style-name="P4">
At present, the enlisted personnel must receive drug testing only when they have a drug abuse experience or the military doctors think it is necessary to test. In the future, all enlisted personnel will receive drug testing, especially those who are promoted to officers and registered as professional soldiers. The drug test began in the second half of this year.</text:p>
      <text:p text:style-name="P4">
In order to prevent the inflow of drugs, the South Korean military will strengthen inspections into the express delivery and wrapping into the barracks. In order to strengthen the drug crackdown and investigation, starting this month, a special investigation team of drug cases formed by the military and military inspection will be established, and on the 25th, it will negotiate and cooperate with the Procuratorate (Supreme Procuratorate) on the 25th.</text:p>
      <text:p text:style-name="P4">
The military also plans to conduct an arrest investigation on drug -related criminals in principle, and severely punishs the behavior of spreading drugs to other officers and soldiers. At the same time, the military will also implement centralized education to promote drug harm.</text:p>
      <text:p text:style-name="P4">
On April 17, a drug -related incident occurred in a army forces in Gyeonggi -do. The military has established a working group for drug management countermeasures for this, and is committed to cutting off drug inflow and strengthening management and education.</text:p>
      <text:p text:style-name="P4">
News Source: <text:a xlink:type="simple" xlink:href="https://www.zaobao.com.sg/realtime/world/story20230523-1397443" text:style-name="Internet_20_link" text:visited-style-name="Visited_20_Internet_20_Link">
https://www.zaobao.com.sg/realtime/world/story20230523-1397443</text:a>
</text:p>
      <!--NEWS-->
      <text:h text:style-name="P10" text:outline-level="1">
<text:span text:style-name="T4">
China &amp; quot; brainwashing education &amp; quot; ubiquitous in international schools and can not be spared</text:span>
</text:h>
      <text:p text:style-name="P4">
Author: None</text:p>
      <text:p text:style-name="P4">
Publisher: Radio Free Asia (Organization)</text:p>
      <text:p text:style-name="P4">
Published Time: 2023-05-23T15:37:00-04:00</text:p>
      <text:p text:style-name="P4">
Modified Time: 2023-05-23T17:14:35-04:00</text:p>
      <text:p text:style-name="P4">
Description: None</text:p>
      <text:p text:style-name="P4">
Videos: []</text:p>
      <text:p text:style-name="P4">
Audios: ["<text:a xlink:type="simple" xlink:href="https://www.rfa.org/mandarin/yataibaodao/junshiwaijiao/al-0523202312580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 "<text:a xlink:type="simple" xlink:href="000006.png" text:style-name="Internet_20_link" text:visited-style-name="Visited_20_Internet_20_Link">
000006.png</text:a>
"]</text:p>
      <!--METADATA-->
      <text:p text:style-name="P4">
<draw:frame draw:style-name="fr1" draw:name="Image107" text:anchor-type="as-char" svg:width="6.9236in" svg:height="3.53997in" draw:z-index="0">
<draw:image xlink:href="../Images/rfamandarin/2023-05-23T15-37-00-04-00/000000.png" xlink:type="simple" xlink:show="embed" xlink:actuate="onLoad" draw:mime-type="image/png"/>
</draw:frame>
The "Sedberghschool" in the British private school "Sedberghschool" co -organized in Fuzhou, China. A kindergarten student recited patriotic poetry in military uniforms and said that he was a "little army doll". When he grew up, he would protect the motherland Essence <text:a xlink:type="simple" xlink:href="https://www.rfa.org/mandarin/yataibaodao/junshiwaijiao/al-05232023125806.html/@@images/image" text:style-name="Internet_20_link" text:visited-style-name="Visited_20_Internet_20_Link">
</text:a>
Video screenshot <text:a xlink:type="simple" xlink:href="https://www.rfa.org/mandarin/yataibaodao/junshiwaijiao/al-05232023125806.html/@@stream" text:style-name="Internet_20_link" text:visited-style-name="Visited_20_Internet_20_Link">
</text:a>
In recent years, a large number of well -known British universities have opened international schools in China. Even if they charge high tuition fees, many Chinese leaders are still rushing. However, some British media found that these private schools with the British school sign have allowed students to receive Chinese -style "brainwashing education".</text:p>
      <text:p text:style-name="P4">
<text:span text:style-name="T5">
<text:span text:style-name="T4">
 <text:a xlink:type="simple" xlink:href="https://www.rfa.org/mandarin/yataibaodao/junshiwaijiao/jt-02242021140841.html" text:style-name="Internet_20_link" text:visited-style-name="Visited_20_Internet_20_Link">
</text:a>
</text:span>
 </text:span>
<text:a xlink:type="simple" xlink:href="https://www.rfa.org/mandarin/yataibaodao/junshiwaijiao/al-11252021144336.html" text:style-name="Internet_20_link" text:visited-style-name="Visited_20_Internet_20_Link">
<text:span text:style-name="T4">
 British pro -organizations will co -organize anti -discrimination rally true love or falsehood? </text:span>
</text:a>
"The seeds of patriotism are germinated in my heart. I am a small military baby. When I grow up, I must protect the motherland like my father. It is beautiful." The five -star red flag and the "National Guard" youth who is playing Zhengbu. They are not "patriotic teenagers" who are undergoing military training, but students from British International School in China.</text:p>
      <text:p text:style-name="Quotations">

<text:p text:style-name="P4">
[British Private School Teach students to do "Little Army Baby"]&gt;
 [Holding the national flag rifle as "goose -style step fuck"]&gt;
 The British "Daily Mail" reported that the British private "Sade SEDBERGH SCHOOL teach students to do "<text:a xlink:type="simple" xlink:href="https://twitter.com/hashtag/%E5%B0%8F%E5%86%9B%E5%A8%83" text:style-name="Internet_20_link" text:visited-style-name="Visited_20_Internet_20_Link">
&gt;
</text:a>
&gt;
 "," Wait for me to grew up like a father to guard the motherland "; the other British brand school" Cranleigh ... [&gt;
] in Wuhan's British brand school "(https://t.co/CLrf13Idoz)&gt;
&gt;
 - Liberty Asia Radio(@RFA_Chinese) <text:a xlink:type="simple" xlink:href="https://twitter.com/RFA_Chinese/status/1660948778566971392" text:style-name="Internet_20_link" text:visited-style-name="Visited_20_Internet_20_Link">
&gt;
 </text:a>
<text:span text:style-name="T4">
 Tuition fees for 200,000 yuan per year are exchanged for "slavery education" </text:span>
</text:p>

</text:p>
      <text:p text:style-name="P4">
The British "Daily Mail" (Dailymail) recently disclosed that many well -known British universities in China cooperated in China to collect high tuition fees from parents, but they followed the CCP's ideology in education. The above -mentioned little boy wearing military uniforms and saying that he must "guard the motherland" when he grows up, studying the "Sedin School" co -owned by the famous private school "Sedberghschool" in Fuzhou, China. The annual tuition price is 23,000. The pound (equivalent to RMB 200,000).</text:p>
      <text:p text:style-name="P4">
In another video released by the British "CranLeighSchool" in Wuhan, more than a dozen high school students from the "Kangli High School" released in Wuhan. Holding the gun "Guardian".</text:p>
      <text:p text:style-name="P4">
<draw:frame draw:style-name="fr1" draw:name="Image108" text:anchor-type="as-char" svg:width="6.9236in" svg:height="3.57539in" draw:z-index="0">
<draw:image xlink:href="../Images/rfamandarin/2023-05-23T15-37-00-04-00/000001.png" xlink:type="simple" xlink:show="embed" xlink:actuate="onLoad" draw:mime-type="image/png"/>
</draw:frame>
</text:p>
      <text:p text:style-name="P4">
<draw:frame draw:style-name="fr1" draw:name="Image109" text:anchor-type="as-char" svg:width="6.9236in" svg:height="3.57539in" draw:z-index="0">
<draw:image xlink:href="../Images/rfamandarin/2023-05-23T15-37-00-04-00/000002.png" xlink:type="simple" xlink:show="embed" xlink:actuate="onLoad" draw:mime-type="image/png"/>
</draw:frame>
</text:p>
      <text:p text:style-name="P4">
<draw:frame draw:style-name="fr1" draw:name="Image110" text:anchor-type="as-char" svg:width="6.9236in" svg:height="3.488845in" draw:z-index="0">
<draw:image xlink:href="../Images/rfamandarin/2023-05-23T15-37-00-04-00/000003.png" xlink:type="simple" xlink:show="embed" xlink:actuate="onLoad" draw:mime-type="image/png"/>
</draw:frame>
</text:p>
      <text:p text:style-name="P4">
<draw:frame draw:style-name="fr1" draw:name="Image111" text:anchor-type="as-char" svg:width="6.9236in" svg:height="3.494254in" draw:z-index="0">
<draw:image xlink:href="../Images/rfamandarin/2023-05-23T15-37-00-04-00/000004.png" xlink:type="simple" xlink:show="embed" xlink:actuate="onLoad" draw:mime-type="image/png"/>
</draw:frame>
In the video released by the "CranleighSchool" in Wuhan, more than a dozen high school students formed the "National Flag Guard", wearing a military uniform, holding a rifle and a five -star red flag. (Video screenshot) <text:a xlink:type="simple" xlink:href="https://www.rfa.org/mandarin/yataibaodao/junshiwaijiao/al-05232023125806.html/m0523al-5.jpg" text:style-name="Internet_20_link" text:visited-style-name="Visited_20_Internet_20_Link">
</text:a>
This station investigated the video released by the "Saids School" on the Internet. Among them, there are many videos of primary school students who "sing praise" for Chinese National Day and wearing camouflage uniforms in young children.</text:p>
      <text:p text:style-name="P4">
These pictures shocked Zhou Fenguo, the executive director of Chinese human rights: "Even Chinese schools, military education and slavery education for these children are unacceptable, let alone international schools? Of course, this is the consistent brainwashing education of the Chinese Communist Party. Extension. "</text:p>
      <text:p text:style-name="P4">
He told this station that in the past, many Chinese parents did not hesitate to send their children to international schools, and they hope that children can receive "relatively normal" education. However, these international schools that should have educated students' universal value, or the gap that the CCP is regarded as ideology, forced them to become the accomplice of the CCP brainwashing education, making Chinese school children nowhere to escape.</text:p>
      <text:p text:style-name="P4">
<draw:frame draw:style-name="fr1" draw:name="Image112" text:anchor-type="as-char" svg:width="6.9236in" svg:height="3.69439in" draw:z-index="0">
<draw:image xlink:href="../Images/rfamandarin/2023-05-23T15-37-00-04-00/000005.png" xlink:type="simple" xlink:show="embed" xlink:actuate="onLoad" draw:mime-type="image/png"/>
</draw:frame>
</text:p>
      <text:p text:style-name="P4">
<text:span text:style-name="T4">
 <draw:frame draw:style-name="fr1" draw:name="Image113" text:anchor-type="as-char" svg:width="6.9236in" svg:height="3.478027in" draw:z-index="0">
<draw:image xlink:href="../Images/rfamandarin/2023-05-23T15-37-00-04-00/000006.png" xlink:type="simple" xlink:show="embed" xlink:actuate="onLoad" draw:mime-type="image/png"/>
</draw:frame>
The video published by the "Saide School" on the Internet, among them, there are many elementary school students who sing and wore camouflage military uniforms for Chinese National Day, and young children are wearing camouflage uniforms and aiming at the enemy "exercise" with guns. (Video screenshot) <text:a xlink:type="simple" xlink:href="https://www.rfa.org/mandarin/yataibaodao/junshiwaijiao/al-05232023125806.html/m0523al-7.jpg" text:style-name="Internet_20_link" text:visited-style-name="Visited_20_Internet_20_Link">
</text:a>
</text:span>
</text:p>
      <text:p text:style-name="P4">
** "Education Business" with a famous British school signboardAccording to the British "Daily Mail" report, these British private schools have been required to use the official history, geography, and ideological and moral courses of ideas. Historical textbooks teach students to "the unity of the motherland" and the "correct understanding" of Hong Kong and Taiwan. Geographical textbooks say that Taiwan is a province in China and "the sacred territory of the motherland". Governance for the people. "</text:p>
      <text:p text:style-name="P4">
According to the information of this station, according to China's "Regulations on Sino -foreign Cooperation Schools", Chinese and foreign cooperative schools must "implement China's education policy, meet China's public ethics, and must not harm China's national sovereignty." The approval authority must be reported to the record.</text:p>
      <text:p text:style-name="P4">
<text:span text:style-name="T4">
 British private schools are close to the CCP's ideology. China </text:span>
 Family. **</text:p>
      <text:p text:style-name="P4">
These British private schools must implement the CCP ideological education, but Ma Jian, a Chinese writer in Britain, believes that British private schools will still make money in China "with the signboards of famous British schools", and Chinese parents will continue to take their children to international schools On the one hand, it highlights wealth and status, and on the other hand, it also allows children to better connect foreign universities. He believes that the more important point is that parents who have the ability to send their children to private schools are mostly benefited from the Chinese system and will not resist the CCP's ideology.</text:p>
      <text:p text:style-name="P4">
Ma Jian said: "Chinese parents may also be Xi Jinping's fans. They only think that the West is good and can make their children be better educated, but they are completely unacceptable for political views, democracy, freedom, and human rights. They have benefited from this system, and they will become the guardians of this system. "</text:p>
      <text:p text:style-name="P4">
Ma Jian said that he knew many British people who lived in China and also sent their children to international schools. He was worried that after the brainwashing of these foreign children, he would become the "spokesperson" of the CCP overseas in the future.</text:p>
      <text:p text:style-name="P4">
BENEDICTROGERS, the founder of Human Rights Organization, London's human rights organization "Hong Kong Supervision", believes that even if a British institution is running in China, it should teach students' freedom, democracy, and human rights as in the UK. And if they are forced by the Chinese government to compromise and must follow the Chinese Communist Party's education model, they should withdraw from the Chinese market.</text:p>
      <text:p text:style-name="P4">
He was worried that these British institutions rely on Chinese business too much or let Chinese partners affect their decisions in the long run and may even affect the education of these universities in the UK.</text:p>
      <text:p text:style-name="P4">
Reporter: Lv Xi Editor: Jiayuan.com editor: Hong Wei</text:p>
      <text:p text:style-name="P4">
News Source: <text:a xlink:type="simple" xlink:href="https://www.rfa.org/mandarin/yataibaodao/junshiwaijiao/al-05232023125806.html" text:style-name="Internet_20_link" text:visited-style-name="Visited_20_Internet_20_Link">
https://www.rfa.org/mandarin/yataibaodao/junshiwaijiao/al-05232023125806.html</text:a>
</text:p>
      <!--NEWS-->
      <text:h text:style-name="P10" text:outline-level="1">
<text:span text:style-name="T4">
Comment | Hu Ping: Reading "Fatty Freedom"</text:span>
</text:h>
      <text:p text:style-name="P4">
Author: None</text:p>
      <text:p text:style-name="P4">
Publisher: Radio Free Asia (Organization)</text:p>
      <text:p text:style-name="P4">
Published Time: 2023-05-23T15:38:32-04:00</text:p>
      <text:p text:style-name="P4">
Modified Time: 2023-05-23T15:38:32-04:00</text:p>
      <text:p text:style-name="P4">
Description: None</text:p>
      <text:p text:style-name="P4">
Videos: []</text:p>
      <text:p text:style-name="P4">
Audios: ["<text:a xlink:type="simple" xlink:href="https://www.rfa.org/mandarin/pinglun/huping/hp-052320231458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6.510417in" draw:z-index="0">
<draw:image xlink:href="../Images/rfamandarin/2023-05-23T15-38-32-04-00/000000.png" xlink:type="simple" xlink:show="embed" xlink:actuate="onLoad" draw:mime-type="image/png"/>
</draw:frame>
Cao Xun's "Fatty Freedom" (also known as "Errine Scholar") cover and profile <text:a xlink:type="simple" xlink:href="https://www.rfa.org/mandarin/pinglun/huping/hp-05232023145825.html/@@images/image" text:style-name="Internet_20_link" text:visited-style-name="Visited_20_Internet_20_Link">
</text:a>
Screenshot of Citizenship <text:a xlink:type="simple" xlink:href="https://www.rfa.org/mandarin/pinglun/huping/hp-05232023145825.html/@@stream" text:style-name="Internet_20_link" text:visited-style-name="Visited_20_Internet_20_Link">
</text:a>
In the literary works describing the 1989 Democratic Games and the "June 4th" massacre, Cao Xun's "Deadly Freedom" (also known as "Errine Scholar") has its unique features. This autobiographical novel was widely praised after the launch of the 30th anniversary of the "June 4th". Recently, I re -read this book, with a lot of emotions and imagination.</text:p>
      <text:p text:style-name="P4">
The book "Fortune Freedom" has a long time span, the scene changes greatly, the events are complicated, and the characters are complicated. The author combines his personal experience with the changes of the times, and witnessed the huge changes in history from a personal perspective.</text:p>
      <text:p text:style-name="P4">
Cao Xuyun was born in Hukou County, Jiangxi. He studied in Jiujiang Teachers College. After graduation, he was unwilling to be in the dull and mediocre system. In the spring of 1989, Cao Xuyun left Hainan all the way north to Beijing and was catching up with the Tiananmen School of Studies. Cao Xunyun immediately devoted himself to exercise, and became the head of the Chinese people from all walks of life in the square that promoted the army to Beijing. He personally participated in the hunger strike and witnessed the "June 4th" slaughter.</text:p>
      <text:p text:style-name="P4">
There are two highlights of "Fatal Freedom". One is the on -site testimony of the "June 4th" massacre, and the other is the writing of the author's personal growth, especially the journey of mind. Democratic Wall's senior democratic movement, Ren Takamo, met with the author at Tiananmen Square on the eve of the "June 4th" and wrote a preface for this book. Wu Hongsen, a famous critic and author Jiangxi Jiujiang Division, wrote a post for this book.</text:p>
      <text:p text:style-name="P4">
The last chapter and 5 of "Deadly Freedom" recall the old people 30 years later. Cao Xuyun narrated the story and ending of dozens of old people. The author wrote: "Some of the vivid scenes of that year gradually blurred. The lively figures of that year were gradually drifting away. Some of them, some mediocre, some expensive Qingxiang, some cheap dogs, some of them, some people are full of people, some grievances, some are still struggling, and some are treating injuries ... ".</text:p>
      <text:p text:style-name="P4">
Yeah, a "June 4th", how many people have changed the fate!How many people left the original track and took another way; how many people seemed to be on the original road, but the mentality and mentality were very different, and it turned into another person.</text:p>
      <text:p text:style-name="P4">
For our generation of Chinese, major historical incidents like "June 4th" are not the first time. The Cultural Revolution is once and the reform is once again. There are very few such people in ancient and modern China and foreign countries. In more than half a century, they have experienced so many such big changes.</text:p>
      <text:p text:style-name="P4">
Contemporary China has a huge change and frequent changes. When we look back on the past and try to give us a overall description of our past few decades of life, we found that our lives are so separated and lacking. It is a few short stories that are not connected to each other: Except for the characters in it, everything is changing, from scenes to vocabulary. Our mentality, our concepts, our status and situation in society, and the attitude and way of treating each other, have repeatedly changed.</text:p>
      <text:p text:style-name="P4">
So I often think that I often look forward to having such a novel or script, and write down several classmates in a certain class in a certain school, a classmate society in 65 years, a classmate society in 75 years, 85 years, 95 years, 95 The classmates of the year, 2005, or 15 years are still those people, but their respective thinking and mood have changed. Some persistence and evasion, forge ahead and depression, friendship, love, betrayal and betrayal, rising and ups and downs, highlights and darkness. At different ages, the topics of everyone will talk very differently. The respective values will be different, and the tone of each other will be very different. Even the popular vocabulary will be very different. But there are some kind of changes in such changes. Through these complex changes and constant changes, it can deeply reveal humanity and reveal the times.</text:p>
      <text:p text:style-name="P4">
"The country is unfortunately a poet, and the words of vicissitudes are working." Our cultural person knowledge person has contributed such a huge system to be worthy of our time, worthy of our struggle, and worthy of our suffering. Through this historical review and reflection, we discover and create our future.</text:p>
      <text:p text:style-name="P4">
(The article only represents the personal position and point of view of the special commentator)</text:p>
      <text:p text:style-name="P4">
News Source: <text:a xlink:type="simple" xlink:href="https://www.rfa.org/mandarin/pinglun/huping/hp-05232023145825.html" text:style-name="Internet_20_link" text:visited-style-name="Visited_20_Internet_20_Link">
https://www.rfa.org/mandarin/pinglun/huping/hp-05232023145825.html</text:a>
</text:p>
      <!--NEWS-->
      <text:h text:style-name="P10" text:outline-level="1">
<text:span text:style-name="T4">
Chairman of the Chinese Competition Commission of China Boarding Micron and China: You should add Changxin to the blacklist</text:span>
</text:h>
      <text:p text:style-name="P4">
Author: None</text:p>
      <text:p text:style-name="P4">
Publisher: Radio Free Asia (Organization)</text:p>
      <text:p text:style-name="P4">
Published Time: 2023-05-23T15:41:00-04:00</text:p>
      <text:p text:style-name="P4">
Modified Time: 2023-05-23T16:04: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3.4618in" draw:z-index="0">
<draw:image xlink:href="../Images/rfamandarin/2023-05-23T15-41-00-04-00/000000.png" xlink:type="simple" xlink:show="embed" xlink:actuate="onLoad" draw:mime-type="image/png"/>
</draw:frame>
Changxin Storage (CXMT) company is located in Hefei, Anhui Province in Hefei, Anhui Province [] <text:a xlink:type="simple" xlink:href="https://www.rfa.org/mandarin/Xinwen/8-05232023153758.html/@@images/image" text:style-name="Internet_20_link" text:visited-style-name="Visited_20_Internet_20_Link">
</text:a>
Changxin Storage official website According to exclusive Reuters, in China, it has decided to block the US Semiconductor Factory Micron(Micron)After the product, the US House of Representatives US -China Competitive Special Committee Chairman Rep. Mikegallagher said on Tuesday (23rd) that the US Department of Commerce should store the Chinese storage chip maker Changxin Storage Technology(CXMT)List in trade blacklist.</text:p>
      <text:p text:style-name="P4">
China Network Regulatory Agency said on Sunday that Micron Technology Inc. did not pass network security censorship, so key infrastructure operators would prevent key infrastructure operators from buying chips from the company.</text:p>
      <text:p text:style-name="P4">
In this regard, MPs of Garrat said in a statement: "The United States must make it clear to the People's Republic of China that it will not tolerate economic coercion to its company or allies. ) Add to the entity list and ensure that the technology of the United States will not flow to Changxin Storage (CXMT), the Yangtze River Storage (YMTC) or other Chinese companies operating in the industry. "</text:p>
      <text:p text:style-name="P4">
Garrat also added that the United States' export licenses granted by foreign semiconductor memory companies operating (China) should not be used in the market vacancies that are used to fill the glory, and South Korean allies should also take the same action to prevent backfilling.</text:p>
      <text:p text:style-name="P4">
Editor -in -chief: Kaidi</text:p>
      <text:p text:style-name="P4">
News Source: <text:a xlink:type="simple" xlink:href="https://www.rfa.org/mandarin/Xinwen/8-05232023153758.html" text:style-name="Internet_20_link" text:visited-style-name="Visited_20_Internet_20_Link">
https://www.rfa.org/mandarin/Xinwen/8-05232023153758.html</text:a>
</text:p>
      <!--NEWS-->
      <text:h text:style-name="P10" text:outline-level="1">
<text:span text:style-name="T4">
American Member: Facing the persecution of the Chinese Communist Party of China and the allies should support Falun Gong</text:span>
</text:h>
      <text:p text:style-name="P4">
Author: None</text:p>
      <text:p text:style-name="P4">
Publisher: Radio Free Asia (Organization)</text:p>
      <text:p text:style-name="P4">
Published Time: 2023-05-23T15:46:00-04:00</text:p>
      <text:p text:style-name="P4">
Modified Time: 2023-05-23T16:23:58-04:00</text:p>
      <text:p text:style-name="P4">
Description: None</text:p>
      <text:p text:style-name="P4">
Videos: []</text:p>
      <text:p text:style-name="P4">
Audios: ["<text:a xlink:type="simple" xlink:href="https://www.rfa.org/mandarin/yataibaodao/shehui/tj-0523202312120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16" text:anchor-type="as-char" svg:width="6.9236in" svg:height="3.88615in" draw:z-index="0">
<draw:image xlink:href="../Images/rfamandarin/2023-05-23T15-46-00-04-00/000000.png" xlink:type="simple" xlink:show="embed" xlink:actuate="onLoad" draw:mime-type="image/png"/>
</draw:frame>
On May 23, the US Congress held a briefing on Falun Gong. <text:a xlink:type="simple" xlink:href="https://www.rfa.org/mandarin/yataibaodao/shehui/tj-05232023121202.html/@@images/image" text:style-name="Internet_20_link" text:visited-style-name="Visited_20_Internet_20_Link">
</text:a>
Reporter Tang Yuanyuan <text:a xlink:type="simple" xlink:href="https://www.rfa.org/mandarin/yataibaodao/shehui/tj-05232023121202.html/@@stream" text:style-name="Internet_20_link" text:visited-style-name="Visited_20_Internet_20_Link">
</text:a>
The persecution of the Chinese authorities on Falun Gong practitioners once again aroused public opinion. On Tuesday, the US Congress specially held a briefing. Members and scholars of the meeting called on the international community to support the freedom of religious beliefs and jointly support the Falun Gong group suppressed by the Chinese authorities.</text:p>
      <text:p text:style-name="P4">
<text:span text:style-name="T4">
<text:span text:style-name="T5">
 <text:a xlink:type="simple" xlink:href="https://www.rfa.org/mandarin/Xinwen/7-05202023161939.html" text:style-name="Internet_20_link" text:visited-style-name="Visited_20_Internet_20_Link">
</text:a>
 </text:span>
*  * </text:span>
<text:a xlink:type="simple" xlink:href="https://www.rfa.org/mandarin/yataibaodao/junshiwaijiao/cm-05152023104558.html" text:style-name="Internet_20_link" text:visited-style-name="Visited_20_Internet_20_Link">
 </text:a>
 <text:span text:style-name="T4">
  * </text:span>
<text:a xlink:type="simple" xlink:href="https://www.rfa.org/mandarin/Xinwen/4-02262023110029.html" text:style-name="Internet_20_link" text:visited-style-name="Visited_20_Internet_20_Link">
 </text:a>
***<text:a xlink:type="simple" xlink:href="https://www.rfa.org/mandarin/Xinwen/3-12012022112443.html" text:style-name="Internet_20_link" text:visited-style-name="Visited_20_Internet_20_Link">
<text:span text:style-name="T4">
 Jiang Zemin's death Falun Gong group vowed to continue to investigate the CCP's persecution </text:span>
</text:a>
Since Jiang Zemin announced the suppression of Falun Gong in 1999, the Chinese authorities have continued to this day to the persecution of this folk religious group. The Rights Protection Network's "Mainland China in Politics and Conscience in Mainland China" stated that the cruel suppression of the CCP authorities on Falun Gong is still continuous, but the resistance of Falun Gong practitioners is still as always without fear. Falun Gong practitioners are the largest groups in the case collected every month.</text:p>
      <text:p text:style-name="P4">
It is generally believed that the relevant statistics of Chinese folk platforms are only the tip of the iceberg. In reality, more Falun Gong may be persecuted by the Chinese authorities.</text:p>
      <text:p text:style-name="P4">
<text:span text:style-name="T4">
 Member: Falun Gong practitioners are persecuted just because of faith </text:span>
</text:p>
      <text:p text:style-name="P4">
To this end, the International House of Representatives The Core Religious Freedom Group (The International Religious Freedom Caucus)A briefing was held on Tuesday. At the briefing, Gusbilirakis, a member of Florida in the United States, condemned the long -term history of the Chinese Communist Party to compress and extinction the long -term history of the Chinese Communist Party. The culture, Falun Gong is one of the main goals of the Chinese authorities. In the hands of the Communist Party of China, Falun Gong practitioners have been sued, threatened, reviewed, detained, forced labor, abuse, strong organs, and even death. They simply because of their faith. "</text:p>
      <text:p text:style-name="P4">
<draw:frame draw:style-name="fr1" draw:name="Image117" text:anchor-type="as-char" svg:width="6.9236in" svg:height="4.305614in" draw:z-index="0">
<draw:image xlink:href="../Images/rfamandarin/2023-05-23T15-46-00-04-00/000001.png" xlink:type="simple" xlink:show="embed" xlink:actuate="onLoad" draw:mime-type="image/png"/>
</draw:frame>
American Representative Gusbilirakis spoke at the briefing. (Photo by reporter Tang Yuanyuan) <text:a xlink:type="simple" xlink:href="https://www.rfa.org/mandarin/yataibaodao/shehui/tj-05232023121202.html/571672474e8c.jpg" text:style-name="Internet_20_link" text:visited-style-name="Visited_20_Internet_20_Link">
</text:a>
Ninashea, director of the Religious Liberty Center of the Washington Institute of Washington Think Tank, also said at the meeting: "Among all religious oppression in the world, the violence of the Communist Party of China for Falun Gong is not often the outside world. It was discussed, but it was very serious, even the degree of religious extinction ... ... The Chinese authorities persecuted 70 million to 100 million Falun Gong believers in China, and the Chinese government arrested them, forced labor, torture, and abuse on them. Many believers disappear or die. "</text:p>
      <text:p text:style-name="P4">
West Asia also pointed out that in the illegal overseas police station established by the Chinese authorities in Manhattan, New York, their overseas police stations have illegally oppressed and harassed Falun Gong practitioners in the United States.</text:p>
      <text:p text:style-name="P4">
<text:span text:style-name="T4">
 Zhou Zixing: The father was not a Falun Gong believers but the authorities were sentenced to Falun Gong on the grounds of faith. </text:span>
</text:p>
      <text:p text:style-name="P4">
At the meeting, Falun Gong practitioners and relevant family members who were persecuted by the Chinese authorities also shared their encounters. In the oil pipe (YouTube)Zhou Zixing, a blogger who runs a military channel, said that his mother was Falun Gong practitioner, but his father was not. However, after his father returned to China from the United States recently, he was secretly detained by the authorities for participating in Falun Gong for 8 years. There is not much difference between the primary and criminals, so I sentence my father for 8 years. "</text:p>
      <text:p text:style-name="P4">
Zhou Zixing said: "My grandfather died last year. I couldn't go to his funeral because if I returned to China, I would be put in jail. My father could not go to the funeral because he had been in prison."</text:p>
      <text:p text:style-name="P4">
Falun Gong practitioner Ji Yunzhi was persecuted for a long time because of his belief and died during his sentence in March last March. Ji Yunzhi's son Simon Zhang also attended the Ninthon of Tuesday.</text:p>
      <text:p text:style-name="P4">
Simon Zhang said that his mother has been imprisoned many times due to Falun Gong. In prison, Ji Yunzhi was tortured by electric shock abuse, forced labor, etc., and serious malnutrition: "((the first two of my mother was detained) Only when she died, she could take her home. Her life was dying because of torture and abuse. In the Lunar New Year in 2022, she was arrested again. This was 3 days before the opening of the Beijing Winter Olympics. The police rushed into our house and found the relevant Falun Gong's books. Then, she tried to protest in a stride at the detention center, but the guard forced to feed, abuse and humiliate her, causing her to be sent to the hospital for rescue. "Ji Yunzhi died unfortunately after spending a month in the hospital.</text:p>
      <text:p text:style-name="P4">
<text:span text:style-name="T4">
 American Member: The Chinese government must be responsible for infringing human rights </text:span>
</text:p>
      <text:p text:style-name="P4">
Regarding the persecution of Falun Gong practitioners, MPs of Billy Rakis called on the US government and Congress to take action: "The United States and the United States should pass a firm signal to defend basic human rights together. Freedom of belief should be protected worldwide. The United States is a free country. We have the responsibility and obligation to do this. No one should be intimidated, driven away from the land of the ancestors, detained, or even murder because of faith. We should not be afraid of the Chinese government, but should ask China to bear the responsibility of infringement of human rights. "</text:p>
      <text:p text:style-name="P4">
Simon Zhang called on the US government to sanction Chinese officials who persecute Falun Gong practitioners: "Many Chinese police and officials are afraid of being sanctioned because if they are sanctioned, their children cannot come to the United States to study, and they cannot immigrate to the United States after retirement. They will also lose the property of the United States. Therefore, I hope that the US government can sanction these Chinese officials. "</text:p>
      <text:p text:style-name="P4">
Reporter: Tang Yuanyuan Responsible: He Ping.com Editor: Hong Wei</text:p>
      <text:p text:style-name="P4">
News Source: <text:a xlink:type="simple" xlink:href="https://www.rfa.org/mandarin/yataibaodao/shehui/tj-05232023121202.html" text:style-name="Internet_20_link" text:visited-style-name="Visited_20_Internet_20_Link">
https://www.rfa.org/mandarin/yataibaodao/shehui/tj-05232023121202.html</text:a>
</text:p>
      <!--NEWS-->
      <text:h text:style-name="P10" text:outline-level="1">
<text:span text:style-name="T4">
Chairman of the Foreign Committee of the US House of Representatives: WHO's indulgence of the Communist Party of China to exclude Taiwan is wrong</text:span>
</text:h>
      <text:p text:style-name="P4">
Author: None</text:p>
      <text:p text:style-name="P4">
Publisher: Radio Free Asia (Organization)</text:p>
      <text:p text:style-name="P4">
Published Time: 2023-05-23T15:46:17-04:00</text:p>
      <text:p text:style-name="P4">
Modified Time: 2023-05-23T15:46: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4.612011in" draw:z-index="0">
<draw:image xlink:href="../Images/rfamandarin/2023-05-23T15-46-17-04-00/000000.png" xlink:type="simple" xlink:show="embed" xlink:actuate="onLoad" draw:mime-type="image/png"/>
</draw:frame>
The picture shows the protesters rally in Taipei in Taiwan, and expressed dissatisfaction with the World Health Organization's exclusion of Taiwan <text:a xlink:type="simple" xlink:href="https://www.rfa.org/mandarin/Xinwen/9-05232023154221.html/@@images/image" text:style-name="Internet_20_link" text:visited-style-name="Visited_20_Internet_20_Link">
</text:a>
The 76th World Health Conference (WHA) is held in Geneva this week, and Taiwan has not been invited to participate for 7 consecutive years. Michaelmccaul, chairman of the US House of Foreign Council, voted on the 23rd of the U.S. Congress, referring to the CCP's authoritarian agenda, and excluding Taiwan is seriously wrong. He also said that this highlights the huge influence of the Beijing system in the United Nations system, and the United States should take more resistance measures. The title of McMacon's investment book is "Taiwan should have a place in WHA." He said in the article that because the CCP hidden new crown virus epidemic, a large number of people around the world died of infection and economic collapse; in comparison, the world benefited from Taiwan's generous donation of personal protection equipment (PPE) and good epidemic prevention measures. But it is the Chinese Communist Party, not Taiwan, but not Taiwan. McCord also said that although the United States is currently the largest funding country in the United Nations, the CCP is good at controlling the United Nations system and distorting order -based order, suppressing critics' voices, and rationalizing its own authority. The country's current or future loans and assistance. McCall finally appealed that the United States must take more measures to resist the malicious impact of the CCP's entire United Nations system, and the first step is to decisively support Taiwan to participate in the WHA. Editor -in -chief: Kaidi</text:p>
      <text:p text:style-name="P4">
News Source: <text:a xlink:type="simple" xlink:href="https://www.rfa.org/mandarin/Xinwen/9-05232023154221.html" text:style-name="Internet_20_link" text:visited-style-name="Visited_20_Internet_20_Link">
https://www.rfa.org/mandarin/Xinwen/9-05232023154221.html</text:a>
</text:p>
      <!--NEWS-->
      <text:h text:style-name="P10" text:outline-level="1">
<text:span text:style-name="T4">
Indian Prime Minister Modi was warmly welcomed by Australia</text:span>
</text:h>
      <text:p text:style-name="P4">
Publisher: 法新社</text:p>
      <text:p text:style-name="P4">
Published Time: 2023-05-23T16:02:08+00:00</text:p>
      <text:p text:style-name="P4">
Modified Time: 2023-05-23T15:35:02+00:00</text:p>
      <text:p text:style-name="P4">
Description: (Agence France -Presse, Sydney, 23rd) Australia today welcomes Indian Prime Minister Narendra Modi to praise the Indian leader. In his visit, he focused on trade and bilateral relations. Avoid talk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5-23T16-02-08-00-00/000000.png" xlink:type="simple" xlink:show="embed" xlink:actuate="onLoad" draw:mime-type="image/png"/>
</draw:frame>
Modi's Sydney Olympic Park, which can accommodate 21,000 people today, held a campaign -like rally and was the host of Anthonyalbanese, Australian Prime Minister.</text:p>
      <text:p text:style-name="P4">
India is the most populous market in the world, and it can compete with China's increasingly increasingly increased military, diplomatic, and economic influence. The Australian government is greatly attracted and is trying to show it to India.</text:p>
      <text:p text:style-name="P4">
In the shout of "Modi!Modi!Modi!", Angonis introduced Modi to the Indian Australians with the title of "Dear Friends" and praised Modi to make Australia "stronger, more more tolerate".</text:p>
      <text:p text:style-name="P4">
Anganis said that he saw the last stage on this stage the American rock singer Bruce Springer, but "he was not as popular as Prime Minister Modi."</text:p>
      <text:p text:style-name="P4">
Angonis smiled and called Modi with the nickname "The Boss" of Brucestine, boasting that they had met 6 times in the past six months.</text:p>
      <text:p text:style-name="P4">
This is an unusual personal support for Modi. Modi, who will strive for re -election next year, is a nationalist leader. He is criticized for democratic retreat and discrimination against non -Indianism.</text:p>
      <text:p text:style-name="P4">
When Modi responded to Angonis's praise, it enumerated the common preferences of many people in series, from crickets to curry, yoga to TV show cheff (Masterchef), and pointed out: "The most important cornerstone in Indian -Australia relations is the cornerstone is the cornerstone is the cornerstone is the cornerstone of Australia. Trust and respect each other. "</text:p>
      <text:p text:style-name="P4">
Modi has visited the first Australian visit since he took office yesterday in 2014. Behind each other's compliments, there are rational strategies and political considerations.</text:p>
      <text:p text:style-name="P4">
When Australia, in the face of increasingly tough China, it is also looking for economic and political partners in the turbulent regional relations.</text:p>
      <text:p text:style-name="P4">
India's economic performance has been undulating because of some wrong policies. But hundreds of millions of people got rid of poverty.</text:p>
      <text:p text:style-name="P4">
Ianhall, a professor of international relations at Griffith University of Brisbane, told AFP: "What we have jointly seen in this co -monument is the integration of Australia and India's domestic and foreign policies."</text:p>
      <text:p text:style-name="P4">
Hall said: "Both leaders are seeking funds and support. They are centered on Indian diasporas scattered in Australia and use the advantages of bilateral cooperation."</text:p>
      <text:p text:style-name="P4">
News Source: <text:a xlink:type="simple" xlink:href="https://www.rfi.fr/cn/%E5%9B%BD%E9%99%85%E6%8A%A5%E9%81%93/20230523-%E5%8D%B0%E5%BA%A6%E6%80%BB%E7%90%86%E8%8E%AB%E8%BF%AA%E8%AE%BF%E9%97%AE%E6%BE%B3%E6%B4%B2%E5%8F%97%E5%88%B0%E7%83%AD%E7%83%88%E6%AC%A2%E8%BF%8E" text:style-name="Internet_20_link" text:visited-style-name="Visited_20_Internet_20_Link">
https://www.rfi.fr/cn/%E5%9B%BD%E9%99%85%E6%8A%A5%E9%81%93/20230523-%E5%8D%B0%E5%BA%A6%E6%80%BB%E7%90%86%E8%8E%AB%E8%BF%AA%E8%AE%BF%E9%97%AE%E6%BE%B3%E6%B4%B2%E5%8F%97%E5%88%B0%E7%83%AD%E7%83%88%E6%AC%A2%E8%BF%8E</text:a>
</text:p>
      <!--NEWS-->
      <text:h text:style-name="P10" text:outline-level="1">
<text:span text:style-name="T4">
" laughing fruit incident &amp; quot; perspective: Chinese social report phenomenon rolled up</text:span>
</text:h>
      <text:p text:style-name="P4">
Author: None</text:p>
      <text:p text:style-name="P4">
Publisher: Radio Free Asia (Organization)</text:p>
      <text:p text:style-name="P4">
Published Time: 2023-05-23T16:05:00-04:00</text:p>
      <text:p text:style-name="P4">
Modified Time: 2023-05-23T16:20:08-04:00</text:p>
      <text:p text:style-name="P4">
Description: None</text:p>
      <text:p text:style-name="P4">
Videos: []</text:p>
      <text:p text:style-name="P4">
Audios: ["<text:a xlink:type="simple" xlink:href="https://www.rfa.org/mandarin/yataibaodao/renquanfazhi/jw-0523202310154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20" text:anchor-type="as-char" svg:width="6.9236in" svg:height="5.516546in" draw:z-index="0">
<draw:image xlink:href="../Images/rfamandarin/2023-05-23T16-05-00-04-00/000000.png" xlink:type="simple" xlink:show="embed" xlink:actuate="onLoad" draw:mime-type="image/png"/>
</draw:frame>
Chinese comedian actor House said on the stage that he saw two wild dogs chasing pine rat, thinking of "can win the battle and excellent style", causing a big disaster. <text:a xlink:type="simple" xlink:href="https://www.rfa.org/mandarin/yataibaodao/renquanfazhi/jw-05232023101542.html/@@images/image" text:style-name="Internet_20_link" text:visited-style-name="Visited_20_Internet_20_Link">
</text:a>
Reuters picture <text:a xlink:type="simple" xlink:href="https://www.rfa.org/mandarin/yataibaodao/renquanfazhi/jw-05232023101542.html/@@stream" text:style-name="Internet_20_link" text:visited-style-name="Visited_20_Internet_20_Link">
</text:a>
Recently, Li Haoshi, an actor of China Xiaoguo Culture Company, was reported and was reported by the police for the so -called "insulting the people of the people's children". Some scholars have pointed out that the phenomenon of reporting has been in the past political movements in China, and this time the "laughter incident" was resolved, it was another political expression.</text:p>
      <text:p text:style-name="P4">
<text:a xlink:type="simple" xlink:href="https://www.rfa.org/mandarin/yataibaodao/meiti/gt2-05162023080156.html" text:style-name="Internet_20_link" text:visited-style-name="Visited_20_Internet_20_Link">
<text:span text:style-name="T4">
 talk show quoted Xi Jinping's "excellent style can win the battle" was accused of insulting the army </text:span>
</text:a>
  * <text:span text:style-name="T4">
<text:a xlink:type="simple" xlink:href="https://www.rfa.org/mandarin/yataibaodao/kejiaowen/ql1-11092021041429.html" text:style-name="Internet_20_link" text:visited-style-name="Visited_20_Internet_20_Link">
 </text:a>
</text:span>
<text:span text:style-name="T5">
<text:a xlink:type="simple" xlink:href="https://www.rfa.org/mandarin/yataibaodao/kejiaowen/ql1-07152021074124.html" text:style-name="Internet_20_link" text:visited-style-name="Visited_20_Internet_20_Link">
<text:span text:style-name="T4">
 Sichuan University Student Military Training During Military Training, "reporting" with each other </text:span>
</text:a>
</text:span>
<text:a xlink:type="simple" xlink:href="https://www.rfa.org/mandarin/yataibaodao/kejiaowen/ql1-09032021044445.html" text:style-name="Internet_20_link" text:visited-style-name="Visited_20_Internet_20_Link">
<text:span text:style-name="T4">
 Teacher's supplementary classes were reported to be expelled from students: "Although benefited a lot, the last network is exhausted" </text:span>
</text:a>
<text:span text:style-name="T5">
[</text:span>
<text:span text:style-name="T5">
 Hong Kong's "post -National Security Times": The academic reports are reported to be the objects and students of the wind.(https://www.rfa.org/mandarin/yataibaodao/gangtai/ac-07092021070220.html)</text:span>
<text:span text:style-name="T5">
 Li Haoshi talk show content was reported to the authorities for investigation </text:span>
*</text:p>
      <text:p text:style-name="P4">
In the middle of this month, a Chinese talk show caused a sensation in public opinion. Netizens uploaded the performance video clip of House, a talk show actor of the Guo Culture on May 13, showing that Li Haoshi ridiculed in the performance. He picked up two wild dogs from the mountain. When he saw the wild dog chasing pine squirrels, " I just want to say eight characters in my heart: excellent style, can win the battle. "</text:p>
      <text:p text:style-name="P4">
The discussion of netizens caused by these eight words once rushed on Weibo hot search. Some netizens believe that "this is an insult to the people of the people's children" and "this manuscript is not appropriate, and it can be joked with nothing."</text:p>
      <text:p text:style-name="P4">
As soon as the incident came out, although Li Haoshi and Xiao Guo culture issued an apology statement for the first time, it still attracted a number of official media. On the afternoon of the 16th, Xinhua News Agency's Weibo official number posted: "'Listening to the party's command, can win the battle, and excellent style', each word cannot be offended!" The People's Daily also released a comment on the same day, "One -sided pursuit of laughter fruit and At the expense of stepping on the line, you caught up with a misunderstanding. "</text:p>
      <text:p text:style-name="P4">
With the fermentation of public opinion in the past few days, Li Haoshi and the smiling fruit culture company belonged to the relevant departments by Chinese netizens. The Beijing and Shanghai Cultural Tourism departments immediately involved in the investigation, and the police quickly followed up.</text:p>
      <text:p text:style-name="P4">
Wang Juntao, a Chinese political scholar in the United States, said in an interview with this station that reporting itself is not a problem, and Western democratic countries also generally have a "whistle" system. However, in China, whether the punishment mechanism after reporting can follow laws and regulations is the focus.</text:p>
      <text:p text:style-name="P4">
"I think the report is not a problem. The main problem is persecution. In the rule of law society, all reporting materials must be disclosed in the procedure and approved. The two parties must debate. Based on. "He said," Under the dictatorship of Xi Jinping in China and the Communist Party, they regard the safeguarding the preservation of the regime and dictatorship as the standard of the right and non -standards, and the persecution of citizens does not follow the procedures for public and reasonable China Criminal Procedure Law. "</text:p>
      <text:p text:style-name="P4">
The police of Beijing Chaoyang District reported on the 17th that "the plot of serious insults of the people's army during the performance for actor Li Moumou (male, 31 years old), a cultural company actor Li Moumou (male, 31 years old), which caused bad social impact. "</text:p>
      <text:p text:style-name="P4">
At the same time, the Beijing Municipal Cultural Tourism Bureau also announced an administrative penalty on Swordsman Culture on the same day. It confiscated more than 1.32 million yuan in illegal income and fined more than 12.25 million yuan. The personnel and its performance brokerage agencies and the operating units operated by the performance field "further accountable in accordance with laws and regulations." The relevant Shanghai municipal departments also announced that they were discussed simultaneously and severely trained the company involved in the first time.</text:p>
      <text:p text:style-name="P4">
<draw:frame draw:style-name="fr1" draw:name="Image121" text:anchor-type="as-char" svg:width="6.9236in" svg:height="4.619339in" draw:z-index="0">
<draw:image xlink:href="../Images/rfamandarin/2023-05-23T16-05-00-04-00/000001.png" xlink:type="simple" xlink:show="embed" xlink:actuate="onLoad" draw:mime-type="image/png"/>
</draw:frame>
On May 17, 2023, the notice of canceling the performance of Xiaoguo Company was canceled outside a theater of Shanghai. (Agencelet) [] <text:a xlink:type="simple" xlink:href="https://www.rfa.org/mandarin/yataibaodao/renquanfazhi/jw-05232023101542.html/afp.jpeg" text:style-name="Internet_20_link" text:visited-style-name="Visited_20_Internet_20_Link">
</text:a>
After the official shot, the former editor -in -chief of the party media "Global Times", Hu Xijin posted on Weibo, supporting Xiao Guo culture. He wrote: "Is the culture of the Chinese People's Liberation Army challenged? I don't think it!" But this time, Hu Xijin's public opinion guidance work was collectively discussed by many netizens. Later, Hu Xi changed his stance to change his tone to support the punishment of laughing fruit culture. He also said that "the bottom line will pay a heavy price!"</text:p>
      <text:p text:style-name="P4">
Hu Ping, editor -in -chief of the honorary editor -in -chief of overseas political journals living in New York, USA, told the station that the authorities were strictly, fast, and re -handled the reports of Li Haoshi and Swordsman culture, and released a dangerous signal in China today.</text:p>
      <text:p text:style-name="P4">
"This incident is a very dangerous signal, that is, the authorities must strengthen the text prison and strengthen the crime of language. Using the so -called masses to disclose, it will cause a wider fear effect. This is no stranger to us as the person in the Cultural Revolution." He said, "Things have now reached this step, in this sense, it is completely the deadly repetition of the practice of the Cultural Revolution."</text:p>
      <text:p text:style-name="P4">
However, Hu Ping believes that the political high pressure of the Cultural Revolution for ten years directly caused the liberation of ideological liberation in the later system, which is currently concerned by Xi Jinping authorities. He said: "Now Xi Jinping is going to re -engage in this set, it will definitely evoke many painful memories of the humanities revolution, and many people will resist this approach."</text:p>
      <text:p text:style-name="P4">
The news disclosed by the Internet on the Internet shows that the personal information of the "laughter incident" reporter is also exposed by netizens, and it is also questioned and attacked by many netizens.<text:span text:style-name="T4">
 Reporting the most prosperous Cultural Revolution: the collective trauma of a generation </text:span>
</text:p>
      <text:p text:style-name="P4">
Under political high pressure, the reporting behavior seems to be the sequelae since the establishment of the Communist Party of China. During the ten years of the Cultural Revolution, the incidents of their children and couples that caused their deaths to cause their families to be broken. Under the harsh political oppression, everyone has become an eternal trauma for a generation since everyone is in danger.</text:p>
      <text:p text:style-name="P4">
China ’s official Media’ s Daily Online has reproduced an interview report from the Beijing News, telling that a Red Guard in the Cultural Revolution reported his mother and was shot after being shot.</text:p>
      <text:p text:style-name="P4">
In this report, Zhang Hongbing, who has become a lawyer of Beijing Bosheng Law Firm, tells his wishes. In 1970, Zhang Hongbing's mother, Fang Zhongmou, said at home with some remarks that supported Liu Shaoqi and criticized Mao Zedong, and was reported by Zhang Hongbing. Fang Zhongmou's remarks were characterized as "anti -revolutionary" and were shot dead two months later. In 1980, the case of Fang Zhongmou was rehabilitated. At that time, the court ruled that "the killing was unjust, and Zhao Xue should be given."</text:p>
      <text:p text:style-name="P4">
Zhang Hongbing said, "At that time, everyone was wrapped in a kind of atmosphere, and they couldn't run. The kindness, beauty in my human nature was completely and irreparable." It was tortured by the inner pain and applied to the relevant departments since 2011. I hope that the mothers' cemeteries are cultural relics, but they have not been successful.</text:p>
      <text:p text:style-name="P4">
Zhang Hongbing emphasized that the disclosure of the painful experience was to hope that people remember the cruelty of the history.</text:p>
      <text:p text:style-name="P4">
Chen Chuangchuang, the executive chief of the Chinese Democratic Party Committee and a lawyer in New York, pointed out that China's reporting phenomenon did not begin with the Cultural Revolution, but the Cultural Revolution was the most prosperous.</text:p>
      <text:p text:style-name="P4">
"Reporting this atmosphere, environment, habits, or even culture, is not just to have the Cultural Revolution. This does not allow you to be peaceful in any private small environment. In the performance of the entire political system, loyalty is the most important. This loyalty is just a personal loyalty to Xi Jinping. In the past few years, Xi Jinping is very concerned about improving the image of the soldiers. In fact, he just wants the army to play Taiwan for him. It becomes more sensitive. "</text:p>
      <text:p text:style-name="P4">
Chen Chuangchuang believes that, in view of the Chinese public opinion environment under Xi Jinping, the results of the "laughter incident" are not optimistic, and Li Haoshi himself may also face unreamulated persecution.</text:p>
      <text:p text:style-name="P4">
Reporter: Jingwei Responsibility: He Ping.com Editor: Hong Wei <text:span text:style-name="T4">
<text:span text:style-name="T5">
*</text:span>
 </text:span>
**</text:p>
      <text:p text:style-name="P4">
News Source: <text:a xlink:type="simple" xlink:href="https://www.rfa.org/mandarin/yataibaodao/renquanfazhi/jw-05232023101542.html" text:style-name="Internet_20_link" text:visited-style-name="Visited_20_Internet_20_Link">
https://www.rfa.org/mandarin/yataibaodao/renquanfazhi/jw-05232023101542.html</text:a>
</text:p>
      <!--NEWS-->
      <text:h text:style-name="P10" text:outline-level="1">
<text:span text:style-name="T4">
The United States Pakistan has signed a security agreement Australia to welcome China to be alert to geopolitical games</text:span>
</text:h>
      <text:p text:style-name="P4">
Author: chinese@voanews.com (杨安)</text:p>
      <text:p text:style-name="P4">
Publisher: 美国之音中文网 (Type: NewsMediaOrganization)</text:p>
      <text:p text:style-name="P4">
Published Time: 2023-05-23T16:08:16+08:00</text:p>
      <text:p text:style-name="P4">
Modified Time: 2023-05-23 08:08:16Z</text:p>
      <text:p text:style-name="P4">
Description: The United States and Papua New Guinea signed a security agreement on Monday (May 22, 2023), which included allowing the U.S. military to enter the Pakistani waters and ports, which is considered to curb China's influence in the region's increasingly growth. In response to the signing of these agreements, China claims to be alert to a geopolitical game in the name of cooperation, and Australia welcomes.</text:p>
      <text:p text:style-name="P4">
Videos: []</text:p>
      <text:p text:style-name="P4">
Images: []</text:p>
      <text:p text:style-name="P4">
Categories: ['亚太', '美国', '中国']</text:p>
      <text:p text:style-name="P4">
Type: None</text:p>
      <!--METADATA-->
      <text:p text:style-name="P4">
Nonenone</text:p>
      <text:p text:style-name="P4">
News Source: <text:a xlink:type="simple" xlink:href="https://www.voachinese.com/a/reaction-to-us-png-defense-pact-20230523/7105058.html" text:style-name="Internet_20_link" text:visited-style-name="Visited_20_Internet_20_Link">
https://www.voachinese.com/a/reaction-to-us-png-defense-pact-20230523/7105058.html</text:a>
</text:p>
      <!--NEWS-->
      <text:h text:style-name="P10" text:outline-level="1">
<text:span text:style-name="T4">
The Greek left -wing alliance is expected to seek the second round of elections</text:span>
</text:h>
      <text:p text:style-name="P4">
Author: 联合早报 (Person)</text:p>
      <text:p text:style-name="P4">
Publisher: 联合早报 (Organization)</text:p>
      <text:p text:style-name="P4">
Published Time: 2023-05-23T16:11</text:p>
      <text:p text:style-name="P4">
Modified Time: 2023-05-23T16:59</text:p>
      <text:p text:style-name="P4">
Description: The Greek leftist party will be authorized to form a joint government on Tuesday (May 23), but they are expected to seek a second round of voting. Reuters reported that the New Democratic Party led by the Greek Prime Minister Mizttiis Sunday (21st) won 40.8%of the election ...</text:p>
      <text:p text:style-name="P4">
Videos: []</text:p>
      <text:p text:style-name="P4">
Audios: []</text:p>
      <text:p text:style-name="P4">
Images: []</text:p>
      <text:p text:style-name="P4">
Type: NewsArticle</text:p>
      <text:p text:style-name="P4">
Breadcrumbs: ['即时', '国际']</text:p>
      <text:p text:style-name="P4">
Keywords: ['希腊', '选举']</text:p>
      <!--METADATA-->
      <text:p text:style-name="P4">
The Greek leftist party will be authorized to form a joint government on Tuesday (May 23), but they are expected to seek a second round of voting.</text:p>
      <text:p text:style-name="P4">
Reuters reports that the New Democratic Party led by the Greek Prime Minister Miztttis received 40.8%of the votes on Sunday (21st) in the election, and the left -wing league's voting rate was 20.1%. The New Democratic Party won 146 seats, and most of them were absolutely worse.</text:p>
      <text:p text:style-name="P4">
Mizetkis on Monday (22nd) stated that refusing to form a cabinet with other political parties means that the second round of elections are expected to be carried out on June 25. Mizotis has previously stated that the new Democratic Party can govern independently.</text:p>
      <text:p text:style-name="P4">
Without the New Democratic Party, other Partys have not enough seats to organize the cabinet; all election parties have stated that they will not negotiate any negotiations. The left -wing league said that the "last battle" has not yet arrived, suggesting that it will seek a second round of elections. The leader of the left -wing alliance, Ziplas, said in a TV statement on Monday: "In the coming election, our primary task is to prevent a omnidirectional and unprepared rulers and prime ministers. Leadership in the political structure. "</text:p>
      <text:p text:style-name="P4">
The Greek President Sacraroperu has given the top three political parties for three days to organize a cabinet negotiations from Monday. If the pavilion is successful, the new Greek government will be established; if these three parties have failed, they will enter the second round of elections. Sacraropu will authorize Ziplas to try to form a pavilion at 8 am (at 4 pm Singapore time) on Tuesday.</text:p>
      <text:p text:style-name="P4">
The second round of elections will adopt the "floating ratio reward seat system" that has been revised in 2020, that is, the maximum effective voting ratio ratio is greater than or equal to 25%, and 20 reward seats can be obtained. 40%can get a maximum of 50 reward seats, thereby increasing the possibility of a separate cabinet that won the election. All political parties are qualified to run again.</text:p>
      <text:p text:style-name="P4">
News Source: <text:a xlink:type="simple" xlink:href="https://www.zaobao.com.sg/realtime/world/story20230523-1397450" text:style-name="Internet_20_link" text:visited-style-name="Visited_20_Internet_20_Link">
https://www.zaobao.com.sg/realtime/world/story20230523-1397450</text:a>
</text:p>
      <!--NEWS-->
      <text:h text:style-name="P10" text:outline-level="1">
<text:span text:style-name="T4">
Xie Feng's act of being the Chinese Ambassador to the United States &amp; quot;</text:span>
</text:h>
      <text:p text:style-name="P4">
Author: None</text:p>
      <text:p text:style-name="P4">
Publisher: Radio Free Asia (Organization)</text:p>
      <text:p text:style-name="P4">
Published Time: 2023-05-23T16:18:00-04:00</text:p>
      <text:p text:style-name="P4">
Modified Time: 2023-05-23T16:54:01-04:00</text:p>
      <text:p text:style-name="P4">
Description: None</text:p>
      <text:p text:style-name="P4">
Videos: []</text:p>
      <text:p text:style-name="P4">
Audios: ["<text:a xlink:type="simple" xlink:href="https://www.rfa.org/mandarin/yataibaodao/junshiwaijiao/sc-0523202312401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22" text:anchor-type="as-char" svg:width="6.9236in" svg:height="4.612011in" draw:z-index="0">
<draw:image xlink:href="../Images/rfamandarin/2023-05-23T16-18-00-04-00/000000.png" xlink:type="simple" xlink:show="embed" xlink:actuate="onLoad" draw:mime-type="image/png"/>
</draw:frame>
On May 23, 2023, the new Chinese ambassador to the United States Xie Feng arrived at Kennedy International Airport, New York. <text:a xlink:type="simple" xlink:href="https://www.rfa.org/mandarin/yataibaodao/junshiwaijiao/sc-05232023124015.html/@@images/image" text:style-name="Internet_20_link" text:visited-style-name="Visited_20_Internet_20_Link">
</text:a>
Reuters <text:a xlink:type="simple" xlink:href="https://www.rfa.org/mandarin/yataibaodao/junshiwaijiao/sc-05232023124015.html/@@stream" text:style-name="Internet_20_link" text:visited-style-name="Visited_20_Internet_20_Link">
</text:a>
China's new ambassador to the United States Xie Feng has arrived in the United States on Tuesday. Does Xie Feng, 59, go to Washington and take office. Does it mean that China's policy of US policies will change?</text:p>
      <text:p text:style-name="P4">
<text:a xlink:type="simple" xlink:href="https://www.rfa.org/mandarin/yataibaodao/junshiwaijiao/bx-01122023101347.html" text:style-name="Internet_20_link" text:visited-style-name="Visited_20_Internet_20_Link">
<text:span text:style-name="T4">
 The Chinese Ministry of Foreign Affairs is expected to be the ambassador to the United States? </text:span>
</text:a>
<text:span text:style-name="T4">
 Xie Feng as a signal of the Chinese ambassador to the United States, the ease of relations between the two countries? </text:span>
</text:p>
      <text:p text:style-name="P4">
Xie Feng worked at the United States of the North American Oceania Department of the Ministry of Foreign Affairs of China. Later, he went to the Chinese Embassy in the United States in 2000 and held a number of positions there. In 2008, Xie Feng served as the ambassador to the Chinese Embassy in the United States. In 2010, he became the director of the North American Oceania Department of the Ministry of Foreign Affairs of China. In 2021, he served as the Deputy Minister of Foreign Affairs of China.</text:p>
      <text:p text:style-name="P4">
Bonnieglaser, Director of the Indian Program in Washington, Washington, DC, said in an interview with this station that Xie Feng was different from the previous Chinese ambassador Qin Gang. She said: "Xie Feng has been dealing with the United States for a long time. He is an expert who has been responsible for American affairs in the Ministry of Foreign Affairs, and Qin Gang has no strong background in the United States and China. So I think this is a one Important differences. "</text:p>
      <text:p text:style-name="P4">
In the video meeting between the US President Biden Biden and Chinese leader Xi Jinping last November, Xie Feng attended as a participant. In recent years, Xie Feng has also exchanged and meet with representatives of the American industry, overseas Chinese, and local states many times. The US "Wall Street Journal" reported that Xie Feng became the Chinese ambassador to the United States "may release a signal", that is, under the recent series of diplomatic frictions, "the Chinese government is still willing to improve communication."</text:p>
      <text:p text:style-name="P4">
Qin Gang, the last ambassador to the United States in China, has left him on January 2 this year. Ge Laiyi said that since China has not sent the ambassador to the United States for several months, this has hindered the communication between the US -China governments to some extent. She said: "There is a Chinese ambassador to discuss the various progress that happened, and meet with ordinary public, talk to think tanks, and talk to other states to talk to the business community. This is important."</text:p>
      <text:p text:style-name="P4">
<draw:frame draw:style-name="fr1" draw:name="Image123" text:anchor-type="as-char" svg:width="6.9236in" svg:height="4.727521in" draw:z-index="0">
<draw:image xlink:href="../Images/rfamandarin/2023-05-23T16-18-00-04-00/000001.png" xlink:type="simple" xlink:show="embed" xlink:actuate="onLoad" draw:mime-type="image/png"/>
</draw:frame>
On May 23, 2023, the new Chinese ambassador to the United States Xie Feng arrived at Kennedy International Airport, New York. (Reuters) [] <text:a xlink:type="simple" xlink:href="https://www.rfa.org/mandarin/yataibaodao/junshiwaijiao/sc-05232023124015.html/2023-05-23t183957z_1223711575_rc2i41aqs9uq_rtrmadp_3_usa-china-ambassador.jpg" text:style-name="Internet_20_link" text:visited-style-name="Visited_20_Internet_20_Link">
</text:a>
<text:span text:style-name="T4">
 Scholars' point of view: Ambassador is an executor and not the decision to policy </text:span>
</text:p>
      <text:p text:style-name="P4">
Ge Laiyi also pointed out that the role that the ambassador can actually play is limited: "Ambassador can help set a positive tone for the relationship between the two countries, but the ambassador does not really make a decision to make relevant policies. This is not the ambassador's ambassador Role. He will be an executor, but he can still have a positive or negative effect on the relationship. "</text:p>
      <text:p text:style-name="P4">
According to several media reports, Xie Feng had previously established a solid relationship with the former Chinese Foreign Minister Yang Jiechi at the Chinese Embassy in the United States and became Yang Jiechi's relatives. During the 2019 Hong Kong Removal Sports Movement, Xie Feng, a special agent of the Chinese Ministry of Foreign Affairs in Hong Kong, was appreciated by high -level appreciation for "daring to fight". In addition, when Xie Feng accompanied Latin America and the Caribbean National Envoy to Xinjiang in 2021, he expressed his tough diplomatic position, saying "Anti -China forces to disrupt Xinjiang, provocate the contradictions between religious nations, destroy China's stability, curb China's development, and carefully. Designed a 'full industry chain' from the manufacture of lies to launching attacks. "</text:p>
      <text:p text:style-name="P4">
Wang Dan, head of the "Dialogue China" think tank in Washington, USA, believes that Xie Feng's appointment as a Chinese ambassador to the United States cannot be judged as a signal of eased relations between the United States and China. He said: "After Xi Jinping is re -elected, (diplomatic attitude) has basically become Xi Jinping's attitude. What kind of person he changes to be an ambassador, I don't think it can be regarded as some political signals,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the main part. Still see Xi Jinping's attitude. "</text:p>
      <text:p text:style-name="P4">
Wang Dan said that in the context of Xi Jinping adopting a confrontation and competitive strategy with the United States, even if a relatively mild diplomat was originally milder, she would "change the sheep to fight the wolf." He said: "We have seen such experience like this in the past. I believe Xie Feng will follow the same way."</text:p>
      <text:p text:style-name="P4">
The reporter also sent an email to the Chinese Embassy in the United States, hoping that the other party would comment on the impact of China's foreign policy on US foreign policy on the Chinese ambassador to the United States. The Chinese embassy in the United States did not comment on the incident in the response email, and said: "We will publish relevant news in time. Please pay attention to our museum website and the official social media platform."</text:p>
      <text:p text:style-name="P4">
Reporter: Sun Cheng Editor: Jiayuan.com editor: Hong Wei</text:p>
      <text:p text:style-name="P4">
News Source: <text:a xlink:type="simple" xlink:href="https://www.rfa.org/mandarin/yataibaodao/junshiwaijiao/sc-05232023124015.html" text:style-name="Internet_20_link" text:visited-style-name="Visited_20_Internet_20_Link">
https://www.rfa.org/mandarin/yataibaodao/junshiwaijiao/sc-05232023124015.html</text:a>
</text:p>
      <!--NEWS-->
      <text:h text:style-name="P10" text:outline-level="1">
<text:span text:style-name="T4">
Solidarity Wang Aizhong opened the court and Wang Mo was released on the bail and was released home.</text:span>
</text:h>
      <text:p text:style-name="P4">
Author: None</text:p>
      <text:p text:style-name="P4">
Publisher: Radio Free Asia (Organization)</text:p>
      <text:p text:style-name="P4">
Published Time: 2023-05-23T16:32:07-04:00</text:p>
      <text:p text:style-name="P4">
Modified Time: 2023-05-23T16:32: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3.874983in" draw:z-index="0">
<draw:image xlink:href="../Images/rfamandarin/2023-05-23T16-32-07-04-00/000000.png" xlink:type="simple" xlink:show="embed" xlink:actuate="onLoad" draw:mime-type="image/png"/>
</draw:frame>
Jiangsu Human Rights Defender Wang Mo <text:a xlink:type="simple" xlink:href="https://www.rfa.org/mandarin/Xinwen/10-05232023162816.html/@@images/image" text:style-name="Internet_20_link" text:visited-style-name="Visited_20_Internet_20_Link">
</text:a>
According to the news released by the Chinese civil rights organization "People's Livelihood Observation", Jiangsu citizen Wang Mo recently opened the court for supporting Wang Aizhong's case in Guangzhou, and was taken away by the Guangzhou police. On May 22, Wang Mo was released by the Guangzhou police as a bail pending trial. He has been returned to his home in Huaian, Jiangsu. Wang Aizhong was charged with the provocation case. On the morning of May 18th, the trial was opened in the 30th court of the Tianhe District People's Court, Guangzhou. According to the observation of the people's livelihood, Wang Mo arrived in Guangzhou that day and held a card to support Wang Aizhong's case. At more than 4 pm on the same day, he was taken away by the people who claimed to be the Guangzhou Public Security Bureau at Guanhu Station, Guangzhou Metro Line 13. Wang Mo's father received a telephone notice on the 20th and learned that he had been criminally detained by the Guangzhou police for provocation and was detained in the Tianhe Detention Center in Tianhe District, Guangzhou. On May 22, Wang Mo was released by the Guangzhou Police's bail pending trial. However, the seizure decision of the Public Security Bureau of Guangzhou Tianhe District showed that Wang Mo's two mobile phones were detained by the police on May 18, 2023. Wang Mo was one of the benchmarks of the practitioner of the Southern Street Movement. He had participated in the Citizen streets and other citizen street watching activities such as the Qufu incident in Shandong. In April 2016, he was sentenced to 4 and a half years in prison by the Guangzhou authorities for four and a half years. After the release was released, he was arrested again on May 14, 2019, and was sentenced to three years in prison for "provoking trouble". Editor -in -chief: Kaidi</text:p>
      <text:p text:style-name="P4">
News Source: <text:a xlink:type="simple" xlink:href="https://www.rfa.org/mandarin/Xinwen/10-05232023162816.html" text:style-name="Internet_20_link" text:visited-style-name="Visited_20_Internet_20_Link">
https://www.rfa.org/mandarin/Xinwen/10-05232023162816.html</text:a>
</text:p>
      <!--NEWS-->
      <text:h text:style-name="P10" text:outline-level="1">
<text:span text:style-name="T4">
"Asia Pacific Report" May 23, 2023 Audio</text:span>
</text:h>
      <text:p text:style-name="P4">
Author: None</text:p>
      <text:p text:style-name="P4">
Publisher: Radio Free Asia (Organization)</text:p>
      <text:p text:style-name="P4">
Published Time: 2023-05-23T16:49:05-04:00</text:p>
      <text:p text:style-name="P4">
Modified Time: 2023-05-23T16:49:05-04:00</text:p>
      <text:p text:style-name="P4">
Description: None</text:p>
      <text:p text:style-name="P4">
Videos: []</text:p>
      <text:p text:style-name="P4">
Audios: ["<text:a xlink:type="simple" xlink:href="https://www.rfa.org/mandarin/apr-audio/yp-052320230927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88615in" draw:z-index="0">
<draw:image xlink:href="../Images/rfamandarin/2023-05-23T16-49-05-04-00/000000.png" xlink:type="simple" xlink:show="embed" xlink:actuate="onLoad" draw:mime-type="image/png"/>
</draw:frame>
 <text:a xlink:type="simple" xlink:href="https://www.rfa.org/mandarin/apr-audio/yp-05232023092721.html/@@images/image" text:style-name="Internet_20_link" text:visited-style-name="Visited_20_Internet_20_Link">
</text:a>
Free Asia Radio Drawing <text:a xlink:type="simple" xlink:href="https://www.rfa.org/mandarin/apr-audio/yp-05232023092721.html/@@stream" text:style-name="Internet_20_link" text:visited-style-name="Visited_20_Internet_20_Link">
</text:a>
The main content of this show:</text:p>
      <text:p text:style-name="P4">
1 . Nationalist fire will also be self -immolation, and Chinese network management deletes the challenge of anti -Western Douyin;</text:p>
      <text:p text:style-name="P4">
2 . "Smile Incident" see -through, the reporting phenomenon comes from the high pressure of the Communist Party's politics;</text:p>
      <text:p text:style-name="P4">
3 . Well -known lawyer Jiang Tianyong was controlled by the side, and it was difficult to reunite with his wife and children;</text:p>
      <text:p text:style-name="P4">
4 . On the eve of June and Fourth, the stability was upgraded. Police in many places in China asked for inspection of young people's mobile phones;</text:p>
      <text:p text:style-name="P4">
5 . China ’s new ambassador to the United States Xie Feng went to the United States.</text:p>
      <text:p text:style-name="P4">
News Source: <text:a xlink:type="simple" xlink:href="https://www.rfa.org/mandarin/apr-audio/yp-05232023092721.html" text:style-name="Internet_20_link" text:visited-style-name="Visited_20_Internet_20_Link">
https://www.rfa.org/mandarin/apr-audio/yp-05232023092721.html</text:a>
</text:p>
      <!--NEWS-->
      <text:h text:style-name="P10" text:outline-level="1">
<text:span text:style-name="T4">
Facing Western continuous sanctions on Russia's Prime Minister to China to seek greater support in China</text:span>
</text:h>
      <text:p text:style-name="P4">
Author: chinese@voanews.com (金谷)</text:p>
      <text:p text:style-name="P4">
Publisher: 美国之音中文网 (Type: NewsMediaOrganization)</text:p>
      <text:p text:style-name="P4">
Published Time: 2023-05-23T17:07:40+08:00</text:p>
      <text:p text:style-name="P4">
Modified Time: 2023-05-23 09:08:11Z</text:p>
      <text:p text:style-name="P4">
Description: Russian Prime Minister Mikhail Mishustin launched a two -day visit in China on Tuesday (May 23). Michase Beijing attended the Russian -China Business Forum held in Shanghai on the same day and gave a conversation. On Wednesday, he would go to Beijing to talk with Chinese President Xi Jinping and Prime Minister of the State Council of the Chinese State Council.</text:p>
      <text:p text:style-name="P4">
Videos: []</text:p>
      <text:p text:style-name="P4">
Images: []</text:p>
      <text:p text:style-name="P4">
Categories: ['欧洲', '中国', '乌克兰局势']</text:p>
      <text:p text:style-name="P4">
Type: None</text:p>
      <!--METADATA-->
      <text:p text:style-name="P4">
Nonenone</text:p>
      <text:p text:style-name="P4">
News Source: <text:a xlink:type="simple" xlink:href="https://www.voachinese.com/a/russia-pm-visits-china-20230523/7105079.html" text:style-name="Internet_20_link" text:visited-style-name="Visited_20_Internet_20_Link">
https://www.voachinese.com/a/russia-pm-visits-china-20230523/7105079.html</text:a>
</text:p>
      <!--NEWS-->
      <text:h text:style-name="P10" text:outline-level="1">
<text:span text:style-name="T4">
Ukraine is called Bachmut's fighting to reduce surrounding artillery and continues</text:span>
</text:h>
      <text:p text:style-name="P4">
Author: 联合早报 (Person)</text:p>
      <text:p text:style-name="P4">
Publisher: 联合早报 (Organization)</text:p>
      <text:p text:style-name="P4">
Published Time: 2023-05-23T17:24</text:p>
      <text:p text:style-name="P4">
Modified Time: 2023-05-23T17:31</text:p>
      <text:p text:style-name="P4">
Description: Ukraine said on Tuesday (May 23) that Bachurut's battles in Bachurut, Wudongzhong have decreased, but the shells in the surrounding areas are still continuing. Reuters reported that the Ukrainian army maintained a small stronghold on the edge of Bach Murte, and the Russian army was cleaning up their control areas. Russian...</text:p>
      <text:p text:style-name="P4">
Videos: []</text:p>
      <text:p text:style-name="P4">
Audios: []</text:p>
      <text:p text:style-name="P4">
Images: []</text:p>
      <text:p text:style-name="P4">
Type: NewsArticle</text:p>
      <text:p text:style-name="P4">
Breadcrumbs: ['即时', '国际']</text:p>
      <text:p text:style-name="P4">
Keywords: ['乌克兰', '俄罗斯', '俄乌战争']</text:p>
      <!--METADATA-->
      <text:p text:style-name="P4">
Ukraine said on Tuesday (May 23) that Bachurut's battles in Bachurut, Wudongzhong have decreased, but the shells in the surrounding areas are still continuing.</text:p>
      <text:p text:style-name="P4">
Reuters reported that the Ukrainian army maintained a small stronghold on the edge of Bach Murte, and the Russian army was cleaning up their control areas. The Russian army said on Saturday (20th) that after several months of fierce battles, they have [] <text:a xlink:type="simple" xlink:href="https://www.zaobao.com/realtime/world/story20230520-1396628" text:style-name="Internet_20_link" text:visited-style-name="Visited_20_Internet_20_Link">
</text:a>
Essence Ukraine claims that it has been promoted to the north and south of this destroyed city and hopes to surround it.</text:p>
      <text:p text:style-name="P4">
The Deputy Minister of Defense of Ukraine, Hannah Maria, said in the Telegram application: "In the city of Bachurut, the battle has decreased, and the enemy continues to clean the control area."</text:p>
      <text:p text:style-name="P4">
She repeated Ukraine's statement, that is, the Ukraine's troops still controlled a small part of Bachmut. "Our troops controlled the" Litak "district on the southwestern suburbs of the city." She said that Kiev's troops have made some progress in the wings of "northern and southern Bachmut", but did not provide details. She also said that Russia's offensive operation was slightly reduced, and added: "At the same time, the number of shells has been high."</text:p>
      <text:p text:style-name="P4">
News Source: <text:a xlink:type="simple" xlink:href="https://www.zaobao.com.sg/realtime/world/story20230523-1397468" text:style-name="Internet_20_link" text:visited-style-name="Visited_20_Internet_20_Link">
https://www.zaobao.com.sg/realtime/world/story20230523-1397468</text:a>
</text:p>
      <!--NEWS-->
      <text:h text:style-name="P10" text:outline-level="1">
<text:span text:style-name="T4">
Xie Feng, the new Chinese ambassador to the United States: US -China relations are facing severe challenges</text:span>
</text:h>
      <text:p text:style-name="P4">
Author: None</text:p>
      <text:p text:style-name="P4">
Publisher: Radio Free Asia (Organization)</text:p>
      <text:p text:style-name="P4">
Published Time: 2023-05-23T17:33:00-04:00</text:p>
      <text:p text:style-name="P4">
Modified Time: 2023-05-23T17:38: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4.612011in" draw:z-index="0">
<draw:image xlink:href="../Images/rfamandarin/2023-05-23T17-33-00-04-00/000000.png" xlink:type="simple" xlink:show="embed" xlink:actuate="onLoad" draw:mime-type="image/png"/>
</draw:frame>
On May 23, 2023, the new Chinese ambassador to the United States Xie Feng arrived at Kennedy International Airport, New York. <text:a xlink:type="simple" xlink:href="https://www.rfa.org/mandarin/Xinwen/11-05232023173029.html/@@images/image" text:style-name="Internet_20_link" text:visited-style-name="Visited_20_Internet_20_Link">
</text:a>
Reuters pictures</text:p>
      <text:p text:style-name="P4">
Xie Feng, the new Chinese ambassador to the United States, arrived in the United States on Tuesday (23rd). He said that he would seek to strengthen Sino -US cooperation, but bilateral relations are facing severe challenges.</text:p>
      <text:p text:style-name="P4">
According to Reuters, Xie Feng told reporters after arriving at the Kennedy International Airport on New York on the 23rd: "I come here to protect China's interests. This is my sacred duty."</text:p>
      <text:p text:style-name="P4">
Xie Feng also said, "I am also the messenger of the Chinese people, so I come here to strengthen exchanges and cooperation between China and the United States." But he also acknowledged that the relationship between the United States and China faces "serious difficulties and challenges."</text:p>
      <text:p text:style-name="P4">
Xie Feng, 59, previously served as the Deputy Minister of Foreign Affairs of China and was responsible for supervising the policies against the United States.</text:p>
      <text:p text:style-name="P4">
US State Department spokesman Matthew Miller(Matthew Miller)At a regular press conference on Tuesday, the United States welcomed Xie Feng's arrival. He said: "We look forward to cooperating with the Ambassador and its team. As we said on many occasions, we are still committed to maintaining communication channels with the People's Republic of China to manage competition responsibly."</text:p>
      <text:p text:style-name="P4">
Xie Feng's former Qin Gang was promoted to Foreign Minister at the end of last year, and the position of ambassador to the United States has been vacant. The arrival of Xie Feng may help Beijing to avoid being criticized for being ignored by the Bayeng government to increase contact.</text:p>
      <text:p text:style-name="P4">
Qin Gang told the US ambassador to China this month that the relationship between stability is very important. US -China relations continued to deteriorate after the Chinese spy balloon incident. Biden once expressed his hope to talk to Chinese leaders Xi Jinping, but it has not been fruitful. Last Sunday, Biden said at the news session after the Seventh National Group's summit that the relationship with China would soon be "thawed."</text:p>
      <text:p text:style-name="P4">
Editor -in -chief: Kaidi</text:p>
      <text:p text:style-name="P4">
News Source: <text:a xlink:type="simple" xlink:href="https://www.rfa.org/mandarin/Xinwen/11-05232023173029.html" text:style-name="Internet_20_link" text:visited-style-name="Visited_20_Internet_20_Link">
https://www.rfa.org/mandarin/Xinwen/11-05232023173029.html</text:a>
</text:p>
      <!--NEWS-->
      <text:h text:style-name="P10" text:outline-level="1">
<text:span text:style-name="T4">
Investigation of the British Chamber of Commerce: 70 % of the companies are looking at China</text:span>
</text:h>
      <text:p text:style-name="P4">
Author: chinese@voanews.com (杨安)</text:p>
      <text:p text:style-name="P4">
Publisher: 美国之音中文网 (Type: NewsMediaOrganization)</text:p>
      <text:p text:style-name="P4">
Published Time: 2023-05-23T17:35:43+08:00</text:p>
      <text:p text:style-name="P4">
Modified Time: 2023-05-23 09:35:43Z</text:p>
      <text:p text:style-name="P4">
Description: The British Chamber of Commerce in China released the annual proposal on Tuesday (May 23). Although the British companies are optimistic about the opening of China's self -epidemic in China, the uncertainty of the policy has weakened the company's confidence. Regarding China ’s eager to attract foreign capital to China, 70%of the interviewed companies said they would take a look at the attitude.</text:p>
      <text:p text:style-name="P4">
Videos: []</text:p>
      <text:p text:style-name="P4">
Images: []</text:p>
      <text:p text:style-name="P4">
Categories: ['欧洲', '经济·金融·贸易', '中国']</text:p>
      <text:p text:style-name="P4">
Type: None</text:p>
      <!--METADATA-->
      <text:p text:style-name="P4">
Nonenone</text:p>
      <text:p text:style-name="P4">
News Source: <text:a xlink:type="simple" xlink:href="https://www.voachinese.com/a/british-chamber-of-commerce-in-china-survey-20230523/7105089.html" text:style-name="Internet_20_link" text:visited-style-name="Visited_20_Internet_20_Link">
https://www.voachinese.com/a/british-chamber-of-commerce-in-china-survey-20230523/7105089.html</text:a>
</text:p>
      <!--NEWS-->
      <text:h text:style-name="P10" text:outline-level="1">
<text:span text:style-name="T4">
South Korea: Knowing the portal Naver's shielding message in China</text:span>
</text:h>
      <text:p text:style-name="P4">
Author: 联合早报 (Person)</text:p>
      <text:p text:style-name="P4">
Publisher: 联合早报 (Organization)</text:p>
      <text:p text:style-name="P4">
Published Time: 2023-05-23T17:44</text:p>
      <text:p text:style-name="P4">
Modified Time: 2023-05-23T17:48</text:p>
      <text:p text:style-name="P4">
Description: The South Korean Ministry of Foreign Affairs said that the authorities have noticed that the portal Naver has recently reported in China, and is currently confirming the specific situation with relevant departments. The Yonhap News Agency reported that the Korean Ministry of Foreign Affairs spokesman Ren Ye Ren made the above explanation on Tuesday (May 23). According to Beijing sources ...</text:p>
      <text:p text:style-name="P4">
Videos: []</text:p>
      <text:p text:style-name="P4">
Audios: []</text:p>
      <text:p text:style-name="P4">
Images: []</text:p>
      <text:p text:style-name="P4">
Type: NewsArticle</text:p>
      <text:p text:style-name="P4">
Breadcrumbs: ['即时', '国际']</text:p>
      <text:p text:style-name="P4">
Keywords: ['韩国', '中国']</text:p>
      <!--METADATA-->
      <text:p text:style-name="P4">
The South Korean Ministry of Foreign Affairs said that the authorities have noticed that the portal Naver has recently reported in China, and is currently confirming the specific situation with relevant departments.</text:p>
      <text:p text:style-name="P4">
The Yonhap News Agency reported that the Korean Ministry of Foreign Affairs spokesman Ren Ye Ren made the above explanation on Tuesday (May 23).</text:p>
      <text:p text:style-name="P4">
According to Beijing sources, Beijing, Shenyang and other major regions cannot access Naver websites in the near future, or the webpage is extremely slow, and can only be visited through the virtual private network (VPN) software. It is reported that when the South Korean and China Foreign Foreign Affairs Department held a bureau -level consultation on Monday (22nd) in Seoul, it was not discussed on related issues.</text:p>
      <text:p text:style-name="P4">
Prior to this, DAUM, another portal of South Korea, was blocked in China since January 2019.</text:p>
      <text:p text:style-name="P4">
News Source: <text:a xlink:type="simple" xlink:href="https://www.zaobao.com.sg/realtime/world/story20230523-1397472" text:style-name="Internet_20_link" text:visited-style-name="Visited_20_Internet_20_Link">
https://www.zaobao.com.sg/realtime/world/story20230523-1397472</text:a>
</text:p>
      <!--NEWS-->
      <text:h text:style-name="P10" text:outline-level="1">
<text:span text:style-name="T4">
The lava erupted by the Murpi volcano in Indonesia exceeds two kilometers</text:span>
</text:h>
      <text:p text:style-name="P4">
Author: 联合早报 (Person)</text:p>
      <text:p text:style-name="P4">
Publisher: 联合早报 (Organization)</text:p>
      <text:p text:style-name="P4">
Published Time: 2023-05-23T18:28</text:p>
      <text:p text:style-name="P4">
Modified Time: 2023-05-23T18:28</text:p>
      <text:p text:style-name="P4">
Description: The Merlapi volcano in Central and Java, Indonesia erupted on Tuesday (May 23), with lava ejected from the crater for more than two kilometers. Agence France -Presse reported that according to the monitoring of the volcanic government agencies and the Research and Development Center of Geological Disaster Technology (BPPTKG), the authorities recorded on Tuesday ...</text:p>
      <text:p text:style-name="P4">
Videos: []</text:p>
      <text:p text:style-name="P4">
Audios: []</text:p>
      <text:p text:style-name="P4">
Images: []</text:p>
      <text:p text:style-name="P4">
Type: NewsArticle</text:p>
      <text:p text:style-name="P4">
Breadcrumbs: ['即时', '国际']</text:p>
      <text:p text:style-name="P4">
Keywords: ['印度尼西亚', '火山']</text:p>
      <!--METADATA-->
      <text:p text:style-name="P4">
The Merlapi volcano in Central and Java, Indonesia erupted on Tuesday (May 23), with lava ejected from the crater for more than two kilometers.</text:p>
      <text:p text:style-name="P4">
Agence France -Presse reported that according to the monitoring of the volcanic government agencies and the Research and Development Center of Geological Disaster Technology (BPPTKG), the authorities recorded a slight shock related to the outbreak of the Merlapi volcano on Tuesday. The Merrapi volcanic observation station managed by the Indonesian government released the image of lava out of the smoky volcanic mouth.</text:p>
      <text:p text:style-name="P4">
The person in charge of BPPTKG said: "Merlapi's activities have increased slightly in the past few days, but this kind of activity often occurs in Merlappi." He said that because the weather is fine, people can easily see volcanic eruption.</text:p>
      <text:p text:style-name="P4">
Murpeli is located 28 kilometers north of the north of the daily south of Java and is closely monitored by the authorities. After the Indonesian authorities conducted risk assessment of the surrounding villages, they set seven kilometers around the volcano as a dangerous area. The lava generated by the Merlla Pither volcano fell completely in this area. The person in charge of BPPTKG said that since 2020, with the increase in volcanic activities, Murlapi's alert level has remained at the second highest level and has remained unchanged.</text:p>
      <text:p text:style-name="P4">
The Merlapi volcano is nearly 3,000 meters above sea level and is the most active volcano in Indonesia. In 2010, it erupted, causing more than 350 people to die and 280,000 residents evacuated. It also erupted in 1930, causing 1300 people to die. The eruption in 1994 killed 60 people.</text:p>
      <text:p text:style-name="P4">
News Source: <text:a xlink:type="simple" xlink:href="https://www.zaobao.com.sg/realtime/world/story20230523-1397480" text:style-name="Internet_20_link" text:visited-style-name="Visited_20_Internet_20_Link">
https://www.zaobao.com.sg/realtime/world/story20230523-1397480</text:a>
</text:p>
      <!--NEWS-->
      <text:h text:style-name="P10" text:outline-level="1">
<text:span text:style-name="T4">
U.S. debt upper limit negotiation has not reached an agreement European stocks closed down</text:span>
</text:h>
      <text:p text:style-name="P4">
Publisher: 法新社</text:p>
      <text:p text:style-name="P4">
Published Time: 2023-05-23T18:32:08+00:00</text:p>
      <text:p text:style-name="P4">
Modified Time: 2023-05-23T18:05:02+00:00</text:p>
      <text:p text:style-name="P4">
Description: (Agence France -Presse, London, 23rd) Investors are concerned about the upper limit of debt in the United States. Although the talks between US President Biden and the Speaker of the House of Representatives McCarthy have not reached an agreement, although the talks have not reached an agreement to avoid catastrophic defaults. The European stock market closed down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5-23T18-32-08-00-00/000000.png" xlink:type="simple" xlink:show="embed" xlink:actuate="onLoad" draw:mime-type="image/png"/>
</draw:frame>
The London FTSE 100 Index fell 8.04 points or 0.10%, receiving 7762.95 points.</text:p>
      <text:p text:style-name="P4">
The Frankfurt DAX index fell 71.13 points or 0.44%to close 16152.86 points.</text:p>
      <text:p text:style-name="P4">
The Paris CAC 40 index fell 99.45 points or 1.33%, receiving 7378.71 points. (Translator: Chen Zhengyi)</text:p>
      <text:p text:style-name="P4">
News Source: <text:a xlink:type="simple" xlink:href="https://www.rfi.fr/cn/%E8%B4%A2%E7%BB%8F%E5%BF%AB%E8%AE%AF/20230523-%E7%BE%8E%E5%80%BA%E5%8A%A1%E4%B8%8A%E9%99%90%E5%8D%8F%E5%95%86%E6%9C%AA%E8%BE%BE%E6%88%90%E5%8D%8F%E8%AE%AE-%E6%AC%A7%E8%82%A1%E6%94%B6%E4%BD%8E" text:style-name="Internet_20_link" text:visited-style-name="Visited_20_Internet_20_Link">
https://www.rfi.fr/cn/%E8%B4%A2%E7%BB%8F%E5%BF%AB%E8%AE%AF/20230523-%E7%BE%8E%E5%80%BA%E5%8A%A1%E4%B8%8A%E9%99%90%E5%8D%8F%E5%95%86%E6%9C%AA%E8%BE%BE%E6%88%90%E5%8D%8F%E8%AE%AE-%E6%AC%A7%E8%82%A1%E6%94%B6%E4%BD%8E</text:a>
</text:p>
      <!--NEWS-->
      <text:h text:style-name="P10" text:outline-level="1">
<text:span text:style-name="T4">
TIKTOK President Zhou was funded: Montana's ban on a ban</text:span>
</text:h>
      <text:p text:style-name="P4">
Author: 联合早报 (Person)</text:p>
      <text:p text:style-name="P4">
Publisher: 联合早报 (Organization)</text:p>
      <text:p text:style-name="P4">
Published Time: 2023-05-23T18:40</text:p>
      <text:p text:style-name="P4">
Modified Time: 2023-05-23T18:40</text:p>
      <text:p text:style-name="P4">
Description: Zhou Yin, the overseas version of the Chinese short video platform Douyin, said that Tiktok is confident to prevent the ban from Montana in the United States. Comprehensive Agence France -Presse and Reuters reported on Tuesday (May 23) that Qatar told the Qatar Economic Forum: "We think the recent ...</text:p>
      <text:p text:style-name="P4">
Videos: []</text:p>
      <text:p text:style-name="P4">
Audios: []</text:p>
      <text:p text:style-name="P4">
Images: []</text:p>
      <text:p text:style-name="P4">
Type: NewsArticle</text:p>
      <text:p text:style-name="P4">
Breadcrumbs: ['即时', '国际']</text:p>
      <text:p text:style-name="P4">
Keywords: ['TikTok', '美国']</text:p>
      <!--METADATA-->
      <text:p text:style-name="P4">
Zhou Yin, the overseas version of the Chinese short video platform Douyin, said that Tiktok is confident to prevent the ban from Montana in the United States.</text:p>
      <text:p text:style-name="P4">
Comprehensive Agence France -Presse and Reuters reported on Tuesday (May 23) that Qatar told the Qatar Economic Forum: "We believe that the Montana Act that recently passed is simply unconstitutional." He said that Tiktok has filed a lawsuit and and and offered. I believe it will win.</text:p>
      <text:p text:style-name="P4">
Tiktok Monday (22nd) to the Federal Court <text:a xlink:type="simple" xlink:href="https://www.zaobao.com/realtime/china/story20230523-1397299" text:style-name="Internet_20_link" text:visited-style-name="Visited_20_Internet_20_Link">
</text:a>
It is required to prevent Montana from conducting a comprehensive ban on TIKTOK. <text:a xlink:type="simple" xlink:href="https://www.zaobao.com/news/world/story20230518-1396024" text:style-name="Internet_20_link" text:visited-style-name="Visited_20_Internet_20_Link">
</text:a>
The new law will be prohibited from operating in the state, and the new law will take effect in 2024.</text:p>
      <text:p text:style-name="P4">
Tiktok pointed out in the lawsuit that the ban on Montana violated the right to speak in conclusion protection and believes that its judicial challenges will eventually win.</text:p>
      <text:p text:style-name="P4">
News Source: <text:a xlink:type="simple" xlink:href="https://www.zaobao.com.sg/realtime/world/story20230523-1397483" text:style-name="Internet_20_link" text:visited-style-name="Visited_20_Internet_20_Link">
https://www.zaobao.com.sg/realtime/world/story20230523-1397483</text:a>
</text:p>
      <!--NEWS-->
      <text:h text:style-name="P10" text:outline-level="1">
<text:span text:style-name="T4">
After many months of the Chinese ambassador to the United States, Xie Feng was believed to be new this week.</text:span>
</text:h>
      <text:p text:style-name="P4">
Author: chinese@voanews.com (金谷)</text:p>
      <text:p text:style-name="P4">
Publisher: 美国之音中文网 (Type: NewsMediaOrganization)</text:p>
      <text:p text:style-name="P4">
Published Time: 2023-05-23T18:41:20+07:59</text:p>
      <text:p text:style-name="P4">
Modified Time: 2023-05-23 10:41:20Z</text:p>
      <text:p text:style-name="P4">
Description: According to the US political news website Politico quoted people familiar with the matter, China's new ambassador to the United States Xie Feng arrived in Washington as soon as Tuesday (May 23). Since the previous Chinese ambassador to the United States, Qin Gang returned to Beijing to serve as Foreign Minister at the beginning of the year, the new ambassador has not come to perform new.</text:p>
      <text:p text:style-name="P4">
Videos: []</text:p>
      <text:p text:style-name="P4">
Images: []</text:p>
      <text:p text:style-name="P4">
Categories: ['美中关系', '美国', '中国']</text:p>
      <text:p text:style-name="P4">
Type: None</text:p>
      <!--METADATA-->
      <text:p text:style-name="P4">
Nonenone</text:p>
      <text:p text:style-name="P4">
News Source: <text:a xlink:type="simple" xlink:href="https://www.voachinese.com/a/china-new-us-ambassador-expected-to-arrive-soon-20230523/7105141.html" text:style-name="Internet_20_link" text:visited-style-name="Visited_20_Internet_20_Link">
https://www.voachinese.com/a/china-new-us-ambassador-expected-to-arrive-soon-20230523/7105141.html</text:a>
</text:p>
      <!--NEWS-->
      <text:h text:style-name="P10" text:outline-level="1">
<text:span text:style-name="T4">
Chief of South Korea: The possibility of the recent launch of scout satellites</text:span>
</text:h>
      <text:p text:style-name="P4">
Author: 联合早报 (Person)</text:p>
      <text:p text:style-name="P4">
Publisher: 联合早报 (Organization)</text:p>
      <text:p text:style-name="P4">
Published Time: 2023-05-23T20:15</text:p>
      <text:p text:style-name="P4">
Modified Time: 2023-05-23T20:16</text:p>
      <text:p text:style-name="P4">
Description: Zhao Taiyong, director of the National Security Office of South Korea, said that North Korea may launch "Military Reconnament Satellite No. 1" in the near future. Yonhap News Agency reported that Zhao Taiyong put forward the above views on a program of Yonhap News Agency's TV on Tuesday (May 23). He said that if the DPRK launch a reconnaissance satellite, we ...</text:p>
      <text:p text:style-name="P4">
Videos: []</text:p>
      <text:p text:style-name="P4">
Audios: []</text:p>
      <text:p text:style-name="P4">
Images: []</text:p>
      <text:p text:style-name="P4">
Type: NewsArticle</text:p>
      <text:p text:style-name="P4">
Breadcrumbs: ['即时', '国际']</text:p>
      <text:p text:style-name="P4">
Keywords: ['韩国', '朝鲜', '金正恩', '卫星']</text:p>
      <!--METADATA-->
      <text:p text:style-name="P4">
Zhao Taiyong, director of the National Security Office of South Korea, said that North Korea may launch "Military Reconnament Satellite No. 1" in the near future.</text:p>
      <text:p text:style-name="P4">
Yonhap News Agency reported that Zhao Taiyong put forward the above views on a program of Yonhap News Agency's TV on Tuesday (May 23). He said that if the DPRK launch a reconnaissance satellite, we will further strive to make North Korea more isolated from international diplomacy, and call on the international community to effectively implement sanctions on North Korea. It will also adopt unilateral sanctions from North Korea. He emphasized that it is more important to make North Korea clearly realize that he can no longer have a sense of existence in the international community with acts such as stars and nuclear tests, nor can he obtain economic benefits.</text:p>
      <text:p text:style-name="P4">
Zhao Taiyong said that North Korean leader Kim Jong -un announced that he would launch a reconnaissance satellite by the end of April, but he had not yet implemented it, and the North Korean side seemed to have encountered various problems.</text:p>
      <text:p text:style-name="P4">
News Source: <text:a xlink:type="simple" xlink:href="https://www.zaobao.com.sg/realtime/world/story20230523-1397502" text:style-name="Internet_20_link" text:visited-style-name="Visited_20_Internet_20_Link">
https://www.zaobao.com.sg/realtime/world/story20230523-1397502</text:a>
</text:p>
      <!--NEWS-->
      <text:h text:style-name="P10" text:outline-level="1">
<text:span text:style-name="T4">
National Gate Cave: The Russian border area was attacked by crossing the border, and the battle continued until the next day</text:span>
</text:h>
      <text:p text:style-name="P4">
Author: chinese@voanews.com (松仁)</text:p>
      <text:p text:style-name="P4">
Publisher: 美国之音中文网 (Type: NewsMediaOrganization)</text:p>
      <text:p text:style-name="P4">
Published Time: 2023-05-23T21:29:10+08:00</text:p>
      <text:p text:style-name="P4">
Modified Time: 2023-05-23 13:29:10Z</text:p>
      <text:p text:style-name="P4">
Description: After the Bergo Rhode, which borders Russia and Ukraine, was attacked by the armed personnel, the battle continued from Monday (May 22) to Tuesday. Residents are still not safe at home.</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fighting-in-russian-region-enters-second-day-after-raid-from-ukraine-20230523/7105315.html" text:style-name="Internet_20_link" text:visited-style-name="Visited_20_Internet_20_Link">
https://www.voachinese.com/a/fighting-in-russian-region-enters-second-day-after-raid-from-ukraine-20230523/7105315.html</text:a>
</text:p>
      <!--NEWS-->
      <text:h text:style-name="P10" text:outline-level="1">
<text:span text:style-name="T4">
United Nations: Myanmar and Bangladesh need more than $ 300 million in assistance</text:span>
</text:h>
      <text:p text:style-name="P4">
Author: 联合早报 (Person)</text:p>
      <text:p text:style-name="P4">
Publisher: 联合早报 (Organization)</text:p>
      <text:p text:style-name="P4">
Published Time: 2023-05-23T21:36</text:p>
      <text:p text:style-name="P4">
Modified Time: 2023-05-23T22:17</text:p>
      <text:p text:style-name="P4">
Description: The United Nations said it needs $ 375 million (about S $ 505 million) funds to provide disaster relief supplies for millions of Burmese and Banglades. Reuters reports that some provinces in western Myanmar and Bangladesh have a large number of Rohingya Muslims and refugees. They were in May 1 ...</text:p>
      <text:p text:style-name="P4">
Videos: []</text:p>
      <text:p text:style-name="P4">
Audios: []</text:p>
      <text:p text:style-name="P4">
Images: []</text:p>
      <text:p text:style-name="P4">
Type: NewsArticle</text:p>
      <text:p text:style-name="P4">
Breadcrumbs: ['即时', '国际']</text:p>
      <text:p text:style-name="P4">
Keywords: ['联合国', '孟加拉', '缅甸']</text:p>
      <!--METADATA-->
      <text:p text:style-name="P4">
The United Nations said it needs $ 375 million (about S $ 505 million) funds to provide disaster relief supplies for millions of Burmese and Banglades.</text:p>
      <text:p text:style-name="P4">
Reuters reports that there are a large number of Rohingya Muslims and refugees in some provinces in western Myanmar and Bangladesh in western Myanmar, and they are the first in the Mocka Cycone CycloneMocha on May 14. Cross -cyclones estimate that hundreds of people die and cause extensive damage. The funds will be used to provide food, drugs and other materials for the victims.</text:p>
      <text:p text:style-name="P4">
The United Nations is calling for additional funds of US $ 122 million for Myanmar, and using $ 211 million of existing funds to cope with cyclones, and provide Bangladesh a separate $ 42 million.</text:p>
      <text:p text:style-name="P4">
"We are running against time to provide safe residences for all affected communities, and prevent the spread of hydropower diseases."</text:p>
      <text:p text:style-name="P4">
A senior aid person who did not want to disclose his name told Reuters that more than a week after the disaster, the material was placed in the warehouse in Yangon, the commercial capital of Myanmar, waiting for customs clearance. The assistant said: "If we have sufficient, unobstructed channels, we can empty our warehouse and send (material) to the real -scale assistance." He added Said that the aid agencies did not publicize publicly because they were worried about being retaliated by the military.</text:p>
      <text:p text:style-name="P4">
Leaders of the Myanmar military said earlier that 145 people died in the storm and assisting supplies were being sent to the affected area.</text:p>
      <text:p text:style-name="P4">
Lewis, the coordinator of the United Nations in Daka, said that in Bangladesh, a "complex disaster management system" saved many people's lives, but infrastructure and houses were severely damaged.</text:p>
      <text:p text:style-name="P4">
News Source: <text:a xlink:type="simple" xlink:href="https://www.zaobao.com.sg/realtime/world/story20230523-1397523" text:style-name="Internet_20_link" text:visited-style-name="Visited_20_Internet_20_Link">
https://www.zaobao.com.sg/realtime/world/story20230523-1397523</text:a>
</text:p>
      <!--NEWS-->
      <text:h text:style-name="P10" text:outline-level="1">
<text:span text:style-name="T4">
Where does the new generation of the Communist Party of China go?</text:span>
</text:h>
      <text:p text:style-name="P4">
Author: chinese@voanews.com (平凡)</text:p>
      <text:p text:style-name="P4">
Publisher: 美国之音中文网 (Type: NewsMediaOrganization)</text:p>
      <text:p text:style-name="P4">
Published Time: 2023-05-23T22:02:00+08:00</text:p>
      <text:p text:style-name="P4">
Modified Time: 2023-05-23 14:05:58Z</text:p>
      <text:p text:style-name="P4">
Description: China's "second generation" and "official second generation" have always been a topic of people who are happy, and it is also one of the main points of people's dissatisfaction with the CCP. The results of the 14th National Congress of the Communist Party of China and the 14th National Congress of the Chinese People's Congress show that Xi Jinping, the top leader of the Communist Party of China, has basically eliminated the highest decision -making level and provincial and ministerial leadership of China, which is the same as his peers. What does the new generation of "red second generation" that appear now and in the future mean?</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xi-jinping-and-china-s-new-generation-of-red-princelings-20230523/7105368.html" text:style-name="Internet_20_link" text:visited-style-name="Visited_20_Internet_20_Link">
https://www.voachinese.com/a/xi-jinping-and-china-s-new-generation-of-red-princelings-20230523/7105368.html</text:a>
</text:p>
      <!--NEWS-->
      <text:h text:style-name="P10" text:outline-level="1">
<text:span text:style-name="T4">
The Japanese stock market exploded, and Japanese stock funds were attracted by Chinese funds to trigger risk warnings</text:span>
</text:h>
      <text:p text:style-name="P4">
Author: chinese@voanews.com (美国之音)</text:p>
      <text:p text:style-name="P4">
Publisher: 美国之音中文网 (Type: NewsMediaOrganization)</text:p>
      <text:p text:style-name="P4">
Published Time: 2023-05-23T22:08:02+08:00</text:p>
      <text:p text:style-name="P4">
Modified Time: 2023-05-23 14:08:02Z</text:p>
      <text:p text:style-name="P4">
Description: As the Japanese Nikkei index rushed to a new high in the past 33 years, China ’s funds have also begun to pour into trading funds that specialize in buying Japanese stocks. Fund managers have repeatedly issued warns to ask investors to pay attention to the risk of related markets.</text:p>
      <text:p text:style-name="P4">
Videos: []</text:p>
      <text:p text:style-name="P4">
Images: []</text:p>
      <text:p text:style-name="P4">
Categories: ['经济·金融·贸易', '亚太', '中国']</text:p>
      <text:p text:style-name="P4">
Type: None</text:p>
      <!--METADATA-->
      <text:p text:style-name="P4">
Nonenone</text:p>
      <text:p text:style-name="P4">
News Source: <text:a xlink:type="simple" xlink:href="https://www.voachinese.com/a/chinese-money-pours-into-japan-focused-funds-052323/7105354.html" text:style-name="Internet_20_link" text:visited-style-name="Visited_20_Internet_20_Link">
https://www.voachinese.com/a/chinese-money-pours-into-japan-focused-funds-052323/7105354.html</text:a>
</text:p>
      <!--NEWS-->
      <text:h text:style-name="P10" text:outline-level="1">
<text:span text:style-name="T4">
Sino -Australian relations further thaw, and the exports of Australian power coal soared in April</text:span>
</text:h>
      <text:p text:style-name="P4">
Author: chinese@voanews.com (美国之音)</text:p>
      <text:p text:style-name="P4">
Publisher: 美国之音中文网 (Type: NewsMediaOrganization)</text:p>
      <text:p text:style-name="P4">
Published Time: 2023-05-23T22:23:02+08:00</text:p>
      <text:p text:style-name="P4">
Modified Time: 2023-05-23 14:23:02Z</text:p>
      <text:p text:style-name="P4">
Description: According to data from Chinese customs, with the gradual improvement of bilateral relations between China and Australia, China has soared from Australia's coal imports in April this April this year to re -obtain Australian high -quality power coal.</text:p>
      <text:p text:style-name="P4">
Videos: []</text:p>
      <text:p text:style-name="P4">
Images: []</text:p>
      <text:p text:style-name="P4">
Categories: ['中国', '亚太', '经济·金融·贸易']</text:p>
      <text:p text:style-name="P4">
Type: None</text:p>
      <!--METADATA-->
      <text:p text:style-name="P4">
Nonenone</text:p>
      <text:p text:style-name="P4">
News Source: <text:a xlink:type="simple" xlink:href="https://www.voachinese.com/a/china-s-coal-imports-from-australia-surged-by-75-in-april-20230523/7105258.html" text:style-name="Internet_20_link" text:visited-style-name="Visited_20_Internet_20_Link">
https://www.voachinese.com/a/china-s-coal-imports-from-australia-surged-by-75-in-april-20230523/7105258.html</text:a>
</text:p>
      <!--NEWS-->
      <text:h text:style-name="P10" text:outline-level="1">
<text:span text:style-name="T4">
Ukraine: Counterattack will start soon</text:span>
</text:h>
      <text:p text:style-name="P4">
Author: 联合早报 (Person)</text:p>
      <text:p text:style-name="P4">
Publisher: 联合早报 (Organization)</text:p>
      <text:p text:style-name="P4">
Published Time: 2023-05-23T22:30</text:p>
      <text:p text:style-name="P4">
Modified Time: 2023-05-23T23:12</text:p>
      <text:p text:style-name="P4">
Description: The Director of the Intelligence Bureau of the Ministry of Defense of Ukraine said in an interview with the Japan Broadcasting Association (NHK) TV station that the counterattack will begin soon and the most basic weapon reserves needed. "The most basic weapon reserves required for counterattacks have been in place. You can tell ...</text:p>
      <text:p text:style-name="P4">
Videos: []</text:p>
      <text:p text:style-name="P4">
Audios: []</text:p>
      <text:p text:style-name="P4">
Images: []</text:p>
      <text:p text:style-name="P4">
Type: NewsArticle</text:p>
      <text:p text:style-name="P4">
Breadcrumbs: ['即时', '国际']</text:p>
      <text:p text:style-name="P4">
Keywords: ['乌克兰', '俄罗斯', '泽连斯基', '俄乌战争']</text:p>
      <!--METADATA-->
      <text:p text:style-name="P4">
The Director of the Intelligence Bureau of the Ministry of Defense of Ukraine said in an interview with the Japan Broadcasting Association (NHK) TV station that the counterattack will begin soon and the most basic weapon reserves needed.</text:p>
      <text:p text:style-name="P4">
Budhov said: "The most basic weapon reserves required for counterattacks have been in place. You can tell you that the action will start soon."</text:p>
      <text:p text:style-name="P4">
NHK TV reported: "In order to continuously promote the operation, a large number of weapons and ammunition are needed." The report said: "Budhov hinted that the Russian army would resist stubbornly, which may be a long -term fierce battle."</text:p>
      <text:p text:style-name="P4">
According to the United States CNN (CNN), Ukrainian President Zelei Sky said on May 13 that people's long -awaited military counterattack against the Russian army "will soon take an important first step."</text:p>
      <text:p text:style-name="P4">
Zelei said in a senior editor of the Italian media on the same day, "We are preparing (counterattack) very seriously, and we will definitely take very serious steps.</text:p>
      <text:p text:style-name="P4">
"We are all very motivated, not only those who know this plan, but also our people. I can't tell you when to carry out counterattacks. But you will definitely see that Russia will definitely feel our counterattack. We believe we will be If you win, we believe that the important step of counterattack will soon take it out. "</text:p>
      <text:p text:style-name="P4">
News Source: <text:a xlink:type="simple" xlink:href="https://www.zaobao.com.sg/realtime/world/story20230523-1397536" text:style-name="Internet_20_link" text:visited-style-name="Visited_20_Internet_20_Link">
https://www.zaobao.com.sg/realtime/world/story20230523-1397536</text:a>
</text:p>
      <!--NEWS-->
      <text:h text:style-name="P10" text:outline-level="1">
<text:span text:style-name="T4">
Russian Ministry of Defense: The Urbitteor Gang was defeated in Belgo Rhode</text:span>
</text:h>
      <text:p text:style-name="P4">
Author: 联合早报 (Person)</text:p>
      <text:p text:style-name="P4">
Publisher: 联合早报 (Organization)</text:p>
      <text:p text:style-name="P4">
Published Time: 2023-05-23T22:35</text:p>
      <text:p text:style-name="P4">
Modified Time: 2023-05-23T22:59</text:p>
      <text:p text:style-name="P4">
Description: The Russian Ministry of Defense said on Tuesday (May 23) that the Russian army defeated the Ukrainian armed gangs in Belgo Rhode on May 22 and eliminated more than 70 "Ukrainian terrorists". The Russian Ministry of Defense told reporters: "After the Kisu Government was defeated in Bachurut, he began to target civilians ...</text:p>
      <text:p text:style-name="P4">
Videos: []</text:p>
      <text:p text:style-name="P4">
Audios: []</text:p>
      <text:p text:style-name="P4">
Images: []</text:p>
      <text:p text:style-name="P4">
Type: NewsArticle</text:p>
      <text:p text:style-name="P4">
Breadcrumbs: ['即时', '国际']</text:p>
      <text:p text:style-name="P4">
Keywords: ['乌克兰', '俄罗斯']</text:p>
      <!--METADATA-->
      <text:p text:style-name="P4">
The Russian Ministry of Defense said on Tuesday (May 23) that the Russian army defeated the Ukrainian armed gangs in Belgo Rhode on May 22 and eliminated more than 70 "Ukrainian terrorists".</text:p>
      <text:p text:style-name="P4">
The Russian Ministry of Defense told reporters: "After the Bachs regime was defeated, they began to implement terrorist activities against civilians. On May 22, they had some other civilian people in the Kazuka International Port and Bergo Rhoda. After the facilities were carried out densely, an Ukrainian nationalist formation invaded Russia. "</text:p>
      <text:p text:style-name="P4">
The Russian Ministry of Defense said: "In this counter -terrorism operation, the Russian army siege and defeat the nationalist formation under the active actions of the Russian army, artillery firepower and defending the national boundaries of the Western Military Region."</text:p>
      <text:p text:style-name="P4">
The Russian Ministry of Defense pointed out that the residual forces of the Ukrainian formation returned to Ukraine, but the Russian army continued to implement a blow until it was eliminated.</text:p>
      <text:p text:style-name="P4">
The Russian Ministry of Defense said: "The Russian army eliminated more than 70 Ukrainian terrorists and destroyed four armored chariots and five pickups."</text:p>
      <text:p text:style-name="P4">
Military personnel who claimed to be from the "Russian Liberty Legion" and "Russian Volunteer Army" set off from Ukraine on the 22nd local time to launch the cross -border raid against Russia, and claimed to occupy the border village of Russia's border village to send troops to enter Below Rhode's Gelevo.</text:p>
      <text:p text:style-name="P4">
The Russian Liberty Legion is a Russian militia organization headquartered in Ukraine. This organization claims to be to overthrow Russian President Putin. Russian Presidential Press Secretary Peskov said on the 22nd that the relevant departments had reported to Putin on the matter. For this incident, Ukraine denied it.</text:p>
      <text:p text:style-name="P4">
News Source: <text:a xlink:type="simple" xlink:href="https://www.zaobao.com.sg/realtime/world/story20230523-1397538" text:style-name="Internet_20_link" text:visited-style-name="Visited_20_Internet_20_Link">
https://www.zaobao.com.sg/realtime/world/story20230523-1397538</text:a>
</text:p>
      <!--NEWS-->
      <text:h text:style-name="P10" text:outline-level="1">
<text:span text:style-name="T4">
The Hong Kong government is unhappy to cancel the increase in organs' donation and registration.</text:span>
</text:h>
      <text:p text:style-name="P4">
Author: chinese@voanews.com (高锋)</text:p>
      <text:p text:style-name="P4">
Publisher: 美国之音中文网 (Type: NewsMediaOrganization)</text:p>
      <text:p text:style-name="P4">
Published Time: 2023-05-23T23:17:46+08:00</text:p>
      <text:p text:style-name="P4">
Modified Time: 2023-05-23 15:55:54Z</text:p>
      <text:p text:style-name="P4">
Description: It has been reported that since the Hong Kong government is studying the establishment of a permanent organ transplantation mutual assistance mechanism with mainland China, there have been nearly 6,000 organ donation applications for cancellation registration in the past five months. The Hong Kong Government believes that the number is unusual and criticized someone to destroy the donation organ system and ask the police to intervene in the investigation. Some people in the medical community believe that the organ transplantation standards in mainland China have not yet been in line with the international community, and it is not advisable to roughly donate with other regions of shared organs.</text:p>
      <text:p text:style-name="P4">
Videos: []</text:p>
      <text:p text:style-name="P4">
Images: []</text:p>
      <text:p text:style-name="P4">
Categories: ['港澳', '健康', '中国', '法律']</text:p>
      <text:p text:style-name="P4">
Type: None</text:p>
      <!--METADATA-->
      <text:p text:style-name="P4">
Nonenone</text:p>
      <text:p text:style-name="P4">
News Source: <text:a xlink:type="simple" xlink:href="https://www.voachinese.com/a/hong-kong-alleges-attempts-to-disrupt-cross-border-organ-donation-20230523/7105429.html" text:style-name="Internet_20_link" text:visited-style-name="Visited_20_Internet_20_Link">
https://www.voachinese.com/a/hong-kong-alleges-attempts-to-disrupt-cross-border-organ-donation-20230523/7105429.html</text:a>
</text:p>
      <!--NEWS-->
      <text:h text:style-name="P10" text:outline-level="1">
<text:span text:style-name="T4">
WHO: Rich countries should play a greater role</text:span>
</text:h>
      <text:p text:style-name="P4">
Author: 联合早报 (Person)</text:p>
      <text:p text:style-name="P4">
Publisher: 联合早报 (Organization)</text:p>
      <text:p text:style-name="P4">
Published Time: 2023-05-23T23:30</text:p>
      <text:p text:style-name="P4">
Modified Time: 2023-05-23T23:38</text:p>
      <text:p text:style-name="P4">
Description: According to a draft new treaty that the World Health Organization is negotiating, it is required to play a greater role in wealthy countries and help the world cope with major epidemics. According to this draft proposal seen by Reuters on Tuesday (May 23), countries with more "capabilities and resources" should prevail ...</text:p>
      <text:p text:style-name="P4">
Videos: []</text:p>
      <text:p text:style-name="P4">
Audios: []</text:p>
      <text:p text:style-name="P4">
Images: []</text:p>
      <text:p text:style-name="P4">
Type: NewsArticle</text:p>
      <text:p text:style-name="P4">
Breadcrumbs: ['即时', '国际']</text:p>
      <text:p text:style-name="P4">
Keywords: ['世界卫生组织', '冠状病毒19', '流行病']</text:p>
      <!--METADATA-->
      <text:p text:style-name="P4">
According to a draft new treaty that the World Health Organization is negotiating, it is required to play a greater role in wealthy countries and help the world cope with major epidemics.</text:p>
      <text:p text:style-name="P4">
According to this draft proposal seen by Reuters on Tuesday (May 23), countries with more "capabilities and resources" should bear the "corresponding" responsibility for preparation and response to global health threats.</text:p>
      <text:p text:style-name="P4">
This treaty negotiated by the WHO member states is a legal constraint agreement to solve the "catastrophic failure" of the international community's popularity against crown diseases around the world.</text:p>
      <text:p text:style-name="P4">
Since the outbreak of the crown disease, a total of more than 750 million infected cases have been infected, with about 7 million cumulative death cases. This 42 -page document aims to help the world do better next time. Member states can choose to delete many paragraphs in future negotiations, including paragraphs about responsibility.</text:p>
      <text:p text:style-name="P4">
In the early draft, the controversial part, including the intellectual property rights and the preservation of 20%of the testing, treatment and vaccine, for the WTO to distribute to the poor countries in the emergency situation and still retain the new draft, but It may still be deleted.</text:p>
      <text:p text:style-name="P4">
This document also defines "big popularity" as "a global spread of a pathogen or variant", which is not only easy to spread, but also dangerous. It can cause the health system to be overwhelmed and require international coordination. This treaty will be completed in 2024.</text:p>
      <text:p text:style-name="P4">
News Source: <text:a xlink:type="simple" xlink:href="https://www.zaobao.com.sg/realtime/world/story20230523-1397549" text:style-name="Internet_20_link" text:visited-style-name="Visited_20_Internet_20_Link">
https://www.zaobao.com.sg/realtime/world/story20230523-1397549</text:a>
</text:p>
      <!--NEWS-->
      <text:h text:style-name="P10" text:outline-level="1">
<text:span text:style-name="T4">
La Liga Real Madrid Brazilian players were abused by monkeys and arrested 3 people discriminated against the race</text:span>
</text:h>
      <text:p text:style-name="P4">
Publisher: 法新社</text:p>
      <text:p text:style-name="P4">
Published Time: 2023-05-23T9:02:08+00:00</text:p>
      <text:p text:style-name="P4">
Modified Time: 2023-05-23T15:50:02+00:00</text:p>
      <text:p text:style-name="P4">
Description: (Agence France -Presse Madrid, 23rd) Spanish Grade A Football League Real Madrid Brazilian striker Vinicius JR (VINICIUS JR) was discriminated against by opponent fans on the game last weekend. This incident triggered international condemnation. The Spanish police arrested today Three young people involved in the cas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5-23T9-02-08-00-00/000000.png" xlink:type="simple" xlink:show="embed" xlink:actuate="onLoad" draw:mime-type="image/png"/>
</draw:frame>
Agence France -Presse reported that the 22 -year -old Vani Shius was the striker of the Brazilian national foot. During the Real Madrid team in Valenciacf on the 21st, he was targeted by the landlord supporters and finally fouled Dedicated, Valencia defeated Real Madrid 1-0.</text:p>
      <text:p text:style-name="P4">
At the time of the incident, the little Vinicus stood behind the goal and pointed at the audience at the audience who was obviously abusing him. The second half was delayed for a few minutes. The referee wrote in the post -match report that some fans shouted "Monkey" to the little paleius.</text:p>
      <text:p text:style-name="P4">
The Spanish Police General Administration issued a statement saying: "Police today arrested three young people in Valencia based on racial discrimination. These behaviors occurred during the game with the Real Madrid team on Sunday (21st)."</text:p>
      <text:p text:style-name="P4">
Police today said that 4 men had been arrested. They were suspected of a puppet wearing a small Vinicus jersey on a bridge in Madrid in January this year.</text:p>
      <text:p text:style-name="P4">
Spanish prosecutors have investigated the incident. Brazilian President Luiz Inacio Lula Da Silva and Spanish Prime Minister Pedrosanchez all condemned this.</text:p>
      <text:p text:style-name="P4">
News Source: <text:a xlink:type="simple" xlink:href="https://www.rfi.fr/cn/%E8%BF%90%E5%8A%A8%E5%A4%A9%E5%9C%B0/20230523-%E8%A5%BF%E7%94%B2%E7%9A%87%E9%A9%AC%E5%B7%B4%E8%A5%BF%E7%90%83%E5%91%98%E8%A2%AB%E8%BE%B1%E9%AA%82%E7%8C%B4%E5%AD%90-%E8%AD%A6%E6%96%B9%E4%BE%9D%E7%A7%8D%E6%97%8F%E6%AD%A7%E8%A7%86%E9%80%AE%E6%8D%953%E4%BA%BA" text:style-name="Internet_20_link" text:visited-style-name="Visited_20_Internet_20_Link">
https://www.rfi.fr/cn/%E8%BF%90%E5%8A%A8%E5%A4%A9%E5%9C%B0/20230523-%E8%A5%BF%E7%94%B2%E7%9A%87%E9%A9%AC%E5%B7%B4%E8%A5%BF%E7%90%83%E5%91%98%E8%A2%AB%E8%BE%B1%E9%AA%82%E7%8C%B4%E5%AD%90-%E8%AD%A6%E6%96%B9%E4%BE%9D%E7%A7%8D%E6%97%8F%E6%AD%A7%E8%A7%86%E9%80%AE%E6%8D%953%E4%BA%BA</text:a>
</text:p>
      <!--NEWS-->
      <text:h text:style-name="P10" text:outline-level="1">
<text:span text:style-name="T4">
One of the biggest achievements of the G7 summit: coordinated and consistently respond to China's economic coercion</text:span>
</text:h>
      <text:p text:style-name="P4">
Author: chinese@voanews.com (赵楠旭)</text:p>
      <text:p text:style-name="P4">
Publisher: 美国之音中文网 (Type: NewsMediaOrganization)</text:p>
      <text:p text:style-name="P4">
Published Time: 2023-05-24T00:33:03+08:00</text:p>
      <text:p text:style-name="P4">
Modified Time: 2023-05-23 20:03:47Z</text:p>
      <text:p text:style-name="P4">
Description: A joint statement issued by the Seven -Kinged Group Summit held by Hiroshima in Japan pointed out that member states must resist China's economic coercion through risk, and at the same time expressed concerns about the situation in the Taiwan Strait. Analysts pointed out that in the context of the Ukrainian war, European countries are strengthening cooperative relations with the United States in the security field; and seven major industrial powers can introduce a whole set of measures in dealing with China's economic coercion.</text:p>
      <text:p text:style-name="P4">
Videos: []</text:p>
      <text:p text:style-name="P4">
Images: []</text:p>
      <text:p text:style-name="P4">
Categories: ['全球议题', '美国', '中国', '编辑推荐']</text:p>
      <text:p text:style-name="P4">
Type: None</text:p>
      <!--METADATA-->
      <text:p text:style-name="P4">
Nonenone</text:p>
      <text:p text:style-name="P4">
News Source: <text:a xlink:type="simple" xlink:href="https://www.voachinese.com/a/g7-focuses-on-economic-coercion-eu-reinforces-transatlantic-cooperation/7105575.html" text:style-name="Internet_20_link" text:visited-style-name="Visited_20_Internet_20_Link">
https://www.voachinese.com/a/g7-focuses-on-economic-coercion-eu-reinforces-transatlantic-cooperation/7105575.html</text:a>
</text:p>
      <!--NEWS-->
      <text:h text:style-name="P10" text:outline-level="1">
<text:span text:style-name="T4">
Ukrainian pilots began to receive F-16 fighter driving training, the European Union welcomed</text:span>
</text:h>
      <text:p text:style-name="P4">
Author: chinese@voanews.com (松仁)</text:p>
      <text:p text:style-name="P4">
Publisher: 美国之音中文网 (Type: NewsMediaOrganization)</text:p>
      <text:p text:style-name="P4">
Published Time: 2023-05-24T01:21:42+08:00</text:p>
      <text:p text:style-name="P4">
Modified Time: 2023-05-23 17:37:10Z</text:p>
      <text:p text:style-name="P4">
Description: EU ’s senior representative of Foreign and Security Policy Josep Borrell, Josep Borrell, said on Tuesday (May 23) that the U.S. training Ukrainian pilots driving F-16 fighters to open a green light to open an indispensable momentum, and will be final. This high -performance fighter produced in the United States is used for Ukraine battlefields.</text:p>
      <text:p text:style-name="P4">
Videos: []</text:p>
      <text:p text:style-name="P4">
Images: []</text:p>
      <text:p text:style-name="P4">
Categories: ['欧洲', '军事', '乌克兰局势']</text:p>
      <text:p text:style-name="P4">
Type: None</text:p>
      <!--METADATA-->
      <text:p text:style-name="P4">
Nonenone</text:p>
      <text:p text:style-name="P4">
News Source: <text:a xlink:type="simple" xlink:href="https://www.voachinese.com/a/eu-welcomes-f-16-jet-decision-for-ukraine-pilots-already-being-trained-052323/7105453.html" text:style-name="Internet_20_link" text:visited-style-name="Visited_20_Internet_20_Link">
https://www.voachinese.com/a/eu-welcomes-f-16-jet-decision-for-ukraine-pilots-already-being-trained-052323/7105453.html</text:a>
</text:p>
      <!--NEWS-->
      <text:h text:style-name="P10" text:outline-level="1">
<text:span text:style-name="T4">
Learning and non -use: The serious part of the unemployment of young people in China is the mismatch of professional and employment needs</text:span>
</text:h>
      <text:p text:style-name="P4">
Author: chinese@voanews.com (美国之音)</text:p>
      <text:p text:style-name="P4">
Publisher: 美国之音中文网 (Type: NewsMediaOrganization)</text:p>
      <text:p text:style-name="P4">
Published Time: 2023-05-24T01:23:54+08:00</text:p>
      <text:p text:style-name="P4">
Modified Time: 2023-05-23 17:36:37Z</text:p>
      <text:p text:style-name="P4">
Description: Analysts of the United States Goldman Sachs said in a research report on Monday that the high unemployment rate of young people in China has a record of creative records, partly due to the "mismatch" or "not matching" of professional and employment opportunities.</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goldman-sachs-says-jobs-mismatch-drove-up-china-s-youth-unemployment-20230523/7105390.html" text:style-name="Internet_20_link" text:visited-style-name="Visited_20_Internet_20_Link">
https://www.voachinese.com/a/goldman-sachs-says-jobs-mismatch-drove-up-china-s-youth-unemployment-20230523/7105390.html</text:a>
</text:p>
      <!--NEWS-->
      <text:h text:style-name="P10" text:outline-level="1">
<text:span text:style-name="T4">
Market experts: The Chinese economy has been "rotten", and the vision of recovery is just "mirage"</text:span>
</text:h>
      <text:p text:style-name="P4">
Author: chinese@voanews.com (松仁)</text:p>
      <text:p text:style-name="P4">
Publisher: 美国之音中文网 (Type: NewsMediaOrganization)</text:p>
      <text:p text:style-name="P4">
Published Time: 2023-05-24T01:24:42+08:00</text:p>
      <text:p text:style-name="P4">
Modified Time: 2023-05-23 18:18:06Z</text:p>
      <text:p text:style-name="P4">
Description: A well -known market expert wrote an article in the British Financial Times that the Chinese economy was unsealed at the end of last year after experiencing harsh control measures. The outside world has had a high expectation of the strong economic recovery after the epidemic. However, recent economic data show that there is a huge gap between expectations and reality.</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boomy-talk-about-the-chinese-economy-is-a-charade-20230523/7105452.html" text:style-name="Internet_20_link" text:visited-style-name="Visited_20_Internet_20_Link">
https://www.voachinese.com/a/boomy-talk-about-the-chinese-economy-is-a-charade-20230523/7105452.html</text:a>
</text:p>
      <!--NEWS-->
      <text:h text:style-name="P10" text:outline-level="1">
<text:span text:style-name="T4">
The United States said that the young party leader of Somali was injured in an air strike</text:span>
</text:h>
      <text:p text:style-name="P4">
Author: chinese@voanews.com (马瑞夫)</text:p>
      <text:p text:style-name="P4">
Publisher: 美国之音中文网 (Type: NewsMediaOrganization)</text:p>
      <text:p text:style-name="P4">
Published Time: 2023-05-24T04:09:11+08:00</text:p>
      <text:p text:style-name="P4">
Modified Time: 2023-05-23 20:09:11Z</text:p>
      <text:p text:style-name="P4">
Description: A spokesman for the African African Command said that a leader of the Somali Youth Party seemed to survive the United States in the latest military air strike in Somalia.</text:p>
      <text:p text:style-name="P4">
Videos: []</text:p>
      <text:p text:style-name="P4">
Images: []</text:p>
      <text:p text:style-name="P4">
Categories: ['非洲', '美国', '军事']</text:p>
      <text:p text:style-name="P4">
Type: None</text:p>
      <!--METADATA-->
      <text:p text:style-name="P4">
Nonenone</text:p>
      <text:p text:style-name="P4">
News Source: <text:a xlink:type="simple" xlink:href="https://www.voachinese.com/a/al-shabab-leader-injured-20230523/7105911.html" text:style-name="Internet_20_link" text:visited-style-name="Visited_20_Internet_20_Link">
https://www.voachinese.com/a/al-shabab-leader-injured-20230523/7105911.html</text:a>
</text:p>
      <!--NEWS-->
      <text:h text:style-name="P10" text:outline-level="1">
<text:span text:style-name="T4">
Ukraine still holds a spring storm exercise for the NATO for Bachurut</text:span>
</text:h>
      <text:p text:style-name="P4">
Author: chinese@voanews.com (刘恩民)</text:p>
      <text:p text:style-name="P4">
Publisher: 美国之音中文网 (Type: Organization)</text:p>
      <text:p text:style-name="P4">
Published Time: 2023-05-24T04:10:18+08:00</text:p>
      <text:p text:style-name="P4">
Modified Time: 2023-05-23 20:10:18Z</text:p>
      <text:p text:style-name="P4">
Description: "Russia's threat will never disappear," said Estonian Defense Minister of Defense Peffer. Ukraine still continued to fight for Bach Murte. The British -led NATO enhanced cutting -edge presence (EFP) force began the largest spring storm exercise of the year in Estonia, and 11 NATO allies participated. In response to Russia's threat, Estonia has increased national defense expenses to three %, and will even increase to three:2 next year.</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nato-kicks-off-annual-spring-storm-exercises-in-estonia-as-ukraine-fights-around-bakhmut-20230524/7105942.html" text:style-name="Internet_20_link" text:visited-style-name="Visited_20_Internet_20_Link">
https://www.voachinese.com/a/nato-kicks-off-annual-spring-storm-exercises-in-estonia-as-ukraine-fights-around-bakhmut-20230524/7105942.html</text:a>
</text:p>
      <!--NEWS-->
      <text:h text:style-name="P10" text:outline-level="1">
<text:span text:style-name="T4">
The United States imposes new sanctions on North Korea and involves thousands of IT personnel, many of whom operate in China and Russia</text:span>
</text:h>
      <text:p text:style-name="P4">
Author: chinese@voanews.com (美国之音)</text:p>
      <text:p text:style-name="P4">
Publisher: 美国之音中文网 (Type: NewsMediaOrganization)</text:p>
      <text:p text:style-name="P4">
Published Time: 2023-05-24T04:21:02+08:00</text:p>
      <text:p text:style-name="P4">
Modified Time: 2023-05-23 20:21:02Z</text:p>
      <text:p text:style-name="P4">
Description: The United States imposed new sanctions on North Korea on Tuesday (May 23), involving thousands of North Korean information technology (IT) workers. Many of them operate in China and Russia. Their work is said to help large -scale killing weapons and missiles. Projects provide funds.</text:p>
      <text:p text:style-name="P4">
Videos: []</text:p>
      <text:p text:style-name="P4">
Images: []</text:p>
      <text:p text:style-name="P4">
Categories: ['美国', '亚太', '科技']</text:p>
      <text:p text:style-name="P4">
Type: None</text:p>
      <!--METADATA-->
      <text:p text:style-name="P4">
Nonenone</text:p>
      <text:p text:style-name="P4">
News Source: <text:a xlink:type="simple" xlink:href="https://www.voachinese.com/a/us-issues-fresh-north-korea-sanctions-on-illicit-it-workforce-20230523/7105910.html" text:style-name="Internet_20_link" text:visited-style-name="Visited_20_Internet_20_Link">
https://www.voachinese.com/a/us-issues-fresh-north-korea-sanctions-on-illicit-it-workforce-20230523/7105910.html</text:a>
</text:p>
      <!--NEWS-->
      <text:h text:style-name="P10" text:outline-level="1">
<text:span text:style-name="T4">
Russia claims to fight back the cross -border attack on the Buer Gorod region</text:span>
</text:h>
      <text:p text:style-name="P4">
Author: chinese@voanews.com (美国之音)</text:p>
      <text:p text:style-name="P4">
Publisher: 美国之音中文网 (Type: NewsMediaOrganization)</text:p>
      <text:p text:style-name="P4">
Published Time: 2023-05-24T04:32:08+08:00</text:p>
      <text:p text:style-name="P4">
Modified Time: 2023-05-23 20:32:08Z</text:p>
      <text:p text:style-name="P4">
Description: A senior Russian official claimed on Tuesday (May 23) that the Russian army had repelled the overwhelming attack from Ukraine, and Russia killed more than 70 attackers in the battle for about 24 hours.</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russia-contends-it-has-repelled-incursion-in-belgorod-region20230523/7105979.html" text:style-name="Internet_20_link" text:visited-style-name="Visited_20_Internet_20_Link">
https://www.voachinese.com/a/russia-contends-it-has-repelled-incursion-in-belgorod-region20230523/7105979.html</text:a>
</text:p>
      <!--NEWS-->
      <text:h text:style-name="P10" text:outline-level="1">
<text:span text:style-name="T4">
Dutch Foreign Minister said in China that protecting the economy is priority</text:span>
</text:h>
      <text:p text:style-name="P4">
Author: chinese@voanews.com (美国之音)</text:p>
      <text:p text:style-name="P4">
Publisher: 美国之音中文网 (Type: NewsMediaOrganization)</text:p>
      <text:p text:style-name="P4">
Published Time: 2023-05-24T05:05:06+08:00</text:p>
      <text:p text:style-name="P4">
Modified Time: 2023-05-23 21:05:06Z</text:p>
      <text:p text:style-name="P4">
Description: The Dutch Deputy Prime Minister and Foreign Minister Wopke Hoekstra said in China on Tuesday that protecting the Dutch economy and network space is a priority of the Netherlands. The Western government has a more defensive position on Beijing at the same time.</text:p>
      <text:p text:style-name="P4">
Videos: []</text:p>
      <text:p text:style-name="P4">
Images: []</text:p>
      <text:p text:style-name="P4">
Categories: ['欧洲', '经济·金融·贸易', '中国']</text:p>
      <text:p text:style-name="P4">
Type: None</text:p>
      <!--METADATA-->
      <text:p text:style-name="P4">
Nonenone</text:p>
      <text:p text:style-name="P4">
News Source: <text:a xlink:type="simple" xlink:href="https://www.voachinese.com/a/holand-to-safeguard-economy-20230523/7106039.html" text:style-name="Internet_20_link" text:visited-style-name="Visited_20_Internet_20_Link">
https://www.voachinese.com/a/holand-to-safeguard-economy-20230523/7106039.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